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2.6161in"/>
    </style:style>
    <style:style style:name="co12" style:family="table-column">
      <style:table-column-properties fo:break-before="auto" style:column-width="3.7098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2846in"/>
    </style:style>
    <style:style style:name="co5" style:family="table-column">
      <style:table-column-properties fo:break-before="auto" style:column-width="2.6882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5in"/>
    </style:style>
    <style:style style:name="co9" style:family="table-column">
      <style:table-column-properties fo:break-before="auto" style:column-width="0.2098in"/>
    </style:style>
    <style:style style:name="co10" style:family="table-column">
      <style:table-column-properties fo:break-before="auto" style:column-width="6.2799in"/>
    </style:style>
    <style:style style:name="co13" style:family="table-column">
      <style:table-column-properties fo:break-before="auto" style:column-width="3.8638in"/>
    </style:style>
    <style:style style:name="co14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1.3783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Default" style:data-style-name="N100"/>
    <style:style style:name="ce36" style:family="table-cell" style:parent-style-name="Default">
      <style:text-properties style:font-name="Liberation Sans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order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9" table:default-cell-style-name="Default"/>
        <table:table-column table:style-name="co9" table:number-columns-repeated="2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number-columns-repeated="4" table:default-cell-style-name="Default"/>
        <table:table-column table:style-name="co9" table:default-cell-style-name="ce15"/>
        <table:table-column table:style-name="co9" table:number-columns-repeated="13" table:default-cell-style-name="Default"/>
        <table:table-column table:style-name="co9" table:default-cell-style-name="ce15"/>
        <table:table-column table:style-name="co9" table:number-columns-repeated="20" table:default-cell-style-name="Default"/>
        <table:table-column table:style-name="co9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58" table:default-cell-style-name="ce15"/>
        <table:table-column table:style-name="co9" table:default-cell-style-name="Default"/>
        <table:table-column table:style-name="co9" table:default-cell-style-name="ce15"/>
        <table:table-column table:style-name="co9" table:number-columns-repeated="876" table:default-cell-style-name="Default"/>
        <table:table-row table:style-name="ro2">
          <table:table-cell table:style-name="ce1" table:formula="of:=COM.MICROSOFT.TEXTJOIN(&quot;$&quot;; 1; [List.A$1:.A$1048576])" office:value-type="string" office:string-value="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$2. [b][url=https://forum.zdoom.org/viewtopic.php?t=37044#p703341]DoomRL Arsenal[/url][/b] [72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3. [b][url=https://github.com/pa1nki113r/Project_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4. [b][url=https://forum.zdoom.org/viewtopic.php?f=43&amp;t=37066#p703762]Guncaster[/url][/b] [62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$8. [b][url=https://forum.zdoom.org/viewtopic.php?f=43&amp;t=29915#p567421]Russian Overkill[/url][/b] [45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1. [b][url=https://forum.zdoom.org/viewtopic.php?f=43&amp;t=57964#p1019776]Netronian Chaos[/url][/b] [36: [size=85]TerminusEst13: 2, DrPyspy: 3, phantombeta: 5, undeadmonk354: 1,  TheNightATK300: 2, PlayerLin: 5, Turbo: 2, TheLightBad96: 2, Vostyok: 3, lizardcommando: 1, TDRR: 1, silentzora: 3, Jarewill: 1, spart_n: 2, terminator44: 1, Infirnex: 2[/size]]$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4. [b][url=https://forum.zdoom.org/viewtopic.php?f=43&amp;t=67025]Hexen: Walpurgis[/url][/b] [34: [size=85]eharper256: 1, SallazarSpellcaster: 5, MaxRideWizardLord: 3, Lagi: 1, Valken: 1, ClessxAlghazanth: 2,  Inconspicuousduck : 4, Infirnex: 1, headlesszombie: 5, RubyEyeShabranigdu: 1, Sharazar256: 2, Nimlouth: 2, DarkQuill: 5, Irrevenant: 1[/size]]$16. [b][url=https://forum.zdoom.org/viewtopic.php?f=43&amp;t=45115#p742401]GMOTA[/url][/b] [33: [size=85]Shadelight: 3, TerminusEst13: 3, DrPyspy: 3, Somagu: 1,  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 Inconspicuousduck : 4, Sharazar256: 2[/size]]$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 Inconspicuousduck : 2, headlesszombie: 1, Nimlouth: 1, TheRatCircus: 1, Proydoha: 1[/size]]$18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forum.zdoom.org/viewtopic.php?t=46787#p786254]Demonsteele[/url][/b] [25: [size=85]Untitled: 4, Captain J: 2, Azba: 1, Eric_: 3, Zcat: 5, TheMightyHeracross: 3, sycspysycspy: 3, Ikazu-san: 1, Tartlman: 1, terminator44: 1, Proydoha: 1[/size]]$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5. [b][url=https://boa.realm667.com/]Blade of Agony[/url][/b] [24: [size=85]Caligari87: 2, ZikShadow: 1, The Ultimate DooMer: 1, dard22: 2, Zcat: 2, Zan: 1, Ravick: 1, Koto: 4, Solmir : 5, kultasakaali: 2, headlesszombie: 3[/size]]$25. [b][url=https://forum.zdoom.org/viewtopic.php?t=57817#p1017445]Touhou Doom[/url][/b] [24: [size=85]ZikShadow: 3, Master Medi: 5, GeneralDelphox: 5, dard22: 4, insightguy: 2, Dylan558: 5[/size]]$27. [b][url=https://forum.zdoom.org/viewtopic.php?f=43&amp;t=58594#p1029236]Doom Incarnate[/url][/b] [23: [size=85]Somagu: 1, TheLightBad96: 4, Koto: 1, Error313: 3, xim: 5, ErrantMasa: 2, Cacodemon345: 4, Elodorian: 1, ClessxAlghazanth: 2[/size]]$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29. [b][url=https://store.steampowered.com/app/1072150/Hedon/]Hedon[/url][/b] [21: [size=85]m8f: 1, Vostyok: 3, spart_n: 5, DoomKrakken: 3, ReformedJoe: 4, rayburn: 5[/size]]$29. [b][url=http://action.mancubus.net/ad2free.htm]Urban Brawl: Action Doom 2[/url][/b] [21: [size=85]DrPyspy: 3, wildweasel: 4, Captain J: 2, PlayerLin: 1, dard22: 5, QuakedoomNukem Cz: 1, TDRR: 5[/size]]$31. [b][url=https://forum.zdoom.org/viewtopic.php?f=43&amp;t=54843#p967174]DOOM For DooM (D4D)[/url][/b] [20: [size=85]Caligari87: 3, Shi No Hime: 2, ZippeyKeys12: 1, Beed28: 3, GeneralDelphox: 3, Rowsol: 1, Dylan558: 1, shotfan: 1, xim: 3, MasterBeavis: 2[/size]]$31. [b][url=https://forum.zdoom.org/viewtopic.php?f=43&amp;t=58191#p1023165]Enhanced Vanilla Project (EVP)[/url][/b] [20: [size=85]Rex705: 2, Craneo: 4, ChocoGuevara: 4, TheZombie: 5, fcas3t: 5[/size]]$33. [b][url=https://forum.zdoom.org/viewtopic.php?t=35846#p676444]Wrath of Cronos RPG[/url][/b] [19: [size=85]Master Medi: 2, Zan: 1, TheMightyHeracross: 3, IdiotBitz: 1, SallazarSpellcaster: 2, MaxRideWizardLord: 1, Doomguy914: 4, rayburn: 3, Sharazar256: 2[/size]]$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$34. [b][url=https://forum.zdoom.org/viewtopic.php?f=43&amp;t=54904#p969133]Lithium[/url][/b] [18: [size=85]Dr_Cosmobyte: 1, Somagu: 1, TriMetall: 3, Ikazu-san: 3, Dawn111: 2, DYD: 4, Nimlouth: 2, TheRatCircus: 1, BouncyTEM: 1[/size]]$36. [b][url=https://forum.zdoom.org/viewtopic.php?f=43&amp;t=50004]Beautiful Doom[/url][/b] [17: [size=85]m8f: 1, ZippeyKeys12: 1, Dr_Cosmobyte: 1, Мichаеlis: 1, SunPraiser: 3, Squirb: 3, Rex705: 1, A_D_M_E_R_A_L: 2, Cacodemon345: 3, terminator44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 : 2, Мichаеlis: 1, excedentia: 5, Zonky: 4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5. [b][url=https://forum.zdoom.org/viewtopic.php?f=43&amp;t=51066#p888943]Combined Arms[/url][/b] [13: [size=85]ChocoGuevara: 3, Arcterezion: 2, CherubCorps: 4, Irrevenant: 3, Proydoha: 1[/size]]$45. [b][url=https://forum.zdoom.org/viewtopic.php?f=19&amp;t=13397#p273718]Hell-Forged[/url][/b] [13: [size=85]m8f: 1, undeadmonk354: 3, PlayerLin: 5,  Inconspicuousduck : 4[/size]]$45. [b][url=https://reelism.dog/]Reelism 2[/url][/b] [13: [size=85]undeadmonk354: 4, SuyaSS: 3, TheRatCircus: 1, BouncyTEM: 5[/size]]$48. [b][url=https://forum.zdoom.org/viewtopic.php?t=30942#p586255]Hunter’s Moon[/url][/b] [12: [size=85]ibm5155: 3, D3athStalker: 1, Мichаеlis: 1, shotfan: 2, DYD: 5[/size]]$48. [b][url=https://forum.zdoom.org/viewtopic.php?f=43&amp;t=57053#p1006227]Kriegsland: Blutorden[/url][/b] [12: [size=85]TheLightBad96: 2, erni945: 2, Apaul27 : 1, DoodGuy: 1, YukesVonFaust: 1, JDSH98: 2, Vostyok: 3[/size]]$48. [b][url=https://forum.zdoom.org/viewtopic.php?t=32674#p618450]Pirate Doom[/url][/b] [12: [size=85]Combine_Kegan: 4, Zcat: 4, Ravick: 1, MasterBeavis: 1, Dinosaur_Nerd: 1,  Inconspicuousduck : 1[/size]]$51. [b][url=https://www.doomworld.com/forum/topic/57957-psx-doomfinal-doom-tc-version-2135-now-released/]PlayStation Doom TC[/url][/b] [11: [size=85]leodoom85: 1, lil'devil: 1, Olroda: 5, Ravick: 1, A_D_M_E_R_A_L: 3[/size]]$51. [b][url=https://forum.zdoom.org/viewtopic.php?f=46&amp;t=48780#p839642]Ultimate DoomVisor[/url][/b] [11: [size=85]BerserkerNoir: 1, LastManonEarth: 5, Elodorian: 5[/size]]$53. [b][url=https://forum.zdoom.org/viewtopic.php?t=45804#p760002]Hocusdoom[/url][/b] [10: [size=85]Master Medi: 2, Мichаеlis: 2, MaxRideWizardLord: 4, RubyEyeShabranigdu: 2[/size]]$53. [b][url=https://www.doomworld.com/idgames/levels/doom2/Ports/v-z/zendyn_x]Zen Dynamics[/url][/b] [10: [size=85]TerminusEst13: 1, Captain J: 4, Crazy Toni: 2, Tapwave: 3[/size]]$55. [b][url=https://forum.zdoom.org/viewtopic.php?t=22008#p433365]Legacy of Suffering[/url][/b] [9: [size=85]ibm5155: 5, Ravick: 1, Koto: 1, AlphaEnt: 1, Kappes Buur: 1[/size]]$55. [b][url=https://forum.zdoom.org/viewtopic.php?f=43&amp;t=60054#p1047705]ouch_m 2: abort_m[/url][/b] [9: [size=85]leodoom85: 1, ZippeyKeys12: 5, Azba: 1, wolfmanfp: 2[/size]]$55. [b][url=https://forum.zdoom.org/viewtopic.php?t=52301#p913612]Shadow Of The Wool Ball[/url][/b] [9: [size=85]QuakedoomNukem Cz: 1, Apaul27 : 3, AlphaEnt: 2, fcas3t: 3[/size]]$55. [b][url=https://forum.zdoom.org/viewtopic.php?f=19&amp;t=54380#p957591]The Inquisitor III[/url][/b] [9: [size=85]The Ultimate DooMer: 1, Zan: 5, Curunir: 2, ReformedJoe: 1[/size]]$55. [b][url=https://forum.zdoom.org/viewtopic.php?t=14722&amp;#p297378]The Ultimate Torment and Torture[/url][/b] [9: [size=85]DrPyspy: 3, ibm5155: 2, JDSH98: 1, silentzora: 3[/size]]$60. [b][url=https://forum.zdoom.org/viewtopic.php?f=43&amp;t=67939]Corruption Cards[/url][/b] [8: [size=85]Infirnex: 5, DarkQuill: 3[/size]]$60. [b][url=https://forum.zdoom.org/viewtopic.php?f=43&amp;t=68111#p1145548]Embers Of Armageddon[/url][/b] [8: [size=85]DoomKrakken: 1, Xangelxal: 3, SuyaSS: 4[/size]]$60. [b][url=https://forum.zdoom.org/viewtopic.php?f=43&amp;t=66995]Treasure Tech[/url][/b] [8: [size=85]DYD: 1, Tombstone665: 2, Irrevenant: 5[/size]]$63. [b][url=https://forum.zdoom.org/viewtopic.php?f=43&amp;t=66059#p1120875]HexArcana[/url][/b] [7: [size=85]SallazarSpellcaster: 5, Lagi: 2[/size]]$63. [b][url=https://forum.zdoom.org/viewtopic.php?t=56668#p1000996]Rise Of The Wool Ball[/url][/b] [7: [size=85]TheMightyHeracross: 3, QuakedoomNukem Cz: 1, Apaul27 : 3[/size]]$63. [b][url=https://forum.zdoom.org/viewtopic.php?f=43&amp;t=55465#p982269]WW-Cola3[/url][/b] [7: [size=85]phantombeta: 2, Apaul27 : 2, wolfmanfp: 3[/size]]$66. [b][url=https://forum.zdoom.org/viewtopic.php?f=19&amp;t=50299#p874982]Aracnocide[/url][/b] [6: [size=85]TheLightBad96: 1, erni945: 1, YukesVonFaust: 3, Jarewill: 1[/size]]$66. [b][url=https://forum.zdoom.org/viewtopic.php?f=19&amp;t=63102#p1085786]Ascension[/url][/b] [6: [size=85]SallazarSpellcaster: 2, rayburn: 4[/size]]$66. [b][url=https://forum.zdoom.org/viewtopic.php?f=43&amp;t=67687]Codename: DEMOLITIONIST[/url][/b] [6: [size=85]TheRatCircus: 1, BouncyTEM: 5[/size]]$66. [b][url=https://forum.zdoom.org/viewtopic.php?f=19&amp;t=55387#p980696]Daytime Drama[/url][/b] [6: [size=85]leodoom85: 1, Marisa Kirisame: 1, lil'devil: 4[/size]]$66. [b][url=https://forum.zdoom.org/viewtopic.php?t=34430#p651069]DTS-T[/url][/b] [6: [size=85]Sgt. Shivers: 5, IdiotBitz: 1[/size]]$66. [b][url=https://forum.zdoom.org/viewtopic.php?f=43&amp;t=48985#p845608]Faspons[/url][/b] [6: [size=85]Somagu: 1, Bigger C: 4, fcas3t: 1[/size]]$66. [b][url=https://forum.zdoom.org/viewtopic.php?f=19&amp;t=52867#p925329]Project Einherjar[/url][/b] [6: [size=85]Rachael: 1, TheLightBad96: 2, YukesVonFaust: 1, Vostyok: 2[/size]]$66. [b][url=https://forum.zdoom.org/viewtopic.php?f=43&amp;t=60784]Target Spy[/url][/b] [6: [size=85]Hexereticdoom: 1, Lagi: 1, Nimlouth: 1, TheRatCircus: 1, Proydoha: 2[/size]]$66. [b][url=https://forum.zdoom.org/viewtopic.php?f=19&amp;t=36821#p698354]Weapons of Saturn[/url][/b] [6: [size=85]m8f: 1, Cyanide: 1, eharper256: 2, lizardcommando: 1, BerserkerNoir: 1[/size]]$66. [b][url=https://forum.zdoom.org/viewtopic.php?f=43&amp;t=60436#p1052527]Zagemod[/url][/b] [6: [size=85]Error313: 3, Squirb: 3[/size]]$66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2&amp;t=54708#p964549]dead.air[/url][/b] [5: [size=85]Rachael: 1, Мichаеlis: 1, BouncyTEM: 3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 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3. [b][url=https://forum.zdoom.org/viewtopic.php?f=43&amp;t=48872#p842280]10x[/url][/b] [4: [size=85]Beed28: 4[/size]]$93. [b][url=https://forum.zdoom.org/viewtopic.php?f=19&amp;t=69682]Abysm 2: Infernal Contract[/url][/b] [4: [size=85]Nimlouth: 4[/size]]$93. [b][url=http://action.mancubus.net/actiondoom/]Action Doom[/url][/b] [4: [size=85]lil'devil: 2, QuakedoomNukem Cz: 1, IdiotBitz: 1[/size]]$93. [b][url=https://forum.zdoom.org/viewtopic.php?f=43&amp;t=69883]Angelic Waifus[/url][/b] [4: [size=85]CherubCorps: 1, Xangelxal: 3[/size]]$93. [b][url=https://forum.zdoom.org/viewtopic.php?f=43&amp;t=52363#p914958]Argent[/url][/b] [4: [size=85]Cyanide: 1, eharper256: 2, terminator44: 1[/size]]$93. [b][url=https://www.doomworld.com/idgames/levels/doom2/Ports/m-o/njbgpabh]BGPA Missions Liberation[/url][/b] [4: [size=85]Ravick: 1, Koto: 3[/size]]$93. [b][url=https://forum.zdoom.org/viewtopic.php?f=43&amp;t=52102#p909138]Bratwurst[/url][/b] [4: [size=85]xim: 4[/size]]$93. [b][url=https://forum.zdoom.org/viewtopic.php?f=43&amp;t=54322#p956169]Bullet-Eye[/url][/b] [4: [size=85]eharper256: 1, Ikazu-san: 3[/size]]$93. [b][url=https://forum.zdoom.org/viewtopic.php?f=19&amp;t=35458#p668203]Burl Tumd[/url][/b] [4: [size=85]Matt: 1, Combine_Kegan: 2, Azba: 1[/size]]$93. [b][url=https://www.doomworld.com/idgames/levels/doom2/Ports/d-f/de-pkg]Demon Eclipse[/url][/b] [4: [size=85]The Ultimate DooMer: 1, Solmir : 3[/size]]$93. [b][url=https://forum.zdoom.org/viewtopic.php?f=43&amp;t=52262#p912321]Doom Delta[/url][/b] [4: [size=85]Hellser: 2, YukesVonFaust: 1, terminator44: 1[/size]]$93. [b][url=https://forum.zdoom.org/viewtopic.php?f=19&amp;t=46509#p778245]Droplets: Simulated Blood[/url][/b] [4: [size=85]Hipnotic Rogue: 1, Dr_Cosmobyte: 1, IdiotBitz: 1, Hexereticdoom: 1[/size]]$93. [b][url=https://forum.zdoom.org/viewtopic.php?f=43&amp;t=71086]Gearbox[/url][/b] [4: [size=85]ClessxAlghazanth: 1, TheRatCircus: 1, Proydoha: 2[/size]]$93. [b][url=https://forum.zdoom.org/viewtopic.php?f=43&amp;t=56762]Heretical Doom[/url][/b] [4: [size=85]eharper256: 2, Valken: 1, rayburn: 1[/size]]$93. [b][url=https://forum.zdoom.org/viewtopic.php?f=19&amp;t=59198]Irontusk’s Diablo 3D[/url][/b] [4: [size=85]PlayerLin: 3, Valken: 1[/size]]$93. [b][url=https://forum.zdoom.org/viewtopic.php?f=43&amp;t=47229#p798227]JohnnyDoom[/url][/b] [4: [size=85]Brohnesorge: 3, Turbo: 1[/size]]$93. [b][url=https://forum.zdoom.org/viewtopic.php?f=43&amp;t=57092#p1006758]Juvenile Power Fantasy[/url][/b] [4: [size=85]Brohnesorge: 2, Rachael: 1, Shi No Hime: 1[/size]]$93. [b][url=https://forum.zdoom.org/viewtopic.php?f=46&amp;t=33079#p626384]NC HUD[/url][/b] [4: [size=85]m8f: 1, Squirb: 3[/size]]$93. [b][url=http://www.perkristian.net/game_doom-sfx.shtml]Perkristan's HD Sounds[/url][/b] [4: [size=85]Caligari87: 1, AlexThePianoNailer: 2, LastManonEarth: 1[/size]]$93. [b][url=https://forum.zdoom.org/viewtopic.php?t=23024&amp;#p451257]Serpent Resurrection[/url][/b] [4: [size=85]The Ultimate DooMer: 1, TheMightyHeracross: 3[/size]]$93. [b][url=https://forum.zdoom.org/viewtopic.php?f=43&amp;t=57310#p1010252]Shades of Doom[/url][/b] [4: [size=85]Dr_Cosmobyte: 2, eharper256: 2[/size]]$93. [b][url=https://forum.zdoom.org/viewtopic.php?t=47302#p800865]Shut up and Bleed[/url][/b] [4: [size=85]Dr_Cosmobyte: 1, Somagu: 1, Azba: 1, YukesVonFaust: 1[/size]]$93. [b][url=https://forum.zdoom.org/viewtopic.php?f=105&amp;t=54992#p971348]SpriteShadow[/url][/b] [4: [size=85]m8f: 1, Caligari87: 1, Hipnotic Rogue: 1, Cyanide: 1[/size]]$93. [b][url=https://www.moddb.com/mods/total-chaos]Total Chaos[/url][/b] [4: [size=85]kultasakaali: 4[/size]]$93. [b][url=https://forum.zdoom.org/viewtopic.php?t=55741#p985511]Waterlab GZD[/url][/b] [4: [size=85]Caligari87: 1, Jaxxoon R: 3[/size]]$93. [b][url=https://zandronum.com/forum/viewtopic.php?t=123]Who Dun It[/url][/b] [4: [size=85]Matt: 2, Revae: 2[/size]]$119. [b][url=https://forum.zdoom.org/viewtopic.php?f=43&amp;t=65962]10.5x[/url][/b] [3: [size=85]fcas3t: 3[/size]]$119. [b][url=https://www.doomworld.com/idgames/combos/alanguns]Alandoguns[/url][/b] [3: [size=85]lil'devil: 1, Мichаеlis: 2[/size]]$119. [b][url=https://www.doomworld.com/forum/topic/106932-demov3-release-aliens-eradication/]Aliens: Eradication[/url][/b] [3: [size=85]Curunir: 3[/size]]$119. [b][url=https://forum.zdoom.org/viewtopic.php?f=43&amp;t=66881]Bitter Heretic[/url][/b] [3: [size=85]Jarewill: 1, Sharazar256: 2[/size]]$119. [b][url=https://forum.zdoom.org/viewtopic.php?t=34569#p653208]Call of Dooty[/url][/b] [3: [size=85]wolfmanfp: 1, kultasakaali: 2[/size]]$119. [b][url=https://forum.zdoom.org/viewtopic.php?f=19&amp;t=57800#p1017196]Castlevania - Simon's Destiny[/url][/b] [3: [size=85]Rachael: 1, QuakedoomNukem Cz: 1, MasterBeavis: 1[/size]]$119. [b][url=https://zdoom.org/wiki/Cold_as_Hell]Cold as Hell[/url][/b] [3: [size=85]Ravick: 1, Solmir : 2[/size]]$119. [b][url=https://forum.zdoom.org/viewtopic.php?f=19&amp;t=61211]Compendium[/url][/b] [3: [size=85]fcas3t: 3[/size]]$119. [b][url=https://forum.zdoom.org/viewtopic.php?f=43&amp;t=58535#p1028376]Complex Doom[/url][/b] [3: [size=85]leodoom85: 1, Rowsol: 1, iamcarrotmaster: 1[/size]]$119. [b][url=https://forum.zdoom.org/viewtopic.php?t=55048#p972862]DamNums[/url][/b] [3: [size=85]Hipnotic Rogue: 1, Мichаеlis: 1, Hexereticdoom: 1[/size]]$119. [b][url=https://forum.zdoom.org/viewtopic.php?t=58375#p1025963]Dark Encounters[/url][/b] [3: [size=85]The Ultimate DooMer: 1, TheZombie: 2[/size]]$119. [b][url=https://www.doomworld.com/idgames/combos/wwhcdiaz]Diaz: Last Hours of Purity[/url][/b] [3: [size=85]TheMightyHeracross: 3[/size]]$119. [b][url=https://forum.zdoom.org/viewtopic.php?f=43&amp;t=60984]Dusted's Pandemonia[/url][/b] [3: [size=85]omxgamer127: 3[/size]]$119. [b][url=https://forum.zdoom.org/viewtopic.php?f=19&amp;t=48208#p824651]Eriguns[/url][/b] [3: [size=85]Hipnotic Rogue: 1, Cyanide: 2[/size]]$119. [b][url=https://forum.zdoom.org/viewtopic.php?f=43&amp;t=58486#p1027620]Factotum[/url][/b] [3: [size=85]kadu522: 1, YukesVonFaust: 2[/size]]$119. [b][url=https://forum.zdoom.org/viewtopic.php?f=46&amp;t=16768#p330879]Full GZDoom Skybox Set[/url][/b] [3: [size=85]Matt: 2, Hexereticdoom: 1[/size]]$119. [b][url=https://www.doomworld.com/idgames/levels/doom2/Ports/a-c/circus666]Happy Time Circus[/url][/b] [3: [size=85]Major Cooke: 3[/size]]$119. [b][url=https://forum.zdoom.org/viewtopic.php?f=43&amp;t=45145]Hard-Doom[/url][/b] [3: [size=85]Zonky: 3[/size]]$119. [b][url=https://forum.zdoom.org/viewtopic.php?f=43&amp;t=48074#p820532]HXRTC Project[/url][/b] [3: [size=85]leodoom85: 1, ClessxAlghazanth: 2[/size]]$119. [b][url=https://forum.zdoom.org/viewtopic.php?f=43&amp;t=37130#p705156]Insanity's Requiem[/url][/b] [3: [size=85]D3athStalker: 2, Martinoz: 1[/size]]$119. [b][url=https://forum.zdoom.org/viewtopic.php?f=46&amp;t=29117#p553405]Jimmy’s Jukebox[/url][/b] [3: [size=85]Tapwave: 3[/size]]$119. [b][url=https://doomwiki.org/wiki/Psychophobia]Psychophobia[/url][/b] [3: [size=85]Doomguy914: 3[/size]]$119. [b][url=http://www.prodigal-game.com/doomwads.html]Redux E2M4[/url][/b] [3: [size=85]Jaxxoon R: 3[/size]]$119. [b][url=https://forum.zdoom.org/viewtopic.php?f=45&amp;t=24974#p479313]scalliano's 667 Shuffle[/url][/b] [3: [size=85]leodoom85: 1, Мichаеlis: 2[/size]]$119. [b][url=https://forum.zdoom.org/viewtopic.php?f=45&amp;t=13704#p278356]The Ghoul's Forest 3[/url][/b] [3: [size=85]ibm5155: 1, lil'devil: 2[/size]]$119. [b][url=https://www.doomworld.com/idgames/levels/doom2/Ports/v-z/void]Void[/url][/b] [3: [size=85]Jaxxoon R: 3[/size]]$119. [b][url=http://lazrojas.com/wolfendoom/arctic_2.html]WolfenDOOM: Operation: Arctic Wolf[/url][/b] [3: [size=85]Sgt. Shivers: 3[/size]]$119. [b][url=https://forum.zdoom.org/viewtopic.php?f=19&amp;t=27258#p520682]ZBlood+[/url][/b] [3: [size=85]Мichаеlis: 1, The_Abysswalker: 2[/size]]$147. [b][url=https://forum.zdoom.org/viewtopic.php?t=56483#p998194]All Clear Message[/url][/b] [2: [size=85]Cyanide: 1, Hexereticdoom: 1[/size]]$147. [b][url=https://forum.zdoom.org/viewtopic.php?f=43&amp;t=60456#p1052735]Champions[/url][/b] [2: [size=85]IdiotBitz: 1, CherubCorps: 1[/size]]$147. [b][url=https://forum.zdoom.org/viewtopic.php?f=19&amp;t=55298#p978283]Consolation Prize: The PSX Doom TC[/url][/b] [2: [size=85]Dr_Cosmobyte: 1, IdiotBitz: 1[/size]]$147. [b][url=https://forum.zdoom.org/viewtopic.php?t=36667#p694653]Crossfire[/url][/b] [2: [size=85]Somagu: 1, Marrub: 1[/size]]$147. [b][url=https://forum.zdoom.org/viewtopic.php?f=19&amp;t=36608]Cyberrunner[/url][/b] [2: [size=85]Revae: 2[/size]]$147. [b][url=https://forum.zdoom.org/viewtopic.php?t=57247#p1009500]DarkDoomZ[/url][/b] [2: [size=85]Hexereticdoom: 1, Proydoha: 1[/size]]$147. [b][url=https://forum.zdoom.org/viewtopic.php?f=43&amp;t=58521#p1028226]Dead Marine[/url][/b] [2: [size=85]m8f: 1, Dr_Cosmobyte: 1[/size]]$147. [b][url=https://forum.zdoom.org/viewtopic.php?f=43&amp;t=59887#p1045489]Demon CounterStrike[/url][/b] [2: [size=85]Shadelight: 2[/size]]$147. [b][url=https://forum.zdoom.org/viewtopic.php?t=31034#p587707]Error: Doom[/url][/b] [2: [size=85]Marrub: 2[/size]]$147. [b][url=http://www.moddb.com/mods/final-neodoom]Final NeoDoom[/url][/b] [2: [size=85]The Ultimate DooMer: 1, Ravick: 1[/size]]$147. [b][url=https://forum.zdoom.org/viewtopic.php?p=1221621#p1221621]Flashlight++[/url][/b] [2: [size=85]Proydoha: 2[/size]]$147. [b][url=https://forum.zdoom.org/viewtopic.php?f=105&amp;t=35388#p666921]Footsteps[/url][/b] [2: [size=85]m8f: 1, Hexereticdoom: 1[/size]]$147. [b][url=https://forum.zdoom.org/viewtopic.php?f=43&amp;t=46413#p775648]FragTrak[/url][/b] [2: [size=85]Ikazu-san: 2[/size]]$147. [b][url=https://forum.zdoom.org/viewtopic.php?f=19&amp;t=46718#p784166]Gene-Tech: Before the Storm[/url][/b] [2: [size=85]Rachael: 1, Ravick: 1[/size]]$147. [b][url=https://forum.zdoom.org/viewtopic.php?t=69090#p1156925]Gothic Skins for Doom[/url][/b] [2: [size=85]Matt: 2[/size]]$147. [b][url=https://forum.zdoom.org/viewtopic.php?t=58009#p1020405]HeXeReTiC Fantasy[/url][/b] [2: [size=85]Sumwunn: 2[/size]]$147. [b][url=https://forum.zdoom.org/viewtopic.php?f=43&amp;t=66819]Highway Acceleroid Booster[/url][/b] [2: [size=85]Jarewill: 2[/size]]$147. [b][url=https://forum.zdoom.org/viewtopic.php?f=46&amp;t=60356&amp;hilit=hitmarkers#p1051578]HitMarkers[/url][/b] [2: [size=85]Hexereticdoom: 1, ClessxAlghazanth: 1[/size]]$147. [b][url=https://forum.zdoom.org/viewtopic.php?f=43&amp;t=58687#p1030431]Lambda[/url][/b] [2: [size=85]ChocoGuevara: 2[/size]]$147. [b][url=https://www.doomworld.com/idgames/levels/doom2/Ports/m-o/massm2]MassMouth 2[/url][/b] [2: [size=85]The Ultimate DooMer: 1, lizardcommando: 1[/size]]$147. [b][url=https://mikestoybox.net/2017/09/13/midgard-outlaw/]Midgard Outlaw[/url][/b] [2: [size=85]Rex705: 2[/size]]$147. [b][url=https://forum.zdoom.org/viewtopic.php?t=69741]NeoCore: Dark Depths[/url][/b] [2: [size=85]Sharazar256: 2[/size]]$147. [b][url=https://forum.zdoom.org/viewtopic.php?f=43&amp;t=68043]Nightshift[/url][/b] [2: [size=85]Tombstone665: 1, Proydoha: 1[/size]]$147. [b][url=https://www.doomworld.com/forum/topic/106058-paradise-v2-final-version-8222019/]Paradise[/url][/b] [2: [size=85]Kappes Buur: 1, DarkQuill: 1[/size]]$147. [b][url=https://forum.zdoom.org/viewtopic.php?t=47988#p818163]Paranoid and Paranoiac[/url][/b] [2: [size=85]The Ultimate DooMer: 1, Kappes Buur: 1[/size]]$147. [b][url=https://forum.zdoom.org/viewtopic.php?f=43&amp;t=53876#p947619]Project Ironclad[/url][/b] [2: [size=85]Brohnesorge: 1, Rachael: 1[/size]]$147. [b][url=https://forum.zdoom.org/viewtopic.php?f=19&amp;t=46438#p776148]QUAKE: Descent into Heresy[/url][/b] [2: [size=85]Dr_Cosmobyte: 1, Craneo: 1[/size]]$147. [b][url=https://forum.zdoom.org/viewtopic.php?f=3&amp;t=13117#p267820]Queen's Crusade[/url][/b] [2: [size=85]Matt: 2[/size]]$147. [b][url=https://forum.zdoom.org/viewtopic.php?t=29792#p565461]SBrightmaps[/url][/b] [2: [size=85]Hipnotic Rogue: 1, LastManonEarth: 1[/size]]$147. [b][url=https://www.joshuaosullivan.co.uk/skulldash/]Skulldash[/url][/b] [2: [size=85]The Ultimate DooMer: 1, QuakedoomNukem Cz: 1[/size]]$147. [b][url=https://forum.zdoom.org/viewtopic.php?t=57013#p1005651]Slomo Bullettime Ultimate[/url][/b] [2: [size=85]Hexereticdoom: 1, ClessxAlghazanth: 1[/size]]$147. [b][url=https://forum.zdoom.org/viewtopic.php?f=43&amp;t=46174#p769209]Sneaky Doom[/url][/b] [2: [size=85]sycspysycspy: 2[/size]]$147. [b][url=https://www.doomworld.com/forum/topic/71133-sound-caulking-now-on-idgames/]Sound Caulking[/url][/b] [2: [size=85]m8f: 1, A_D_M_E_R_A_L: 1[/size]]$147. [b][url=https://forum.zdoom.org/viewtopic.php?f=42&amp;t=62163#p1074598]Spooktober Community Mapping Project[/url][/b] [2: [size=85]Rex705: 2[/size]]$147. [b][url=https://forum.zdoom.org/viewtopic.php?t=49369#p854693]Strange Aeons[/url][/b] [2: [size=85]Rachael: 1, Мichаеlis: 1[/size]]$147. [b][url=https://forum.zdoom.org/viewtopic.php?f=19&amp;t=49164#p850102]Temple of the Lizard Men 4[/url][/b] [2: [size=85]Rex705: 2[/size]]$147. [b][url=https://forum.zdoom.org/viewtopic.php?t=37064#p703739]The Space Pirate[/url][/b] [2: [size=85]Olroda: 2[/size]]$147. [b][url=https://forum.zdoom.org/viewtopic.php?f=43&amp;t=64374]The Wayfarer's Tome[/url][/b] [2: [size=85]Lagi: 2[/size]]$147. [b][url=https://forum.zdoom.org/viewtopic.php?f=105&amp;t=55413#p981192]Tilt++[/url][/b] [2: [size=85]Hipnotic Rogue: 1, Hexereticdoom: 1[/size]]$147. [b][url=https://zdoom.org/wiki/Town_Infection]Town Infection: The Flooding[/url][/b] [2: [size=85]IdiotBitz: 1, excedentia: 1[/size]]$147. [b][url=https://forum.zdoom.org/viewtopic.php?f=19&amp;t=68911]Trench Foot[/url][/b] [2: [size=85]Lagi: 2[/size]]$147. [b][url=https://forum.zdoom.org/viewtopic.php?f=19&amp;t=27981#p535716]TurboCharged ARCADE![/url][/b] [2: [size=85]Major Cooke: 2[/size]]$147. [b][url=https://forum.zdoom.org/viewtopic.php?t=61009#p1059953]Ugly as Sin[/url][/b] [2: [size=85]Matt: 2[/size]]$147. [b][url=https://forum.zdoom.org/viewtopic.php?f=43&amp;t=60612]Ultra Crispy[/url][/b] [2: [size=85]YukesVonFaust: 2[/size]]$147. [b][url=http://lazrojas.com/wolfendoom/astrostein_2.html]WolfenDOOM: Astrostein[/url][/b] [2: [size=85]Sgt. Shivers: 2[/size]]$147. [b][url=https://forum.zdoom.org/viewtopic.php?f=43&amp;t=65095]ZMovement[/url][/b] [2: [size=85]DYD: 1, SuyaSS: 1[/size]]$193. [b][url=https://www.doomworld.com/idgames/levels/doom/Ports/0-9/007ltsd]007: Licence to Spell DooM[/url][/b] [1: [size=85]The Ultimate DooMer: 1[/size]]$193. [b][url=https://forum.zdoom.org/viewtopic.php?f=42&amp;t=54247#p954473]20 Monsters Challenge[/url][/b] [1: [size=85]Rachael: 1[/size]]$193. [b][url=https://www.doomworld.com/idgames/levels/doom2/deathmatch/Ports/a-c/amisery]Abandoned Misery[/url][/b] [1: [size=85]Kappes Buur: 1[/size]]$193. [b][url=https://forum.zdoom.org/viewtopic.php?t=36877#p699326]Accessories to Murder[/url][/b] [1: [size=85]Cyanide: 1[/size]]$193. [b][url=https://forum.zdoom.org/viewtopic.php?f=43&amp;t=54914#p969409]Aetherius[/url][/b] [1: [size=85]PlayerLin: 1[/size]]$193. [b][url=https://forum.zdoom.org/viewtopic.php?t=58501#p1027895]Alfonzone[/url][/b] [1: [size=85]The Ultimate DooMer: 1[/size]]$193. [b][url=https://www.moddb.com/mods/acm-2014]Aliens: Colonial Marines TC[/url][/b] [1: [size=85]Ravick: 1[/size]]$193. [b][url=https://forum.zdoom.org/viewtopic.php?f=19&amp;t=45213]Aliens: The Ultimate Doom[/url][/b] [1: [size=85]Valken: 1[/size]]$193. [b][url=https://forum.zdoom.org/viewtopic.php?t=73461]aspot[/url][/b] [1: [size=85]Proydoha: 1[/size]]$193. [b][url=https://forum.zdoom.org/viewtopic.php?t=45192#p744669]AvP 2.0[/url][/b] [1: [size=85]shotfan: 1[/size]]$193. [b][url=https://forum.zdoom.org/viewtopic.php?f=43&amp;t=57464#p1012472]Banhammer[/url][/b] [1: [size=85]leodoom85: 1[/size]]$193. [b][url=https://www.doomworld.com/idgames/levels/doom2/Ports/a-c/brfinal]Beyond Reality[/url][/b] [1: [size=85]Kappes Buur: 1[/size]]$193. [b][url=https://forum.zdoom.org/viewtopic.php?f=43&amp;t=53545#p940527]BlackWarrior[/url][/b] [1: [size=85]Somagu: 1[/size]]$193. [b][url=https://www.moddb.com/mods/brutal-doom/addons/tomtefars-extension]Brutal Doom: Tomtefars Extension[/url][/b] [1: [size=85]eharper256: 1[/size]]$193. [b][url=https://forum.zdoom.org/viewtopic.php?f=45&amp;t=68735]Brutal Heretic RPG[/url][/b] [1: [size=85]Valken: 1[/size]]$193. [b][url=https://forum.zdoom.org/viewtopic.php?f=45&amp;t=65691]Brutal Hexen RPG[/url][/b] [1: [size=85]Valken: 1[/size]]$193. [b][url=https://forum.zdoom.org/viewtopic.php?f=3&amp;t=37949#p722987]Brutalkick[/url][/b] [1: [size=85]Hipnotic Rogue: 1[/size]]$193. [b][url=https://www.doomworld.com/idgames/levels/doom2/Ports/a-c/cheogsh]Cheogsh[/url][/b] [1: [size=85]Kappes Buur: 1[/size]]$193. [b][url=https://www.doomworld.com/idgames/levels/doom2/Ports/a-c/cheogsh2.zip]Cheogsh 2[/url][/b] [1: [size=85]Kappes Buur: 1[/size]]$193. [b][url=https://www.doomworld.com/idgames/?id=12363]Chosen[/url][/b] [1: [size=85]Bigger C: 1[/size]]$193. [b][url=https://forum.zdoom.org/viewtopic.php?f=61&amp;t=57834#p1017698]Complex Doom: LCA[/url][/b] [1: [size=85]leodoom85: 1[/size]]$193. [b][url=https://www.moddb.com/mods/counter-strike-doom-martian-offensive-2017]Counter-Strike Doom: Martian Offensive[/url][/b] [1: [size=85]AlphaEnt: 1[/size]]$193. [b][url=https://forum.zdoom.org/viewtopic.php?t=68078]Critical Shots[/url][/b] [1: [size=85]Proydoha: 1[/size]]$193. [b][url=https://forum.zdoom.org/viewtopic.php?f=37&amp;t=22137#p435505]Custom Crosshair Pack[/url][/b] [1: [size=85]Hexereticdoom: 1[/size]]$193. [b][url=https://www.doomworld.com/idgames/levels/doom2/Ports/d-f/dark7]Dark 7 (with Mission Pack)[/url][/b] [1: [size=85]The Ultimate DooMer: 1[/size]]$193. [b][url=https://forum.zdoom.org/viewtopic.php?f=19&amp;t=65458#p1112779]Darkmoon[/url][/b] [1: [size=85]Kappes Buur: 1[/size]]$193. [b][url=https://www.doomworld.com/idgames/levels/doom2/Ports/d-f/dor]Dawn of Reality[/url][/b] [1: [size=85]Kappes Buur: 1[/size]]$193. [b][url=https://forum.zdoom.org/viewtopic.php?t=46787#p786254]Demonsteele: NowThatsWhatICallMIDI[/url][/b] [1: [size=85]HaraSwift: 1[/size]]$193. [b][url=https://forum.zdoom.org/viewtopic.php?f=43&amp;t=67864]DN3DooM[/url][/b] [1: [size=85]ClessxAlghazanth: 1[/size]]$193. [b][url=https://www.moddb.com/mods/dont-play-with-hell-black-edition]Don’t play with HELL – Black Edition[/url][/b] [1: [size=85]Ravick: 1[/size]]$193. [b][url=https://www.doomworld.com/forum/topic/62403-doom-2-minor-sprite-fixing-project-v19-release-updated-12718/]Doom 2 Minor Sprite Fixing Project[/url][/b] [1: [size=85]m8f: 1[/size]]$193. [b][url=https://www.doomworld.com/forum/topic/108725-doom-4-vanilla-new-v12-released-faster-weapons/]DOOM 4 VANILLA[/url][/b] [1: [size=85]Rex705: 1[/size]]$193. [b][url=https://forum.zdoom.org/viewtopic.php?f=43&amp;t=51596]Doom 64 'weapons only'[/url][/b] [1: [size=85]Hipnotic Rogue: 1[/size]]$193. [b][url=https://forum.zdoom.org/viewtopic.php?t=45060#p741205]Doom Ambient Pack[/url][/b] [1: [size=85]Hexereticdoom: 1[/size]]$193. [b][url=https://forum.zdoom.org/viewtopic.php?f=43&amp;t=58499#p1027836]Doom Loot Box Mod[/url][/b] [1: [size=85]IdiotBitz: 1[/size]]$193. [b][url=https://www.doomworld.com/vb/thread/15965]Doom Raider:Crypt of the Vile[/url][/b] [1: [size=85]Kappes Buur: 1[/size]]$193. [b][url=https://forum.zdoom.org/viewtopic.php?f=43&amp;t=62911#p1083812]DoomKrakken's Monster Randomizer[/url][/b] [1: [size=85]shotfan: 1[/size]]$193. [b][url=https://www.doomworld.com/idgames/themes/TeamTNT/ed4_rfo/ed4_rfo1]Eternal DOOM IV: Return from Oblivion[/url][/b] [1: [size=85]Kappes Buur: 1[/size]]$193. [b][url=https://forum.zdoom.org/viewtopic.php?f=43&amp;t=58923#p1033516]FamiliarDoom[/url][/b] [1: [size=85]kadu522: 1[/size]]$193. [b][url=https://forum.zdoom.org/viewtopic.php?f=43&amp;t=69504]FantasyMonsters 4 Heretic[/url][/b] [1: [size=85]Valken: 1[/size]]$193. [b][url=https://www.doomworld.com/forum/topic/74722-release-fearrific-project-brutality-revised/]Fearrific[/url][/b] [1: [size=85]Valken: 1[/size]]$193. [b][url=https://iamsparky.wordpress.com/foreverhood/]Foreverhood[/url][/b] [1: [size=85]Kappes Buur: 1[/size]]$193. [b][url=https://forum.zdoom.org/viewtopic.php?f=19&amp;t=57252#p1009564]Ghoul School 3D[/url][/b] [1: [size=85]Rachael: 1[/size]]$193. [b][url=https://forum.zdoom.org/viewtopic.php?f=46&amp;t=56148#p994037]GZSHud[/url][/b] [1: [size=85]Hipnotic Rogue: 1[/size]]$193. [b][url=http://painkiller.allfearthesentinel.net/download?file=te13-harder-event.pk3]Harder Event[/url][/b] [1: [size=85]Dr_Cosmobyte: 1[/size]]$193. [b][url=https://zdoom.org/wiki/Haze_(working_title)]Haze[/url][/b] [1: [size=85]Dr_Cosmobyte: 1[/size]]$193. [b][url=https://forum.zdoom.org/viewtopic.php?f=43&amp;t=61643]Hellscape Navigator[/url][/b] [1: [size=85]TheRatCircus: 1[/size]]$193. [b][url=https://www.doomworld.com/forum/topic/98309-hellwalker-mod/]Hellwalker﻿ Mod[/url][/b] [1: [size=85]Valken: 1[/size]]$193. [b][url=https://forum.zdoom.org/viewtopic.php?f=37&amp;t=47973#p817851]Heretic Widescreened HUD[/url][/b] [1: [size=85]Hipnotic Rogue: 1[/size]]$193. [b][url=https://www.doomworld.com/idgames/levels/hexen/v-z/viscerus]Hexen: Scourge of Viscerus[/url][/b] [1: [size=85]Solmir : 1[/size]]$193. [b][url=https://forum.zdoom.org/viewtopic.php?f=43&amp;t=33766#p638587]HeXercise[/url][/b] [1: [size=85]Eric_: 1[/size]]$193. [b][url=https://www.doomworld.com/idgames/levels/heretic/Ports/hocx]Hordes of Chaos[/url][/b] [1: [size=85]The Ultimate DooMer: 1[/size]]$193. [b][url=https://forum.zdoom.org/viewtopic.php?f=43&amp;t=71897]Intelligent Supplies[/url][/b] [1: [size=85]TheRatCircus: 1[/size]]$193. [b][url=https://jp.itch.io/jphud-doom]JP's HUD[/url][/b] [1: [size=85]Hexereticdoom: 1[/size]]$193. [b][url=https://mikestoybox.net/2017/06/29/karnak/]Karnak[/url][/b] [1: [size=85]Matt: 1[/size]]$193. [b][url=https://jp.itch.io/doom-keymaster]Keymaster[/url][/b] [1: [size=85]IdiotBitz: 1[/size]]$193. [b][url=https://forum.zdoom.org/viewtopic.php?t=37786#p719312]Lasting Light[/url][/b] [1: [size=85]Ravick: 1[/size]]$193. [b][url=https://forum.zdoom.org/viewtopic.php?f=43&amp;t=65583]Legion of Bones[/url][/b] [1: [size=85]Brohnesorge: 1[/size]]$193. [b][url=https://forum.zdoom.org/viewtopic.php?f=42&amp;t=57364#p1011019]Lilith[/url][/b] [1: [size=85]AlphaEnt: 1[/size]]$193. [b][url=https://forum.zdoom.org/viewtopic.php?t=15793#p315526]Lizard Squad[/url][/b] [1: [size=85]lizardcommando: 1[/size]]$193. [b][url=https://www.doomworld.com/idgames/levels/doom2/Ports/j-l/lslsp_gd]LOST SOULSPHERE: Gold Edition[/url][/b] [1: [size=85]Major Cooke: 1[/size]]$193. [b][url=https://forum.zdoom.org/viewtopic.php?f=43&amp;t=52041#p907566]Lowtech Remake[/url][/b] [1: [size=85]YukesVonFaust: 1[/size]]$193. [b][url=https://forum.zdoom.org/viewtopic.php?f=19&amp;t=28589&amp;start=2490#p925995]MAIS[/url][/b] [1: [size=85]Sgt. Shivers: 1[/size]]$193. [b][url=https://forum.zdoom.org/viewtopic.php?f=43&amp;t=69492]Malice[/url][/b] [1: [size=85]Valken: 1[/size]]$193. [b][url=https://forum.zdoom.org/viewtopic.php?t=48924#p843884]Megabounce[/url][/b] [1: [size=85]Beed28: 1[/size]]$193. [b][url=https://forum.zdoom.org/viewtopic.php?t=45872#p761776]Metroid: Dreadnought[/url][/b] [1: [size=85]Cyanide: 1[/size]]$193. [b][url=https://forum.zdoom.org/viewtopic.php?f=42&amp;t=53887#p947837]MMDCXIV - Journey into 27 Century[/url][/b] [1: [size=85]Kappes Buur: 1[/size]]$193. [b][url=https://forum.zdoom.org/viewtopic.php?t=56838#p1003369]Monster Scouter[/url][/b] [1: [size=85]Cyanide: 1[/size]]$193. [b][url=https://forum.zdoom.org/viewtopic.php?f=43&amp;t=56272]Nameless Lite RPG Mod[/url][/b] [1: [size=85]IdiotBitz: 1[/size]]$193. [b][url=https://mikestoybox.net/2017/01/04/nerves-of-steel/]Nerves of Steel[/url][/b] [1: [size=85]Rex705: 1[/size]]$193. [b][url=http://web.archive.org/web/20100527012514/http://members.multimania.co.uk/Enjay001/]njsplash[/url][/b] [1: [size=85]Hipnotic Rogue: 1[/size]]$193. [b][url=https://forum.zdoom.org/viewtopic.php?f=43&amp;t=67319]Nobody Told Me About id[/url][/b] [1: [size=85]terminator44: 1[/size]]$193. [b][url=https://www.doomworld.com/idgames/combos/omgwpnv2]OMG Weapons! (and Monsters)[/url][/b] [1: [size=85]TDRR: 1[/size]]$193. [b][url=https://forum.zdoom.org/viewtopic.php?f=43&amp;t=72567]Painslayer[/url][/b] [1: [size=85]Infirnex: 1[/size]]$193. [b][url=https://forum.zdoom.org/viewtopic.php?f=19&amp;t=26057#p496393]Parkour[/url][/b] [1: [size=85]TDRR: 1[/size]]$193. [b][url=https://forum.zdoom.org/viewtopic.php?f=19&amp;t=27649#p529231]Pokémon Doom[/url][/b] [1: [size=85]Marrub: 1[/size]]$193. [b][url=https://forum.zdoom.org/viewtopic.php?t=70993]Project Re-Blood[/url][/b] [1: [size=85]ClessxAlghazanth: 1[/size]]$193. [b][url=https://sites.google.com/site/realgunshardcore/]Real Guns Hardcore[/url][/b] [1: [size=85]Koto: 1[/size]]$193. [b][url=https://www.doomworld.com/idgames/levels/doom2/Ports/p-r/roch]Realm of Cheogsh[/url][/b] [1: [size=85]Ravick: 1[/size]]$193. [b][url=https://forum.zdoom.org/viewtopic.php?f=43&amp;t=54362#p957165]Run For It![/url][/b] [1: [size=85]IdiotBitz: 1[/size]]$193. [b][url=https://forum.zdoom.org/viewtopic.php?f=37&amp;t=55161#p975126]Smooth fluids[/url][/b] [1: [size=85]Hipnotic Rogue: 1[/size]]$193. [b][url=https://www.doomworld.com/forum/topic/54855-spacedm9-10-release-download-now/]SpaceDM9[/url][/b] [1: [size=85]Kappes Buur: 1[/size]]$193. [b][url=https://forum.zdoom.org/viewtopic.php?f=19&amp;t=60104#p1048348]Splatterhouse 3D[/url][/b] [1: [size=85]Rachael: 1[/size]]$193. [b][url=https://forum.zdoom.org/viewtopic.php?t=56600#p1000024]StatsKeeper[/url][/b] [1: [size=85]Cyanide: 1[/size]]$193. [b][url=https://forum.zdoom.org/viewtopic.php?f=43&amp;t=57902#p1018827]Sun Damage Omen[/url][/b] [1: [size=85]Matt: 1[/size]]$193. [b][url=https://forum.zdoom.org/viewtopic.php?p=883878#p883878]TGRDM3 (Morgenstern)[/url][/b] [1: [size=85]Rachael: 1[/size]]$193. [b][url=https://www.doomworld.com/idgames/levels/doom2/Ports/s-u/tcotd21me]The City of The Damned : Apocalypse[/url][/b] [1: [size=85]Zan: 1[/size]]$193. [b][url=http://www.prodigal-game.com/doomwads.html]The Island[/url][/b] [1: [size=85]Kappes Buur: 1[/size]]$193. [b][url=https://forum.zdoom.org/viewtopic.php?f=43&amp;t=55321#p978965]The Trooper[/url][/b] [1: [size=85]lil'devil: 1[/size]]$193. [b][url=https://www.doomworld.com/idgames/levels/heretic/Ports/njhthief]Thief - The Trail of the Arch-Heretic[/url][/b] [1: [size=85]Curunir: 1[/size]]$193. [b][url=https://forum.zdoom.org/viewtopic.php?f=43&amp;t=71406]Thrifty Ammo, Thrifty Health[/url][/b] [1: [size=85]TheRatCircus: 1[/size]]$193. [b][url=https://forum.zdoom.org/viewtopic.php?f=43&amp;t=64678]Ultimate Custom Doom[/url][/b] [1: [size=85]Lagi: 1[/size]]$193. [b][url=https://www.moddb.com/mods/vietdoom]VietDoom[/url][/b] [1: [size=85]undeadmonk354: 1[/size]]$193. [b][url=https://forum.zdoom.org/viewtopic.php?t=57338#p1010714]Vignette Shader[/url][/b] [1: [size=85]Hexereticdoom: 1[/size]]$193. [b][url=https://forum.zdoom.org/viewtopic.php?f=43&amp;t=67054#p1132997]War Trophies[/url][/b] [1: [size=85]m8f: 1[/size]]$193. [b][url=http://www.moddb.com/addons/na132689]WARDUST heretic Sprites[/url][/b] [1: [size=85]Hipnotic Rogue: 1[/size]]$193. [b][url=https://www.afadoomer.com/wolf3d/default.php]Wolfenstein 3D TC[/url][/b] [1: [size=85]sycspysycspy: 1[/size]]$193. [b][url=https://forum.zdoom.org/viewtopic.php?f=43&amp;t=37254#p707405]X-Weapon: Helsturm[/url][/b] [1: [size=85]shotfan: 1[/size]]$193. [b][url=https://forum.zdoom.org/viewtopic.php?f=43&amp;t=63652&amp;p=1091577#p1091263]Xim's Star Wars Doom[/url][/b] [1: [size=85]xim: 1[/size]]$193. [b][url=https://forum.zdoom.org/viewtopic.php?f=43&amp;t=50744#p882979]Zion[/url][/b] [1: [size=85]Apaul27 : 1[/size]]" calcext:value-type="string" table:number-columns-spanned="3" table:number-rows-spanned="1">
            <text:p>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$2. [b][url=https://forum.zdoom.org/viewtopic.php?t=37044#p703341]DoomRL Arsenal[/url][/b] [72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3. [b][url=https://github.com/pa1nki113r/Project_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4. [b][url=https://forum.zdoom.org/viewtopic.php?f=43&amp;t=37066#p703762]Guncaster[/url][/b] [62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$8. [b][url=https://forum.zdoom.org/viewtopic.php?f=43&amp;t=29915#p567421]Russian Overkill[/url][/b] [45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1. [b][url=https://forum.zdoom.org/viewtopic.php?f=43&amp;t=57964#p1019776]Netronian Chaos[/url][/b] [36: [size=85]TerminusEst13: 2, DrPyspy: 3, phantombeta: 5, undeadmonk354: 1, <text:s/>TheNightATK300: 2, PlayerLin: 5, Turbo: 2, TheLightBad96: 2, Vostyok: 3, lizardcommando: 1, TDRR: 1, silentzora: 3, Jarewill: 1, spart_n: 2, terminator44: 1, Infirnex: 2[/size]]$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4. [b][url=https://forum.zdoom.org/viewtopic.php?f=43&amp;t=67025]Hexen: Walpurgis[/url][/b] [34: [size=85]eharper256: 1, SallazarSpellcaster: 5, MaxRideWizardLord: 3, Lagi: 1, Valken: 1, ClessxAlghazanth: 2, <text:s/>Inconspicuousduck : 4, Infirnex: 1, headlesszombie: 5, RubyEyeShabranigdu: 1, Sharazar256: 2, Nimlouth: 2, DarkQuill: 5, Irrevenant: 1[/size]]$16. [b][url=https://forum.zdoom.org/viewtopic.php?f=43&amp;t=45115#p742401]GMOTA[/url][/b] [33: [size=85]Shadelight: 3, TerminusEst13: 3, DrPyspy: 3, Somagu: 1, <text:s/>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<text:s/>Inconspicuousduck : 4, Sharazar256: 2[/size]]$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<text:s/>Inconspicuousduck : 2, headlesszombie: 1, Nimlouth: 1, TheRatCircus: 1, Proydoha: 1[/size]]$18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forum.zdoom.org/viewtopic.php?t=46787#p786254]Demonsteele[/url][/b] [25: [size=85]Untitled: 4, Captain J: 2, Azba: 1, Eric_: 3, Zcat: 5, TheMightyHeracross: 3, sycspysycspy: 3, Ikazu-san: 1, Tartlman: 1, terminator44: 1, Proydoha: 1[/size]]$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5. [b][url=https://boa.realm667.com/]Blade of Agony[/url][/b] [24: [size=85]Caligari87: 2, ZikShadow: 1, The Ultimate DooMer: 1, dard22: 2, Zcat: 2, Zan: 1, Ravick: 1, Koto: 4, Solmir : 5, kultasakaali: 2, headlesszombie: 3[/size]]$25. [b][url=https://forum.zdoom.org/viewtopic.php?t=57817#p1017445]Touhou Doom[/url][/b] [24: [size=85]ZikShadow: 3, Master Medi: 5, GeneralDelphox: 5, dard22: 4, insightguy: 2, Dylan558: 5[/size]]$27. [b][url=https://forum.zdoom.org/viewtopic.php?f=43&amp;t=58594#p1029236]Doom Incarnate[/url][/b] [23: [size=85]Somagu: 1, TheLightBad96: 4, Koto: 1, Error313: 3, xim: 5, ErrantMasa: 2, Cacodemon345: 4, Elodorian: 1, ClessxAlghazanth: 2[/size]]$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29. [b][url=https://store.steampowered.com/app/1072150/Hedon/]Hedon[/url][/b] [21: [size=85]m8f: 1, Vostyok: 3, spart_n: 5, DoomKrakken: 3, ReformedJoe: 4, rayburn: 5[/size]]$29. [b][url=http://action.mancubus.net/ad2free.htm]Urban Brawl: Action Doom 2[/url][/b] [21: [size=85]DrPyspy: 3, wildweasel: 4, Captain J: 2, PlayerLin: 1, dard22: 5, QuakedoomNukem Cz: 1, TDRR: 5[/size]]$31. [b][url=https://forum.zdoom.org/viewtopic.php?f=43&amp;t=54843#p967174]DOOM For DooM (D4D)[/url][/b] [20: [size=85]Caligari87: 3, Shi No Hime: 2, ZippeyKeys12: 1, Beed28: 3, GeneralDelphox: 3, Rowsol: 1, Dylan558: 1, shotfan: 1, xim: 3, MasterBeavis: 2[/size]]$31. [b][url=https://forum.zdoom.org/viewtopic.php?f=43&amp;t=58191#p1023165]Enhanced Vanilla Project (EVP)[/url][/b] [20: [size=85]Rex705: 2, Craneo: 4, ChocoGuevara: 4, TheZombie: 5, fcas3t: 5[/size]]$33. [b][url=https://forum.zdoom.org/viewtopic.php?t=35846#p676444]Wrath of Cronos RPG[/url][/b] [19: [size=85]Master Medi: 2, Zan: 1, TheMightyHeracross: 3, IdiotBitz: 1, SallazarSpellcaster: 2, MaxRideWizardLord: 1, Doomguy914: 4, rayburn: 3, Sharazar256: 2[/size]]$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$34. [b][url=https://forum.zdoom.org/viewtopic.php?f=43&amp;t=54904#p969133]Lithium[/url][/b] [18: [size=85]Dr_Cosmobyte: 1, Somagu: 1, TriMetall: 3, Ikazu-san: 3, Dawn111: 2, DYD: 4, Nimlouth: 2, TheRatCircus: 1, BouncyTEM: 1[/size]]$36. [b][url=https://forum.zdoom.org/viewtopic.php?f=43&amp;t=50004]Beautiful Doom[/url][/b] [17: [size=85]m8f: 1, ZippeyKeys12: 1, Dr_Cosmobyte: 1, Мichаеlis: 1, SunPraiser: 3, Squirb: 3, Rex705: 1, A_D_M_E_R_A_L: 2, Cacodemon345: 3, terminator44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 : 2, Мichаеlis: 1, excedentia: 5, Zonky: 4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5. [b][url=https://forum.zdoom.org/viewtopic.php?f=43&amp;t=51066#p888943]Combined Arms[/url][/b] [13: [size=85]ChocoGuevara: 3, Arcterezion: 2, CherubCorps: 4, Irrevenant: 3, Proydoha: 1[/size]]$45. [b][url=https://forum.zdoom.org/viewtopic.php?f=19&amp;t=13397#p273718]Hell-Forged[/url][/b] [13: [size=85]m8f: 1, undeadmonk354: 3, PlayerLin: 5, <text:s/>Inconspicuousduck : 4[/size]]$45. [b][url=https://reelism.dog/]Reelism 2[/url][/b] [13: [size=85]undeadmonk354: 4, SuyaSS: 3, TheRatCircus: 1, BouncyTEM: 5[/size]]$48. [b][url=https://forum.zdoom.org/viewtopic.php?t=30942#p586255]Hunter’s Moon[/url][/b] [12: [size=85]ibm5155: 3, D3athStalker: 1, Мichаеlis: 1, shotfan: 2, DYD: 5[/size]]$48. [b][url=https://forum.zdoom.org/viewtopic.php?f=43&amp;t=57053#p1006227]Kriegsland: Blutorden[/url][/b] [12: [size=85]TheLightBad96: 2, erni945: 2, Apaul27 : 1, DoodGuy: 1, YukesVonFaust: 1, JDSH98: 2, Vostyok: 3[/size]]$48. [b][url=https://forum.zdoom.org/viewtopic.php?t=32674#p618450]Pirate Doom[/url][/b] [12: [size=85]Combine_Kegan: 4, Zcat: 4, Ravick: 1, MasterBeavis: 1, Dinosaur_Nerd: 1, <text:s/>Inconspicuousduck : 1[/size]]$51. [b][url=https://www.doomworld.com/forum/topic/57957-psx-doomfinal-doom-tc-version-2135-now-released/]PlayStation Doom TC[/url][/b] [11: [size=85]leodoom85: 1, lil'devil: 1, Olroda: 5, Ravick: 1, A_D_M_E_R_A_L: 3[/size]]$51. [b][url=https://forum.zdoom.org/viewtopic.php?f=46&amp;t=48780#p839642]Ultimate DoomVisor[/url][/b] [11: [size=85]BerserkerNoir: 1, LastManonEarth: 5, Elodorian: 5[/size]]$53. [b][url=https://forum.zdoom.org/viewtopic.php?t=45804#p760002]Hocusdoom[/url][/b] [10: [size=85]Master Medi: 2, Мichаеlis: 2, MaxRideWizardLord: 4, RubyEyeShabranigdu: 2[/size]]$53. [b][url=https://www.doomworld.com/idgames/levels/doom2/Ports/v-z/zendyn_x]Zen Dynamics[/url][/b] [10: [size=85]TerminusEst13: 1, Captain J: 4, Crazy Toni: 2, Tapwave: 3[/size]]$55. [b][url=https://forum.zdoom.org/viewtopic.php?t=22008#p433365]Legacy of Suffering[/url][/b] [9: [size=85]ibm5155: 5, Ravick: 1, Koto: 1, AlphaEnt: 1, Kappes Buur: 1[/size]]$55. [b][url=https://forum.zdoom.org/viewtopic.php?f=43&amp;t=60054#p1047705]ouch_m 2: abort_m[/url][/b] [9: [size=85]leodoom85: 1, ZippeyKeys12: 5, Azba: 1, wolfmanfp: 2[/size]]$55. [b][url=https://forum.zdoom.org/viewtopic.php?t=52301#p913612]Shadow Of The Wool Ball[/url][/b] [9: [size=85]QuakedoomNukem Cz: 1, Apaul27 : 3, AlphaEnt: 2, fcas3t: 3[/size]]$55. [b][url=https://forum.zdoom.org/viewtopic.php?f=19&amp;t=54380#p957591]The Inquisitor III[/url][/b] [9: [size=85]The Ultimate DooMer: 1, Zan: 5, Curunir: 2, ReformedJoe: 1[/size]]$55. [b][url=https://forum.zdoom.org/viewtopic.php?t=14722&amp;#p297378]The Ultimate Torment and Torture[/url][/b] [9: [size=85]DrPyspy: 3, ibm5155: 2, JDSH98: 1, silentzora: 3[/size]]$60. [b][url=https://forum.zdoom.org/viewtopic.php?f=43&amp;t=67939]Corruption Cards[/url][/b] [8: [size=85]Infirnex: 5, DarkQuill: 3[/size]]$60. [b][url=https://forum.zdoom.org/viewtopic.php?f=43&amp;t=68111#p1145548]Embers Of Armageddon[/url][/b] [8: [size=85]DoomKrakken: 1, Xangelxal: 3, SuyaSS: 4[/size]]$60. [b][url=https://forum.zdoom.org/viewtopic.php?f=43&amp;t=66995]Treasure Tech[/url][/b] [8: [size=85]DYD: 1, Tombstone665: 2, Irrevenant: 5[/size]]$63. [b][url=https://forum.zdoom.org/viewtopic.php?f=43&amp;t=66059#p1120875]HexArcana[/url][/b] [7: [size=85]SallazarSpellcaster: 5, Lagi: 2[/size]]$63. [b][url=https://forum.zdoom.org/viewtopic.php?t=56668#p1000996]Rise Of The Wool Ball[/url][/b] [7: [size=85]TheMightyHeracross: 3, QuakedoomNukem Cz: 1, Apaul27 : 3[/size]]$63. [b][url=https://forum.zdoom.org/viewtopic.php?f=43&amp;t=55465#p982269]WW-Cola3[/url][/b] [7: [size=85]phantombeta: 2, Apaul27 : 2, wolfmanfp: 3[/size]]$66. [b][url=https://forum.zdoom.org/viewtopic.php?f=19&amp;t=50299#p874982]Aracnocide[/url][/b] [6: [size=85]TheLightBad96: 1, erni945: 1, YukesVonFaust: 3, Jarewill: 1[/size]]$66. [b][url=https://forum.zdoom.org/viewtopic.php?f=19&amp;t=63102#p1085786]Ascension[/url][/b] [6: [size=85]SallazarSpellcaster: 2, rayburn: 4[/size]]$66. [b][url=https://forum.zdoom.org/viewtopic.php?f=43&amp;t=67687]Codename: DEMOLITIONIST[/url][/b] [6: [size=85]TheRatCircus: 1, BouncyTEM: 5[/size]]$66. [b][url=https://forum.zdoom.org/viewtopic.php?f=19&amp;t=55387#p980696]Daytime Drama[/url][/b] [6: [size=85]leodoom85: 1, Marisa Kirisame: 1, lil'devil: 4[/size]]$66. [b][url=https://forum.zdoom.org/viewtopic.php?t=34430#p651069]DTS-T[/url][/b] [6: [size=85]Sgt. Shivers: 5, IdiotBitz: 1[/size]]$66. [b][url=https://forum.zdoom.org/viewtopic.php?f=43&amp;t=48985#p845608]Faspons[/url][/b] [6: [size=85]Somagu: 1, Bigger C: 4, fcas3t: 1[/size]]$66. [b][url=https://forum.zdoom.org/viewtopic.php?f=19&amp;t=52867#p925329]Project Einherjar[/url][/b] [6: [size=85]Rachael: 1, TheLightBad96: 2, YukesVonFaust: 1, Vostyok: 2[/size]]$66. [b][url=https://forum.zdoom.org/viewtopic.php?f=43&amp;t=60784]Target Spy[/url][/b] [6: [size=85]Hexereticdoom: 1, Lagi: 1, Nimlouth: 1, TheRatCircus: 1, Proydoha: 2[/size]]$66. [b][url=https://forum.zdoom.org/viewtopic.php?f=19&amp;t=36821#p698354]Weapons of Saturn[/url][/b] [6: [size=85]m8f: 1, Cyanide: 1, eharper256: 2, lizardcommando: 1, BerserkerNoir: 1[/size]]$66. [b][url=https://forum.zdoom.org/viewtopic.php?f=43&amp;t=60436#p1052527]Zagemod[/url][/b] [6: [size=85]Error313: 3, Squirb: 3[/size]]$66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2&amp;t=54708#p964549]dead.air[/url][/b] [5: [size=85]Rachael: 1, Мichаеlis: 1, BouncyTEM: 3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 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3. [b][url=https://forum.zdoom.org/viewtopic.php?f=43&amp;t=48872#p842280]10x[/url][/b] [4: [size=85]Beed28: 4[/size]]$93. [b][url=https://forum.zdoom.org/viewtopic.php?f=19&amp;t=69682]Abysm 2: Infernal Contract[/url][/b] [4: [size=85]Nimlouth: 4[/size]]$93. [b][url=http://action.mancubus.net/actiondoom/]Action Doom[/url][/b] [4: [size=85]lil'devil: 2, QuakedoomNukem Cz: 1, IdiotBitz: 1[/size]]$93. [b][url=https://forum.zdoom.org/viewtopic.php?f=43&amp;t=69883]Angelic Waifus[/url][/b] [4: [size=85]CherubCorps: 1, Xangelxal: 3[/size]]$93. [b][url=https://forum.zdoom.org/viewtopic.php?f=43&amp;t=52363#p914958]Argent[/url][/b] [4: [size=85]Cyanide: 1, eharper256: 2, terminator44: 1[/size]]$93. [b][url=https://www.doomworld.com/idgames/levels/doom2/Ports/m-o/njbgpabh]BGPA Missions Liberation[/url][/b] [4: [size=85]Ravick: 1, Koto: 3[/size]]$93. [b][url=https://forum.zdoom.org/viewtopic.php?f=43&amp;t=52102#p909138]Bratwurst[/url][/b] [4: [size=85]xim: 4[/size]]$93. [b][url=https://forum.zdoom.org/viewtopic.php?f=43&amp;t=54322#p956169]Bullet-Eye[/url][/b] [4: [size=85]eharper256: 1, Ikazu-san: 3[/size]]$93. [b][url=https://forum.zdoom.org/viewtopic.php?f=19&amp;t=35458#p668203]Burl Tumd[/url][/b] [4: [size=85]Matt: 1, Combine_Kegan: 2, Azba: 1[/size]]$93. [b][url=https://www.doomworld.com/idgames/levels/doom2/Ports/d-f/de-pkg]Demon Eclipse[/url][/b] [4: [size=85]The Ultimate DooMer: 1, Solmir : 3[/size]]$93. [b][url=https://forum.zdoom.org/viewtopic.php?f=43&amp;t=52262#p912321]Doom Delta[/url][/b] [4: [size=85]Hellser: 2, YukesVonFaust: 1, terminator44: 1[/size]]$93. [b][url=https://forum.zdoom.org/viewtopic.php?f=19&amp;t=46509#p778245]Droplets: Simulated Blood[/url][/b] [4: [size=85]Hipnotic Rogue: 1, Dr_Cosmobyte: 1, IdiotBitz: 1, Hexereticdoom: 1[/size]]$93. [b][url=https://forum.zdoom.org/viewtopic.php?f=43&amp;t=71086]Gearbox[/url][/b] [4: [size=85]ClessxAlghazanth: 1, TheRatCircus: 1, Proydoha: 2[/size]]$93. [b][url=https://forum.zdoom.org/viewtopic.php?f=43&amp;t=56762]Heretical Doom[/url][/b] [4: [size=85]eharper256: 2, Valken: 1, rayburn: 1[/size]]$93. [b][url=https://forum.zdoom.org/viewtopic.php?f=19&amp;t=59198]Irontusk’s Diablo 3D[/url][/b] [4: [size=85]PlayerLin: 3, Valken: 1[/size]]$93. [b][url=https://forum.zdoom.org/viewtopic.php?f=43&amp;t=47229#p798227]JohnnyDoom[/url][/b] [4: [size=85]Brohnesorge: 3, Turbo: 1[/size]]$93. [b][url=https://forum.zdoom.org/viewtopic.php?f=43&amp;t=57092#p1006758]Juvenile Power Fantasy[/url][/b] [4: [size=85]Brohnesorge: 2, Rachael: 1, Shi No Hime: 1[/size]]$93. [b][url=https://forum.zdoom.org/viewtopic.php?f=46&amp;t=33079#p626384]NC HUD[/url][/b] [4: [size=85]m8f: 1, Squirb: 3[/size]]$93. [b][url=http://www.perkristian.net/game_doom-sfx.shtml]Perkristan's HD Sounds[/url][/b] [4: [size=85]Caligari87: 1, AlexThePianoNailer: 2, LastManonEarth: 1[/size]]$93. [b][url=https://forum.zdoom.org/viewtopic.php?t=23024&amp;#p451257]Serpent Resurrection[/url][/b] [4: [size=85]The Ultimate DooMer: 1, TheMightyHeracross: 3[/size]]$93. [b][url=https://forum.zdoom.org/viewtopic.php?f=43&amp;t=57310#p1010252]Shades of Doom[/url][/b] [4: [size=85]Dr_Cosmobyte: 2, eharper256: 2[/size]]$93. [b][url=https://forum.zdoom.org/viewtopic.php?t=47302#p800865]Shut up and Bleed[/url][/b] [4: [size=85]Dr_Cosmobyte: 1, Somagu: 1, Azba: 1, YukesVonFaust: 1[/size]]$93. [b][url=https://forum.zdoom.org/viewtopic.php?f=105&amp;t=54992#p971348]SpriteShadow[/url][/b] [4: [size=85]m8f: 1, Caligari87: 1, Hipnotic Rogue: 1, Cyanide: 1[/size]]$93. [b][url=https://www.moddb.com/mods/total-chaos]Total Chaos[/url][/b] [4: [size=85]kultasakaali: 4[/size]]$93. [b][url=https://forum.zdoom.org/viewtopic.php?t=55741#p985511]Waterlab GZD[/url][/b] [4: [size=85]Caligari87: 1, Jaxxoon R: 3[/size]]$93. [b][url=https://zandronum.com/forum/viewtopic.php?t=123]Who Dun It[/url][/b] [4: [size=85]Matt: 2, Revae: 2[/size]]$119. [b][url=https://forum.zdoom.org/viewtopic.php?f=43&amp;t=65962]10.5x[/url][/b] [3: [size=85]fcas3t: 3[/size]]$119. [b][url=https://www.doomworld.com/idgames/combos/alanguns]Alandoguns[/url][/b] [3: [size=85]lil'devil: 1, Мichаеlis: 2[/size]]$119. [b][url=https://www.doomworld.com/forum/topic/106932-demov3-release-aliens-eradication/]Aliens: Eradication[/url][/b] [3: [size=85]Curunir: 3[/size]]$119. [b][url=https://forum.zdoom.org/viewtopic.php?f=43&amp;t=66881]Bitter Heretic[/url][/b] [3: [size=85]Jarewill: 1, Sharazar256: 2[/size]]$119. [b][url=https://forum.zdoom.org/viewtopic.php?t=34569#p653208]Call of Dooty[/url][/b] [3: [size=85]wolfmanfp: 1, kultasakaali: 2[/size]]$119. [b][url=https://forum.zdoom.org/viewtopic.php?f=19&amp;t=57800#p1017196]Castlevania - Simon's Destiny[/url][/b] [3: [size=85]Rachael: 1, QuakedoomNukem Cz: 1, MasterBeavis: 1[/size]]$119. [b][url=https://zdoom.org/wiki/Cold_as_Hell]Cold as Hell[/url][/b] [3: [size=85]Ravick: 1, Solmir : 2[/size]]$119. [b][url=https://forum.zdoom.org/viewtopic.php?f=19&amp;t=61211]Compendium[/url][/b] [3: [size=85]fcas3t: 3[/size]]$119. [b][url=https://forum.zdoom.org/viewtopic.php?f=43&amp;t=58535#p1028376]Complex Doom[/url][/b] [3: [size=85]leodoom85: 1, Rowsol: 1, iamcarrotmaster: 1[/size]]$119. [b][url=https://forum.zdoom.org/viewtopic.php?t=55048#p972862]DamNums[/url][/b] [3: [size=85]Hipnotic Rogue: 1, Мichаеlis: 1, Hexereticdoom: 1[/size]]$119. [b][url=https://forum.zdoom.org/viewtopic.php?t=58375#p1025963]Dark Encounters[/url][/b] [3: [size=85]The Ultimate DooMer: 1, TheZombie: 2[/size]]$119. [b][url=https://www.doomworld.com/idgames/combos/wwhcdiaz]Diaz: Last Hours of Purity[/url][/b] [3: [size=85]TheMightyHeracross: 3[/size]]$119. [b][url=https://forum.zdoom.org/viewtopic.php?f=43&amp;t=60984]Dusted's Pandemonia[/url][/b] [3: [size=85]omxgamer127: 3[/size]]$119. [b][url=https://forum.zdoom.org/viewtopic.php?f=19&amp;t=48208#p824651]Eriguns[/url][/b] [3: [size=85]Hipnotic Rogue: 1, Cyanide: 2[/size]]$119. [b][url=https://forum.zdoom.org/viewtopic.php?f=43&amp;t=58486#p1027620]Factotum[/url][/b] [3: [size=85]kadu522: 1, YukesVonFaust: 2[/size]]$119. [b][url=https://forum.zdoom.org/viewtopic.php?f=46&amp;t=16768#p330879]Full GZDoom Skybox Set[/url][/b] [3: [size=85]Matt: 2, Hexereticdoom: 1[/size]]$119. [b][url=https://www.doomworld.com/idgames/levels/doom2/Ports/a-c/circus666]Happy Time Circus[/url][/b] [3: [size=85]Major Cooke: 3[/size]]$119. [b][url=https://forum.zdoom.org/viewtopic.php?f=43&amp;t=45145]Hard-Doom[/url][/b] [3: [size=85]Zonky: 3[/size]]$119. [b][url=https://forum.zdoom.org/viewtopic.php?f=43&amp;t=48074#p820532]HXRTC Project[/url][/b] [3: [size=85]leodoom85: 1, ClessxAlghazanth: 2[/size]]$119. [b][url=https://forum.zdoom.org/viewtopic.php?f=43&amp;t=37130#p705156]Insanity's Requiem[/url][/b] [3: [size=85]D3athStalker: 2, Martinoz: 1[/size]]$119. [b][url=https://forum.zdoom.org/viewtopic.php?f=46&amp;t=29117#p553405]Jimmy’s Jukebox[/url][/b] [3: [size=85]Tapwave: 3[/size]]$119. [b][url=https://doomwiki.org/wiki/Psychophobia]Psychophobia[/url][/b] [3: [size=85]Doomguy914: 3[/size]]$119. [b][url=http://www.prodigal-game.com/doomwads.html]Redux E2M4[/url][/b] [3: [size=85]Jaxxoon R: 3[/size]]$119. [b][url=https://forum.zdoom.org/viewtopic.php?f=45&amp;t=24974#p479313]scalliano's 667 Shuffle[/url][/b] [3: [size=85]leodoom85: 1, Мichаеlis: 2[/size]]$119. [b][url=https://forum.zdoom.org/viewtopic.php?f=45&amp;t=13704#p278356]The Ghoul's Forest 3[/url][/b] [3: [size=85]ibm5155: 1, lil'devil: 2[/size]]$119. [b][url=https://www.doomworld.com/idgames/levels/doom2/Ports/v-z/void]Void[/url][/b] [3: [size=85]Jaxxoon R: 3[/size]]$119. [b][url=http://lazrojas.com/wolfendoom/arctic_2.html]WolfenDOOM: Operation: Arctic Wolf[/url][/b] [3: [size=85]Sgt. Shivers: 3[/size]]$119. [b][url=https://forum.zdoom.org/viewtopic.php?f=19&amp;t=27258#p520682]ZBlood+[/url][/b] [3: [size=85]Мichаеlis: 1, The_Abysswalker: 2[/size]]$147. [b][url=https://forum.zdoom.org/viewtopic.php?t=56483#p998194]All Clear Message[/url][/b] [2: [size=85]Cyanide: 1, Hexereticdoom: 1[/size]]$147. [b][url=https://forum.zdoom.org/viewtopic.php?f=43&amp;t=60456#p1052735]Champions[/url][/b] [2: [size=85]IdiotBitz: 1, CherubCorps: 1[/size]]$147. [b][url=https://forum.zdoom.org/viewtopic.php?f=19&amp;t=55298#p978283]Consolation Prize: The PSX Doom TC[/url][/b] [2: [size=85]Dr_Cosmobyte: 1, IdiotBitz: 1[/size]]$147. [b][url=https://forum.zdoom.org/viewtopic.php?t=36667#p694653]Crossfire[/url][/b] [2: [size=85]Somagu: 1, Marrub: 1[/size]]$147. [b][url=https://forum.zdoom.org/viewtopic.php?f=19&amp;t=36608]Cyberrunner[/url][/b] [2: [size=85]Revae: 2[/size]]$147. [b][url=https://forum.zdoom.org/viewtopic.php?t=57247#p1009500]DarkDoomZ[/url][/b] [2: [size=85]Hexereticdoom: 1, Proydoha: 1[/size]]$147. [b][url=https://forum.zdoom.org/viewtopic.php?f=43&amp;t=58521#p1028226]Dead Marine[/url][/b] [2: [size=85]m8f: 1, Dr_Cosmobyte: 1[/size]]$147. [b][url=https://forum.zdoom.org/viewtopic.php?f=43&amp;t=59887#p1045489]Demon CounterStrike[/url][/b] [2: [size=85]Shadelight: 2[/size]]$147. [b][url=https://forum.zdoom.org/viewtopic.php?t=31034#p587707]Error: Doom[/url][/b] [2: [size=85]Marrub: 2[/size]]$147. [b][url=http://www.moddb.com/mods/final-neodoom]Final NeoDoom[/url][/b] [2: [size=85]The Ultimate DooMer: 1, Ravick: 1[/size]]$147. [b][url=https://forum.zdoom.org/viewtopic.php?p=1221621#p1221621]Flashlight++[/url][/b] [2: [size=85]Proydoha: 2[/size]]$147. [b][url=https://forum.zdoom.org/viewtopic.php?f=105&amp;t=35388#p666921]Footsteps[/url][/b] [2: [size=85]m8f: 1, Hexereticdoom: 1[/size]]$147. [b][url=https://forum.zdoom.org/viewtopic.php?f=43&amp;t=46413#p775648]FragTrak[/url][/b] [2: [size=85]Ikazu-san: 2[/size]]$147. [b][url=https://forum.zdoom.org/viewtopic.php?f=19&amp;t=46718#p784166]Gene-Tech: Before the Storm[/url][/b] [2: [size=85]Rachael: 1, Ravick: 1[/size]]$147. [b][url=https://forum.zdoom.org/viewtopic.php?t=69090#p1156925]Gothic Skins for Doom[/url][/b] [2: [size=85]Matt: 2[/size]]$147. [b][url=https://forum.zdoom.org/viewtopic.php?t=58009#p1020405]HeXeReTiC Fantasy[/url][/b] [2: [size=85]Sumwunn: 2[/size]]$147. [b][url=https://forum.zdoom.org/viewtopic.php?f=43&amp;t=66819]Highway Acceleroid Booster[/url][/b] [2: [size=85]Jarewill: 2[/size]]$147. [b][url=https://forum.zdoom.org/viewtopic.php?f=46&amp;t=60356&amp;hilit=hitmarkers#p1051578]HitMarkers[/url][/b] [2: [size=85]Hexereticdoom: 1, ClessxAlghazanth: 1[/size]]$147. [b][url=https://forum.zdoom.org/viewtopic.php?f=43&amp;t=58687#p1030431]Lambda[/url][/b] [2: [size=85]ChocoGuevara: 2[/size]]$147. [b][url=https://www.doomworld.com/idgames/levels/doom2/Ports/m-o/massm2]MassMouth 2[/url][/b] [2: [size=85]The Ultimate DooMer: 1, lizardcommando: 1[/size]]$147. [b][url=https://mikestoybox.net/2017/09/13/midgard-outlaw/]Midgard Outlaw[/url][/b] [2: [size=85]Rex705: 2[/size]]$147. [b][url=https://forum.zdoom.org/viewtopic.php?t=69741]NeoCore: Dark Depths[/url][/b] [2: [size=85]Sharazar256: 2[/size]]$147. [b][url=https://forum.zdoom.org/viewtopic.php?f=43&amp;t=68043]Nightshift[/url][/b] [2: [size=85]Tombstone665: 1, Proydoha: 1[/size]]$147. [b][url=https://www.doomworld.com/forum/topic/106058-paradise-v2-final-version-8222019/]Paradise[/url][/b] [2: [size=85]Kappes Buur: 1, DarkQuill: 1[/size]]$147. [b][url=https://forum.zdoom.org/viewtopic.php?t=47988#p818163]Paranoid and Paranoiac[/url][/b] [2: [size=85]The Ultimate DooMer: 1, Kappes Buur: 1[/size]]$147. [b][url=https://forum.zdoom.org/viewtopic.php?f=43&amp;t=53876#p947619]Project Ironclad[/url][/b] [2: [size=85]Brohnesorge: 1, Rachael: 1[/size]]$147. [b][url=https://forum.zdoom.org/viewtopic.php?f=19&amp;t=46438#p776148]QUAKE: Descent into Heresy[/url][/b] [2: [size=85]Dr_Cosmobyte: 1, Craneo: 1[/size]]$147. [b][url=https://forum.zdoom.org/viewtopic.php?f=3&amp;t=13117#p267820]Queen's Crusade[/url][/b] [2: [size=85]Matt: 2[/size]]$147. [b][url=https://forum.zdoom.org/viewtopic.php?t=29792#p565461]SBrightmaps[/url][/b] [2: [size=85]Hipnotic Rogue: 1, LastManonEarth: 1[/size]]$147. [b][url=https://www.joshuaosullivan.co.uk/skulldash/]Skulldash[/url][/b] [2: [size=85]The Ultimate DooMer: 1, QuakedoomNukem Cz: 1[/size]]$147. [b][url=https://forum.zdoom.org/viewtopic.php?t=57013#p1005651]Slomo Bullettime Ultimate[/url][/b] [2: [size=85]Hexereticdoom: 1, ClessxAlghazanth: 1[/size]]$147. [b][url=https://forum.zdoom.org/viewtopic.php?f=43&amp;t=46174#p769209]Sneaky Doom[/url][/b] [2: [size=85]sycspysycspy: 2[/size]]$147. [b][url=https://www.doomworld.com/forum/topic/71133-sound-caulking-now-on-idgames/]Sound Caulking[/url][/b] [2: [size=85]m8f: 1, A_D_M_E_R_A_L: 1[/size]]$147. [b][url=https://forum.zdoom.org/viewtopic.php?f=42&amp;t=62163#p1074598]Spooktober Community Mapping Project[/url][/b] [2: [size=85]Rex705: 2[/size]]$147. [b][url=https://forum.zdoom.org/viewtopic.php?t=49369#p854693]Strange Aeons[/url][/b] [2: [size=85]Rachael: 1, Мichаеlis: 1[/size]]$147. [b][url=https://forum.zdoom.org/viewtopic.php?f=19&amp;t=49164#p850102]Temple of the Lizard Men 4[/url][/b] [2: [size=85]Rex705: 2[/size]]$147. [b][url=https://forum.zdoom.org/viewtopic.php?t=37064#p703739]The Space Pirate[/url][/b] [2: [size=85]Olroda: 2[/size]]$147. [b][url=https://forum.zdoom.org/viewtopic.php?f=43&amp;t=64374]The Wayfarer's Tome[/url][/b] [2: [size=85]Lagi: 2[/size]]$147. [b][url=https://forum.zdoom.org/viewtopic.php?f=105&amp;t=55413#p981192]Tilt++[/url][/b] [2: [size=85]Hipnotic Rogue: 1, Hexereticdoom: 1[/size]]$147. [b][url=https://zdoom.org/wiki/Town_Infection]Town Infection: The Flooding[/url][/b] [2: [size=85]IdiotBitz: 1, excedentia: 1[/size]]$147. [b][url=https://forum.zdoom.org/viewtopic.php?f=19&amp;t=68911]Trench Foot[/url][/b] [2: [size=85]Lagi: 2[/size]]$147. [b][url=https://forum.zdoom.org/viewtopic.php?f=19&amp;t=27981#p535716]TurboCharged ARCADE![/url][/b] [2: [size=85]Major Cooke: 2[/size]]$147. [b][url=https://forum.zdoom.org/viewtopic.php?t=61009#p1059953]Ugly as Sin[/url][/b] [2: [size=85]Matt: 2[/size]]$147. [b][url=https://forum.zdoom.org/viewtopic.php?f=43&amp;t=60612]Ultra Crispy[/url][/b] [2: [size=85]YukesVonFaust: 2[/size]]$147. [b][url=http://lazrojas.com/wolfendoom/astrostein_2.html]WolfenDOOM: Astrostein[/url][/b] [2: [size=85]Sgt. Shivers: 2[/size]]$147. [b][url=https://forum.zdoom.org/viewtopic.php?f=43&amp;t=65095]ZMovement[/url][/b] [2: [size=85]DYD: 1, SuyaSS: 1[/size]]$193. [b][url=https://www.doomworld.com/idgames/levels/doom/Ports/0-9/007ltsd]007: Licence to Spell DooM[/url][/b] [1: [size=85]The Ultimate DooMer: 1[/size]]$193. [b][url=https://forum.zdoom.org/viewtopic.php?f=42&amp;t=54247#p954473]20 Monsters Challenge[/url][/b] [1: [size=85]Rachael: 1[/size]]$193. [b][url=https://www.doomworld.com/idgames/levels/doom2/deathmatch/Ports/a-c/amisery]Abandoned Misery[/url][/b] [1: [size=85]Kappes Buur: 1[/size]]$193. [b][url=https://forum.zdoom.org/viewtopic.php?t=36877#p699326]Accessories to Murder[/url][/b] [1: [size=85]Cyanide: 1[/size]]$193. [b][url=https://forum.zdoom.org/viewtopic.php?f=43&amp;t=54914#p969409]Aetherius[/url][/b] [1: [size=85]PlayerLin: 1[/size]]$193. [b][url=https://forum.zdoom.org/viewtopic.php?t=58501#p1027895]Alfonzone[/url][/b] [1: [size=85]The Ultimate DooMer: 1[/size]]$193. [b][url=https://www.moddb.com/mods/acm-2014]Aliens: Colonial Marines TC[/url][/b] [1: [size=85]Ravick: 1[/size]]$193. [b][url=https://forum.zdoom.org/viewtopic.php?f=19&amp;t=45213]Aliens: The Ultimate Doom[/url][/b] [1: [size=85]Valken: 1[/size]]$193. [b][url=https://forum.zdoom.org/viewtopic.php?t=73461]aspot[/url][/b] [1: [size=85]Proydoha: 1[/size]]$193. [b][url=https://forum.zdoom.org/viewtopic.php?t=45192#p744669]AvP 2.0[/url][/b] [1: [size=85]shotfan: 1[/size]]$193. [b][url=https://forum.zdoom.org/viewtopic.php?f=43&amp;t=57464#p1012472]Banhammer[/url][/b] [1: [size=85]leodoom85: 1[/size]]$193. [b][url=https://www.doomworld.com/idgames/levels/doom2/Ports/a-c/brfinal]Beyond Reality[/url][/b] [1: [size=85]Kappes Buur: 1[/size]]$193. [b][url=https://forum.zdoom.org/viewtopic.php?f=43&amp;t=53545#p940527]BlackWarrior[/url][/b] [1: [size=85]Somagu: 1[/size]]$193. [b][url=https://www.moddb.com/mods/brutal-doom/addons/tomtefars-extension]Brutal Doom: Tomtefars Extension[/url][/b] [1: [size=85]eharper256: 1[/size]]$193. [b][url=https://forum.zdoom.org/viewtopic.php?f=45&amp;t=68735]Brutal Heretic RPG[/url][/b] [1: [size=85]Valken: 1[/size]]$193. [b][url=https://forum.zdoom.org/viewtopic.php?f=45&amp;t=65691]Brutal Hexen RPG[/url][/b] [1: [size=85]Valken: 1[/size]]$193. [b][url=https://forum.zdoom.org/viewtopic.php?f=3&amp;t=37949#p722987]Brutalkick[/url][/b] [1: [size=85]Hipnotic Rogue: 1[/size]]$193. [b][url=https://www.doomworld.com/idgames/levels/doom2/Ports/a-c/cheogsh]Cheogsh[/url][/b] [1: [size=85]Kappes Buur: 1[/size]]$193. [b][url=https://www.doomworld.com/idgames/levels/doom2/Ports/a-c/cheogsh2.zip]Cheogsh 2[/url][/b] [1: [size=85]Kappes Buur: 1[/size]]$193. [b][url=https://www.doomworld.com/idgames/?id=12363]Chosen[/url][/b] [1: [size=85]Bigger C: 1[/size]]$193. [b][url=https://forum.zdoom.org/viewtopic.php?f=61&amp;t=57834#p1017698]Complex Doom: LCA[/url][/b] [1: [size=85]leodoom85: 1[/size]]$193. [b][url=https://www.moddb.com/mods/counter-strike-doom-martian-offensive-2017]Counter-Strike Doom: Martian Offensive[/url][/b] [1: [size=85]AlphaEnt: 1[/size]]$193. [b][url=https://forum.zdoom.org/viewtopic.php?t=68078]Critical Shots[/url][/b] [1: [size=85]Proydoha: 1[/size]]$193. [b][url=https://forum.zdoom.org/viewtopic.php?f=37&amp;t=22137#p435505]Custom Crosshair Pack[/url][/b] [1: [size=85]Hexereticdoom: 1[/size]]$193. [b][url=https://www.doomworld.com/idgames/levels/doom2/Ports/d-f/dark7]Dark 7 (with Mission Pack)[/url][/b] [1: [size=85]The Ultimate DooMer: 1[/size]]$193. [b][url=https://forum.zdoom.org/viewtopic.php?f=19&amp;t=65458#p1112779]Darkmoon[/url][/b] [1: [size=85]Kappes Buur: 1[/size]]$193. [b][url=https://www.doomworld.com/idgames/levels/doom2/Ports/d-f/dor]Dawn of Reality[/url][/b] [1: [size=85]Kappes Buur: 1[/size]]$193. [b][url=https://forum.zdoom.org/viewtopic.php?t=46787#p786254]Demonsteele: NowThatsWhatICallMIDI[/url][/b] [1: [size=85]HaraSwift: 1[/size]]$193. [b][url=https://forum.zdoom.org/viewtopic.php?f=43&amp;t=67864]DN3DooM[/url][/b] [1: [size=85]ClessxAlghazanth: 1[/size]]$193. [b][url=https://www.moddb.com/mods/dont-play-with-hell-black-edition]Don’t play with HELL – Black Edition[/url][/b] [1: [size=85]Ravick: 1[/size]]$193. [b][url=https://www.doomworld.com/forum/topic/62403-doom-2-minor-sprite-fixing-project-v19-release-updated-12718/]Doom 2 Minor Sprite Fixing Project[/url][/b] [1: [size=85]m8f: 1[/size]]$193. [b][url=https://www.doomworld.com/forum/topic/108725-doom-4-vanilla-new-v12-released-faster-weapons/]DOOM 4 VANILLA[/url][/b] [1: [size=85]Rex705: 1[/size]]$193. [b][url=https://forum.zdoom.org/viewtopic.php?f=43&amp;t=51596]Doom 64 'weapons only'[/url][/b] [1: [size=85]Hipnotic Rogue: 1[/size]]$193. [b][url=https://forum.zdoom.org/viewtopic.php?t=45060#p741205]Doom Ambient Pack[/url][/b] [1: [size=85]Hexereticdoom: 1[/size]]$193. [b][url=https://forum.zdoom.org/viewtopic.php?f=43&amp;t=58499#p1027836]Doom Loot Box Mod[/url][/b] [1: [size=85]IdiotBitz: 1[/size]]$193. [b][url=https://www.doomworld.com/vb/thread/15965]Doom Raider:Crypt of the Vile[/url][/b] [1: [size=85]Kappes Buur: 1[/size]]$193. [b][url=https://forum.zdoom.org/viewtopic.php?f=43&amp;t=62911#p1083812]DoomKrakken's Monster Randomizer[/url][/b] [1: [size=85]shotfan: 1[/size]]$193. [b][url=https://www.doomworld.com/idgames/themes/TeamTNT/ed4_rfo/ed4_rfo1]Eternal DOOM IV: Return from Oblivion[/url][/b] [1: [size=85]Kappes Buur: 1[/size]]$193. [b][url=https://forum.zdoom.org/viewtopic.php?f=43&amp;t=58923#p1033516]FamiliarDoom[/url][/b] [1: [size=85]kadu522: 1[/size]]$193. [b][url=https://forum.zdoom.org/viewtopic.php?f=43&amp;t=69504]FantasyMonsters 4 Heretic[/url][/b] [1: [size=85]Valken: 1[/size]]$193. [b][url=https://www.doomworld.com/forum/topic/74722-release-fearrific-project-brutality-revised/]Fearrific[/url][/b] [1: [size=85]Valken: 1[/size]]$193. [b][url=https://iamsparky.wordpress.com/foreverhood/]Foreverhood[/url][/b] [1: [size=85]Kappes Buur: 1[/size]]$193. [b][url=https://forum.zdoom.org/viewtopic.php?f=19&amp;t=57252#p1009564]Ghoul School 3D[/url][/b] [1: [size=85]Rachael: 1[/size]]$193. [b][url=https://forum.zdoom.org/viewtopic.php?f=46&amp;t=56148#p994037]GZSHud[/url][/b] [1: [size=85]Hipnotic Rogue: 1[/size]]$193. [b][url=http://painkiller.allfearthesentinel.net/download?file=te13-harder-event.pk3]Harder Event[/url][/b] [1: [size=85]Dr_Cosmobyte: 1[/size]]$193. [b][url=https://zdoom.org/wiki/Haze_(working_title)]Haze[/url][/b] [1: [size=85]Dr_Cosmobyte: 1[/size]]$193. [b][url=https://forum.zdoom.org/viewtopic.php?f=43&amp;t=61643]Hellscape Navigator[/url][/b] [1: [size=85]TheRatCircus: 1[/size]]$193. [b][url=https://www.doomworld.com/forum/topic/98309-hellwalker-mod/]Hellwalker﻿ Mod[/url][/b] [1: [size=85]Valken: 1[/size]]$193. [b][url=https://forum.zdoom.org/viewtopic.php?f=37&amp;t=47973#p817851]Heretic Widescreened HUD[/url][/b] [1: [size=85]Hipnotic Rogue: 1[/size]]$193. [b][url=https://www.doomworld.com/idgames/levels/hexen/v-z/viscerus]Hexen: Scourge of Viscerus[/url][/b] [1: [size=85]Solmir : 1[/size]]$193. [b][url=https://forum.zdoom.org/viewtopic.php?f=43&amp;t=33766#p638587]HeXercise[/url][/b] [1: [size=85]Eric_: 1[/size]]$193. [b][url=https://www.doomworld.com/idgames/levels/heretic/Ports/hocx]Hordes of Chaos[/url][/b] [1: [size=85]The Ultimate DooMer: 1[/size]]$193. [b][url=https://forum.zdoom.org/viewtopic.php?f=43&amp;t=71897]Intelligent Supplies[/url][/b] [1: [size=85]TheRatCircus: 1[/size]]$193. [b][url=https://jp.itch.io/jphud-doom]JP's HUD[/url][/b] [1: [size=85]Hexereticdoom: 1[/size]]$193. [b][url=https://mikestoybox.net/2017/06/29/karnak/]Karnak[/url][/b] [1: [size=85]Matt: 1[/size]]$193. [b][url=https://jp.itch.io/doom-keymaster]Keymaster[/url][/b] [1: [size=85]IdiotBitz: 1[/size]]$193. [b][url=https://forum.zdoom.org/viewtopic.php?t=37786#p719312]Lasting Light[/url][/b] [1: [size=85]Ravick: 1[/size]]$193. [b][url=https://forum.zdoom.org/viewtopic.php?f=43&amp;t=65583]Legion of Bones[/url][/b] [1: [size=85]Brohnesorge: 1[/size]]$193. [b][url=https://forum.zdoom.org/viewtopic.php?f=42&amp;t=57364#p1011019]Lilith[/url][/b] [1: [size=85]AlphaEnt: 1[/size]]$193. [b][url=https://forum.zdoom.org/viewtopic.php?t=15793#p315526]Lizard Squad[/url][/b] [1: [size=85]lizardcommando: 1[/size]]$193. [b][url=https://www.doomworld.com/idgames/levels/doom2/Ports/j-l/lslsp_gd]LOST SOULSPHERE: Gold Edition[/url][/b] [1: [size=85]Major Cooke: 1[/size]]$193. [b][url=https://forum.zdoom.org/viewtopic.php?f=43&amp;t=52041#p907566]Lowtech Remake[/url][/b] [1: [size=85]YukesVonFaust: 1[/size]]$193. [b][url=https://forum.zdoom.org/viewtopic.php?f=19&amp;t=28589&amp;start=2490#p925995]MAIS[/url][/b] [1: [size=85]Sgt. Shivers: 1[/size]]$193. [b][url=https://forum.zdoom.org/viewtopic.php?f=43&amp;t=69492]Malice[/url][/b] [1: [size=85]Valken: 1[/size]]$193. [b][url=https://forum.zdoom.org/viewtopic.php?t=48924#p843884]Megabounce[/url][/b] [1: [size=85]Beed28: 1[/size]]$193. [b][url=https://forum.zdoom.org/viewtopic.php?t=45872#p761776]Metroid: Dreadnought[/url][/b] [1: [size=85]Cyanide: 1[/size]]$193. [b][url=https://forum.zdoom.org/viewtopic.php?f=42&amp;t=53887#p947837]MMDCXIV - Journey into 27 Century[/url][/b] [1: [size=85]Kappes Buur: 1[/size]]$193. [b][url=https://forum.zdoom.org/viewtopic.php?t=56838#p1003369]Monster Scouter[/url][/b] [1: [size=85]Cyanide: 1[/size]]$193. [b][url=https://forum.zdoom.org/viewtopic.php?f=43&amp;t=56272]Nameless Lite RPG Mod[/url][/b] [1: [size=85]IdiotBitz: 1[/size]]$193. [b][url=https://mikestoybox.net/2017/01/04/nerves-of-steel/]Nerves of Steel[/url][/b] [1: [size=85]Rex705: 1[/size]]$193. [b][url=http://web.archive.org/web/20100527012514/http://members.multimania.co.uk/Enjay001/]njsplash[/url][/b] [1: [size=85]Hipnotic Rogue: 1[/size]]$193. [b][url=https://forum.zdoom.org/viewtopic.php?f=43&amp;t=67319]Nobody Told Me About id[/url][/b] [1: [size=85]terminator44: 1[/size]]$193. [b][url=https://www.doomworld.com/idgames/combos/omgwpnv2]OMG Weapons! (and Monsters)[/url][/b] [1: [size=85]TDRR: 1[/size]]$193. [b][url=https://forum.zdoom.org/viewtopic.php?f=43&amp;t=72567]Painslayer[/url][/b] [1: [size=85]Infirnex: 1[/size]]$193. [b][url=https://forum.zdoom.org/viewtopic.php?f=19&amp;t=26057#p496393]Parkour[/url][/b] [1: [size=85]TDRR: 1[/size]]$193. [b][url=https://forum.zdoom.org/viewtopic.php?f=19&amp;t=27649#p529231]Pokémon Doom[/url][/b] [1: [size=85]Marrub: 1[/size]]$193. [b][url=https://forum.zdoom.org/viewtopic.php?t=70993]Project Re-Blood[/url][/b] [1: [size=85]ClessxAlghazanth: 1[/size]]$193. [b][url=https://sites.google.com/site/realgunshardcore/]Real Guns Hardcore[/url][/b] [1: [size=85]Koto: 1[/size]]$193. [b][url=https://www.doomworld.com/idgames/levels/doom2/Ports/p-r/roch]Realm of Cheogsh[/url][/b] [1: [size=85]Ravick: 1[/size]]$193. [b][url=https://forum.zdoom.org/viewtopic.php?f=43&amp;t=54362#p957165]Run For It![/url][/b] [1: [size=85]IdiotBitz: 1[/size]]$193. [b][url=https://forum.zdoom.org/viewtopic.php?f=37&amp;t=55161#p975126]Smooth fluids[/url][/b] [1: [size=85]Hipnotic Rogue: 1[/size]]$193. [b][url=https://www.doomworld.com/forum/topic/54855-spacedm9-10-release-download-now/]SpaceDM9[/url][/b] [1: [size=85]Kappes Buur: 1[/size]]$193. [b][url=https://forum.zdoom.org/viewtopic.php?f=19&amp;t=60104#p1048348]Splatterhouse 3D[/url][/b] [1: [size=85]Rachael: 1[/size]]$193. [b][url=https://forum.zdoom.org/viewtopic.php?t=56600#p1000024]StatsKeeper[/url][/b] [1: [size=85]Cyanide: 1[/size]]$193. [b][url=https://forum.zdoom.org/viewtopic.php?f=43&amp;t=57902#p1018827]Sun Damage Omen[/url][/b] [1: [size=85]Matt: 1[/size]]$193. [b][url=https://forum.zdoom.org/viewtopic.php?p=883878#p883878]TGRDM3 (Morgenstern)[/url][/b] [1: [size=85]Rachael: 1[/size]]$193. [b][url=https://www.doomworld.com/idgames/levels/doom2/Ports/s-u/tcotd21me]The City of The Damned : Apocalypse[/url][/b] [1: [size=85]Zan: 1[/size]]$193. [b][url=http://www.prodigal-game.com/doomwads.html]The Island[/url][/b] [1: [size=85]Kappes Buur: 1[/size]]$193. [b][url=https://forum.zdoom.org/viewtopic.php?f=43&amp;t=55321#p978965]The Trooper[/url][/b] [1: [size=85]lil'devil: 1[/size]]$193. [b][url=https://www.doomworld.com/idgames/levels/heretic/Ports/njhthief]Thief - The Trail of the Arch-Heretic[/url][/b] [1: [size=85]Curunir: 1[/size]]$193. [b][url=https://forum.zdoom.org/viewtopic.php?f=43&amp;t=71406]Thrifty Ammo, Thrifty Health[/url][/b] [1: [size=85]TheRatCircus: 1[/size]]$193. [b][url=https://forum.zdoom.org/viewtopic.php?f=43&amp;t=64678]Ultimate Custom Doom[/url][/b] [1: [size=85]Lagi: 1[/size]]$193. [b][url=https://www.moddb.com/mods/vietdoom]VietDoom[/url][/b] [1: [size=85]undeadmonk354: 1[/size]]$193. [b][url=https://forum.zdoom.org/viewtopic.php?t=57338#p1010714]Vignette Shader[/url][/b] [1: [size=85]Hexereticdoom: 1[/size]]$193. [b][url=https://forum.zdoom.org/viewtopic.php?f=43&amp;t=67054#p1132997]War Trophies[/url][/b] [1: [size=85]m8f: 1[/size]]$193. [b][url=http://www.moddb.com/addons/na132689]WARDUST heretic Sprites[/url][/b] [1: [size=85]Hipnotic Rogue: 1[/size]]$193. [b][url=https://www.afadoomer.com/wolf3d/default.php]Wolfenstein 3D TC[/url][/b] [1: [size=85]sycspysycspy: 1[/size]]$193. [b][url=https://forum.zdoom.org/viewtopic.php?f=43&amp;t=37254#p707405]X-Weapon: Helsturm[/url][/b] [1: [size=85]shotfan: 1[/size]]$193. [b][url=https://forum.zdoom.org/viewtopic.php?f=43&amp;t=63652&amp;p=1091577#p1091263]Xim's Star Wars Doom[/url][/b] [1: [size=85]xim: 1[/size]]$193. [b][url=https://forum.zdoom.org/viewtopic.php?f=43&amp;t=50744#p882979]Zion[/url][/b] [1: [size=85]Apaul27 : 1[/size]]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92" calcext:value-type="string">
            <text:p>Mods: 292</text:p>
          </table:table-cell>
          <table:table-cell table:style-name="ce12" table:formula="of:=&quot;Voters: &quot; &amp; SUMPRODUCT(NOT(ISBLANK([.H2:.AMJ2])))" office:value-type="string" office:string-value="Voters: 141" calcext:value-type="string">
            <text:p>Voters: 141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093" calcext:value-type="float">
            <text:p>2093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3" table:formula="of:=SUM([.EN4:.EN1048576])" office:value-type="float" office:value="15" calcext:value-type="float">
            <text:p>15</text:p>
          </table:table-cell>
          <table:table-cell table:style-name="ce43" table:formula="of:=SUM([.EO4:.EO1048576])" office:value-type="float" office:value="15" calcext:value-type="float">
            <text:p>15</text:p>
          </table:table-cell>
          <table:table-cell table:style-name="ce43" table:formula="of:=SUM([.EP4:.EP1048576])" office:value-type="float" office:value="15" calcext:value-type="float">
            <text:p>15</text:p>
          </table:table-cell>
          <table:table-cell table:style-name="ce40" table:formula="of:=SUM([.EQ4:.EQ1048576])" office:value-type="float" office:value="15" calcext:value-type="float">
            <text:p>15</text:p>
          </table:table-cell>
          <table:table-cell table:style-name="ce43" table:formula="of:=SUM([.ER4:.ER1048576])" office:value-type="float" office:value="15" calcext:value-type="float">
            <text:p>15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4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4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4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16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14" office:value-type="string" calcext:value-type="string">
            <text:p>Ravick</text:p>
          </table:table-cell>
          <table:table-cell table:style-name="ce1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14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16" office:value-type="string" calcext:value-type="string">
            <text:p>TDRR</text:p>
          </table:table-cell>
          <table:table-cell table:style-name="ce16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 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6" office:value-type="string" calcext:value-type="string">
            <text:p>TheRatCircus</text:p>
          </table:table-cell>
          <table:table-cell table:style-name="ce16" office:value-type="string" calcext:value-type="string">
            <text:p>BouncyTEM</text:p>
          </table:table-cell>
          <table:table-cell table:style-name="ce16" office:value-type="string" calcext:value-type="string">
            <text:p>DarkQuill</text:p>
          </table:table-cell>
          <table:table-cell table:style-name="ce14" office:value-type="string" calcext:value-type="string">
            <text:p>Irrevenant</text:p>
          </table:table-cell>
          <table:table-cell table:style-name="ce16" office:value-type="string" calcext:value-type="string">
            <text:p>Proydoha</text:p>
          </table:table-cell>
          <table:table-cell table:style-name="ce14" table:number-columns-repeated="876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4" calcext:value-type="float">
            <text:p>74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</text:p>
          </table:table-cell>
          <table:table-cell table:formula="of:=SUMPRODUCT(NOT(ISBLANK([.H4:.AMJ4])))"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72" calcext:value-type="float">
            <text:p>7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" calcext:value-type="string">
            <text:p>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</text:p>
          </table:table-cell>
          <table:table-cell table:formula="of:=SUMPRODUCT(NOT(ISBLANK([.H5:.AMJ5])))" office:value-type="float" office:value="26" calcext:value-type="float">
            <text:p>2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78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6" calcext:value-type="float">
            <text:p>6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<text:a xlink:href="https://github.com/pa1nki113r/Project_Brutality" xlink:type="simple">https://github.com/pa1nki113r/Project_Brutality</text:a>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" calcext:value-type="string">
            <text:p>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</text:p>
          </table:table-cell>
          <table:table-cell table:formula="of:=SUMPRODUCT(NOT(ISBLANK([.H6:.AMJ6])))" office:value-type="float" office:value="20" calcext:value-type="float">
            <text:p>20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2" calcext:value-type="float">
            <text:p>6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" calcext:value-type="string">
            <text:p>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</text:p>
          </table:table-cell>
          <table:table-cell table:formula="of:=SUMPRODUCT(NOT(ISBLANK([.H7:.AMJ7])))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6" calcext:value-type="float">
            <text:p>5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</text:p>
          </table:table-cell>
          <table:table-cell table:formula="of:=SUMPRODUCT(NOT(ISBLANK([.H8:.AMJ8])))" office:value-type="float" office:value="22" calcext:value-type="float">
            <text:p>2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51" calcext:value-type="float">
            <text:p>51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 TheNightATK300: 3, Cyanide: 1, D3athStalker: 2, Apaul27 : 1, DoodGuy: 5, JDSH98: 3, SunPraiser: 5, The_Abysswalker: 5, TDRR: 4, excedentia: 5, Error313: 3, spart_n: 3, kultasakaali: 5, DYD: 3, RubyEyeShabranigdu: 2, Sharazar256: 1" calcext:value-type="string">
            <text:p><text:s/>TheNightATK300: 3, Cyanide: 1, D3athStalker: 2, Apaul27 : 1, DoodGuy: 5, JDSH98: 3, SunPraiser: 5, The_Abysswalker: 5, TDRR: 4, excedentia: 5, Error313: 3, spart_n: 3, kultasakaali: 5, DYD: 3, RubyEyeShabranigdu: 2, Sharazar256: 1</text:p>
          </table:table-cell>
          <table:table-cell table:formula="of:=SUMPRODUCT(NOT(ISBLANK([.H9:.AMJ9])))" office:value-type="float" office:value="16" calcext:value-type="float">
            <text:p>16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8" calcext:value-type="float">
            <text:p>48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5" calcext:value-type="float">
            <text:p>45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</text:p>
          </table:table-cell>
          <table:table-cell table:formula="of:=SUMPRODUCT(NOT(ISBLANK([.H11:.AMJ11]))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7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" calcext:value-type="string">
            <text:p>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</text:p>
          </table:table-cell>
          <table:table-cell table:formula="of:=SUMPRODUCT(NOT(ISBLANK([.H12:.AMJ12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<text:s/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3:.AMJ13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m8f: 1, Olroda: 2, Bigger C: 3, TheLightBad96: 2, The_Abysswalker: 3, Error313: 3, Jarewill: 2, Curunir: 5, ReformedJoe: 5, rayburn: 1, RubyEyeShabranigdu: 5, Sharazar256: 1, Nimlouth: 2, TheRatCircus: 1" calcext:value-type="string">
            <text:p>m8f: 1, Olroda: 2, Bigger C: 3, TheLightBad96: 2, The_Abysswalker: 3, Error313: 3, Jarewill: 2, Curunir: 5, ReformedJoe: 5, rayburn: 1, RubyEyeShabranigdu: 5, Sharazar256: 1, Nimlouth: 2, TheRatCircus: 1</text:p>
          </table:table-cell>
          <table:table-cell table:formula="of:=SUMPRODUCT(NOT(ISBLANK([.H14:.AMJ14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TerminusEst13: 2, DrPyspy: 3, phantombeta: 5, undeadmonk354: 1, 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<text:s/>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5:.AMJ15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6:.AMJ16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34" calcext:value-type="float">
            <text:p>3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</text:p>
          </table:table-cell>
          <table:table-cell table:formula="of:=SUMPRODUCT(NOT(ISBLANK([.H17:.AMJ17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34" calcext:value-type="float">
            <text:p>34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eharper256: 1, SallazarSpellcaster: 5, MaxRideWizardLord: 3, Lagi: 1, Valken: 1, ClessxAlghazanth: 2,  Inconspicuousduck : 4, Infirnex: 1, headlesszombie: 5, RubyEyeShabranigdu: 1, Sharazar256: 2, Nimlouth: 2, DarkQuill: 5, Irrevenant: 1" calcext:value-type="string">
            <text:p>eharper256: 1, SallazarSpellcaster: 5, MaxRideWizardLord: 3, Lagi: 1, Valken: 1, ClessxAlghazanth: 2, <text:s/>Inconspicuousduck : 4, Infirnex: 1, headlesszombie: 5, RubyEyeShabranigdu: 1, Sharazar256: 2, Nimlouth: 2, DarkQuill: 5, Irrevenant: 1</text:p>
          </table:table-cell>
          <table:table-cell table:formula="of:=SUMPRODUCT(NOT(ISBLANK([.H18:.AMJ18])))" office:value-type="float" office:value="14" calcext:value-type="float">
            <text:p>14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77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33" calcext:value-type="float">
            <text:p>33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Shadelight: 3, TerminusEst13: 3, DrPyspy: 3, Somagu: 1,  TheNightATK300: 2, Hege Cactus: 2, Captain J: 2, Azba: 3, Eric_: 1, Marrub: 1, Revae: 3, QuakedoomNukem Cz: 1, Jarewill: 3, Tartlman: 1, spart_n: 1, Irrevenant: 3" calcext:value-type="string">
            <text:p>Shadelight: 3, TerminusEst13: 3, DrPyspy: 3, Somagu: 1, <text:s/>TheNightATK300: 2, Hege Cactus: 2, Captain J: 2, Azba: 3, Eric_: 1, Marrub: 1, Revae: 3, QuakedoomNukem Cz: 1, Jarewill: 3, Tartlman: 1, spart_n: 1, Irrevenant: 3</text:p>
          </table:table-cell>
          <table:table-cell table:formula="of:=SUMPRODUCT(NOT(ISBLANK([.H19:.AMJ19])))" office:value-type="float" office:value="16" calcext:value-type="float">
            <text:p>1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30" calcext:value-type="float">
            <text:p>3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lil'devil: 1, Olroda: 1, Zcat: 1, Zan: 3, wolfmanfp: 1, Rowsol: 1, BerserkerNoir: 1, MasterBeavis: 1, AlexThePianoNailer: 5, Martinoz: 3, Dinosaur_Nerd: 2, Valken: 1, omxgamer127: 3,  Inconspicuousduck : 4, Sharazar256: 2" calcext:value-type="string">
            <text:p>lil'devil: 1, Olroda: 1, Zcat: 1, Zan: 3, wolfmanfp: 1, Rowsol: 1, BerserkerNoir: 1, MasterBeavis: 1, AlexThePianoNailer: 5, Martinoz: 3, Dinosaur_Nerd: 2, Valken: 1, omxgamer127: 3, <text:s/>Inconspicuousduck : 4, Sharazar256: 2</text:p>
          </table:table-cell>
          <table:table-cell table:formula="of:=SUMPRODUCT(NOT(ISBLANK([.H20:.AMJ20])))" office:value-type="float" office:value="15" calcext:value-type="float">
            <text:p>1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9" calcext:value-type="float">
            <text:p>29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Hipnotic Rogue: 1, AlphaEnt: 1, BerserkerNoir: 2, xim: 2, Rex705: 1, Craneo: 5, Hexereticdoom: 1, terminator44: 1, Lagi: 2, Arcterezion: 4, CherubCorps: 1, Xangelxal: 2,  Inconspicuousduck : 2, headlesszombie: 1, Nimlouth: 1, TheRatCircus: 1, Proydoha: 1" calcext:value-type="string">
            <text:p>Hipnotic Rogue: 1, AlphaEnt: 1, BerserkerNoir: 2, xim: 2, Rex705: 1, Craneo: 5, Hexereticdoom: 1, terminator44: 1, Lagi: 2, Arcterezion: 4, CherubCorps: 1, Xangelxal: 2, <text:s/>Inconspicuousduck : 2, headlesszombie: 1, Nimlouth: 1, TheRatCircus: 1, Proydoha: 1</text:p>
          </table:table-cell>
          <table:table-cell table:formula="of:=SUMPRODUCT(NOT(ISBLANK([.H21:.AMJ21])))"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Rachael: 1, Shadelight: 3, Jaxxoon R: 3, insightguy: 2, Zcat: 3, Zan: 4, QuakedoomNukem Cz: 1, Solmir : 4, SunPraiser: 2, Dylan558: 2, MasterBeavis: 1, ReformedJoe: 2, Lagi: 1" calcext:value-type="string">
            <text:p>Rachael: 1, Shadelight: 3, Jaxxoon R: 3, insightguy: 2, Zcat: 3, Zan: 4, QuakedoomNukem Cz: 1, Solmir : 4, SunPraiser: 2, Dylan558: 2, MasterBeavis: 1, ReformedJoe: 2, Lagi: 1</text:p>
          </table:table-cell>
          <table:table-cell table:formula="of:=SUMPRODUCT(NOT(ISBLANK([.H22:.AMJ22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5" calcext:value-type="float">
            <text:p>25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Untitled: 4, Captain J: 2, Azba: 1, Eric_: 3, Zcat: 5, TheMightyHeracross: 3, sycspysycspy: 3, Ikazu-san: 1, Tartlman: 1, terminator44: 1, Proydoha: 1" calcext:value-type="string">
            <text:p>Untitled: 4, Captain J: 2, Azba: 1, Eric_: 3, Zcat: 5, TheMightyHeracross: 3, sycspysycspy: 3, Ikazu-san: 1, Tartlman: 1, terminator44: 1, Proydoha: 1</text:p>
          </table:table-cell>
          <table:table-cell table:formula="of:=SUMPRODUCT(NOT(ISBLANK([.H26:.AMJ26])))" office:value-type="float" office:value="11" calcext:value-type="float">
            <text:p>1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Caligari87: 2, ZikShadow: 1, The Ultimate DooMer: 1, dard22: 2, Zcat: 2, Zan: 1, Ravick: 1, Koto: 4, Solmir : 5, kultasakaali: 2, headlesszombie: 3" calcext:value-type="string">
            <text:p>Caligari87: 2, ZikShadow: 1, The Ultimate DooMer: 1, dard22: 2, Zcat: 2, Zan: 1, Ravick: 1, Koto: 4, Solmir : 5, kultasakaali: 2, headlesszombie: 3</text:p>
          </table:table-cell>
          <table:table-cell table:formula="of:=SUMPRODUCT(NOT(ISBLANK([.H28:.AMJ28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23" calcext:value-type="float">
            <text:p>23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Somagu: 1, TheLightBad96: 4, Koto: 1, Error313: 3, xim: 5, ErrantMasa: 2, Cacodemon345: 4, Elodorian: 1, ClessxAlghazanth: 2" calcext:value-type="string">
            <text:p>Somagu: 1, TheLightBad96: 4, Koto: 1, Error313: 3, xim: 5, ErrantMasa: 2, Cacodemon345: 4, Elodorian: 1, ClessxAlghazanth: 2</text:p>
          </table:table-cell>
          <table:table-cell table:formula="of:=SUMPRODUCT(NOT(ISBLANK([.H30:.AMJ30])))" office:value-type="float" office:value="9" calcext:value-type="float">
            <text:p>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1:.AMJ31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21" calcext:value-type="float">
            <text:p>21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m8f: 1, Vostyok: 3, spart_n: 5, DoomKrakken: 3, ReformedJoe: 4, rayburn: 5" calcext:value-type="string">
            <text:p>m8f: 1, Vostyok: 3, spart_n: 5, DoomKrakken: 3, ReformedJoe: 4, rayburn: 5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3:.AMJ33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Rex705: 2, Craneo: 4, ChocoGuevara: 4, TheZombie: 5, fcas3t: 5" calcext:value-type="string">
            <text:p>Rex705: 2, Craneo: 4, ChocoGuevara: 4, TheZombie: 5, fcas3t: 5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9" calcext:value-type="float">
            <text:p>19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Master Medi: 2, Zan: 1, TheMightyHeracross: 3, IdiotBitz: 1, SallazarSpellcaster: 2, MaxRideWizardLord: 1, Doomguy914: 4, rayburn: 3, Sharazar256: 2" calcext:value-type="string">
            <text:p>Master Medi: 2, Zan: 1, TheMightyHeracross: 3, IdiotBitz: 1, SallazarSpellcaster: 2, MaxRideWizardLord: 1, Doomguy914: 4, rayburn: 3, Sharazar256: 2</text:p>
          </table:table-cell>
          <table:table-cell table:formula="of:=SUMPRODUCT(NOT(ISBLANK([.H36:.AMJ36])))" office:value-type="float" office:value="9" calcext:value-type="float">
            <text:p>9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QuakedoomNukem Cz: 1, Apaul27 : 2, wolfmanfp: 2, Мichаеlis: 2, DoodGuy: 2, Tartlman: 2, ReformedJoe: 3, Doomguy914: 1, headlesszombie: 3" calcext:value-type="string">
            <text:p>QuakedoomNukem Cz: 1, Apaul27 : 2, wolfmanfp: 2, Мichаеlis: 2, DoodGuy: 2, Tartlman: 2, ReformedJoe: 3, Doomguy914: 1, headlesszombie: 3</text:p>
          </table:table-cell>
          <table:table-cell table:formula="of:=SUMPRODUCT(NOT(ISBLANK([.H37:.AMJ37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8" calcext:value-type="float">
            <text:p>1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Dr_Cosmobyte: 1, Somagu: 1, TriMetall: 3, Ikazu-san: 3, Dawn111: 2, DYD: 4, Nimlouth: 2, TheRatCircus: 1, BouncyTEM: 1" calcext:value-type="string">
            <text:p>Dr_Cosmobyte: 1, Somagu: 1, TriMetall: 3, Ikazu-san: 3, Dawn111: 2, DYD: 4, Nimlouth: 2, TheRatCircus: 1, BouncyTEM: 1</text:p>
          </table:table-cell>
          <table:table-cell table:formula="of:=SUMPRODUCT(NOT(ISBLANK([.H38:.AMJ38])))" office:value-type="float" office:value="9" calcext:value-type="float">
            <text:p>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m8f: 1, ZippeyKeys12: 1, Dr_Cosmobyte: 1, Мichаеlis: 1, SunPraiser: 3, Squirb: 3, Rex705: 1, A_D_M_E_R_A_L: 2, Cacodemon345: 3, terminator44: 1" calcext:value-type="string">
            <text:p>m8f: 1, ZippeyKeys12: 1, Dr_Cosmobyte: 1, Мichаеlis: 1, SunPraiser: 3, Squirb: 3, Rex705: 1, A_D_M_E_R_A_L: 2, Cacodemon345: 3, terminator44: 1</text:p>
          </table:table-cell>
          <table:table-cell table:formula="of:=SUMPRODUCT(NOT(ISBLANK([.H39:.AMJ39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Shadelight: 1, DrPyspy: 3, undeadmonk354: 1, Sumwunn: 1, Crazy Toni: 2, DoodGuy: 3, ClessxAlghazanth: 1, SuyaSS: 4" calcext:value-type="string">
            <text:p>Shadelight: 1, DrPyspy: 3, undeadmonk354: 1, Sumwunn: 1, Crazy Toni: 2, DoodGuy: 3, ClessxAlghazanth: 1, SuyaSS: 4</text:p>
          </table:table-cell>
          <table:table-cell table:formula="of:=SUMPRODUCT(NOT(ISBLANK([.H41:.AMJ41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2:.AMJ42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The Ultimate DooMer: 1, Koto: 1, Apaul27 : 2, Мichаеlis: 1, excedentia: 5, Zonky: 4" calcext:value-type="string">
            <text:p>The Ultimate DooMer: 1, Koto: 1, Apaul27 : 2, Мichаеlis: 1, excedentia: 5, Zonky: 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Hege Cactus: 3, 4thcharacter: 3, ZikShadow: 1, Sumwunn: 3, Crazy Toni: 2, IdiotBitz: 1, TheRatCircus: 1" calcext:value-type="string">
            <text:p>Hege Cactus: 3, 4thcharacter: 3, ZikShadow: 1, Sumwunn: 3, Crazy Toni: 2, IdiotBitz: 1, TheRatCircus: 1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Dr_Cosmobyte: 1, lizardcommando: 1, AlexThePianoNailer: 2, Cacodemon345: 2, Curunir: 4, terminator44: 1, Lagi: 2, Arcterezion: 1" calcext:value-type="string">
            <text:p>Dr_Cosmobyte: 1, lizardcommando: 1, AlexThePianoNailer: 2, Cacodemon345: 2, Curunir: 4, terminator44: 1, Lagi: 2, Arcterezion: 1</text:p>
          </table:table-cell>
          <table:table-cell table:formula="of:=SUMPRODUCT(NOT(ISBLANK([.H47:.AMJ47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13" calcext:value-type="float">
            <text:p>1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ChocoGuevara: 3, Arcterezion: 2, CherubCorps: 4, Irrevenant: 3, Proydoha: 1" calcext:value-type="string">
            <text:p>ChocoGuevara: 3, Arcterezion: 2, CherubCorps: 4, Irrevenant: 3, Proydoha: 1</text:p>
          </table:table-cell>
          <table:table-cell table:formula="of:=SUMPRODUCT(NOT(ISBLANK([.H48:.AMJ48])))" office:value-type="float" office:value="5" calcext:value-type="float">
            <text:p>5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m8f: 1, undeadmonk354: 3, PlayerLin: 5,  Inconspicuousduck : 4" calcext:value-type="string">
            <text:p>m8f: 1, undeadmonk354: 3, PlayerLin: 5, <text:s/>Inconspicuousduck : 4</text:p>
          </table:table-cell>
          <table:table-cell table:formula="of:=SUMPRODUCT(NOT(ISBLANK([.H49:.AMJ49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13" calcext:value-type="float">
            <text:p>13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undeadmonk354: 4, SuyaSS: 3, TheRatCircus: 1, BouncyTEM: 5" calcext:value-type="string">
            <text:p>undeadmonk354: 4, SuyaSS: 3, TheRatCircus: 1, BouncyTEM: 5</text:p>
          </table:table-cell>
          <table:table-cell table:formula="of:=SUMPRODUCT(NOT(ISBLANK([.H50:.AMJ50])))"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ibm5155: 3, D3athStalker: 1, Мichаеlis: 1, shotfan: 2, DYD: 5" calcext:value-type="string">
            <text:p>ibm5155: 3, D3athStalker: 1, Мichаеlis: 1, shotfan: 2, DYD: 5</text:p>
          </table:table-cell>
          <table:table-cell table:formula="of:=SUMPRODUCT(NOT(ISBLANK([.H51:.AMJ51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TheLightBad96: 2, erni945: 2, Apaul27 : 1, DoodGuy: 1, YukesVonFaust: 1, JDSH98: 2, Vostyok: 3" calcext:value-type="string">
            <text:p>TheLightBad96: 2, erni945: 2, Apaul27 : 1, DoodGuy: 1, YukesVonFaust: 1, JDSH98: 2, Vostyok: 3</text:p>
          </table:table-cell>
          <table:table-cell table:formula="of:=SUMPRODUCT(NOT(ISBLANK([.H52:.AMJ52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Combine_Kegan: 4, Zcat: 4, Ravick: 1, MasterBeavis: 1, Dinosaur_Nerd: 1,  Inconspicuousduck : 1" calcext:value-type="string">
            <text:p>Combine_Kegan: 4, Zcat: 4, Ravick: 1, MasterBeavis: 1, Dinosaur_Nerd: 1, <text:s/>Inconspicuousduck : 1</text:p>
          </table:table-cell>
          <table:table-cell table:formula="of:=SUMPRODUCT(NOT(ISBLANK([.H53:.AMJ53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11" calcext:value-type="float">
            <text:p>11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leodoom85: 1, lil'devil: 1, Olroda: 5, Ravick: 1, A_D_M_E_R_A_L: 3" calcext:value-type="string">
            <text:p>leodoom85: 1, lil'devil: 1, Olroda: 5, Ravick: 1, A_D_M_E_R_A_L: 3</text:p>
          </table:table-cell>
          <table:table-cell table:formula="of:=SUMPRODUCT(NOT(ISBLANK([.H54:.AMJ54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58:.AMJ5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QuakedoomNukem Cz: 1, Apaul27 : 3, AlphaEnt: 2, fcas3t: 3" calcext:value-type="string">
            <text:p>QuakedoomNukem Cz: 1, Apaul27 : 3, AlphaEnt: 2, fcas3t: 3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8" calcext:value-type="float">
            <text:p>8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Infirnex: 5, DarkQuill: 3" calcext:value-type="string">
            <text:p>Infirnex: 5, DarkQuill: 3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7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8" calcext:value-type="float">
            <text:p>8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DYD: 1, Tombstone665: 2, Irrevenant: 5" calcext:value-type="string">
            <text:p>DYD: 1, Tombstone665: 2, Irrevenant: 5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H66:.AMJ66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SallazarSpellcaster: 5, Lagi: 2" calcext:value-type="string">
            <text:p>SallazarSpellcaster: 5, Lagi: 2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H67:.AMJ67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TheMightyHeracross: 3, QuakedoomNukem Cz: 1, Apaul27 : 3" calcext:value-type="string">
            <text:p>TheMightyHeracross: 3, QuakedoomNukem Cz: 1, Apaul27 : 3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3" calcext:value-type="float">
            <text:p>63</text:p>
          </table:table-cell>
          <table:table-cell table:formula="of:=SUM([.H68:.AMJ68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phantombeta: 2, Apaul27 : 2, wolfmanfp: 3" calcext:value-type="string">
            <text:p>phantombeta: 2, Apaul27 : 2, wolfmanfp: 3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TheLightBad96: 1, erni945: 1, YukesVonFaust: 3, Jarewill: 1" calcext:value-type="string">
            <text:p>TheLightBad96: 1, erni945: 1, YukesVonFaust: 3, Jarewill: 1</text:p>
          </table:table-cell>
          <table:table-cell table:formula="of:=SUMPRODUCT(NOT(ISBLANK([.H69:.AMJ69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6" calcext:value-type="float">
            <text:p>6</text:p>
          </table:table-cell>
          <table:table-cell table:style-name="ce22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Codename: DEMOLITIONIST</text:p>
          </table:table-cell>
          <table:table-cell office:value-type="string" calcext:value-type="string">
            <text:p><text:a xlink:href="https://forum.zdoom.org/viewtopic.php?f=43&amp;t=67687" xlink:type="simple">https://forum.zdoom.org/viewtopic.php?f=43&amp;t=67687</text:a>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TheRatCircus: 1, BouncyTEM: 5" calcext:value-type="string">
            <text:p>TheRatCircus: 1, BouncyTEM: 5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Hexereticdoom: 1, Lagi: 1, Nimlouth: 1, TheRatCircus: 1, Proydoha: 2" calcext:value-type="string">
            <text:p>Hexereticdoom: 1, Lagi: 1, Nimlouth: 1, TheRatCircus: 1, Proydoha: 2</text:p>
          </table:table-cell>
          <table:table-cell table:formula="of:=SUMPRODUCT(NOT(ISBLANK([.H76:.AMJ76])))" office:value-type="float" office:value="5" calcext:value-type="float">
            <text:p>5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77:.AMJ7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Error313: 3, Squirb: 3" calcext:value-type="string">
            <text:p>Error313: 3, Squirb: 3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79:.AMJ7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80:.AMJ8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Rachael: 1, Мichаеlis: 1, BouncyTEM: 3" calcext:value-type="string">
            <text:p>Rachael: 1, Мichаеlis: 1, BouncyTEM: 3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9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7" calcext:value-type="float">
            <text:p>77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Ravick: 1, Major Cooke: 4" calcext:value-type="string">
            <text:p>Ravick: 1, Major Cooke: 4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7" calcext:value-type="float">
            <text:p>77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terminator44: 1, Zonky: 4" calcext:value-type="string">
            <text:p>terminator44: 1, Zonky: 4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7" calcext:value-type="float">
            <text:p>77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ZikShadow: 1, Sgt. Shivers: 4" calcext:value-type="string">
            <text:p>ZikShadow: 1, Sgt. Shivers: 4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7" calcext:value-type="float">
            <text:p>77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86:.AMJ86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7" calcext:value-type="float">
            <text:p>77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wildweasel: 5" calcext:value-type="string">
            <text:p>wildweasel: 5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7" calcext:value-type="float">
            <text:p>77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Major Cooke: 5" calcext:value-type="string">
            <text:p>Major Cooke: 5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7" calcext:value-type="float">
            <text:p>77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7" calcext:value-type="float">
            <text:p>77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90:.AMJ90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7" calcext:value-type="float">
            <text:p>77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terminator44: 1, CherubCorps: 4" calcext:value-type="string">
            <text:p>terminator44: 1, CherubCorps: 4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7" calcext:value-type="float">
            <text:p>77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 TheNightATK300: 2, TriMetall: 2, ZikShadow: 1" calcext:value-type="string">
            <text:p><text:s/>TheNightATK300: 2, TriMetall: 2, ZikShadow: 1</text:p>
          </table:table-cell>
          <table:table-cell table:formula="of:=SUMPRODUCT(NOT(ISBLANK([.H92:.AMJ9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7" calcext:value-type="float">
            <text:p>77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Shi No Hime: 5" calcext:value-type="string">
            <text:p>Shi No Hime: 5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7" calcext:value-type="float">
            <text:p>77</text:p>
          </table:table-cell>
          <table:table-cell table:formula="of:=SUM([.H94:.AMJ9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JDSH98: 2, silentzora: 3" calcext:value-type="string">
            <text:p>JDSH98: 2, silentzora: 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7" calcext:value-type="float">
            <text:p>77</text:p>
          </table:table-cell>
          <table:table-cell table:formula="of:=SUM([.H95:.AMJ95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95:.AMJ9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Beed28: 4" calcext:value-type="string">
            <text:p>Beed28: 4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Nimlouth: 4" calcext:value-type="string">
            <text:p>Nimlouth: 4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CherubCorps: 1, Xangelxal: 3" calcext:value-type="string">
            <text:p>CherubCorps: 1, Xangelxal: 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100:.AMJ100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3" calcext:value-type="float">
            <text:p>93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Ravick: 1, Koto: 3" calcext:value-type="string">
            <text:p>Ravick: 1, Koto: 3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3" calcext:value-type="float">
            <text:p>93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xim: 4" calcext:value-type="string">
            <text:p>xim: 4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3" calcext:value-type="float">
            <text:p>93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eharper256: 1, Ikazu-san: 3" calcext:value-type="string">
            <text:p>eharper256: 1, Ikazu-san: 3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3" calcext:value-type="float">
            <text:p>93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3" calcext:value-type="float">
            <text:p>93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The Ultimate DooMer: 1, Solmir : 3" calcext:value-type="string">
            <text:p>The Ultimate DooMer: 1, Solmir : 3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3" calcext:value-type="float">
            <text:p>93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06:.AMJ106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3" calcext:value-type="float">
            <text:p>93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07:.AMJ107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3" calcext:value-type="float">
            <text:p>93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ClessxAlghazanth: 1, TheRatCircus: 1, Proydoha: 2" calcext:value-type="string">
            <text:p>ClessxAlghazanth: 1, TheRatCircus: 1, Proydoha: 2</text:p>
          </table:table-cell>
          <table:table-cell table:formula="of:=SUMPRODUCT(NOT(ISBLANK([.H108:.AMJ108])))" office:value-type="float" office:value="3" calcext:value-type="float">
            <text:p>3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3" calcext:value-type="float">
            <text:p>93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eharper256: 2, Valken: 1, rayburn: 1" calcext:value-type="string">
            <text:p>eharper256: 2, Valken: 1, rayburn: 1</text:p>
          </table:table-cell>
          <table:table-cell table:formula="of:=SUMPRODUCT(NOT(ISBLANK([.H109:.AMJ109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3" calcext:value-type="float">
            <text:p>93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PlayerLin: 3, Valken: 1" calcext:value-type="string">
            <text:p>PlayerLin: 3, Valken: 1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3" calcext:value-type="float">
            <text:p>93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Brohnesorge: 3, Turbo: 1" calcext:value-type="string">
            <text:p>Brohnesorge: 3, Turbo: 1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3" calcext:value-type="float">
            <text:p>93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12:.AMJ112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3" calcext:value-type="float">
            <text:p>93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m8f: 1, Squirb: 3" calcext:value-type="string">
            <text:p>m8f: 1, Squirb: 3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3" calcext:value-type="float">
            <text:p>93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14:.AMJ114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3" calcext:value-type="float">
            <text:p>93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3" calcext:value-type="float">
            <text:p>93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3" calcext:value-type="float">
            <text:p>93</text:p>
          </table:table-cell>
          <table:table-cell table:formula="of:=SUM([.H117:.AMJ117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17:.AMJ117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3" calcext:value-type="float">
            <text:p>93</text:p>
          </table:table-cell>
          <table:table-cell table:formula="of:=SUM([.H118:.AMJ118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18:.AMJ11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3" calcext:value-type="float">
            <text:p>93</text:p>
          </table:table-cell>
          <table:table-cell table:formula="of:=SUM([.H119:.AMJ119])" office:value-type="float" office:value="4" calcext:value-type="float">
            <text:p>4</text:p>
          </table:table-cell>
          <table:table-cell table:style-name="ce22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kultasakaali: 4" calcext:value-type="string">
            <text:p>kultasakaali: 4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3" calcext:value-type="float">
            <text:p>93</text:p>
          </table:table-cell>
          <table:table-cell table:formula="of:=SUM([.H120:.AMJ120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Caligari87: 1, Jaxxoon R: 3" calcext:value-type="string">
            <text:p>Caligari87: 1, Jaxxoon R: 3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3" calcext:value-type="float">
            <text:p>93</text:p>
          </table:table-cell>
          <table:table-cell table:formula="of:=SUM([.H121:.AMJ121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Matt: 2, Revae: 2" calcext:value-type="string">
            <text:p>Matt: 2, Revae: 2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9" calcext:value-type="float">
            <text:p>119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fcas3t: 3" calcext:value-type="string">
            <text:p>fcas3t: 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9" calcext:value-type="float">
            <text:p>119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9" calcext:value-type="float">
            <text:p>119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Curunir: 3" calcext:value-type="string">
            <text:p>Curunir: 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9" calcext:value-type="float">
            <text:p>119</text:p>
          </table:table-cell>
          <table:table-cell table:formula="of:=SUM([.H125:.AMJ125])" office:value-type="float" office:value="3" calcext:value-type="float">
            <text:p>3</text:p>
          </table:table-cell>
          <table:table-cell table:style-name="ce22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Jarewill: 1, Sharazar256: 2" calcext:value-type="string">
            <text:p>Jarewill: 1, Sharazar256: 2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9" calcext:value-type="float">
            <text:p>119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9" calcext:value-type="float">
            <text:p>119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27:.AMJ12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9" calcext:value-type="float">
            <text:p>119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Ravick: 1, Solmir : 2" calcext:value-type="string">
            <text:p>Ravick: 1, Solmir : 2</text:p>
          </table:table-cell>
          <table:table-cell table:formula="of:=SUMPRODUCT(NOT(ISBLANK([.H128:.AMJ12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9" calcext:value-type="float">
            <text:p>119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fcas3t: 3" calcext:value-type="string">
            <text:p>fcas3t: 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9" calcext:value-type="float">
            <text:p>119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30:.AMJ13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9" calcext:value-type="float">
            <text:p>119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Hipnotic Rogue: 1, Мichаеlis: 1, Hexereticdoom: 1" calcext:value-type="string">
            <text:p>Hipnotic Rogue: 1, Мichаеlis: 1, Hexereticdoom: 1</text:p>
          </table:table-cell>
          <table:table-cell table:formula="of:=SUMPRODUCT(NOT(ISBLANK([.H131:.AMJ131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9" calcext:value-type="float">
            <text:p>119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9" calcext:value-type="float">
            <text:p>119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TheMightyHeracross: 3" calcext:value-type="string">
            <text:p>TheMightyHeracross: 3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9" calcext:value-type="float">
            <text:p>119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omxgamer127: 3" calcext:value-type="string">
            <text:p>omxgamer127: 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9" calcext:value-type="float">
            <text:p>119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4.2543in" draw:caption-point-x="-0.2398in" draw:caption-point-y="0.5949in">
              <dc:date>2022-04-07T00:00:00</dc:date>
              <text:p text:style-name="P1"><text:span text:style-name="T1">Voted for Eriguns 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9" calcext:value-type="float">
            <text:p>119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kadu522: 1, YukesVonFaust: 2" calcext:value-type="string">
            <text:p>kadu522: 1, YukesVonFaust: 2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9" calcext:value-type="float">
            <text:p>119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Matt: 2, Hexereticdoom: 1" calcext:value-type="string">
            <text:p>Matt: 2, Hexereticdoom: 1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9" calcext:value-type="float">
            <text:p>119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Major Cooke: 3" calcext:value-type="string">
            <text:p>Major Cooke: 3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9" calcext:value-type="float">
            <text:p>119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Zonky: 3" calcext:value-type="string">
            <text:p>Zonky: 3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9" calcext:value-type="float">
            <text:p>119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leodoom85: 1, ClessxAlghazanth: 2" calcext:value-type="string">
            <text:p>leodoom85: 1, ClessxAlghazanth: 2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9" calcext:value-type="float">
            <text:p>119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D3athStalker: 2, Martinoz: 1" calcext:value-type="string">
            <text:p>D3athStalker: 2, Martinoz: 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9" calcext:value-type="float">
            <text:p>119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Tapwave: 3" calcext:value-type="string">
            <text:p>Tapwave: 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9" calcext:value-type="float">
            <text:p>119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Doomguy914: 3" calcext:value-type="string">
            <text:p>Doomguy914: 3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9" calcext:value-type="float">
            <text:p>119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Jaxxoon R: 3" calcext:value-type="string">
            <text:p>Jaxxoon R: 3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9" calcext:value-type="float">
            <text:p>119</text:p>
          </table:table-cell>
          <table:table-cell table:formula="of:=SUM([.H145:.AMJ145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9" calcext:value-type="float">
            <text:p>119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ibm5155: 1, lil'devil: 2" calcext:value-type="string">
            <text:p>ibm5155: 1, lil'devil: 2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9" calcext:value-type="float">
            <text:p>119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Jaxxoon R: 3" calcext:value-type="string">
            <text:p>Jaxxoon R: 3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9" calcext:value-type="float">
            <text:p>119</text:p>
          </table:table-cell>
          <table:table-cell table:formula="of:=SUM([.H148:.AMJ148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Sgt. Shivers: 3" calcext:value-type="string">
            <text:p>Sgt. Shivers: 3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19" calcext:value-type="float">
            <text:p>119</text:p>
          </table:table-cell>
          <table:table-cell table:formula="of:=SUM([.H149:.AMJ149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7" calcext:value-type="float">
            <text:p>147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Cyanide: 1, Hexereticdoom: 1" calcext:value-type="string">
            <text:p>Cyanide: 1, Hexereticdoom: 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7" calcext:value-type="float">
            <text:p>147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IdiotBitz: 1, CherubCorps: 1" calcext:value-type="string">
            <text:p>IdiotBitz: 1, CherubCorps: 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7" calcext:value-type="float">
            <text:p>147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7" calcext:value-type="float">
            <text:p>147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Somagu: 1, Marrub: 1" calcext:value-type="string">
            <text:p>Somagu: 1, Marrub: 1</text:p>
          </table:table-cell>
          <table:table-cell table:formula="of:=SUMPRODUCT(NOT(ISBLANK([.H153:.AMJ15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7" calcext:value-type="float">
            <text:p>147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Revae: 2" calcext:value-type="string">
            <text:p>Revae: 2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7" calcext:value-type="float">
            <text:p>147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Hexereticdoom: 1, Proydoha: 1" calcext:value-type="string">
            <text:p>Hexereticdoom: 1, Proydoha: 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7" calcext:value-type="float">
            <text:p>147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m8f: 1, Dr_Cosmobyte: 1" calcext:value-type="string">
            <text:p>m8f: 1, Dr_Cosmobyte: 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7" calcext:value-type="float">
            <text:p>147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Shadelight: 2" calcext:value-type="string">
            <text:p>Shadelight: 2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7" calcext:value-type="float">
            <text:p>147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Marrub: 2" calcext:value-type="string">
            <text:p>Marrub: 2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7" calcext:value-type="float">
            <text:p>147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7" calcext:value-type="float">
            <text:p>147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Flashlight++</text:p>
          </table:table-cell>
          <table:table-cell office:value-type="string" calcext:value-type="string">
            <text:p><text:a xlink:href="https://forum.zdoom.org/viewtopic.php?p=1221621#p1221621" xlink:type="simple">https://forum.zdoom.org/viewtopic.php?p=1221621#p1221621</text:a>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Proydoha: 2" calcext:value-type="string">
            <text:p>Proydoha: 2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140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7" calcext:value-type="float">
            <text:p>147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m8f: 1, Hexereticdoom: 1" calcext:value-type="string">
            <text:p>m8f: 1, Hexereticdoom: 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7" calcext:value-type="float">
            <text:p>147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Ikazu-san: 2" calcext:value-type="string">
            <text:p>Ikazu-san: 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7" calcext:value-type="float">
            <text:p>147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Rachael: 1, Ravick: 1" calcext:value-type="string">
            <text:p>Rachael: 1, Ravick: 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7" calcext:value-type="float">
            <text:p>147</text:p>
          </table:table-cell>
          <table:table-cell table:formula="of:=SUM([.H164:.AMJ164])" office:value-type="float" office:value="2" calcext:value-type="float">
            <text:p>2</text:p>
          </table:table-cell>
          <table:table-cell table:style-name="ce22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Matt: 2" calcext:value-type="string">
            <text:p>Matt: 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7" calcext:value-type="float">
            <text:p>147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Sumwunn: 2" calcext:value-type="string">
            <text:p>Sumwunn: 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7" calcext:value-type="float">
            <text:p>147</text:p>
          </table:table-cell>
          <table:table-cell table:formula="of:=SUM([.H166:.AMJ166])" office:value-type="float" office:value="2" calcext:value-type="float">
            <text:p>2</text:p>
          </table:table-cell>
          <table:table-cell table:style-name="ce22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Jarewill: 2" calcext:value-type="string">
            <text:p>Jarewill: 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7" calcext:value-type="float">
            <text:p>147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67:.AMJ167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7" calcext:value-type="float">
            <text:p>147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ChocoGuevara: 2" calcext:value-type="string">
            <text:p>ChocoGuevara: 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7" calcext:value-type="float">
            <text:p>147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69:.AMJ16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7" calcext:value-type="float">
            <text:p>147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Rex705: 2" calcext:value-type="string">
            <text:p>Rex705: 2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7" calcext:value-type="float">
            <text:p>147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Sharazar256: 2" calcext:value-type="string">
            <text:p>Sharazar256: 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7" calcext:value-type="float">
            <text:p>147</text:p>
          </table:table-cell>
          <table:table-cell table:formula="of:=SUM([.H172:.AMJ172])" office:value-type="float" office:value="2" calcext:value-type="float">
            <text:p>2</text:p>
          </table:table-cell>
          <table:table-cell table:style-name="ce22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Tombstone665: 1, Proydoha: 1" calcext:value-type="string">
            <text:p>Tombstone665: 1, Proydoha: 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7" calcext:value-type="float">
            <text:p>147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Kappes Buur: 1, DarkQuill: 1" calcext:value-type="string">
            <text:p>Kappes Buur: 1, DarkQuill: 1</text:p>
          </table:table-cell>
          <table:table-cell table:formula="of:=SUMPRODUCT(NOT(ISBLANK([.H173:.AMJ173])))" office:value-type="float" office:value="2" calcext:value-type="float">
            <text:p>2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7" calcext:value-type="float">
            <text:p>147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74:.AMJ17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7" calcext:value-type="float">
            <text:p>147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Brohnesorge: 1, Rachael: 1" calcext:value-type="string">
            <text:p>Brohnesorge: 1, Rachael: 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7" calcext:value-type="float">
            <text:p>147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Dr_Cosmobyte: 1, Craneo: 1" calcext:value-type="string">
            <text:p>Dr_Cosmobyte: 1, Craneo: 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7" calcext:value-type="float">
            <text:p>147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Matt: 2" calcext:value-type="string">
            <text:p>Matt: 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7" calcext:value-type="float">
            <text:p>147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78:.AMJ17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7" calcext:value-type="float">
            <text:p>147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79:.AMJ17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7" calcext:value-type="float">
            <text:p>147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7" calcext:value-type="float">
            <text:p>147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sycspysycspy: 2" calcext:value-type="string">
            <text:p>sycspysycspy: 2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7" calcext:value-type="float">
            <text:p>147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m8f: 1, A_D_M_E_R_A_L: 1" calcext:value-type="string">
            <text:p>m8f: 1, A_D_M_E_R_A_L: 1</text:p>
          </table:table-cell>
          <table:table-cell table:formula="of:=SUMPRODUCT(NOT(ISBLANK([.H182:.AMJ18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7" calcext:value-type="float">
            <text:p>147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Rex705: 2" calcext:value-type="string">
            <text:p>Rex705: 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7" calcext:value-type="float">
            <text:p>147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Rachael: 1, Мichаеlis: 1" calcext:value-type="string">
            <text:p>Rachael: 1, Мichаеlis: 1</text:p>
          </table:table-cell>
          <table:table-cell table:formula="of:=SUMPRODUCT(NOT(ISBLANK([.H184:.AMJ18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7" calcext:value-type="float">
            <text:p>147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Rex705: 2" calcext:value-type="string">
            <text:p>Rex705: 2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7" calcext:value-type="float">
            <text:p>147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Olroda: 2" calcext:value-type="string">
            <text:p>Olroda: 2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47" calcext:value-type="float">
            <text:p>147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Lagi: 2" calcext:value-type="string">
            <text:p>Lagi: 2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47" calcext:value-type="float">
            <text:p>147</text:p>
          </table:table-cell>
          <table:table-cell table:formula="of:=SUM([.H188:.AMJ188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88:.AMJ18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47" calcext:value-type="float">
            <text:p>147</text:p>
          </table:table-cell>
          <table:table-cell table:formula="of:=SUM([.H189:.AMJ189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IdiotBitz: 1, excedentia: 1" calcext:value-type="string">
            <text:p>IdiotBitz: 1, excedentia: 1</text:p>
          </table:table-cell>
          <table:table-cell table:formula="of:=SUMPRODUCT(NOT(ISBLANK([.H189:.AMJ189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47" calcext:value-type="float">
            <text:p>147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Lagi: 2" calcext:value-type="string">
            <text:p>Lagi: 2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47" calcext:value-type="float">
            <text:p>147</text:p>
          </table:table-cell>
          <table:table-cell table:formula="of:=SUM([.H191:.AMJ191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Major Cooke: 2" calcext:value-type="string">
            <text:p>Major Cooke: 2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47" calcext:value-type="float">
            <text:p>147</text:p>
          </table:table-cell>
          <table:table-cell table:formula="of:=SUM([.H192:.AMJ192])" office:value-type="float" office:value="2" calcext:value-type="float">
            <text:p>2</text:p>
          </table:table-cell>
          <table:table-cell table:style-name="ce22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Matt: 2" calcext:value-type="string">
            <text:p>Matt: 2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47" calcext:value-type="float">
            <text:p>147</text:p>
          </table:table-cell>
          <table:table-cell table:formula="of:=SUM([.H193:.AMJ193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YukesVonFaust: 2" calcext:value-type="string">
            <text:p>YukesVonFaust: 2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47" calcext:value-type="float">
            <text:p>147</text:p>
          </table:table-cell>
          <table:table-cell table:formula="of:=SUM([.H194:.AMJ194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Sgt. Shivers: 2" calcext:value-type="string">
            <text:p>Sgt. Shivers: 2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47" calcext:value-type="float">
            <text:p>147</text:p>
          </table:table-cell>
          <table:table-cell table:formula="of:=SUM([.H195:.AMJ195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DYD: 1, SuyaSS: 1" calcext:value-type="string">
            <text:p>DYD: 1, SuyaSS: 1</text:p>
          </table:table-cell>
          <table:table-cell table:formula="of:=SUMPRODUCT(NOT(ISBLANK([.H195:.AMJ195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3" calcext:value-type="float">
            <text:p>193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The Ultimate DooMer: 1" calcext:value-type="string">
            <text:p>The Ultimate DooMer: 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3" calcext:value-type="float">
            <text:p>193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Rachael: 1" calcext:value-type="string">
            <text:p>Rachael: 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3" calcext:value-type="float">
            <text:p>193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Kappes Buur: 1" calcext:value-type="string">
            <text:p>Kappes Buur: 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3" calcext:value-type="float">
            <text:p>193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Cyanide: 1" calcext:value-type="string">
            <text:p>Cyanide: 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3" calcext:value-type="float">
            <text:p>193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PlayerLin: 1" calcext:value-type="string">
            <text:p>PlayerLin: 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3" calcext:value-type="float">
            <text:p>193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The Ultimate DooMer: 1" calcext:value-type="string">
            <text:p>The Ultimate DooMer: 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3" calcext:value-type="float">
            <text:p>193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Ravick: 1" calcext:value-type="string">
            <text:p>Ravick: 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3" calcext:value-type="float">
            <text:p>193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Valken: 1" calcext:value-type="string">
            <text:p>Valken: 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3" calcext:value-type="float">
            <text:p>193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aspot</text:p>
          </table:table-cell>
          <table:table-cell office:value-type="string" calcext:value-type="string">
            <text:p><text:a xlink:href="https://forum.zdoom.org/viewtopic.php?t=73461" xlink:type="simple">https://forum.zdoom.org/viewtopic.php?t=73461</text:a>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Proydoha: 1" calcext:value-type="string">
            <text:p>Proydoha: 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3" calcext:value-type="float">
            <text:p>193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shotfan: 1" calcext:value-type="string">
            <text:p>shotfan: 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3" calcext:value-type="float">
            <text:p>193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leodoom85: 1" calcext:value-type="string">
            <text:p>leodoom85: 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3" calcext:value-type="float">
            <text:p>193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Kappes Buur: 1" calcext:value-type="string">
            <text:p>Kappes Buur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3" calcext:value-type="float">
            <text:p>193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Somagu: 1" calcext:value-type="string">
            <text:p>Somagu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3" calcext:value-type="float">
            <text:p>193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eharper256: 1" calcext:value-type="string">
            <text:p>eharper256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3" calcext:value-type="float">
            <text:p>193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Valken: 1" calcext:value-type="string">
            <text:p>Valken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3" calcext:value-type="float">
            <text:p>193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Valken: 1" calcext:value-type="string">
            <text:p>Valken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3" calcext:value-type="float">
            <text:p>193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Hipnotic Rogue: 1" calcext:value-type="string">
            <text:p>Hipnotic Rogue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3" calcext:value-type="float">
            <text:p>193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Kappes Buur: 1" calcext:value-type="string">
            <text:p>Kappes Buur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3" calcext:value-type="float">
            <text:p>193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Kappes Buur: 1" calcext:value-type="string">
            <text:p>Kappes Buur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3" calcext:value-type="float">
            <text:p>193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Bigger C: 1" calcext:value-type="string">
            <text:p>Bigger C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3" calcext:value-type="float">
            <text:p>193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leodoom85: 1" calcext:value-type="string">
            <text:p>leodoom85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3" calcext:value-type="float">
            <text:p>193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AlphaEnt: 1" calcext:value-type="string">
            <text:p>AlphaEnt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3" calcext:value-type="float">
            <text:p>193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Critical Shots</text:p>
          </table:table-cell>
          <table:table-cell office:value-type="string" calcext:value-type="string">
            <text:p><text:a xlink:href="https://forum.zdoom.org/viewtopic.php?t=68078" xlink:type="simple">https://forum.zdoom.org/viewtopic.php?t=68078</text:a>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Proydoha: 1" calcext:value-type="string">
            <text:p>Proydoha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3" calcext:value-type="float">
            <text:p>193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Hexereticdoom: 1" calcext:value-type="string">
            <text:p>Hexereticdoom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3" calcext:value-type="float">
            <text:p>193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The Ultimate DooMer: 1" calcext:value-type="string">
            <text:p>The Ultimate DooMer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3" calcext:value-type="float">
            <text:p>193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Kappes Buur: 1" calcext:value-type="string">
            <text:p>Kappes Buur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3" calcext:value-type="float">
            <text:p>193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Kappes Buur: 1" calcext:value-type="string">
            <text:p>Kappes Buur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3" calcext:value-type="float">
            <text:p>193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HaraSwift: 1" calcext:value-type="string">
            <text:p>HaraSwift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93" calcext:value-type="float">
            <text:p>193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ClessxAlghazanth: 1" calcext:value-type="string">
            <text:p>ClessxAlghazanth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93" calcext:value-type="float">
            <text:p>193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Ravick: 1" calcext:value-type="string">
            <text:p>Ravick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93" calcext:value-type="float">
            <text:p>193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m8f: 1" calcext:value-type="string">
            <text:p>m8f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93" calcext:value-type="float">
            <text:p>193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Rex705: 1" calcext:value-type="string">
            <text:p>Rex705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93" calcext:value-type="float">
            <text:p>193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Hipnotic Rogue: 1" calcext:value-type="string">
            <text:p>Hipnotic Rogue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93" calcext:value-type="float">
            <text:p>193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Hexereticdoom: 1" calcext:value-type="string">
            <text:p>Hexereticdoom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93" calcext:value-type="float">
            <text:p>193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IdiotBitz: 1" calcext:value-type="string">
            <text:p>IdiotBitz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93" calcext:value-type="float">
            <text:p>193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Kappes Buur: 1" calcext:value-type="string">
            <text:p>Kappes Buur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93" calcext:value-type="float">
            <text:p>193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shotfan: 1" calcext:value-type="string">
            <text:p>shotfan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93" calcext:value-type="float">
            <text:p>193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Kappes Buur: 1" calcext:value-type="string">
            <text:p>Kappes Buur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93" calcext:value-type="float">
            <text:p>193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kadu522: 1" calcext:value-type="string">
            <text:p>kadu522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93" calcext:value-type="float">
            <text:p>193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Valken: 1" calcext:value-type="string">
            <text:p>Valken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93" calcext:value-type="float">
            <text:p>193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Valken: 1" calcext:value-type="string">
            <text:p>Valken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93" calcext:value-type="float">
            <text:p>193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Kappes Buur: 1" calcext:value-type="string">
            <text:p>Kappes Buur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93" calcext:value-type="float">
            <text:p>193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Rachael: 1" calcext:value-type="string">
            <text:p>Rachael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93" calcext:value-type="float">
            <text:p>193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Hipnotic Rogue: 1" calcext:value-type="string">
            <text:p>Hipnotic Rogue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93" calcext:value-type="float">
            <text:p>193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Dr_Cosmobyte: 1" calcext:value-type="string">
            <text:p>Dr_Cosmobyte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93" calcext:value-type="float">
            <text:p>193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Dr_Cosmobyte: 1" calcext:value-type="string">
            <text:p>Dr_Cosmobyte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93" calcext:value-type="float">
            <text:p>193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Hellscape Navigator</text:p>
          </table:table-cell>
          <table:table-cell office:value-type="string" calcext:value-type="string">
            <text:p><text:a xlink:href="https://forum.zdoom.org/viewtopic.php?f=43&amp;t=61643" xlink:type="simple">https://forum.zdoom.org/viewtopic.php?f=43&amp;t=61643</text:a>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TheRatCircus: 1" calcext:value-type="string">
            <text:p>TheRatCircus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5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93" calcext:value-type="float">
            <text:p>193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Valken: 1" calcext:value-type="string">
            <text:p>Valken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93" calcext:value-type="float">
            <text:p>193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Hipnotic Rogue: 1" calcext:value-type="string">
            <text:p>Hipnotic Rogue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93" calcext:value-type="float">
            <text:p>193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Solmir : 1" calcext:value-type="string">
            <text:p>Solmir 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93" calcext:value-type="float">
            <text:p>193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Eric_: 1" calcext:value-type="string">
            <text:p>Eric_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93" calcext:value-type="float">
            <text:p>193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The Ultimate DooMer: 1" calcext:value-type="string">
            <text:p>The Ultimate DooMer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93" calcext:value-type="float">
            <text:p>193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Intelligent Supplies</text:p>
          </table:table-cell>
          <table:table-cell office:value-type="string" calcext:value-type="string">
            <text:p><text:a xlink:href="https://forum.zdoom.org/viewtopic.php?f=43&amp;t=71897" xlink:type="simple">https://forum.zdoom.org/viewtopic.php?f=43&amp;t=71897</text:a>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TheRatCircus: 1" calcext:value-type="string">
            <text:p>TheRatCircus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93" calcext:value-type="float">
            <text:p>193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Hexereticdoom: 1" calcext:value-type="string">
            <text:p>Hexereticdoom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93" calcext:value-type="float">
            <text:p>193</text:p>
          </table:table-cell>
          <table:table-cell table:formula="of:=SUM([.H250:.AMJ250])" office:value-type="float" office:value="1" calcext:value-type="float">
            <text:p>1</text:p>
          </table:table-cell>
          <table:table-cell table:style-name="ce22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Matt: 1" calcext:value-type="string">
            <text:p>Matt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93" calcext:value-type="float">
            <text:p>193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IdiotBitz: 1" calcext:value-type="string">
            <text:p>IdiotBitz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93" calcext:value-type="float">
            <text:p>193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Ravick: 1" calcext:value-type="string">
            <text:p>Ravick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93" calcext:value-type="float">
            <text:p>193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Brohnesorge: 1" calcext:value-type="string">
            <text:p>Brohnesorge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93" calcext:value-type="float">
            <text:p>193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AlphaEnt: 1" calcext:value-type="string">
            <text:p>AlphaEnt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93" calcext:value-type="float">
            <text:p>193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lizardcommando: 1" calcext:value-type="string">
            <text:p>lizardcommando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93" calcext:value-type="float">
            <text:p>193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Major Cooke: 1" calcext:value-type="string">
            <text:p>Major Cooke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93" calcext:value-type="float">
            <text:p>193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YukesVonFaust: 1" calcext:value-type="string">
            <text:p>YukesVonFaust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93" calcext:value-type="float">
            <text:p>193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Sgt. Shivers: 1" calcext:value-type="string">
            <text:p>Sgt. Shivers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93" calcext:value-type="float">
            <text:p>193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Valken: 1" calcext:value-type="string">
            <text:p>Valken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93" calcext:value-type="float">
            <text:p>193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Beed28: 1" calcext:value-type="string">
            <text:p>Beed28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93" calcext:value-type="float">
            <text:p>193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Cyanide: 1" calcext:value-type="string">
            <text:p>Cyanide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93" calcext:value-type="float">
            <text:p>193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Kappes Buur: 1" calcext:value-type="string">
            <text:p>Kappes Buur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93" calcext:value-type="float">
            <text:p>193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Cyanide: 1" calcext:value-type="string">
            <text:p>Cyanide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93" calcext:value-type="float">
            <text:p>193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IdiotBitz: 1" calcext:value-type="string">
            <text:p>IdiotBitz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93" calcext:value-type="float">
            <text:p>193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Rex705: 1" calcext:value-type="string">
            <text:p>Rex705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93" calcext:value-type="float">
            <text:p>193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Hipnotic Rogue: 1" calcext:value-type="string">
            <text:p>Hipnotic Rogue: 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93" calcext:value-type="float">
            <text:p>193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terminator44: 1" calcext:value-type="string">
            <text:p>terminator44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93" calcext:value-type="float">
            <text:p>193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TDRR: 1" calcext:value-type="string">
            <text:p>TDRR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93" calcext:value-type="float">
            <text:p>193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Infirnex: 1" calcext:value-type="string">
            <text:p>Infirnex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93" calcext:value-type="float">
            <text:p>193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TDRR: 1" calcext:value-type="string">
            <text:p>TDRR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93" calcext:value-type="float">
            <text:p>193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Marrub: 1" calcext:value-type="string">
            <text:p>Marrub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93" calcext:value-type="float">
            <text:p>193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ClessxAlghazanth: 1" calcext:value-type="string">
            <text:p>ClessxAlghazanth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93" calcext:value-type="float">
            <text:p>193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Koto: 1" calcext:value-type="string">
            <text:p>Koto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93" calcext:value-type="float">
            <text:p>193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Ravick: 1" calcext:value-type="string">
            <text:p>Ravick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93" calcext:value-type="float">
            <text:p>193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IdiotBitz: 1" calcext:value-type="string">
            <text:p>IdiotBitz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93" calcext:value-type="float">
            <text:p>193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Hipnotic Rogue: 1" calcext:value-type="string">
            <text:p>Hipnotic Rogue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93" calcext:value-type="float">
            <text:p>193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Kappes Buur: 1" calcext:value-type="string">
            <text:p>Kappes Buur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93" calcext:value-type="float">
            <text:p>193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Rachael: 1" calcext:value-type="string">
            <text:p>Rachael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93" calcext:value-type="float">
            <text:p>193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Cyanide: 1" calcext:value-type="string">
            <text:p>Cyanide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93" calcext:value-type="float">
            <text:p>193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Matt: 1" calcext:value-type="string">
            <text:p>Matt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93" calcext:value-type="float">
            <text:p>193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Rachael: 1" calcext:value-type="string">
            <text:p>Rachael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93" calcext:value-type="float">
            <text:p>193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Zan: 1" calcext:value-type="string">
            <text:p>Zan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93" calcext:value-type="float">
            <text:p>193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Kappes Buur: 1" calcext:value-type="string">
            <text:p>Kappes Buur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93" calcext:value-type="float">
            <text:p>193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lil'devil: 1" calcext:value-type="string">
            <text:p>lil'devil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93" calcext:value-type="float">
            <text:p>193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Curunir: 1" calcext:value-type="string">
            <text:p>Curunir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93" calcext:value-type="float">
            <text:p>193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Thrifty Ammo, Thrifty Health</text:p>
          </table:table-cell>
          <table:table-cell office:value-type="string" calcext:value-type="string">
            <text:p><text:a xlink:href="https://forum.zdoom.org/viewtopic.php?f=43&amp;t=71406" xlink:type="simple">https://forum.zdoom.org/viewtopic.php?f=43&amp;t=71406</text:a>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TheRatCircus: 1" calcext:value-type="string">
            <text:p>TheRatCircus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93" calcext:value-type="float">
            <text:p>193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Lagi: 1" calcext:value-type="string">
            <text:p>Lagi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193" calcext:value-type="float">
            <text:p>193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undeadmonk354: 1" calcext:value-type="string">
            <text:p>undeadmonk354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193" calcext:value-type="float">
            <text:p>193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Hexereticdoom: 1" calcext:value-type="string">
            <text:p>Hexereticdoom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193" calcext:value-type="float">
            <text:p>193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 office:value-type="string" office:string-value="m8f: 1" calcext:value-type="string">
            <text:p>m8f: 1</text:p>
          </table:table-cell>
          <table:table-cell table:formula="of:=SUMPRODUCT(NOT(ISBLANK([.H290:.AMJ29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193" calcext:value-type="float">
            <text:p>193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 office:value-type="string" office:string-value="Hipnotic Rogue: 1" calcext:value-type="string">
            <text:p>Hipnotic Rogue: 1</text:p>
          </table:table-cell>
          <table:table-cell table:formula="of:=SUMPRODUCT(NOT(ISBLANK([.H291:.AMJ29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193" calcext:value-type="float">
            <text:p>193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 office:value-type="string" office:string-value="sycspysycspy: 1" calcext:value-type="string">
            <text:p>sycspysycspy: 1</text:p>
          </table:table-cell>
          <table:table-cell table:formula="of:=SUMPRODUCT(NOT(ISBLANK([.H292:.AMJ292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193" calcext:value-type="float">
            <text:p>193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 office:value-type="string" office:string-value="shotfan: 1" calcext:value-type="string">
            <text:p>shotfan: 1</text:p>
          </table:table-cell>
          <table:table-cell table:formula="of:=SUMPRODUCT(NOT(ISBLANK([.H293:.AMJ29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193" calcext:value-type="float">
            <text:p>193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 office:value-type="string" office:string-value="xim: 1" calcext:value-type="string">
            <text:p>xim: 1</text:p>
          </table:table-cell>
          <table:table-cell table:formula="of:=SUMPRODUCT(NOT(ISBLANK([.H294:.AMJ294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193" calcext:value-type="float">
            <text:p>193</text:p>
          </table:table-cell>
          <table:table-cell table:formula="of:=SUM([.H295:.AMJ295])" office:value-type="float" office:value="1" calcext:value-type="float">
            <text:p>1</text:p>
          </table:table-cell>
          <table:table-cell table:style-name="ce22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 office:value-type="string" office:string-value="Apaul27 : 1" calcext:value-type="string">
            <text:p>Apaul27 : 1</text:p>
          </table:table-cell>
          <table:table-cell table:formula="of:=SUMPRODUCT(NOT(ISBLANK([.H295:.AMJ295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93" calcext:value-type="float">
            <text:p>293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93" calcext:value-type="float">
            <text:p>293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3" calcext:value-type="float">
            <text:p>293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3" calcext:value-type="float">
            <text:p>293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3" calcext:value-type="float">
            <text:p>293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3" calcext:value-type="float">
            <text:p>293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3" calcext:value-type="float">
            <text:p>293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3" calcext:value-type="float">
            <text:p>293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BD2 Numbers.BF2:Numbers.BQ2 Numbers.BS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6">
          <table:table-cell table:formula="of:=IF([Numbers.C4] &gt; 0; [Numbers.B4] &amp; &quot;. &quot; &amp; &quot;[b][url=&quot; &amp; [Numbers.E4] &amp; &quot;]&quot; &amp; [Numbers.D4] &amp; &quot;[/url][/b]&quot; &amp;  &quot; [&quot; &amp; [Numbers.C4] &amp; &quot;: [size=85]&quot; &amp; [Numbers.F4] &amp; &quot;[/size]]&quot;; &quot;&quot;)" office:value-type="string" office:string-value="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" calcext:value-type="string">
            <text:p>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</text:p>
          </table:table-cell>
          <table:table-cell table:formula="of:=IF([Numbers.C4] &gt; 0; &quot;convert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 mod' -pointsize 20 -fill white -annotate +0+18 'by ZDoom Community' png8:pngs/Hideous_Destructor.png" calcext:value-type="string">
            <text:p>convert background.png -font Arial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font Arial -gravity Center -size 270 -pointsize 24 -fill black -annotate +0-14 'Voted #1 mod' -pointsize 20 -fill white -annotate +0+18 'by ZDoom Community' png8:pngs/Hideous_Destructor.png&#10;convert background.png -font Arial -gravity Center -size 270 -pointsize 24 -fill black -annotate +0-14 'Voted #2 mod' -pointsize 20 -fill white -annotate +0+18 'by ZDoom Community' png8:pngs/DoomRL_Arsenal.png&#10;convert background.png -font Arial -gravity Center -size 270 -pointsize 24 -fill black -annotate +0-14 'Voted #3 mod' -pointsize 20 -fill white -annotate +0+18 'by ZDoom Community' png8:pngs/Project_Brutality.png&#10;convert background.png -font Arial -gravity Center -size 270 -pointsize 24 -fill black -annotate +0-14 'Voted #4 mod' -pointsize 20 -fill white -annotate +0+18 'by ZDoom Community' png8:pngs/Guncaster.png&#10;convert background.png -font Arial -gravity Center -size 270 -pointsize 24 -fill black -annotate +0-14 'Voted #5 mod' -pointsize 20 -fill white -annotate +0+18 'by ZDoom Community' png8:pngs/The_Trailblazer.png&#10;convert background.png -font Arial -gravity Center -size 270 -pointsize 24 -fill black -annotate +0-14 'Voted #6 mod' -pointsize 20 -fill white -annotate +0+18 'by ZDoom Community' png8:pngs/Quake_Champions:_Doom_Edition__QCDE_.png&#10;convert background.png -font Arial -gravity Center -size 270 -pointsize 24 -fill black -annotate +0-14 'Voted #7 mod' -pointsize 20 -fill white -annotate +0+18 'by ZDoom Community' png8:pngs/High_Noon_Drifter.png&#10;convert background.png -font Arial -gravity Center -size 270 -pointsize 24 -fill black -annotate +0-14 'Voted #8 mod' -pointsize 20 -fill white -annotate +0+18 'by ZDoom Community' png8:pngs/Final_Doomer.png&#10;convert background.png -font Arial -gravity Center -size 270 -pointsize 24 -fill black -annotate +0-14 'Voted #8 mod' -pointsize 20 -fill white -annotate +0+18 'by ZDoom Community' png8:pngs/Russian_Overkill.png&#10;convert background.png -font Arial -gravity Center -size 270 -pointsize 24 -fill black -annotate +0-14 'Voted #10 mod' -pointsize 20 -fill white -annotate +0+18 'by ZDoom Community' png8:pngs/Death_Foretold__D4T_.png&#10;convert background.png -font Arial -gravity Center -size 270 -pointsize 24 -fill black -annotate +0-14 'Voted #11 mod' -pointsize 20 -fill white -annotate +0+18 'by ZDoom Community' png8:pngs/Ashes_2063_TC.png&#10;convert background.png -font Arial -gravity Center -size 270 -pointsize 24 -fill black -annotate +0-14 'Voted #11 mod' -pointsize 20 -fill white -annotate +0+18 'by ZDoom Community' png8:pngs/Netronian_Chaos.png&#10;convert background.png -font Arial -gravity Center -size 270 -pointsize 24 -fill black -annotate +0-14 'Voted #11 mod' -pointsize 20 -fill white -annotate +0+18 'by ZDoom Community' png8:pngs/Project_MSX.png&#10;convert background.png -font Arial -gravity Center -size 270 -pointsize 24 -fill black -annotate +0-14 'Voted #14 mod' -pointsize 20 -fill white -annotate +0+18 'by ZDoom Community' png8:pngs/Colourful_Hell.png&#10;convert background.png -font Arial -gravity Center -size 270 -pointsize 24 -fill black -annotate +0-14 'Voted #14 mod' -pointsize 20 -fill white -annotate +0+18 'by ZDoom Community' png8:pngs/Hexen:_Walpurgis.png&#10;convert background.png -font Arial -gravity Center -size 270 -pointsize 24 -fill black -annotate +0-14 'Voted #16 mod' -pointsize 20 -fill white -annotate +0+18 'by ZDoom Community' png8:pngs/GMOTA.png&#10;convert background.png -font Arial -gravity Center -size 270 -pointsize 24 -fill black -annotate +0-14 'Voted #17 mod' -pointsize 20 -fill white -annotate +0+18 'by ZDoom Community' png8:pngs/Brutal_Doom.png&#10;convert background.png -font Arial -gravity Center -size 270 -pointsize 24 -fill black -annotate +0-14 'Voted #18 mod' -pointsize 20 -fill white -annotate +0+18 'by ZDoom Community' png8:pngs/Nash_s_Gore_Mod.png&#10;convert background.png -font Arial -gravity Center -size 270 -pointsize 24 -fill black -annotate +0-14 'Voted #18 mod' -pointsize 20 -fill white -annotate +0+18 'by ZDoom Community' png8:pngs/Winter_s_Fury.png&#10;convert background.png -font Arial -gravity Center -size 270 -pointsize 24 -fill black -annotate +0-14 'Voted #20 mod' -pointsize 20 -fill white -annotate +0+18 'by ZDoom Community' png8:pngs/Psychic.png&#10;convert background.png -font Arial -gravity Center -size 270 -pointsize 24 -fill black -annotate +0-14 'Voted #21 mod' -pointsize 20 -fill white -annotate +0+18 'by ZDoom Community' png8:pngs/Samsara.png&#10;convert background.png -font Arial -gravity Center -size 270 -pointsize 24 -fill black -annotate +0-14 'Voted #21 mod' -pointsize 20 -fill white -annotate +0+18 'by ZDoom Community' png8:pngs/The_Adventures_of_Square.png&#10;convert background.png -font Arial -gravity Center -size 270 -pointsize 24 -fill black -annotate +0-14 'Voted #23 mod' -pointsize 20 -fill white -annotate +0+18 'by ZDoom Community' png8:pngs/Demonsteele.png&#10;convert background.png -font Arial -gravity Center -size 270 -pointsize 24 -fill black -annotate +0-14 'Voted #23 mod' -pointsize 20 -fill white -annotate +0+18 'by ZDoom Community' png8:pngs/Hearts_of_Demons_-_BARON.png&#10;convert background.png -font Arial -gravity Center -size 270 -pointsize 24 -fill black -annotate +0-14 'Voted #25 mod' -pointsize 20 -fill white -annotate +0+18 'by ZDoom Community' png8:pngs/Blade_of_Agony.png&#10;convert background.png -font Arial -gravity Center -size 270 -pointsize 24 -fill black -annotate +0-14 'Voted #25 mod' -pointsize 20 -fill white -annotate +0+18 'by ZDoom Community' png8:pngs/Touhou_Doom.png&#10;convert background.png -font Arial -gravity Center -size 270 -pointsize 24 -fill black -annotate +0-14 'Voted #27 mod' -pointsize 20 -fill white -annotate +0+18 'by ZDoom Community' png8:pngs/Doom_Incarnate.png&#10;convert background.png -font Arial -gravity Center -size 270 -pointsize 24 -fill black -annotate +0-14 'Voted #27 mod' -pointsize 20 -fill white -annotate +0+18 'by ZDoom Community' png8:pngs/La_Tailor_Girl.png&#10;convert background.png -font Arial -gravity Center -size 270 -pointsize 24 -fill black -annotate +0-14 'Voted #29 mod' -pointsize 20 -fill white -annotate +0+18 'by ZDoom Community' png8:pngs/Hedon.png&#10;convert background.png -font Arial -gravity Center -size 270 -pointsize 24 -fill black -annotate +0-14 'Voted #29 mod' -pointsize 20 -fill white -annotate +0+18 'by ZDoom Community' png8:pngs/Urban_Brawl:_Action_Doom_2.png&#10;convert background.png -font Arial -gravity Center -size 270 -pointsize 24 -fill black -annotate +0-14 'Voted #31 mod' -pointsize 20 -fill white -annotate +0+18 'by ZDoom Community' png8:pngs/DOOM_For_DooM__D4D_.png&#10;convert background.png -font Arial -gravity Center -size 270 -pointsize 24 -fill black -annotate +0-14 'Voted #31 mod' -pointsize 20 -fill white -annotate +0+18 'by ZDoom Community' png8:pngs/Enhanced_Vanilla_Project__EVP_.png&#10;convert background.png -font Arial -gravity Center -size 270 -pointsize 24 -fill black -annotate +0-14 'Voted #33 mod' -pointsize 20 -fill white -annotate +0+18 'by ZDoom Community' png8:pngs/Wrath_of_Cronos_RPG.png&#10;convert background.png -font Arial -gravity Center -size 270 -pointsize 24 -fill black -annotate +0-14 'Voted #34 mod' -pointsize 20 -fill white -annotate +0+18 'by ZDoom Community' png8:pngs/Doom:_The_Golden_Souls_2.png&#10;convert background.png -font Arial -gravity Center -size 270 -pointsize 24 -fill black -annotate +0-14 'Voted #34 mod' -pointsize 20 -fill white -annotate +0+18 'by ZDoom Community' png8:pngs/Lithium.png&#10;convert background.png -font Arial -gravity Center -size 270 -pointsize 24 -fill black -annotate +0-14 'Voted #36 mod' -pointsize 20 -fill white -annotate +0+18 'by ZDoom Community' png8:pngs/Beautiful_Doom.png&#10;convert background.png -font Arial -gravity Center -size 270 -pointsize 24 -fill black -annotate +0-14 'Voted #37 mod' -pointsize 20 -fill white -annotate +0+18 'by ZDoom Community' png8:pngs/Doom_RPG.png&#10;convert background.png -font Arial -gravity Center -size 270 -pointsize 24 -fill black -annotate +0-14 'Voted #37 mod' -pointsize 20 -fill white -annotate +0+18 'by ZDoom Community' png8:pngs/MetaDoom.png&#10;convert background.png -font Arial -gravity Center -size 270 -pointsize 24 -fill black -annotate +0-14 'Voted #37 mod' -pointsize 20 -fill white -annotate +0+18 'by ZDoom Community' png8:pngs/Reelism.png&#10;convert background.png -font Arial -gravity Center -size 270 -pointsize 24 -fill black -annotate +0-14 'Voted #40 mod' -pointsize 20 -fill white -annotate +0+18 'by ZDoom Community' png8:pngs/Doom_64:_Retribution.png&#10;convert background.png -font Arial -gravity Center -size 270 -pointsize 24 -fill black -annotate +0-14 'Voted #40 mod' -pointsize 20 -fill white -annotate +0+18 'by ZDoom Community' png8:pngs/Slayer_s_Rampage.png&#10;convert background.png -font Arial -gravity Center -size 270 -pointsize 24 -fill black -annotate +0-14 'Voted #42 mod' -pointsize 20 -fill white -annotate +0+18 'by ZDoom Community' png8:pngs/Doom:_The_Golden_Souls.png&#10;convert background.png -font Arial -gravity Center -size 270 -pointsize 24 -fill black -annotate +0-14 'Voted #42 mod' -pointsize 20 -fill white -annotate +0+18 'by ZDoom Community' png8:pngs/LegenDoom.png&#10;convert background.png -font Arial -gravity Center -size 270 -pointsize 24 -fill black -annotate +0-14 'Voted #42 mod' -pointsize 20 -fill white -annotate +0+18 'by ZDoom Community' png8:pngs/Smooth_Doom.png&#10;convert background.png -font Arial -gravity Center -size 270 -pointsize 24 -fill black -annotate +0-14 'Voted #45 mod' -pointsize 20 -fill white -annotate +0+18 'by ZDoom Community' png8:pngs/Combined_Arms.png&#10;convert background.png -font Arial -gravity Center -size 270 -pointsize 24 -fill black -annotate +0-14 'Voted #45 mod' -pointsize 20 -fill white -annotate +0+18 'by ZDoom Community' png8:pngs/Hell-Forged.png&#10;convert background.png -font Arial -gravity Center -size 270 -pointsize 24 -fill black -annotate +0-14 'Voted #45 mod' -pointsize 20 -fill white -annotate +0+18 'by ZDoom Community' png8:pngs/Reelism_2.png&#10;convert background.png -font Arial -gravity Center -size 270 -pointsize 24 -fill black -annotate +0-14 'Voted #48 mod' -pointsize 20 -fill white -annotate +0+18 'by ZDoom Community' png8:pngs/Hunter’s_Moon.png&#10;convert background.png -font Arial -gravity Center -size 270 -pointsize 24 -fill black -annotate +0-14 'Voted #48 mod' -pointsize 20 -fill white -annotate +0+18 'by ZDoom Community' png8:pngs/Kriegsland:_Blutorden.png&#10;convert background.png -font Arial -gravity Center -size 270 -pointsize 24 -fill black -annotate +0-14 'Voted #48 mod' -pointsize 20 -fill white -annotate +0+18 'by ZDoom Community' png8:pngs/Pirate_Doom.png&#10;convert background.png -font Arial -gravity Center -size 270 -pointsize 24 -fill black -annotate +0-14 'Voted #51 mod' -pointsize 20 -fill white -annotate +0+18 'by ZDoom Community' png8:pngs/PlayStation_Doom_TC.png&#10;convert background.png -font Arial -gravity Center -size 270 -pointsize 24 -fill black -annotate +0-14 'Voted #51 mod' -pointsize 20 -fill white -annotate +0+18 'by ZDoom Community' png8:pngs/Ultimate_DoomVisor.png&#10;convert background.png -font Arial -gravity Center -size 270 -pointsize 24 -fill black -annotate +0-14 'Voted #53 mod' -pointsize 20 -fill white -annotate +0+18 'by ZDoom Community' png8:pngs/Hocusdoom.png&#10;convert background.png -font Arial -gravity Center -size 270 -pointsize 24 -fill black -annotate +0-14 'Voted #53 mod' -pointsize 20 -fill white -annotate +0+18 'by ZDoom Community' png8:pngs/Zen_Dynamics.png&#10;convert background.png -font Arial -gravity Center -size 270 -pointsize 24 -fill black -annotate +0-14 'Voted #55 mod' -pointsize 20 -fill white -annotate +0+18 'by ZDoom Community' png8:pngs/Legacy_of_Suffering.png&#10;convert background.png -font Arial -gravity Center -size 270 -pointsize 24 -fill black -annotate +0-14 'Voted #55 mod' -pointsize 20 -fill white -annotate +0+18 'by ZDoom Community' png8:pngs/ouch_m_2:_abort_m.png&#10;convert background.png -font Arial -gravity Center -size 270 -pointsize 24 -fill black -annotate +0-14 'Voted #55 mod' -pointsize 20 -fill white -annotate +0+18 'by ZDoom Community' png8:pngs/Shadow_Of_The_Wool_Ball.png&#10;convert background.png -font Arial -gravity Center -size 270 -pointsize 24 -fill black -annotate +0-14 'Voted #55 mod' -pointsize 20 -fill white -annotate +0+18 'by ZDoom Community' png8:pngs/The_Inquisitor_III.png&#10;convert background.png -font Arial -gravity Center -size 270 -pointsize 24 -fill black -annotate +0-14 'Voted #55 mod' -pointsize 20 -fill white -annotate +0+18 'by ZDoom Community' png8:pngs/The_Ultimate_Torment_and_Torture.png&#10;convert background.png -font Arial -gravity Center -size 270 -pointsize 24 -fill black -annotate +0-14 'Voted #60 mod' -pointsize 20 -fill white -annotate +0+18 'by ZDoom Community' png8:pngs/Corruption_Cards.png&#10;convert background.png -font Arial -gravity Center -size 270 -pointsize 24 -fill black -annotate +0-14 'Voted #60 mod' -pointsize 20 -fill white -annotate +0+18 'by ZDoom Community' png8:pngs/Embers_Of_Armageddon.png&#10;convert background.png -font Arial -gravity Center -size 270 -pointsize 24 -fill black -annotate +0-14 'Voted #60 mod' -pointsize 20 -fill white -annotate +0+18 'by ZDoom Community' png8:pngs/Treasure_Tech.png&#10;convert background.png -font Arial -gravity Center -size 270 -pointsize 24 -fill black -annotate +0-14 'Voted #63 mod' -pointsize 20 -fill white -annotate +0+18 'by ZDoom Community' png8:pngs/HexArcana.png&#10;convert background.png -font Arial -gravity Center -size 270 -pointsize 24 -fill black -annotate +0-14 'Voted #63 mod' -pointsize 20 -fill white -annotate +0+18 'by ZDoom Community' png8:pngs/Rise_Of_The_Wool_Ball.png&#10;convert background.png -font Arial -gravity Center -size 270 -pointsize 24 -fill black -annotate +0-14 'Voted #63 mod' -pointsize 20 -fill white -annotate +0+18 'by ZDoom Community' png8:pngs/WW-Cola3.png&#10;convert background.png -font Arial -gravity Center -size 270 -pointsize 24 -fill black -annotate +0-14 'Voted #66 mod' -pointsize 20 -fill white -annotate +0+18 'by ZDoom Community' png8:pngs/Aracnocide.png&#10;convert background.png -font Arial -gravity Center -size 270 -pointsize 24 -fill black -annotate +0-14 'Voted #66 mod' -pointsize 20 -fill white -annotate +0+18 'by ZDoom Community' png8:pngs/Ascension.png&#10;convert background.png -font Arial -gravity Center -size 270 -pointsize 24 -fill black -annotate +0-14 'Voted #66 mod' -pointsize 20 -fill white -annotate +0+18 'by ZDoom Community' png8:pngs/Codename:_DEMOLITIONIST.png&#10;convert background.png -font Arial -gravity Center -size 270 -pointsize 24 -fill black -annotate +0-14 'Voted #66 mod' -pointsize 20 -fill white -annotate +0+18 'by ZDoom Community' png8:pngs/Daytime_Drama.png&#10;convert background.png -font Arial -gravity Center -size 270 -pointsize 24 -fill black -annotate +0-14 'Voted #66 mod' -pointsize 20 -fill white -annotate +0+18 'by ZDoom Community' png8:pngs/DTS-T.png&#10;convert background.png -font Arial -gravity Center -size 270 -pointsize 24 -fill black -annotate +0-14 'Voted #66 mod' -pointsize 20 -fill white -annotate +0+18 'by ZDoom Community' png8:pngs/Faspons.png&#10;convert background.png -font Arial -gravity Center -size 270 -pointsize 24 -fill black -annotate +0-14 'Voted #66 mod' -pointsize 20 -fill white -annotate +0+18 'by ZDoom Community' png8:pngs/Project_Einherjar.png&#10;convert background.png -font Arial -gravity Center -size 270 -pointsize 24 -fill black -annotate +0-14 'Voted #66 mod' -pointsize 20 -fill white -annotate +0+18 'by ZDoom Community' png8:pngs/Target_Spy.png&#10;convert background.png -font Arial -gravity Center -size 270 -pointsize 24 -fill black -annotate +0-14 'Voted #66 mod' -pointsize 20 -fill white -annotate +0+18 'by ZDoom Community' png8:pngs/Weapons_of_Saturn.png&#10;convert background.png -font Arial -gravity Center -size 270 -pointsize 24 -fill black -annotate +0-14 'Voted #66 mod' -pointsize 20 -fill white -annotate +0+18 'by ZDoom Community' png8:pngs/Zagemod.png&#10;convert background.png -font Arial -gravity Center -size 270 -pointsize 24 -fill black -annotate +0-14 'Voted #66 mod' -pointsize 20 -fill white -annotate +0+18 'by ZDoom Community' png8:pngs/Zero_Tolerance.png&#10;convert background.png -font Arial -gravity Center -size 270 -pointsize 24 -fill black -annotate +0-14 'Voted #77 mod' -pointsize 20 -fill white -annotate +0+18 'by ZDoom Community' png8:pngs/AEons_Of_Death.png&#10;convert background.png -font Arial -gravity Center -size 270 -pointsize 24 -fill black -annotate +0-14 'Voted #77 mod' -pointsize 20 -fill white -annotate +0+18 'by ZDoom Community' png8:pngs/Brutal_Doom_64.png&#10;convert background.png -font Arial -gravity Center -size 270 -pointsize 24 -fill black -annotate +0-14 'Voted #77 mod' -pointsize 20 -fill white -annotate +0+18 'by ZDoom Community' png8:pngs/dead.air.png&#10;convert background.png -font Arial -gravity Center -size 270 -pointsize 24 -fill black -annotate +0-14 'Voted #77 mod' -pointsize 20 -fill white -annotate +0+18 'by ZDoom Community' png8:pngs/Happy_Time_Circus_][.png&#10;convert background.png -font Arial -gravity Center -size 270 -pointsize 24 -fill black -annotate +0-14 'Voted #77 mod' -pointsize 20 -fill white -annotate +0+18 'by ZDoom Community' png8:pngs/Lt._Typhon.png&#10;convert background.png -font Arial -gravity Center -size 270 -pointsize 24 -fill black -annotate +0-14 'Voted #77 mod' -pointsize 20 -fill white -annotate +0+18 'by ZDoom Community' png8:pngs/Nazis!.png&#10;convert background.png -font Arial -gravity Center -size 270 -pointsize 24 -fill black -annotate +0-14 'Voted #77 mod' -pointsize 20 -fill white -annotate +0+18 'by ZDoom Community' png8:pngs/Reikall_s_Voxels.png&#10;convert background.png -font Arial -gravity Center -size 270 -pointsize 24 -fill black -annotate +0-14 'Voted #77 mod' -pointsize 20 -fill white -annotate +0+18 'by ZDoom Community' png8:pngs/RTC-3057_Hub_1.png&#10;convert background.png -font Arial -gravity Center -size 270 -pointsize 24 -fill black -annotate +0-14 'Voted #77 mod' -pointsize 20 -fill white -annotate +0+18 'by ZDoom Community' png8:pngs/S.U.P.E.R_Natural.png&#10;convert background.png -font Arial -gravity Center -size 270 -pointsize 24 -fill black -annotate +0-14 'Voted #77 mod' -pointsize 20 -fill white -annotate +0+18 'by ZDoom Community' png8:pngs/Soundless_Mound.png&#10;convert background.png -font Arial -gravity Center -size 270 -pointsize 24 -fill black -annotate +0-14 'Voted #77 mod' -pointsize 20 -fill white -annotate +0+18 'by ZDoom Community' png8:pngs/Stronghold:_On_the_Edge_of_Chaos.png&#10;convert background.png -font Arial -gravity Center -size 270 -pointsize 24 -fill black -annotate +0-14 'Voted #77 mod' -pointsize 20 -fill white -annotate +0+18 'by ZDoom Community' png8:pngs/Supercharge.png&#10;convert background.png -font Arial -gravity Center -size 270 -pointsize 24 -fill black -annotate +0-14 'Voted #77 mod' -pointsize 20 -fill white -annotate +0+18 'by ZDoom Community' png8:pngs/Terrorists!.png&#10;convert background.png -font Arial -gravity Center -size 270 -pointsize 24 -fill black -annotate +0-14 'Voted #77 mod' -pointsize 20 -fill white -annotate +0+18 'by ZDoom Community' png8:pngs/The_Soldier_Z.png&#10;convert background.png -font Arial -gravity Center -size 270 -pointsize 24 -fill black -annotate +0-14 'Voted #77 mod' -pointsize 20 -fill white -annotate +0+18 'by ZDoom Community' png8:pngs/Threshold_Of_Pain.png&#10;convert background.png -font Arial -gravity Center -size 270 -pointsize 24 -fill black -annotate +0-14 'Voted #77 mod' -pointsize 20 -fill white -annotate +0+18 'by ZDoom Community' png8:pngs/Unloved.png&#10;convert background.png -font Arial -gravity Center -size 270 -pointsize 24 -fill black -annotate +0-14 'Voted #93 mod' -pointsize 20 -fill white -annotate +0+18 'by ZDoom Community' png8:pngs/10x.png&#10;convert background.png -font Arial -gravity Center -size 270 -pointsize 24 -fill black -annotate +0-14 'Voted #93 mod' -pointsize 20 -fill white -annotate +0+18 'by ZDoom Community' png8:pngs/Abysm_2:_Infernal_Contract.png&#10;convert background.png -font Arial -gravity Center -size 270 -pointsize 24 -fill black -annotate +0-14 'Voted #93 mod' -pointsize 20 -fill white -annotate +0+18 'by ZDoom Community' png8:pngs/Action_Doom.png&#10;convert background.png -font Arial -gravity Center -size 270 -pointsize 24 -fill black -annotate +0-14 'Voted #93 mod' -pointsize 20 -fill white -annotate +0+18 'by ZDoom Community' png8:pngs/Angelic_Waifus.png&#10;convert background.png -font Arial -gravity Center -size 270 -pointsize 24 -fill black -annotate +0-14 'Voted #93 mod' -pointsize 20 -fill white -annotate +0+18 'by ZDoom Community' png8:pngs/Argent.png&#10;convert background.png -font Arial -gravity Center -size 270 -pointsize 24 -fill black -annotate +0-14 'Voted #93 mod' -pointsize 20 -fill white -annotate +0+18 'by ZDoom Community' png8:pngs/BGPA_Missions_Liberation.png&#10;convert background.png -font Arial -gravity Center -size 270 -pointsize 24 -fill black -annotate +0-14 'Voted #93 mod' -pointsize 20 -fill white -annotate +0+18 'by ZDoom Community' png8:pngs/Bratwurst.png&#10;convert background.png -font Arial -gravity Center -size 270 -pointsize 24 -fill black -annotate +0-14 'Voted #93 mod' -pointsize 20 -fill white -annotate +0+18 'by ZDoom Community' png8:pngs/Bullet-Eye.png&#10;convert background.png -font Arial -gravity Center -size 270 -pointsize 24 -fill black -annotate +0-14 'Voted #93 mod' -pointsize 20 -fill white -annotate +0+18 'by ZDoom Community' png8:pngs/Burl_Tumd.png&#10;convert background.png -font Arial -gravity Center -size 270 -pointsize 24 -fill black -annotate +0-14 'Voted #93 mod' -pointsize 20 -fill white -annotate +0+18 'by ZDoom Community' png8:pngs/Demon_Eclipse.png&#10;convert background.png -font Arial -gravity Center -size 270 -pointsize 24 -fill black -annotate +0-14 'Voted #93 mod' -pointsize 20 -fill white -annotate +0+18 'by ZDoom Community' png8:pngs/Doom_Delta.png&#10;convert background.png -font Arial -gravity Center -size 270 -pointsize 24 -fill black -annotate +0-14 'Voted #93 mod' -pointsize 20 -fill white -annotate +0+18 'by ZDoom Community' png8:pngs/Droplets:_Simulated_Blood.png&#10;convert background.png -font Arial -gravity Center -size 270 -pointsize 24 -fill black -annotate +0-14 'Voted #93 mod' -pointsize 20 -fill white -annotate +0+18 'by ZDoom Community' png8:pngs/Gearbox.png&#10;convert background.png -font Arial -gravity Center -size 270 -pointsize 24 -fill black -annotate +0-14 'Voted #93 mod' -pointsize 20 -fill white -annotate +0+18 'by ZDoom Community' png8:pngs/Heretical_Doom.png&#10;convert background.png -font Arial -gravity Center -size 270 -pointsize 24 -fill black -annotate +0-14 'Voted #93 mod' -pointsize 20 -fill white -annotate +0+18 'by ZDoom Community' png8:pngs/Irontusk’s_Diablo_3D.png&#10;convert background.png -font Arial -gravity Center -size 270 -pointsize 24 -fill black -annotate +0-14 'Voted #93 mod' -pointsize 20 -fill white -annotate +0+18 'by ZDoom Community' png8:pngs/JohnnyDoom.png&#10;convert background.png -font Arial -gravity Center -size 270 -pointsize 24 -fill black -annotate +0-14 'Voted #93 mod' -pointsize 20 -fill white -annotate +0+18 'by ZDoom Community' png8:pngs/Juvenile_Power_Fantasy.png&#10;convert background.png -font Arial -gravity Center -size 270 -pointsize 24 -fill black -annotate +0-14 'Voted #93 mod' -pointsize 20 -fill white -annotate +0+18 'by ZDoom Community' png8:pngs/NC_HUD.png&#10;convert background.png -font Arial -gravity Center -size 270 -pointsize 24 -fill black -annotate +0-14 'Voted #93 mod' -pointsize 20 -fill white -annotate +0+18 'by ZDoom Community' png8:pngs/Perkristan_s_HD_Sounds.png&#10;convert background.png -font Arial -gravity Center -size 270 -pointsize 24 -fill black -annotate +0-14 'Voted #93 mod' -pointsize 20 -fill white -annotate +0+18 'by ZDoom Community' png8:pngs/Serpent_Resurrection.png&#10;convert background.png -font Arial -gravity Center -size 270 -pointsize 24 -fill black -annotate +0-14 'Voted #93 mod' -pointsize 20 -fill white -annotate +0+18 'by ZDoom Community' png8:pngs/Shades_of_Doom.png&#10;convert background.png -font Arial -gravity Center -size 270 -pointsize 24 -fill black -annotate +0-14 'Voted #93 mod' -pointsize 20 -fill white -annotate +0+18 'by ZDoom Community' png8:pngs/Shut_up_and_Bleed.png&#10;convert background.png -font Arial -gravity Center -size 270 -pointsize 24 -fill black -annotate +0-14 'Voted #93 mod' -pointsize 20 -fill white -annotate +0+18 'by ZDoom Community' png8:pngs/SpriteShadow.png&#10;convert background.png -font Arial -gravity Center -size 270 -pointsize 24 -fill black -annotate +0-14 'Voted #93 mod' -pointsize 20 -fill white -annotate +0+18 'by ZDoom Community' png8:pngs/Total_Chaos.png&#10;convert background.png -font Arial -gravity Center -size 270 -pointsize 24 -fill black -annotate +0-14 'Voted #93 mod' -pointsize 20 -fill white -annotate +0+18 'by ZDoom Community' png8:pngs/Waterlab_GZD.png&#10;convert background.png -font Arial -gravity Center -size 270 -pointsize 24 -fill black -annotate +0-14 'Voted #93 mod' -pointsize 20 -fill white -annotate +0+18 'by ZDoom Community' png8:pngs/Who_Dun_It.png&#10;convert background.png -font Arial -gravity Center -size 270 -pointsize 24 -fill black -annotate +0-14 'Voted #119 mod' -pointsize 20 -fill white -annotate +0+18 'by ZDoom Community' png8:pngs/10.5x.png&#10;convert background.png -font Arial -gravity Center -size 270 -pointsize 24 -fill black -annotate +0-14 'Voted #119 mod' -pointsize 20 -fill white -annotate +0+18 'by ZDoom Community' png8:pngs/Alandoguns.png&#10;convert background.png -font Arial -gravity Center -size 270 -pointsize 24 -fill black -annotate +0-14 'Voted #119 mod' -pointsize 20 -fill white -annotate +0+18 'by ZDoom Community' png8:pngs/Aliens:_Eradication.png&#10;convert background.png -font Arial -gravity Center -size 270 -pointsize 24 -fill black -annotate +0-14 'Voted #119 mod' -pointsize 20 -fill white -annotate +0+18 'by ZDoom Community' png8:pngs/Bitter_Heretic.png&#10;convert background.png -font Arial -gravity Center -size 270 -pointsize 24 -fill black -annotate +0-14 'Voted #119 mod' -pointsize 20 -fill white -annotate +0+18 'by ZDoom Community' png8:pngs/Call_of_Dooty.png&#10;convert background.png -font Arial -gravity Center -size 270 -pointsize 24 -fill black -annotate +0-14 'Voted #119 mod' -pointsize 20 -fill white -annotate +0+18 'by ZDoom Community' png8:pngs/Castlevania_-_Simon_s_Destiny.png&#10;convert background.png -font Arial -gravity Center -size 270 -pointsize 24 -fill black -annotate +0-14 'Voted #119 mod' -pointsize 20 -fill white -annotate +0+18 'by ZDoom Community' png8:pngs/Cold_as_Hell.png&#10;convert background.png -font Arial -gravity Center -size 270 -pointsize 24 -fill black -annotate +0-14 'Voted #119 mod' -pointsize 20 -fill white -annotate +0+18 'by ZDoom Community' png8:pngs/Compendium.png&#10;convert background.png -font Arial -gravity Center -size 270 -pointsize 24 -fill black -annotate +0-14 'Voted #119 mod' -pointsize 20 -fill white -annotate +0+18 'by ZDoom Community' png8:pngs/Complex_Doom.png&#10;convert background.png -font Arial -gravity Center -size 270 -pointsize 24 -fill black -annotate +0-14 'Voted #119 mod' -pointsize 20 -fill white -annotate +0+18 'by ZDoom Community' png8:pngs/DamNums.png&#10;convert background.png -font Arial -gravity Center -size 270 -pointsize 24 -fill black -annotate +0-14 'Voted #119 mod' -pointsize 20 -fill white -annotate +0+18 'by ZDoom Community' png8:pngs/Dark_Encounters.png&#10;convert background.png -font Arial -gravity Center -size 270 -pointsize 24 -fill black -annotate +0-14 'Voted #119 mod' -pointsize 20 -fill white -annotate +0+18 'by ZDoom Community' png8:pngs/Diaz:_Last_Hours_of_Purity.png&#10;convert background.png -font Arial -gravity Center -size 270 -pointsize 24 -fill black -annotate +0-14 'Voted #119 mod' -pointsize 20 -fill white -annotate +0+18 'by ZDoom Community' png8:pngs/Dusted_s_Pandemonia.png&#10;convert background.png -font Arial -gravity Center -size 270 -pointsize 24 -fill black -annotate +0-14 'Voted #119 mod' -pointsize 20 -fill white -annotate +0+18 'by ZDoom Community' png8:pngs/Eriguns.png&#10;convert background.png -font Arial -gravity Center -size 270 -pointsize 24 -fill black -annotate +0-14 'Voted #119 mod' -pointsize 20 -fill white -annotate +0+18 'by ZDoom Community' png8:pngs/Factotum.png&#10;convert background.png -font Arial -gravity Center -size 270 -pointsize 24 -fill black -annotate +0-14 'Voted #119 mod' -pointsize 20 -fill white -annotate +0+18 'by ZDoom Community' png8:pngs/Full_GZDoom_Skybox_Set.png&#10;convert background.png -font Arial -gravity Center -size 270 -pointsize 24 -fill black -annotate +0-14 'Voted #119 mod' -pointsize 20 -fill white -annotate +0+18 'by ZDoom Community' png8:pngs/Happy_Time_Circus.png&#10;convert background.png -font Arial -gravity Center -size 270 -pointsize 24 -fill black -annotate +0-14 'Voted #119 mod' -pointsize 20 -fill white -annotate +0+18 'by ZDoom Community' png8:pngs/Hard-Doom.png&#10;convert background.png -font Arial -gravity Center -size 270 -pointsize 24 -fill black -annotate +0-14 'Voted #119 mod' -pointsize 20 -fill white -annotate +0+18 'by ZDoom Community' png8:pngs/HXRTC_Project.png&#10;convert background.png -font Arial -gravity Center -size 270 -pointsize 24 -fill black -annotate +0-14 'Voted #119 mod' -pointsize 20 -fill white -annotate +0+18 'by ZDoom Community' png8:pngs/Insanity_s_Requiem.png&#10;convert background.png -font Arial -gravity Center -size 270 -pointsize 24 -fill black -annotate +0-14 'Voted #119 mod' -pointsize 20 -fill white -annotate +0+18 'by ZDoom Community' png8:pngs/Jimmy’s_Jukebox.png&#10;convert background.png -font Arial -gravity Center -size 270 -pointsize 24 -fill black -annotate +0-14 'Voted #119 mod' -pointsize 20 -fill white -annotate +0+18 'by ZDoom Community' png8:pngs/Psychophobia.png&#10;convert background.png -font Arial -gravity Center -size 270 -pointsize 24 -fill black -annotate +0-14 'Voted #119 mod' -pointsize 20 -fill white -annotate +0+18 'by ZDoom Community' png8:pngs/Redux_E2M4.png&#10;convert background.png -font Arial -gravity Center -size 270 -pointsize 24 -fill black -annotate +0-14 'Voted #119 mod' -pointsize 20 -fill white -annotate +0+18 'by ZDoom Community' png8:pngs/scalliano_s_667_Shuffle.png&#10;convert background.png -font Arial -gravity Center -size 270 -pointsize 24 -fill black -annotate +0-14 'Voted #119 mod' -pointsize 20 -fill white -annotate +0+18 'by ZDoom Community' png8:pngs/The_Ghoul_s_Forest_3.png&#10;convert background.png -font Arial -gravity Center -size 270 -pointsize 24 -fill black -annotate +0-14 'Voted #119 mod' -pointsize 20 -fill white -annotate +0+18 'by ZDoom Community' png8:pngs/Void.png&#10;convert background.png -font Arial -gravity Center -size 270 -pointsize 24 -fill black -annotate +0-14 'Voted #119 mod' -pointsize 20 -fill white -annotate +0+18 'by ZDoom Community' png8:pngs/WolfenDOOM:_Operation:_Arctic_Wolf.png&#10;convert background.png -font Arial -gravity Center -size 270 -pointsize 24 -fill black -annotate +0-14 'Voted #119 mod' -pointsize 20 -fill white -annotate +0+18 'by ZDoom Community' png8:pngs/ZBlood+.png&#10;convert background.png -font Arial -gravity Center -size 270 -pointsize 24 -fill black -annotate +0-14 'Voted #147 mod' -pointsize 20 -fill white -annotate +0+18 'by ZDoom Community' png8:pngs/All_Clear_Message.png&#10;convert background.png -font Arial -gravity Center -size 270 -pointsize 24 -fill black -annotate +0-14 'Voted #147 mod' -pointsize 20 -fill white -annotate +0+18 'by ZDoom Community' png8:pngs/Champions.png&#10;convert background.png -font Arial -gravity Center -size 270 -pointsize 24 -fill black -annotate +0-14 'Voted #147 mod' -pointsize 20 -fill white -annotate +0+18 'by ZDoom Community' png8:pngs/Consolation_Prize:_The_PSX_Doom_TC.png&#10;convert background.png -font Arial -gravity Center -size 270 -pointsize 24 -fill black -annotate +0-14 'Voted #147 mod' -pointsize 20 -fill white -annotate +0+18 'by ZDoom Community' png8:pngs/Crossfire.png&#10;convert background.png -font Arial -gravity Center -size 270 -pointsize 24 -fill black -annotate +0-14 'Voted #147 mod' -pointsize 20 -fill white -annotate +0+18 'by ZDoom Community' png8:pngs/Cyberrunner.png&#10;convert background.png -font Arial -gravity Center -size 270 -pointsize 24 -fill black -annotate +0-14 'Voted #147 mod' -pointsize 20 -fill white -annotate +0+18 'by ZDoom Community' png8:pngs/DarkDoomZ.png&#10;convert background.png -font Arial -gravity Center -size 270 -pointsize 24 -fill black -annotate +0-14 'Voted #147 mod' -pointsize 20 -fill white -annotate +0+18 'by ZDoom Community' png8:pngs/Dead_Marine.png&#10;convert background.png -font Arial -gravity Center -size 270 -pointsize 24 -fill black -annotate +0-14 'Voted #147 mod' -pointsize 20 -fill white -annotate +0+18 'by ZDoom Community' png8:pngs/Demon_CounterStrike.png&#10;convert background.png -font Arial -gravity Center -size 270 -pointsize 24 -fill black -annotate +0-14 'Voted #147 mod' -pointsize 20 -fill white -annotate +0+18 'by ZDoom Community' png8:pngs/Error:_Doom.png&#10;convert background.png -font Arial -gravity Center -size 270 -pointsize 24 -fill black -annotate +0-14 'Voted #147 mod' -pointsize 20 -fill white -annotate +0+18 'by ZDoom Community' png8:pngs/Final_NeoDoom.png&#10;convert background.png -font Arial -gravity Center -size 270 -pointsize 24 -fill black -annotate +0-14 'Voted #147 mod' -pointsize 20 -fill white -annotate +0+18 'by ZDoom Community' png8:pngs/Flashlight++.png&#10;convert background.png -font Arial -gravity Center -size 270 -pointsize 24 -fill black -annotate +0-14 'Voted #147 mod' -pointsize 20 -fill white -annotate +0+18 'by ZDoom Community' png8:pngs/Footsteps.png&#10;convert background.png -font Arial -gravity Center -size 270 -pointsize 24 -fill black -annotate +0-14 'Voted #147 mod' -pointsize 20 -fill white -annotate +0+18 'by ZDoom Community' png8:pngs/FragTrak.png&#10;convert background.png -font Arial -gravity Center -size 270 -pointsize 24 -fill black -annotate +0-14 'Voted #147 mod' -pointsize 20 -fill white -annotate +0+18 'by ZDoom Community' png8:pngs/Gene-Tech:_Before_the_Storm.png&#10;convert background.png -font Arial -gravity Center -size 270 -pointsize 24 -fill black -annotate +0-14 'Voted #147 mod' -pointsize 20 -fill white -annotate +0+18 'by ZDoom Community' png8:pngs/Gothic_Skins_for_Doom.png&#10;convert background.png -font Arial -gravity Center -size 270 -pointsize 24 -fill black -annotate +0-14 'Voted #147 mod' -pointsize 20 -fill white -annotate +0+18 'by ZDoom Community' png8:pngs/HeXeReTiC_Fantasy.png&#10;convert background.png -font Arial -gravity Center -size 270 -pointsize 24 -fill black -annotate +0-14 'Voted #147 mod' -pointsize 20 -fill white -annotate +0+18 'by ZDoom Community' png8:pngs/Highway_Acceleroid_Booster.png&#10;convert background.png -font Arial -gravity Center -size 270 -pointsize 24 -fill black -annotate +0-14 'Voted #147 mod' -pointsize 20 -fill white -annotate +0+18 'by ZDoom Community' png8:pngs/HitMarkers.png&#10;convert background.png -font Arial -gravity Center -size 270 -pointsize 24 -fill black -annotate +0-14 'Voted #147 mod' -pointsize 20 -fill white -annotate +0+18 'by ZDoom Community' png8:pngs/Lambda.png&#10;convert background.png -font Arial -gravity Center -size 270 -pointsize 24 -fill black -annotate +0-14 'Voted #147 mod' -pointsize 20 -fill white -annotate +0+18 'by ZDoom Community' png8:pngs/MassMouth_2.png&#10;convert background.png -font Arial -gravity Center -size 270 -pointsize 24 -fill black -annotate +0-14 'Voted #147 mod' -pointsize 20 -fill white -annotate +0+18 'by ZDoom Community' png8:pngs/Midgard_Outlaw.png&#10;convert background.png -font Arial -gravity Center -size 270 -pointsize 24 -fill black -annotate +0-14 'Voted #147 mod' -pointsize 20 -fill white -annotate +0+18 'by ZDoom Community' png8:pngs/NeoCore:_Dark_Depths.png&#10;convert background.png -font Arial -gravity Center -size 270 -pointsize 24 -fill black -annotate +0-14 'Voted #147 mod' -pointsize 20 -fill white -annotate +0+18 'by ZDoom Community' png8:pngs/Nightshift.png&#10;convert background.png -font Arial -gravity Center -size 270 -pointsize 24 -fill black -annotate +0-14 'Voted #147 mod' -pointsize 20 -fill white -annotate +0+18 'by ZDoom Community' png8:pngs/Paradise.png&#10;convert background.png -font Arial -gravity Center -size 270 -pointsize 24 -fill black -annotate +0-14 'Voted #147 mod' -pointsize 20 -fill white -annotate +0+18 'by ZDoom Community' png8:pngs/Paranoid_and_Paranoiac.png&#10;convert background.png -font Arial -gravity Center -size 270 -pointsize 24 -fill black -annotate +0-14 'Voted #147 mod' -pointsize 20 -fill white -annotate +0+18 'by ZDoom Community' png8:pngs/Project_Ironclad.png&#10;convert background.png -font Arial -gravity Center -size 270 -pointsize 24 -fill black -annotate +0-14 'Voted #147 mod' -pointsize 20 -fill white -annotate +0+18 'by ZDoom Community' png8:pngs/QUAKE:_Descent_into_Heresy.png&#10;convert background.png -font Arial -gravity Center -size 270 -pointsize 24 -fill black -annotate +0-14 'Voted #147 mod' -pointsize 20 -fill white -annotate +0+18 'by ZDoom Community' png8:pngs/Queen_s_Crusade.png&#10;convert background.png -font Arial -gravity Center -size 270 -pointsize 24 -fill black -annotate +0-14 'Voted #147 mod' -pointsize 20 -fill white -annotate +0+18 'by ZDoom Community' png8:pngs/SBrightmaps.png&#10;convert background.png -font Arial -gravity Center -size 270 -pointsize 24 -fill black -annotate +0-14 'Voted #147 mod' -pointsize 20 -fill white -annotate +0+18 'by ZDoom Community' png8:pngs/Skulldash.png&#10;convert background.png -font Arial -gravity Center -size 270 -pointsize 24 -fill black -annotate +0-14 'Voted #147 mod' -pointsize 20 -fill white -annotate +0+18 'by ZDoom Community' png8:pngs/Slomo_Bullettime_Ultimate.png&#10;convert background.png -font Arial -gravity Center -size 270 -pointsize 24 -fill black -annotate +0-14 'Voted #147 mod' -pointsize 20 -fill white -annotate +0+18 'by ZDoom Community' png8:pngs/Sneaky_Doom.png&#10;convert background.png -font Arial -gravity Center -size 270 -pointsize 24 -fill black -annotate +0-14 'Voted #147 mod' -pointsize 20 -fill white -annotate +0+18 'by ZDoom Community' png8:pngs/Sound_Caulking.png&#10;convert background.png -font Arial -gravity Center -size 270 -pointsize 24 -fill black -annotate +0-14 'Voted #147 mod' -pointsize 20 -fill white -annotate +0+18 'by ZDoom Community' png8:pngs/Spooktober_Community_Mapping_Project.png&#10;convert background.png -font Arial -gravity Center -size 270 -pointsize 24 -fill black -annotate +0-14 'Voted #147 mod' -pointsize 20 -fill white -annotate +0+18 'by ZDoom Community' png8:pngs/Strange_Aeons.png&#10;convert background.png -font Arial -gravity Center -size 270 -pointsize 24 -fill black -annotate +0-14 'Voted #147 mod' -pointsize 20 -fill white -annotate +0+18 'by ZDoom Community' png8:pngs/Temple_of_the_Lizard_Men_4.png&#10;convert background.png -font Arial -gravity Center -size 270 -pointsize 24 -fill black -annotate +0-14 'Voted #147 mod' -pointsize 20 -fill white -annotate +0+18 'by ZDoom Community' png8:pngs/The_Space_Pirate.png&#10;convert background.png -font Arial -gravity Center -size 270 -pointsize 24 -fill black -annotate +0-14 'Voted #147 mod' -pointsize 20 -fill white -annotate +0+18 'by ZDoom Community' png8:pngs/The_Wayfarer_s_Tome.png&#10;convert background.png -font Arial -gravity Center -size 270 -pointsize 24 -fill black -annotate +0-14 'Voted #147 mod' -pointsize 20 -fill white -annotate +0+18 'by ZDoom Community' png8:pngs/Tilt++.png&#10;convert background.png -font Arial -gravity Center -size 270 -pointsize 24 -fill black -annotate +0-14 'Voted #147 mod' -pointsize 20 -fill white -annotate +0+18 'by ZDoom Community' png8:pngs/Town_Infection:_The_Flooding.png&#10;convert background.png -font Arial -gravity Center -size 270 -pointsize 24 -fill black -annotate +0-14 'Voted #147 mod' -pointsize 20 -fill white -annotate +0+18 'by ZDoom Community' png8:pngs/Trench_Foot.png&#10;convert background.png -font Arial -gravity Center -size 270 -pointsize 24 -fill black -annotate +0-14 'Voted #147 mod' -pointsize 20 -fill white -annotate +0+18 'by ZDoom Community' png8:pngs/TurboCharged_ARCADE!.png&#10;convert background.png -font Arial -gravity Center -size 270 -pointsize 24 -fill black -annotate +0-14 'Voted #147 mod' -pointsize 20 -fill white -annotate +0+18 'by ZDoom Community' png8:pngs/Ugly_as_Sin.png&#10;convert background.png -font Arial -gravity Center -size 270 -pointsize 24 -fill black -annotate +0-14 'Voted #147 mod' -pointsize 20 -fill white -annotate +0+18 'by ZDoom Community' png8:pngs/Ultra_Crispy.png&#10;convert background.png -font Arial -gravity Center -size 270 -pointsize 24 -fill black -annotate +0-14 'Voted #147 mod' -pointsize 20 -fill white -annotate +0+18 'by ZDoom Community' png8:pngs/WolfenDOOM:_Astrostein.png&#10;convert background.png -font Arial -gravity Center -size 270 -pointsize 24 -fill black -annotate +0-14 'Voted #147 mod' -pointsize 20 -fill white -annotate +0+18 'by ZDoom Community' png8:pngs/ZMovement.png&#10;convert background.png -font Arial -gravity Center -size 270 -pointsize 24 -fill black -annotate +0-14 'Voted #193 mod' -pointsize 20 -fill white -annotate +0+18 'by ZDoom Community' png8:pngs/007:_Licence_to_Spell_DooM.png&#10;convert background.png -font Arial -gravity Center -size 270 -pointsize 24 -fill black -annotate +0-14 'Voted #193 mod' -pointsize 20 -fill white -annotate +0+18 'by ZDoom Community' png8:pngs/20_Monsters_Challenge.png&#10;convert background.png -font Arial -gravity Center -size 270 -pointsize 24 -fill black -annotate +0-14 'Voted #193 mod' -pointsize 20 -fill white -annotate +0+18 'by ZDoom Community' png8:pngs/Abandoned_Misery.png&#10;convert background.png -font Arial -gravity Center -size 270 -pointsize 24 -fill black -annotate +0-14 'Voted #193 mod' -pointsize 20 -fill white -annotate +0+18 'by ZDoom Community' png8:pngs/Accessories_to_Murder.png&#10;convert background.png -font Arial -gravity Center -size 270 -pointsize 24 -fill black -annotate +0-14 'Voted #193 mod' -pointsize 20 -fill white -annotate +0+18 'by ZDoom Community' png8:pngs/Aetherius.png&#10;convert background.png -font Arial -gravity Center -size 270 -pointsize 24 -fill black -annotate +0-14 'Voted #193 mod' -pointsize 20 -fill white -annotate +0+18 'by ZDoom Community' png8:pngs/Alfonzone.png&#10;convert background.png -font Arial -gravity Center -size 270 -pointsize 24 -fill black -annotate +0-14 'Voted #193 mod' -pointsize 20 -fill white -annotate +0+18 'by ZDoom Community' png8:pngs/Aliens:_Colonial_Marines_TC.png&#10;convert background.png -font Arial -gravity Center -size 270 -pointsize 24 -fill black -annotate +0-14 'Voted #193 mod' -pointsize 20 -fill white -annotate +0+18 'by ZDoom Community' png8:pngs/Aliens:_The_Ultimate_Doom.png&#10;convert background.png -font Arial -gravity Center -size 270 -pointsize 24 -fill black -annotate +0-14 'Voted #193 mod' -pointsize 20 -fill white -annotate +0+18 'by ZDoom Community' png8:pngs/aspot.png&#10;convert background.png -font Arial -gravity Center -size 270 -pointsize 24 -fill black -annotate +0-14 'Voted #193 mod' -pointsize 20 -fill white -annotate +0+18 'by ZDoom Community' png8:pngs/AvP_2.0.png&#10;convert background.png -font Arial -gravity Center -size 270 -pointsize 24 -fill black -annotate +0-14 'Voted #193 mod' -pointsize 20 -fill white -annotate +0+18 'by ZDoom Community' png8:pngs/Banhammer.png&#10;convert background.png -font Arial -gravity Center -size 270 -pointsize 24 -fill black -annotate +0-14 'Voted #193 mod' -pointsize 20 -fill white -annotate +0+18 'by ZDoom Community' png8:pngs/Beyond_Reality.png&#10;convert background.png -font Arial -gravity Center -size 270 -pointsize 24 -fill black -annotate +0-14 'Voted #193 mod' -pointsize 20 -fill white -annotate +0+18 'by ZDoom Community' png8:pngs/BlackWarrior.png&#10;convert background.png -font Arial -gravity Center -size 270 -pointsize 24 -fill black -annotate +0-14 'Voted #193 mod' -pointsize 20 -fill white -annotate +0+18 'by ZDoom Community' png8:pngs/Brutal_Doom:_Tomtefars_Extension.png&#10;convert background.png -font Arial -gravity Center -size 270 -pointsize 24 -fill black -annotate +0-14 'Voted #193 mod' -pointsize 20 -fill white -annotate +0+18 'by ZDoom Community' png8:pngs/Brutal_Heretic_RPG.png&#10;convert background.png -font Arial -gravity Center -size 270 -pointsize 24 -fill black -annotate +0-14 'Voted #193 mod' -pointsize 20 -fill white -annotate +0+18 'by ZDoom Community' png8:pngs/Brutal_Hexen_RPG.png&#10;convert background.png -font Arial -gravity Center -size 270 -pointsize 24 -fill black -annotate +0-14 'Voted #193 mod' -pointsize 20 -fill white -annotate +0+18 'by ZDoom Community' png8:pngs/Brutalkick.png&#10;convert background.png -font Arial -gravity Center -size 270 -pointsize 24 -fill black -annotate +0-14 'Voted #193 mod' -pointsize 20 -fill white -annotate +0+18 'by ZDoom Community' png8:pngs/Cheogsh.png&#10;convert background.png -font Arial -gravity Center -size 270 -pointsize 24 -fill black -annotate +0-14 'Voted #193 mod' -pointsize 20 -fill white -annotate +0+18 'by ZDoom Community' png8:pngs/Cheogsh_2.png&#10;convert background.png -font Arial -gravity Center -size 270 -pointsize 24 -fill black -annotate +0-14 'Voted #193 mod' -pointsize 20 -fill white -annotate +0+18 'by ZDoom Community' png8:pngs/Chosen.png&#10;convert background.png -font Arial -gravity Center -size 270 -pointsize 24 -fill black -annotate +0-14 'Voted #193 mod' -pointsize 20 -fill white -annotate +0+18 'by ZDoom Community' png8:pngs/Complex_Doom:_LCA.png&#10;convert background.png -font Arial -gravity Center -size 270 -pointsize 24 -fill black -annotate +0-14 'Voted #193 mod' -pointsize 20 -fill white -annotate +0+18 'by ZDoom Community' png8:pngs/Counter-Strike_Doom:_Martian_Offensive.png&#10;convert background.png -font Arial -gravity Center -size 270 -pointsize 24 -fill black -annotate +0-14 'Voted #193 mod' -pointsize 20 -fill white -annotate +0+18 'by ZDoom Community' png8:pngs/Critical_Shots.png&#10;convert background.png -font Arial -gravity Center -size 270 -pointsize 24 -fill black -annotate +0-14 'Voted #193 mod' -pointsize 20 -fill white -annotate +0+18 'by ZDoom Community' png8:pngs/Custom_Crosshair_Pack.png&#10;convert background.png -font Arial -gravity Center -size 270 -pointsize 24 -fill black -annotate +0-14 'Voted #193 mod' -pointsize 20 -fill white -annotate +0+18 'by ZDoom Community' png8:pngs/Dark_7__with_Mission_Pack_.png&#10;convert background.png -font Arial -gravity Center -size 270 -pointsize 24 -fill black -annotate +0-14 'Voted #193 mod' -pointsize 20 -fill white -annotate +0+18 'by ZDoom Community' png8:pngs/Darkmoon.png&#10;convert background.png -font Arial -gravity Center -size 270 -pointsize 24 -fill black -annotate +0-14 'Voted #193 mod' -pointsize 20 -fill white -annotate +0+18 'by ZDoom Community' png8:pngs/Dawn_of_Reality.png&#10;convert background.png -font Arial -gravity Center -size 270 -pointsize 24 -fill black -annotate +0-14 'Voted #193 mod' -pointsize 20 -fill white -annotate +0+18 'by ZDoom Community' png8:pngs/Demonsteele:_NowThatsWhatICallMIDI.png&#10;convert background.png -font Arial -gravity Center -size 270 -pointsize 24 -fill black -annotate +0-14 'Voted #193 mod' -pointsize 20 -fill white -annotate +0+18 'by ZDoom Community' png8:pngs/DN3DooM.png&#10;convert background.png -font Arial -gravity Center -size 270 -pointsize 24 -fill black -annotate +0-14 'Voted #193 mod' -pointsize 20 -fill white -annotate +0+18 'by ZDoom Community' png8:pngs/Don’t_play_with_HELL_–_Black_Edition.png&#10;convert background.png -font Arial -gravity Center -size 270 -pointsize 24 -fill black -annotate +0-14 'Voted #193 mod' -pointsize 20 -fill white -annotate +0+18 'by ZDoom Community' png8:pngs/Doom_2_Minor_Sprite_Fixing_Project.png&#10;convert background.png -font Arial -gravity Center -size 270 -pointsize 24 -fill black -annotate +0-14 'Voted #193 mod' -pointsize 20 -fill white -annotate +0+18 'by ZDoom Community' png8:pngs/DOOM_4_VANILLA.png&#10;convert background.png -font Arial -gravity Center -size 270 -pointsize 24 -fill black -annotate +0-14 'Voted #193 mod' -pointsize 20 -fill white -annotate +0+18 'by ZDoom Community' png8:pngs/Doom_64__weapons_only_.png&#10;convert background.png -font Arial -gravity Center -size 270 -pointsize 24 -fill black -annotate +0-14 'Voted #193 mod' -pointsize 20 -fill white -annotate +0+18 'by ZDoom Community' png8:pngs/Doom_Ambient_Pack.png&#10;convert background.png -font Arial -gravity Center -size 270 -pointsize 24 -fill black -annotate +0-14 'Voted #193 mod' -pointsize 20 -fill white -annotate +0+18 'by ZDoom Community' png8:pngs/Doom_Loot_Box_Mod.png&#10;convert background.png -font Arial -gravity Center -size 270 -pointsize 24 -fill black -annotate +0-14 'Voted #193 mod' -pointsize 20 -fill white -annotate +0+18 'by ZDoom Community' png8:pngs/Doom_Raider:Crypt_of_the_Vile.png&#10;convert background.png -font Arial -gravity Center -size 270 -pointsize 24 -fill black -annotate +0-14 'Voted #193 mod' -pointsize 20 -fill white -annotate +0+18 'by ZDoom Community' png8:pngs/DoomKrakken_s_Monster_Randomizer.png&#10;convert background.png -font Arial -gravity Center -size 270 -pointsize 24 -fill black -annotate +0-14 'Voted #193 mod' -pointsize 20 -fill white -annotate +0+18 'by ZDoom Community' png8:pngs/Eternal_DOOM_IV:_Return_from_Oblivion.png&#10;convert background.png -font Arial -gravity Center -size 270 -pointsize 24 -fill black -annotate +0-14 'Voted #193 mod' -pointsize 20 -fill white -annotate +0+18 'by ZDoom Community' png8:pngs/FamiliarDoom.png&#10;convert background.png -font Arial -gravity Center -size 270 -pointsize 24 -fill black -annotate +0-14 'Voted #193 mod' -pointsize 20 -fill white -annotate +0+18 'by ZDoom Community' png8:pngs/FantasyMonsters_4_Heretic.png&#10;convert background.png -font Arial -gravity Center -size 270 -pointsize 24 -fill black -annotate +0-14 'Voted #193 mod' -pointsize 20 -fill white -annotate +0+18 'by ZDoom Community' png8:pngs/Fearrific.png&#10;convert background.png -font Arial -gravity Center -size 270 -pointsize 24 -fill black -annotate +0-14 'Voted #193 mod' -pointsize 20 -fill white -annotate +0+18 'by ZDoom Community' png8:pngs/Foreverhood.png&#10;convert background.png -font Arial -gravity Center -size 270 -pointsize 24 -fill black -annotate +0-14 'Voted #193 mod' -pointsize 20 -fill white -annotate +0+18 'by ZDoom Community' png8:pngs/Ghoul_School_3D.png&#10;convert background.png -font Arial -gravity Center -size 270 -pointsize 24 -fill black -annotate +0-14 'Voted #193 mod' -pointsize 20 -fill white -annotate +0+18 'by ZDoom Community' png8:pngs/GZSHud.png&#10;convert background.png -font Arial -gravity Center -size 270 -pointsize 24 -fill black -annotate +0-14 'Voted #193 mod' -pointsize 20 -fill white -annotate +0+18 'by ZDoom Community' png8:pngs/Harder_Event.png&#10;convert background.png -font Arial -gravity Center -size 270 -pointsize 24 -fill black -annotate +0-14 'Voted #193 mod' -pointsize 20 -fill white -annotate +0+18 'by ZDoom Community' png8:pngs/Haze.png&#10;convert background.png -font Arial -gravity Center -size 270 -pointsize 24 -fill black -annotate +0-14 'Voted #193 mod' -pointsize 20 -fill white -annotate +0+18 'by ZDoom Community' png8:pngs/Hellscape_Navigator.png&#10;convert background.png -font Arial -gravity Center -size 270 -pointsize 24 -fill black -annotate +0-14 'Voted #193 mod' -pointsize 20 -fill white -annotate +0+18 'by ZDoom Community' png8:pngs/Hellwalker﻿_Mod.png&#10;convert background.png -font Arial -gravity Center -size 270 -pointsize 24 -fill black -annotate +0-14 'Voted #193 mod' -pointsize 20 -fill white -annotate +0+18 'by ZDoom Community' png8:pngs/Heretic_Widescreened_HUD.png&#10;convert background.png -font Arial -gravity Center -size 270 -pointsize 24 -fill black -annotate +0-14 'Voted #193 mod' -pointsize 20 -fill white -annotate +0+18 'by ZDoom Community' png8:pngs/Hexen:_Scourge_of_Viscerus.png&#10;convert background.png -font Arial -gravity Center -size 270 -pointsize 24 -fill black -annotate +0-14 'Voted #193 mod' -pointsize 20 -fill white -annotate +0+18 'by ZDoom Community' png8:pngs/HeXercise.png&#10;convert background.png -font Arial -gravity Center -size 270 -pointsize 24 -fill black -annotate +0-14 'Voted #193 mod' -pointsize 20 -fill white -annotate +0+18 'by ZDoom Community' png8:pngs/Hordes_of_Chaos.png&#10;convert background.png -font Arial -gravity Center -size 270 -pointsize 24 -fill black -annotate +0-14 'Voted #193 mod' -pointsize 20 -fill white -annotate +0+18 'by ZDoom Community' png8:pngs/Intelligent_Supplies.png&#10;convert background.png -font Arial -gravity Center -size 270 -pointsize 24 -fill black -annotate +0-14 'Voted #193 mod' -pointsize 20 -fill white -annotate +0+18 'by ZDoom Community' png8:pngs/JP_s_HUD.png&#10;convert background.png -font Arial -gravity Center -size 270 -pointsize 24 -fill black -annotate +0-14 'Voted #193 mod' -pointsize 20 -fill white -annotate +0+18 'by ZDoom Community' png8:pngs/Karnak.png&#10;convert background.png -font Arial -gravity Center -size 270 -pointsize 24 -fill black -annotate +0-14 'Voted #193 mod' -pointsize 20 -fill white -annotate +0+18 'by ZDoom Community' png8:pngs/Keymaster.png&#10;convert background.png -font Arial -gravity Center -size 270 -pointsize 24 -fill black -annotate +0-14 'Voted #193 mod' -pointsize 20 -fill white -annotate +0+18 'by ZDoom Community' png8:pngs/Lasting_Light.png&#10;convert background.png -font Arial -gravity Center -size 270 -pointsize 24 -fill black -annotate +0-14 'Voted #193 mod' -pointsize 20 -fill white -annotate +0+18 'by ZDoom Community' png8:pngs/Legion_of_Bones.png&#10;convert background.png -font Arial -gravity Center -size 270 -pointsize 24 -fill black -annotate +0-14 'Voted #193 mod' -pointsize 20 -fill white -annotate +0+18 'by ZDoom Community' png8:pngs/Lilith.png&#10;convert background.png -font Arial -gravity Center -size 270 -pointsize 24 -fill black -annotate +0-14 'Voted #193 mod' -pointsize 20 -fill white -annotate +0+18 'by ZDoom Community' png8:pngs/Lizard_Squad.png&#10;convert background.png -font Arial -gravity Center -size 270 -pointsize 24 -fill black -annotate +0-14 'Voted #193 mod' -pointsize 20 -fill white -annotate +0+18 'by ZDoom Community' png8:pngs/LOST_SOULSPHERE:_Gold_Edition.png&#10;convert background.png -font Arial -gravity Center -size 270 -pointsize 24 -fill black -annotate +0-14 'Voted #193 mod' -pointsize 20 -fill white -annotate +0+18 'by ZDoom Community' png8:pngs/Lowtech_Remake.png&#10;convert background.png -font Arial -gravity Center -size 270 -pointsize 24 -fill black -annotate +0-14 'Voted #193 mod' -pointsize 20 -fill white -annotate +0+18 'by ZDoom Community' png8:pngs/MAIS.png&#10;convert background.png -font Arial -gravity Center -size 270 -pointsize 24 -fill black -annotate +0-14 'Voted #193 mod' -pointsize 20 -fill white -annotate +0+18 'by ZDoom Community' png8:pngs/Malice.png&#10;convert background.png -font Arial -gravity Center -size 270 -pointsize 24 -fill black -annotate +0-14 'Voted #193 mod' -pointsize 20 -fill white -annotate +0+18 'by ZDoom Community' png8:pngs/Megabounce.png&#10;convert background.png -font Arial -gravity Center -size 270 -pointsize 24 -fill black -annotate +0-14 'Voted #193 mod' -pointsize 20 -fill white -annotate +0+18 'by ZDoom Community' png8:pngs/Metroid:_Dreadnought.png&#10;convert background.png -font Arial -gravity Center -size 270 -pointsize 24 -fill black -annotate +0-14 'Voted #193 mod' -pointsize 20 -fill white -annotate +0+18 'by ZDoom Community' png8:pngs/MMDCXIV_-_Journey_into_27_Century.png&#10;convert background.png -font Arial -gravity Center -size 270 -pointsize 24 -fill black -annotate +0-14 'Voted #193 mod' -pointsize 20 -fill white -annotate +0+18 'by ZDoom Community' png8:pngs/Monster_Scouter.png&#10;convert background.png -font Arial -gravity Center -size 270 -pointsize 24 -fill black -annotate +0-14 'Voted #193 mod' -pointsize 20 -fill white -annotate +0+18 'by ZDoom Community' png8:pngs/Nameless_Lite_RPG_Mod.png&#10;convert background.png -font Arial -gravity Center -size 270 -pointsize 24 -fill black -annotate +0-14 'Voted #193 mod' -pointsize 20 -fill white -annotate +0+18 'by ZDoom Community' png8:pngs/Nerves_of_Steel.png&#10;convert background.png -font Arial -gravity Center -size 270 -pointsize 24 -fill black -annotate +0-14 'Voted #193 mod' -pointsize 20 -fill white -annotate +0+18 'by ZDoom Community' png8:pngs/njsplash.png&#10;convert background.png -font Arial -gravity Center -size 270 -pointsize 24 -fill black -annotate +0-14 'Voted #193 mod' -pointsize 20 -fill white -annotate +0+18 'by ZDoom Community' png8:pngs/Nobody_Told_Me_About_id.png&#10;convert background.png -font Arial -gravity Center -size 270 -pointsize 24 -fill black -annotate +0-14 'Voted #193 mod' -pointsize 20 -fill white -annotate +0+18 'by ZDoom Community' png8:pngs/OMG_Weapons!__and_Monsters_.png&#10;convert background.png -font Arial -gravity Center -size 270 -pointsize 24 -fill black -annotate +0-14 'Voted #193 mod' -pointsize 20 -fill white -annotate +0+18 'by ZDoom Community' png8:pngs/Painslayer.png&#10;convert background.png -font Arial -gravity Center -size 270 -pointsize 24 -fill black -annotate +0-14 'Voted #193 mod' -pointsize 20 -fill white -annotate +0+18 'by ZDoom Community' png8:pngs/Parkour.png&#10;convert background.png -font Arial -gravity Center -size 270 -pointsize 24 -fill black -annotate +0-14 'Voted #193 mod' -pointsize 20 -fill white -annotate +0+18 'by ZDoom Community' png8:pngs/Pokémon_Doom.png&#10;convert background.png -font Arial -gravity Center -size 270 -pointsize 24 -fill black -annotate +0-14 'Voted #193 mod' -pointsize 20 -fill white -annotate +0+18 'by ZDoom Community' png8:pngs/Project_Re-Blood.png&#10;convert background.png -font Arial -gravity Center -size 270 -pointsize 24 -fill black -annotate +0-14 'Voted #193 mod' -pointsize 20 -fill white -annotate +0+18 'by ZDoom Community' png8:pngs/Real_Guns_Hardcore.png&#10;convert background.png -font Arial -gravity Center -size 270 -pointsize 24 -fill black -annotate +0-14 'Voted #193 mod' -pointsize 20 -fill white -annotate +0+18 'by ZDoom Community' png8:pngs/Realm_of_Cheogsh.png&#10;convert background.png -font Arial -gravity Center -size 270 -pointsize 24 -fill black -annotate +0-14 'Voted #193 mod' -pointsize 20 -fill white -annotate +0+18 'by ZDoom Community' png8:pngs/Run_For_It!.png&#10;convert background.png -font Arial -gravity Center -size 270 -pointsize 24 -fill black -annotate +0-14 'Voted #193 mod' -pointsize 20 -fill white -annotate +0+18 'by ZDoom Community' png8:pngs/Smooth_fluids.png&#10;convert background.png -font Arial -gravity Center -size 270 -pointsize 24 -fill black -annotate +0-14 'Voted #193 mod' -pointsize 20 -fill white -annotate +0+18 'by ZDoom Community' png8:pngs/SpaceDM9.png&#10;convert background.png -font Arial -gravity Center -size 270 -pointsize 24 -fill black -annotate +0-14 'Voted #193 mod' -pointsize 20 -fill white -annotate +0+18 'by ZDoom Community' png8:pngs/Splatterhouse_3D.png&#10;convert background.png -font Arial -gravity Center -size 270 -pointsize 24 -fill black -annotate +0-14 'Voted #193 mod' -pointsize 20 -fill white -annotate +0+18 'by ZDoom Community' png8:pngs/StatsKeeper.png&#10;convert background.png -font Arial -gravity Center -size 270 -pointsize 24 -fill black -annotate +0-14 'Voted #193 mod' -pointsize 20 -fill white -annotate +0+18 'by ZDoom Community' png8:pngs/Sun_Damage_Omen.png&#10;convert background.png -font Arial -gravity Center -size 270 -pointsize 24 -fill black -annotate +0-14 'Voted #193 mod' -pointsize 20 -fill white -annotate +0+18 'by ZDoom Community' png8:pngs/TGRDM3__Morgenstern_.png&#10;convert background.png -font Arial -gravity Center -size 270 -pointsize 24 -fill black -annotate +0-14 'Voted #193 mod' -pointsize 20 -fill white -annotate +0+18 'by ZDoom Community' png8:pngs/The_City_of_The_Damned_:_Apocalypse.png&#10;convert background.png -font Arial -gravity Center -size 270 -pointsize 24 -fill black -annotate +0-14 'Voted #193 mod' -pointsize 20 -fill white -annotate +0+18 'by ZDoom Community' png8:pngs/The_Island.png&#10;convert background.png -font Arial -gravity Center -size 270 -pointsize 24 -fill black -annotate +0-14 'Voted #193 mod' -pointsize 20 -fill white -annotate +0+18 'by ZDoom Community' png8:pngs/The_Trooper.png&#10;convert background.png -font Arial -gravity Center -size 270 -pointsize 24 -fill black -annotate +0-14 'Voted #193 mod' -pointsize 20 -fill white -annotate +0+18 'by ZDoom Community' png8:pngs/Thief_-_The_Trail_of_the_Arch-Heretic.png&#10;convert background.png -font Arial -gravity Center -size 270 -pointsize 24 -fill black -annotate +0-14 'Voted #193 mod' -pointsize 20 -fill white -annotate +0+18 'by ZDoom Community' png8:pngs/Thrifty_Ammo,_Thrifty_Health.png&#10;convert background.png -font Arial -gravity Center -size 270 -pointsize 24 -fill black -annotate +0-14 'Voted #193 mod' -pointsize 20 -fill white -annotate +0+18 'by ZDoom Community' png8:pngs/Ultimate_Custom_Doom.png&#10;convert background.png -font Arial -gravity Center -size 270 -pointsize 24 -fill black -annotate +0-14 'Voted #193 mod' -pointsize 20 -fill white -annotate +0+18 'by ZDoom Community' png8:pngs/VietDoom.png&#10;convert background.png -font Arial -gravity Center -size 270 -pointsize 24 -fill black -annotate +0-14 'Voted #193 mod' -pointsize 20 -fill white -annotate +0+18 'by ZDoom Community' png8:pngs/Vignette_Shader.png&#10;convert background.png -font Arial -gravity Center -size 270 -pointsize 24 -fill black -annotate +0-14 'Voted #193 mod' -pointsize 20 -fill white -annotate +0+18 'by ZDoom Community' png8:pngs/War_Trophies.png&#10;convert background.png -font Arial -gravity Center -size 270 -pointsize 24 -fill black -annotate +0-14 'Voted #193 mod' -pointsize 20 -fill white -annotate +0+18 'by ZDoom Community' png8:pngs/WARDUST_heretic_Sprites.png&#10;convert background.png -font Arial -gravity Center -size 270 -pointsize 24 -fill black -annotate +0-14 'Voted #193 mod' -pointsize 20 -fill white -annotate +0+18 'by ZDoom Community' png8:pngs/Wolfenstein_3D_TC.png&#10;convert background.png -font Arial -gravity Center -size 270 -pointsize 24 -fill black -annotate +0-14 'Voted #193 mod' -pointsize 20 -fill white -annotate +0+18 'by ZDoom Community' png8:pngs/X-Weapon:_Helsturm.png&#10;convert background.png -font Arial -gravity Center -size 270 -pointsize 24 -fill black -annotate +0-14 'Voted #193 mod' -pointsize 20 -fill white -annotate +0+18 'by ZDoom Community' png8:pngs/Xim_s_Star_Wars_Doom.png&#10;convert background.png -font Arial -gravity Center -size 270 -pointsize 24 -fill black -annotate +0-14 'Voted #193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font Arial -gravity Center -size 270 -pointsize 24 -fill black -annotate +0-14 'Voted #1 mod' -pointsize 20 -fill white -annotate +0+18 'by ZDoom Community' png8:pngs/Hideous_Destructor.png</text:p>
            <text:p>convert background.png -font Arial -gravity Center -size 270 -pointsize 24 -fill black -annotate +0-14 'Voted #2 mod' -pointsize 20 -fill white -annotate +0+18 'by ZDoom Community' png8:pngs/DoomRL_Arsenal.png</text:p>
            <text:p>convert background.png -font Arial -gravity Center -size 270 -pointsize 24 -fill black -annotate +0-14 'Voted #3 mod' -pointsize 20 -fill white -annotate +0+18 'by ZDoom Community' png8:pngs/Project_Brutality.png</text:p>
            <text:p>convert background.png -font Arial -gravity Center -size 270 -pointsize 24 -fill black -annotate +0-14 'Voted #4 mod' -pointsize 20 -fill white -annotate +0+18 'by ZDoom Community' png8:pngs/Guncaster.png</text:p>
            <text:p>convert background.png -font Arial -gravity Center -size 270 -pointsize 24 -fill black -annotate +0-14 'Voted #5 mod' -pointsize 20 -fill white -annotate +0+18 'by ZDoom Community' png8:pngs/The_Trailblazer.png</text:p>
            <text:p>convert background.png -font Arial -gravity Center -size 270 -pointsize 24 -fill black -annotate +0-14 'Voted #6 mod' -pointsize 20 -fill white -annotate +0+18 'by ZDoom Community' png8:pngs/Quake_Champions:_Doom_Edition__QCDE_.png</text:p>
            <text:p>convert background.png -font Arial -gravity Center -size 270 -pointsize 24 -fill black -annotate +0-14 'Voted #7 mod' -pointsize 20 -fill white -annotate +0+18 'by ZDoom Community' png8:pngs/High_Noon_Drifter.png</text:p>
            <text:p>convert background.png -font Arial -gravity Center -size 270 -pointsize 24 -fill black -annotate +0-14 'Voted #8 mod' -pointsize 20 -fill white -annotate +0+18 'by ZDoom Community' png8:pngs/Final_Doomer.png</text:p>
            <text:p>convert background.png -font Arial -gravity Center -size 270 -pointsize 24 -fill black -annotate +0-14 'Voted #8 mod' -pointsize 20 -fill white -annotate +0+18 'by ZDoom Community' png8:pngs/Russian_Overkill.png</text:p>
            <text:p>convert background.png -font Arial -gravity Center -size 270 -pointsize 24 -fill black -annotate +0-14 'Voted #10 mod' -pointsize 20 -fill white -annotate +0+18 'by ZDoom Community' png8:pngs/Death_Foretold__D4T_.png</text:p>
            <text:p>convert background.png -font Arial -gravity Center -size 270 -pointsize 24 -fill black -annotate +0-14 'Voted #11 mod' -pointsize 20 -fill white -annotate +0+18 'by ZDoom Community' png8:pngs/Ashes_2063_TC.png</text:p>
            <text:p>convert background.png -font Arial -gravity Center -size 270 -pointsize 24 -fill black -annotate +0-14 'Voted #11 mod' -pointsize 20 -fill white -annotate +0+18 'by ZDoom Community' png8:pngs/Netronian_Chaos.png</text:p>
            <text:p>convert background.png -font Arial -gravity Center -size 270 -pointsize 24 -fill black -annotate +0-14 'Voted #11 mod' -pointsize 20 -fill white -annotate +0+18 'by ZDoom Community' png8:pngs/Project_MSX.png</text:p>
            <text:p>convert background.png -font Arial -gravity Center -size 270 -pointsize 24 -fill black -annotate +0-14 'Voted #14 mod' -pointsize 20 -fill white -annotate +0+18 'by ZDoom Community' png8:pngs/Colourful_Hell.png</text:p>
            <text:p>convert background.png -font Arial -gravity Center -size 270 -pointsize 24 -fill black -annotate +0-14 'Voted #14 mod' -pointsize 20 -fill white -annotate +0+18 'by ZDoom Community' png8:pngs/Hexen:_Walpurgis.png</text:p>
            <text:p>convert background.png -font Arial -gravity Center -size 270 -pointsize 24 -fill black -annotate +0-14 'Voted #16 mod' -pointsize 20 -fill white -annotate +0+18 'by ZDoom Community' png8:pngs/GMOTA.png</text:p>
            <text:p>convert background.png -font Arial -gravity Center -size 270 -pointsize 24 -fill black -annotate +0-14 'Voted #17 mod' -pointsize 20 -fill white -annotate +0+18 'by ZDoom Community' png8:pngs/Brutal_Doom.png</text:p>
            <text:p>convert background.png -font Arial -gravity Center -size 270 -pointsize 24 -fill black -annotate +0-14 'Voted #18 mod' -pointsize 20 -fill white -annotate +0+18 'by ZDoom Community' png8:pngs/Nash_s_Gore_Mod.png</text:p>
            <text:p>convert background.png -font Arial -gravity Center -size 270 -pointsize 24 -fill black -annotate +0-14 'Voted #18 mod' -pointsize 20 -fill white -annotate +0+18 'by ZDoom Community' png8:pngs/Winter_s_Fury.png</text:p>
            <text:p>convert background.png -font Arial -gravity Center -size 270 -pointsize 24 -fill black -annotate +0-14 'Voted #20 mod' -pointsize 20 -fill white -annotate +0+18 'by ZDoom Community' png8:pngs/Psychic.png</text:p>
            <text:p>convert background.png -font Arial -gravity Center -size 270 -pointsize 24 -fill black -annotate +0-14 'Voted #21 mod' -pointsize 20 -fill white -annotate +0+18 'by ZDoom Community' png8:pngs/Samsara.png</text:p>
            <text:p>convert background.png -font Arial -gravity Center -size 270 -pointsize 24 -fill black -annotate +0-14 'Voted #21 mod' -pointsize 20 -fill white -annotate +0+18 'by ZDoom Community' png8:pngs/The_Adventures_of_Square.png</text:p>
            <text:p>convert background.png -font Arial -gravity Center -size 270 -pointsize 24 -fill black -annotate +0-14 'Voted #23 mod' -pointsize 20 -fill white -annotate +0+18 'by ZDoom Community' png8:pngs/Demonsteele.png</text:p>
            <text:p>convert background.png -font Arial -gravity Center -size 270 -pointsize 24 -fill black -annotate +0-14 'Voted #23 mod' -pointsize 20 -fill white -annotate +0+18 'by ZDoom Community' png8:pngs/Hearts_of_Demons_-_BARON.png</text:p>
            <text:p>convert background.png -font Arial -gravity Center -size 270 -pointsize 24 -fill black -annotate +0-14 'Voted #25 mod' -pointsize 20 -fill white -annotate +0+18 'by ZDoom Community' png8:pngs/Blade_of_Agony.png</text:p>
            <text:p>convert background.png -font Arial -gravity Center -size 270 -pointsize 24 -fill black -annotate +0-14 'Voted #25 mod' -pointsize 20 -fill white -annotate +0+18 'by ZDoom Community' png8:pngs/Touhou_Doom.png</text:p>
            <text:p>convert background.png -font Arial -gravity Center -size 270 -pointsize 24 -fill black -annotate +0-14 'Voted #27 mod' -pointsize 20 -fill white -annotate +0+18 'by ZDoom Community' png8:pngs/Doom_Incarnate.png</text:p>
            <text:p>convert background.png -font Arial -gravity Center -size 270 -pointsize 24 -fill black -annotate +0-14 'Voted #27 mod' -pointsize 20 -fill white -annotate +0+18 'by ZDoom Community' png8:pngs/La_Tailor_Girl.png</text:p>
            <text:p>convert background.png -font Arial -gravity Center -size 270 -pointsize 24 -fill black -annotate +0-14 'Voted #29 mod' -pointsize 20 -fill white -annotate +0+18 'by ZDoom Community' png8:pngs/Hedon.png</text:p>
            <text:p>convert background.png -font Arial -gravity Center -size 270 -pointsize 24 -fill black -annotate +0-14 'Voted #29 mod' -pointsize 20 -fill white -annotate +0+18 'by ZDoom Community' png8:pngs/Urban_Brawl:_Action_Doom_2.png</text:p>
            <text:p>convert background.png -font Arial -gravity Center -size 270 -pointsize 24 -fill black -annotate +0-14 'Voted #31 mod' -pointsize 20 -fill white -annotate +0+18 'by ZDoom Community' png8:pngs/DOOM_For_DooM__D4D_.png</text:p>
            <text:p>convert background.png -font Arial -gravity Center -size 270 -pointsize 24 -fill black -annotate +0-14 'Voted #31 mod' -pointsize 20 -fill white -annotate +0+18 'by ZDoom Community' png8:pngs/Enhanced_Vanilla_Project__EVP_.png</text:p>
            <text:p>convert background.png -font Arial -gravity Center -size 270 -pointsize 24 -fill black -annotate +0-14 'Voted #33 mod' -pointsize 20 -fill white -annotate +0+18 'by ZDoom Community' png8:pngs/Wrath_of_Cronos_RPG.png</text:p>
            <text:p>convert background.png -font Arial -gravity Center -size 270 -pointsize 24 -fill black -annotate +0-14 'Voted #34 mod' -pointsize 20 -fill white -annotate +0+18 'by ZDoom Community' png8:pngs/Doom:_The_Golden_Souls_2.png</text:p>
            <text:p>convert background.png -font Arial -gravity Center -size 270 -pointsize 24 -fill black -annotate +0-14 'Voted #34 mod' -pointsize 20 -fill white -annotate +0+18 'by ZDoom Community' png8:pngs/Lithium.png</text:p>
            <text:p>convert background.png -font Arial -gravity Center -size 270 -pointsize 24 -fill black -annotate +0-14 'Voted #36 mod' -pointsize 20 -fill white -annotate +0+18 'by ZDoom Community' png8:pngs/Beautiful_Doom.png</text:p>
            <text:p>convert background.png -font Arial -gravity Center -size 270 -pointsize 24 -fill black -annotate +0-14 'Voted #37 mod' -pointsize 20 -fill white -annotate +0+18 'by ZDoom Community' png8:pngs/Doom_RPG.png</text:p>
            <text:p>convert background.png -font Arial -gravity Center -size 270 -pointsize 24 -fill black -annotate +0-14 'Voted #37 mod' -pointsize 20 -fill white -annotate +0+18 'by ZDoom Community' png8:pngs/MetaDoom.png</text:p>
            <text:p>convert background.png -font Arial -gravity Center -size 270 -pointsize 24 -fill black -annotate +0-14 'Voted #37 mod' -pointsize 20 -fill white -annotate +0+18 'by ZDoom Community' png8:pngs/Reelism.png</text:p>
            <text:p>convert background.png -font Arial -gravity Center -size 270 -pointsize 24 -fill black -annotate +0-14 'Voted #40 mod' -pointsize 20 -fill white -annotate +0+18 'by ZDoom Community' png8:pngs/Doom_64:_Retribution.png</text:p>
            <text:p>convert background.png -font Arial -gravity Center -size 270 -pointsize 24 -fill black -annotate +0-14 'Voted #40 mod' -pointsize 20 -fill white -annotate +0+18 'by ZDoom Community' png8:pngs/Slayer_s_Rampage.png</text:p>
            <text:p>convert background.png -font Arial -gravity Center -size 270 -pointsize 24 -fill black -annotate +0-14 'Voted #42 mod' -pointsize 20 -fill white -annotate +0+18 'by ZDoom Community' png8:pngs/Doom:_The_Golden_Souls.png</text:p>
            <text:p>convert background.png -font Arial -gravity Center -size 270 -pointsize 24 -fill black -annotate +0-14 'Voted #42 mod' -pointsize 20 -fill white -annotate +0+18 'by ZDoom Community' png8:pngs/LegenDoom.png</text:p>
            <text:p>convert background.png -font Arial -gravity Center -size 270 -pointsize 24 -fill black -annotate +0-14 'Voted #42 mod' -pointsize 20 -fill white -annotate +0+18 'by ZDoom Community' png8:pngs/Smooth_Doom.png</text:p>
            <text:p>convert background.png -font Arial -gravity Center -size 270 -pointsize 24 -fill black -annotate +0-14 'Voted #45 mod' -pointsize 20 -fill white -annotate +0+18 'by ZDoom Community' png8:pngs/Combined_Arms.png</text:p>
            <text:p>convert background.png -font Arial -gravity Center -size 270 -pointsize 24 -fill black -annotate +0-14 'Voted #45 mod' -pointsize 20 -fill white -annotate +0+18 'by ZDoom Community' png8:pngs/Hell-Forged.png</text:p>
            <text:p>convert background.png -font Arial -gravity Center -size 270 -pointsize 24 -fill black -annotate +0-14 'Voted #45 mod' -pointsize 20 -fill white -annotate +0+18 'by ZDoom Community' png8:pngs/Reelism_2.png</text:p>
            <text:p>convert background.png -font Arial -gravity Center -size 270 -pointsize 24 -fill black -annotate +0-14 'Voted #48 mod' -pointsize 20 -fill white -annotate +0+18 'by ZDoom Community' png8:pngs/Hunter’s_Moon.png</text:p>
            <text:p>convert background.png -font Arial -gravity Center -size 270 -pointsize 24 -fill black -annotate +0-14 'Voted #48 mod' -pointsize 20 -fill white -annotate +0+18 'by ZDoom Community' png8:pngs/Kriegsland:_Blutorden.png</text:p>
            <text:p>convert background.png -font Arial -gravity Center -size 270 -pointsize 24 -fill black -annotate +0-14 'Voted #48 mod' -pointsize 20 -fill white -annotate +0+18 'by ZDoom Community' png8:pngs/Pirate_Doom.png</text:p>
            <text:p>convert background.png -font Arial -gravity Center -size 270 -pointsize 24 -fill black -annotate +0-14 'Voted #51 mod' -pointsize 20 -fill white -annotate +0+18 'by ZDoom Community' png8:pngs/PlayStation_Doom_TC.png</text:p>
            <text:p>convert background.png -font Arial -gravity Center -size 270 -pointsize 24 -fill black -annotate +0-14 'Voted #51 mod' -pointsize 20 -fill white -annotate +0+18 'by ZDoom Community' png8:pngs/Ultimate_DoomVisor.png</text:p>
            <text:p>convert background.png -font Arial -gravity Center -size 270 -pointsize 24 -fill black -annotate +0-14 'Voted #53 mod' -pointsize 20 -fill white -annotate +0+18 'by ZDoom Community' png8:pngs/Hocusdoom.png</text:p>
            <text:p>convert background.png -font Arial -gravity Center -size 270 -pointsize 24 -fill black -annotate +0-14 'Voted #53 mod' -pointsize 20 -fill white -annotate +0+18 'by ZDoom Community' png8:pngs/Zen_Dynamics.png</text:p>
            <text:p>convert background.png -font Arial -gravity Center -size 270 -pointsize 24 -fill black -annotate +0-14 'Voted #55 mod' -pointsize 20 -fill white -annotate +0+18 'by ZDoom Community' png8:pngs/Legacy_of_Suffering.png</text:p>
            <text:p>convert background.png -font Arial -gravity Center -size 270 -pointsize 24 -fill black -annotate +0-14 'Voted #55 mod' -pointsize 20 -fill white -annotate +0+18 'by ZDoom Community' png8:pngs/ouch_m_2:_abort_m.png</text:p>
            <text:p>convert background.png -font Arial -gravity Center -size 270 -pointsize 24 -fill black -annotate +0-14 'Voted #55 mod' -pointsize 20 -fill white -annotate +0+18 'by ZDoom Community' png8:pngs/Shadow_Of_The_Wool_Ball.png</text:p>
            <text:p>convert background.png -font Arial -gravity Center -size 270 -pointsize 24 -fill black -annotate +0-14 'Voted #55 mod' -pointsize 20 -fill white -annotate +0+18 'by ZDoom Community' png8:pngs/The_Inquisitor_III.png</text:p>
            <text:p>convert background.png -font Arial -gravity Center -size 270 -pointsize 24 -fill black -annotate +0-14 'Voted #55 mod' -pointsize 20 -fill white -annotate +0+18 'by ZDoom Community' png8:pngs/The_Ultimate_Torment_and_Torture.png</text:p>
            <text:p>convert background.png -font Arial -gravity Center -size 270 -pointsize 24 -fill black -annotate +0-14 'Voted #60 mod' -pointsize 20 -fill white -annotate +0+18 'by ZDoom Community' png8:pngs/Corruption_Cards.png</text:p>
            <text:p>convert background.png -font Arial -gravity Center -size 270 -pointsize 24 -fill black -annotate +0-14 'Voted #60 mod' -pointsize 20 -fill white -annotate +0+18 'by ZDoom Community' png8:pngs/Embers_Of_Armageddon.png</text:p>
            <text:p>convert background.png -font Arial -gravity Center -size 270 -pointsize 24 -fill black -annotate +0-14 'Voted #60 mod' -pointsize 20 -fill white -annotate +0+18 'by ZDoom Community' png8:pngs/Treasure_Tech.png</text:p>
            <text:p>convert background.png -font Arial -gravity Center -size 270 -pointsize 24 -fill black -annotate +0-14 'Voted #63 mod' -pointsize 20 -fill white -annotate +0+18 'by ZDoom Community' png8:pngs/HexArcana.png</text:p>
            <text:p>convert background.png -font Arial -gravity Center -size 270 -pointsize 24 -fill black -annotate +0-14 'Voted #63 mod' -pointsize 20 -fill white -annotate +0+18 'by ZDoom Community' png8:pngs/Rise_Of_The_Wool_Ball.png</text:p>
            <text:p>convert background.png -font Arial -gravity Center -size 270 -pointsize 24 -fill black -annotate +0-14 'Voted #63 mod' -pointsize 20 -fill white -annotate +0+18 'by ZDoom Community' png8:pngs/WW-Cola3.png</text:p>
            <text:p>convert background.png -font Arial -gravity Center -size 270 -pointsize 24 -fill black -annotate +0-14 'Voted #66 mod' -pointsize 20 -fill white -annotate +0+18 'by ZDoom Community' png8:pngs/Aracnocide.png</text:p>
            <text:p>convert background.png -font Arial -gravity Center -size 270 -pointsize 24 -fill black -annotate +0-14 'Voted #66 mod' -pointsize 20 -fill white -annotate +0+18 'by ZDoom Community' png8:pngs/Ascension.png</text:p>
            <text:p>convert background.png -font Arial -gravity Center -size 270 -pointsize 24 -fill black -annotate +0-14 'Voted #66 mod' -pointsize 20 -fill white -annotate +0+18 'by ZDoom Community' png8:pngs/Codename:_DEMOLITIONIST.png</text:p>
            <text:p>convert background.png -font Arial -gravity Center -size 270 -pointsize 24 -fill black -annotate +0-14 'Voted #66 mod' -pointsize 20 -fill white -annotate +0+18 'by ZDoom Community' png8:pngs/Daytime_Drama.png</text:p>
            <text:p>convert background.png -font Arial -gravity Center -size 270 -pointsize 24 -fill black -annotate +0-14 'Voted #66 mod' -pointsize 20 -fill white -annotate +0+18 'by ZDoom Community' png8:pngs/DTS-T.png</text:p>
            <text:p>convert background.png -font Arial -gravity Center -size 270 -pointsize 24 -fill black -annotate +0-14 'Voted #66 mod' -pointsize 20 -fill white -annotate +0+18 'by ZDoom Community' png8:pngs/Faspons.png</text:p>
            <text:p>convert background.png -font Arial -gravity Center -size 270 -pointsize 24 -fill black -annotate +0-14 'Voted #66 mod' -pointsize 20 -fill white -annotate +0+18 'by ZDoom Community' png8:pngs/Project_Einherjar.png</text:p>
            <text:p>convert background.png -font Arial -gravity Center -size 270 -pointsize 24 -fill black -annotate +0-14 'Voted #66 mod' -pointsize 20 -fill white -annotate +0+18 'by ZDoom Community' png8:pngs/Target_Spy.png</text:p>
            <text:p>convert background.png -font Arial -gravity Center -size 270 -pointsize 24 -fill black -annotate +0-14 'Voted #66 mod' -pointsize 20 -fill white -annotate +0+18 'by ZDoom Community' png8:pngs/Weapons_of_Saturn.png</text:p>
            <text:p>convert background.png -font Arial -gravity Center -size 270 -pointsize 24 -fill black -annotate +0-14 'Voted #66 mod' -pointsize 20 -fill white -annotate +0+18 'by ZDoom Community' png8:pngs/Zagemod.png</text:p>
            <text:p>convert background.png -font Arial -gravity Center -size 270 -pointsize 24 -fill black -annotate +0-14 'Voted #66 mod' -pointsize 20 -fill white -annotate +0+18 'by ZDoom Community' png8:pngs/Zero_Tolerance.png</text:p>
            <text:p>convert background.png -font Arial -gravity Center -size 270 -pointsize 24 -fill black -annotate +0-14 'Voted #77 mod' -pointsize 20 -fill white -annotate +0+18 'by ZDoom Community' png8:pngs/AEons_Of_Death.png</text:p>
            <text:p>convert background.png -font Arial -gravity Center -size 270 -pointsize 24 -fill black -annotate +0-14 'Voted #77 mod' -pointsize 20 -fill white -annotate +0+18 'by ZDoom Community' png8:pngs/Brutal_Doom_64.png</text:p>
            <text:p>convert background.png -font Arial -gravity Center -size 270 -pointsize 24 -fill black -annotate +0-14 'Voted #77 mod' -pointsize 20 -fill white -annotate +0+18 'by ZDoom Community' png8:pngs/dead.air.png</text:p>
            <text:p>convert background.png -font Arial -gravity Center -size 270 -pointsize 24 -fill black -annotate +0-14 'Voted #77 mod' -pointsize 20 -fill white -annotate +0+18 'by ZDoom Community' png8:pngs/Happy_Time_Circus_][.png</text:p>
            <text:p>convert background.png -font Arial -gravity Center -size 270 -pointsize 24 -fill black -annotate +0-14 'Voted #77 mod' -pointsize 20 -fill white -annotate +0+18 'by ZDoom Community' png8:pngs/Lt._Typhon.png</text:p>
            <text:p>convert background.png -font Arial -gravity Center -size 270 -pointsize 24 -fill black -annotate +0-14 'Voted #77 mod' -pointsize 20 -fill white -annotate +0+18 'by ZDoom Community' png8:pngs/Nazis!.png</text:p>
            <text:p>convert background.png -font Arial -gravity Center -size 270 -pointsize 24 -fill black -annotate +0-14 'Voted #77 mod' -pointsize 20 -fill white -annotate +0+18 'by ZDoom Community' png8:pngs/Reikall_s_Voxels.png</text:p>
            <text:p>convert background.png -font Arial -gravity Center -size 270 -pointsize 24 -fill black -annotate +0-14 'Voted #77 mod' -pointsize 20 -fill white -annotate +0+18 'by ZDoom Community' png8:pngs/RTC-3057_Hub_1.png</text:p>
            <text:p>convert background.png -font Arial -gravity Center -size 270 -pointsize 24 -fill black -annotate +0-14 'Voted #77 mod' -pointsize 20 -fill white -annotate +0+18 'by ZDoom Community' png8:pngs/S.U.P.E.R_Natural.png</text:p>
            <text:p>convert background.png -font Arial -gravity Center -size 270 -pointsize 24 -fill black -annotate +0-14 'Voted #77 mod' -pointsize 20 -fill white -annotate +0+18 'by ZDoom Community' png8:pngs/Soundless_Mound.png</text:p>
            <text:p>convert background.png -font Arial -gravity Center -size 270 -pointsize 24 -fill black -annotate +0-14 'Voted #77 mod' -pointsize 20 -fill white -annotate +0+18 'by ZDoom Community' png8:pngs/Stronghold:_On_the_Edge_of_Chaos.png</text:p>
            <text:p>convert background.png -font Arial -gravity Center -size 270 -pointsize 24 -fill black -annotate +0-14 'Voted #77 mod' -pointsize 20 -fill white -annotate +0+18 'by ZDoom Community' png8:pngs/Supercharge.png</text:p>
            <text:p>convert background.png -font Arial -gravity Center -size 270 -pointsize 24 -fill black -annotate +0-14 'Voted #77 mod' -pointsize 20 -fill white -annotate +0+18 'by ZDoom Community' png8:pngs/Terrorists!.png</text:p>
            <text:p>convert background.png -font Arial -gravity Center -size 270 -pointsize 24 -fill black -annotate +0-14 'Voted #77 mod' -pointsize 20 -fill white -annotate +0+18 'by ZDoom Community' png8:pngs/The_Soldier_Z.png</text:p>
            <text:p>convert background.png -font Arial -gravity Center -size 270 -pointsize 24 -fill black -annotate +0-14 'Voted #77 mod' -pointsize 20 -fill white -annotate +0+18 'by ZDoom Community' png8:pngs/Threshold_Of_Pain.png</text:p>
            <text:p>convert background.png -font Arial -gravity Center -size 270 -pointsize 24 -fill black -annotate +0-14 'Voted #77 mod' -pointsize 20 -fill white -annotate +0+18 'by ZDoom Community' png8:pngs/Unloved.png</text:p>
            <text:p>convert background.png -font Arial -gravity Center -size 270 -pointsize 24 -fill black -annotate +0-14 'Voted #93 mod' -pointsize 20 -fill white -annotate +0+18 'by ZDoom Community' png8:pngs/10x.png</text:p>
            <text:p>convert background.png -font Arial -gravity Center -size 270 -pointsize 24 -fill black -annotate +0-14 'Voted #93 mod' -pointsize 20 -fill white -annotate +0+18 'by ZDoom Community' png8:pngs/Abysm_2:_Infernal_Contract.png</text:p>
            <text:p>convert background.png -font Arial -gravity Center -size 270 -pointsize 24 -fill black -annotate +0-14 'Voted #93 mod' -pointsize 20 -fill white -annotate +0+18 'by ZDoom Community' png8:pngs/Action_Doom.png</text:p>
            <text:p>convert background.png -font Arial -gravity Center -size 270 -pointsize 24 -fill black -annotate +0-14 'Voted #93 mod' -pointsize 20 -fill white -annotate +0+18 'by ZDoom Community' png8:pngs/Angelic_Waifus.png</text:p>
            <text:p>convert background.png -font Arial -gravity Center -size 270 -pointsize 24 -fill black -annotate +0-14 'Voted #93 mod' -pointsize 20 -fill white -annotate +0+18 'by ZDoom Community' png8:pngs/Argent.png</text:p>
            <text:p>convert background.png -font Arial -gravity Center -size 270 -pointsize 24 -fill black -annotate +0-14 'Voted #93 mod' -pointsize 20 -fill white -annotate +0+18 'by ZDoom Community' png8:pngs/BGPA_Missions_Liberation.png</text:p>
            <text:p>convert background.png -font Arial -gravity Center -size 270 -pointsize 24 -fill black -annotate +0-14 'Voted #93 mod' -pointsize 20 -fill white -annotate +0+18 'by ZDoom Community' png8:pngs/Bratwurst.png</text:p>
            <text:p>convert background.png -font Arial -gravity Center -size 270 -pointsize 24 -fill black -annotate +0-14 'Voted #93 mod' -pointsize 20 -fill white -annotate +0+18 'by ZDoom Community' png8:pngs/Bullet-Eye.png</text:p>
            <text:p>convert background.png -font Arial -gravity Center -size 270 -pointsize 24 -fill black -annotate +0-14 'Voted #93 mod' -pointsize 20 -fill white -annotate +0+18 'by ZDoom Community' png8:pngs/Burl_Tumd.png</text:p>
            <text:p>convert background.png -font Arial -gravity Center -size 270 -pointsize 24 -fill black -annotate +0-14 'Voted #93 mod' -pointsize 20 -fill white -annotate +0+18 'by ZDoom Community' png8:pngs/Demon_Eclipse.png</text:p>
            <text:p>convert background.png -font Arial -gravity Center -size 270 -pointsize 24 -fill black -annotate +0-14 'Voted #93 mod' -pointsize 20 -fill white -annotate +0+18 'by ZDoom Community' png8:pngs/Doom_Delta.png</text:p>
            <text:p>convert background.png -font Arial -gravity Center -size 270 -pointsize 24 -fill black -annotate +0-14 'Voted #93 mod' -pointsize 20 -fill white -annotate +0+18 'by ZDoom Community' png8:pngs/Droplets:_Simulated_Blood.png</text:p>
            <text:p>convert background.png -font Arial -gravity Center -size 270 -pointsize 24 -fill black -annotate +0-14 'Voted #93 mod' -pointsize 20 -fill white -annotate +0+18 'by ZDoom Community' png8:pngs/Gearbox.png</text:p>
            <text:p>convert background.png -font Arial -gravity Center -size 270 -pointsize 24 -fill black -annotate +0-14 'Voted #93 mod' -pointsize 20 -fill white -annotate +0+18 'by ZDoom Community' png8:pngs/Heretical_Doom.png</text:p>
            <text:p>convert background.png -font Arial -gravity Center -size 270 -pointsize 24 -fill black -annotate +0-14 'Voted #93 mod' -pointsize 20 -fill white -annotate +0+18 'by ZDoom Community' png8:pngs/Irontusk’s_Diablo_3D.png</text:p>
            <text:p>convert background.png -font Arial -gravity Center -size 270 -pointsize 24 -fill black -annotate +0-14 'Voted #93 mod' -pointsize 20 -fill white -annotate +0+18 'by ZDoom Community' png8:pngs/JohnnyDoom.png</text:p>
            <text:p>convert background.png -font Arial -gravity Center -size 270 -pointsize 24 -fill black -annotate +0-14 'Voted #93 mod' -pointsize 20 -fill white -annotate +0+18 'by ZDoom Community' png8:pngs/Juvenile_Power_Fantasy.png</text:p>
            <text:p>convert background.png -font Arial -gravity Center -size 270 -pointsize 24 -fill black -annotate +0-14 'Voted #93 mod' -pointsize 20 -fill white -annotate +0+18 'by ZDoom Community' png8:pngs/NC_HUD.png</text:p>
            <text:p>convert background.png -font Arial -gravity Center -size 270 -pointsize 24 -fill black -annotate +0-14 'Voted #93 mod' -pointsize 20 -fill white -annotate +0+18 'by ZDoom Community' png8:pngs/Perkristan_s_HD_Sounds.png</text:p>
            <text:p>convert background.png -font Arial -gravity Center -size 270 -pointsize 24 -fill black -annotate +0-14 'Voted #93 mod' -pointsize 20 -fill white -annotate +0+18 'by ZDoom Community' png8:pngs/Serpent_Resurrection.png</text:p>
            <text:p>convert background.png -font Arial -gravity Center -size 270 -pointsize 24 -fill black -annotate +0-14 'Voted #93 mod' -pointsize 20 -fill white -annotate +0+18 'by ZDoom Community' png8:pngs/Shades_of_Doom.png</text:p>
            <text:p>convert background.png -font Arial -gravity Center -size 270 -pointsize 24 -fill black -annotate +0-14 'Voted #93 mod' -pointsize 20 -fill white -annotate +0+18 'by ZDoom Community' png8:pngs/Shut_up_and_Bleed.png</text:p>
            <text:p>convert background.png -font Arial -gravity Center -size 270 -pointsize 24 -fill black -annotate +0-14 'Voted #93 mod' -pointsize 20 -fill white -annotate +0+18 'by ZDoom Community' png8:pngs/SpriteShadow.png</text:p>
            <text:p>convert background.png -font Arial -gravity Center -size 270 -pointsize 24 -fill black -annotate +0-14 'Voted #93 mod' -pointsize 20 -fill white -annotate +0+18 'by ZDoom Community' png8:pngs/Total_Chaos.png</text:p>
            <text:p>convert background.png -font Arial -gravity Center -size 270 -pointsize 24 -fill black -annotate +0-14 'Voted #93 mod' -pointsize 20 -fill white -annotate +0+18 'by ZDoom Community' png8:pngs/Waterlab_GZD.png</text:p>
            <text:p>convert background.png -font Arial -gravity Center -size 270 -pointsize 24 -fill black -annotate +0-14 'Voted #93 mod' -pointsize 20 -fill white -annotate +0+18 'by ZDoom Community' png8:pngs/Who_Dun_It.png</text:p>
            <text:p>convert background.png -font Arial -gravity Center -size 270 -pointsize 24 -fill black -annotate +0-14 'Voted #119 mod' -pointsize 20 -fill white -annotate +0+18 'by ZDoom Community' png8:pngs/10.5x.png</text:p>
            <text:p>convert background.png -font Arial -gravity Center -size 270 -pointsize 24 -fill black -annotate +0-14 'Voted #119 mod' -pointsize 20 -fill white -annotate +0+18 'by ZDoom Community' png8:pngs/Alandoguns.png</text:p>
            <text:p>convert background.png -font Arial -gravity Center -size 270 -pointsize 24 -fill black -annotate +0-14 'Voted #119 mod' -pointsize 20 -fill white -annotate +0+18 'by ZDoom Community' png8:pngs/Aliens:_Eradication.png</text:p>
            <text:p>convert background.png -font Arial -gravity Center -size 270 -pointsize 24 -fill black -annotate +0-14 'Voted #119 mod' -pointsize 20 -fill white -annotate +0+18 'by ZDoom Community' png8:pngs/Bitter_Heretic.png</text:p>
            <text:p>convert background.png -font Arial -gravity Center -size 270 -pointsize 24 -fill black -annotate +0-14 'Voted #119 mod' -pointsize 20 -fill white -annotate +0+18 'by ZDoom Community' png8:pngs/Call_of_Dooty.png</text:p>
            <text:p>convert background.png -font Arial -gravity Center -size 270 -pointsize 24 -fill black -annotate +0-14 'Voted #119 mod' -pointsize 20 -fill white -annotate +0+18 'by ZDoom Community' png8:pngs/Castlevania_-_Simon_s_Destiny.png</text:p>
            <text:p>convert background.png -font Arial -gravity Center -size 270 -pointsize 24 -fill black -annotate +0-14 'Voted #119 mod' -pointsize 20 -fill white -annotate +0+18 'by ZDoom Community' png8:pngs/Cold_as_Hell.png</text:p>
            <text:p>convert background.png -font Arial -gravity Center -size 270 -pointsize 24 -fill black -annotate +0-14 'Voted #119 mod' -pointsize 20 -fill white -annotate +0+18 'by ZDoom Community' png8:pngs/Compendium.png</text:p>
            <text:p>convert background.png -font Arial -gravity Center -size 270 -pointsize 24 -fill black -annotate +0-14 'Voted #119 mod' -pointsize 20 -fill white -annotate +0+18 'by ZDoom Community' png8:pngs/Complex_Doom.png</text:p>
            <text:p>convert background.png -font Arial -gravity Center -size 270 -pointsize 24 -fill black -annotate +0-14 'Voted #119 mod' -pointsize 20 -fill white -annotate +0+18 'by ZDoom Community' png8:pngs/DamNums.png</text:p>
            <text:p>convert background.png -font Arial -gravity Center -size 270 -pointsize 24 -fill black -annotate +0-14 'Voted #119 mod' -pointsize 20 -fill white -annotate +0+18 'by ZDoom Community' png8:pngs/Dark_Encounters.png</text:p>
            <text:p>convert background.png -font Arial -gravity Center -size 270 -pointsize 24 -fill black -annotate +0-14 'Voted #119 mod' -pointsize 20 -fill white -annotate +0+18 'by ZDoom Community' png8:pngs/Diaz:_Last_Hours_of_Purity.png</text:p>
            <text:p>convert background.png -font Arial -gravity Center -size 270 -pointsize 24 -fill black -annotate +0-14 'Voted #119 mod' -pointsize 20 -fill white -annotate +0+18 'by ZDoom Community' png8:pngs/Dusted_s_Pandemonia.png</text:p>
            <text:p>convert background.png -font Arial -gravity Center -size 270 -pointsize 24 -fill black -annotate +0-14 'Voted #119 mod' -pointsize 20 -fill white -annotate +0+18 'by ZDoom Community' png8:pngs/Eriguns.png</text:p>
            <text:p>convert background.png -font Arial -gravity Center -size 270 -pointsize 24 -fill black -annotate +0-14 'Voted #119 mod' -pointsize 20 -fill white -annotate +0+18 'by ZDoom Community' png8:pngs/Factotum.png</text:p>
            <text:p>convert background.png -font Arial -gravity Center -size 270 -pointsize 24 -fill black -annotate +0-14 'Voted #119 mod' -pointsize 20 -fill white -annotate +0+18 'by ZDoom Community' png8:pngs/Full_GZDoom_Skybox_Set.png</text:p>
            <text:p>convert background.png -font Arial -gravity Center -size 270 -pointsize 24 -fill black -annotate +0-14 'Voted #119 mod' -pointsize 20 -fill white -annotate +0+18 'by ZDoom Community' png8:pngs/Happy_Time_Circus.png</text:p>
            <text:p>convert background.png -font Arial -gravity Center -size 270 -pointsize 24 -fill black -annotate +0-14 'Voted #119 mod' -pointsize 20 -fill white -annotate +0+18 'by ZDoom Community' png8:pngs/Hard-Doom.png</text:p>
            <text:p>convert background.png -font Arial -gravity Center -size 270 -pointsize 24 -fill black -annotate +0-14 'Voted #119 mod' -pointsize 20 -fill white -annotate +0+18 'by ZDoom Community' png8:pngs/HXRTC_Project.png</text:p>
            <text:p>convert background.png -font Arial -gravity Center -size 270 -pointsize 24 -fill black -annotate +0-14 'Voted #119 mod' -pointsize 20 -fill white -annotate +0+18 'by ZDoom Community' png8:pngs/Insanity_s_Requiem.png</text:p>
            <text:p>convert background.png -font Arial -gravity Center -size 270 -pointsize 24 -fill black -annotate +0-14 'Voted #119 mod' -pointsize 20 -fill white -annotate +0+18 'by ZDoom Community' png8:pngs/Jimmy’s_Jukebox.png</text:p>
            <text:p>convert background.png -font Arial -gravity Center -size 270 -pointsize 24 -fill black -annotate +0-14 'Voted #119 mod' -pointsize 20 -fill white -annotate +0+18 'by ZDoom Community' png8:pngs/Psychophobia.png</text:p>
            <text:p>convert background.png -font Arial -gravity Center -size 270 -pointsize 24 -fill black -annotate +0-14 'Voted #119 mod' -pointsize 20 -fill white -annotate +0+18 'by ZDoom Community' png8:pngs/Redux_E2M4.png</text:p>
            <text:p>convert background.png -font Arial -gravity Center -size 270 -pointsize 24 -fill black -annotate +0-14 'Voted #119 mod' -pointsize 20 -fill white -annotate +0+18 'by ZDoom Community' png8:pngs/scalliano_s_667_Shuffle.png</text:p>
            <text:p>convert background.png -font Arial -gravity Center -size 270 -pointsize 24 -fill black -annotate +0-14 'Voted #119 mod' -pointsize 20 -fill white -annotate +0+18 'by ZDoom Community' png8:pngs/The_Ghoul_s_Forest_3.png</text:p>
            <text:p>convert background.png -font Arial -gravity Center -size 270 -pointsize 24 -fill black -annotate +0-14 'Voted #119 mod' -pointsize 20 -fill white -annotate +0+18 'by ZDoom Community' png8:pngs/Void.png</text:p>
            <text:p>convert background.png -font Arial -gravity Center -size 270 -pointsize 24 -fill black -annotate +0-14 'Voted #119 mod' -pointsize 20 -fill white -annotate +0+18 'by ZDoom Community' png8:pngs/WolfenDOOM:_Operation:_Arctic_Wolf.png</text:p>
            <text:p>convert background.png -font Arial -gravity Center -size 270 -pointsize 24 -fill black -annotate +0-14 'Voted #119 mod' -pointsize 20 -fill white -annotate +0+18 'by ZDoom Community' png8:pngs/ZBlood+.png</text:p>
            <text:p>convert background.png -font Arial -gravity Center -size 270 -pointsize 24 -fill black -annotate +0-14 'Voted #147 mod' -pointsize 20 -fill white -annotate +0+18 'by ZDoom Community' png8:pngs/All_Clear_Message.png</text:p>
            <text:p>convert background.png -font Arial -gravity Center -size 270 -pointsize 24 -fill black -annotate +0-14 'Voted #147 mod' -pointsize 20 -fill white -annotate +0+18 'by ZDoom Community' png8:pngs/Champions.png</text:p>
            <text:p>convert background.png -font Arial -gravity Center -size 270 -pointsize 24 -fill black -annotate +0-14 'Voted #147 mod' -pointsize 20 -fill white -annotate +0+18 'by ZDoom Community' png8:pngs/Consolation_Prize:_The_PSX_Doom_TC.png</text:p>
            <text:p>convert background.png -font Arial -gravity Center -size 270 -pointsize 24 -fill black -annotate +0-14 'Voted #147 mod' -pointsize 20 -fill white -annotate +0+18 'by ZDoom Community' png8:pngs/Crossfire.png</text:p>
            <text:p>convert background.png -font Arial -gravity Center -size 270 -pointsize 24 -fill black -annotate +0-14 'Voted #147 mod' -pointsize 20 -fill white -annotate +0+18 'by ZDoom Community' png8:pngs/Cyberrunner.png</text:p>
            <text:p>convert background.png -font Arial -gravity Center -size 270 -pointsize 24 -fill black -annotate +0-14 'Voted #147 mod' -pointsize 20 -fill white -annotate +0+18 'by ZDoom Community' png8:pngs/DarkDoomZ.png</text:p>
            <text:p>convert background.png -font Arial -gravity Center -size 270 -pointsize 24 -fill black -annotate +0-14 'Voted #147 mod' -pointsize 20 -fill white -annotate +0+18 'by ZDoom Community' png8:pngs/Dead_Marine.png</text:p>
            <text:p>convert background.png -font Arial -gravity Center -size 270 -pointsize 24 -fill black -annotate +0-14 'Voted #147 mod' -pointsize 20 -fill white -annotate +0+18 'by ZDoom Community' png8:pngs/Demon_CounterStrike.png</text:p>
            <text:p>convert background.png -font Arial -gravity Center -size 270 -pointsize 24 -fill black -annotate +0-14 'Voted #147 mod' -pointsize 20 -fill white -annotate +0+18 'by ZDoom Community' png8:pngs/Error:_Doom.png</text:p>
            <text:p>convert background.png -font Arial -gravity Center -size 270 -pointsize 24 -fill black -annotate +0-14 'Voted #147 mod' -pointsize 20 -fill white -annotate +0+18 'by ZDoom Community' png8:pngs/Final_NeoDoom.png</text:p>
            <text:p>convert background.png -font Arial -gravity Center -size 270 -pointsize 24 -fill black -annotate +0-14 'Voted #147 mod' -pointsize 20 -fill white -annotate +0+18 'by ZDoom Community' png8:pngs/Flashlight++.png</text:p>
            <text:p>convert background.png -font Arial -gravity Center -size 270 -pointsize 24 -fill black -annotate +0-14 'Voted #147 mod' -pointsize 20 -fill white -annotate +0+18 'by ZDoom Community' png8:pngs/Footsteps.png</text:p>
            <text:p>convert background.png -font Arial -gravity Center -size 270 -pointsize 24 -fill black -annotate +0-14 'Voted #147 mod' -pointsize 20 -fill white -annotate +0+18 'by ZDoom Community' png8:pngs/FragTrak.png</text:p>
            <text:p>convert background.png -font Arial -gravity Center -size 270 -pointsize 24 -fill black -annotate +0-14 'Voted #147 mod' -pointsize 20 -fill white -annotate +0+18 'by ZDoom Community' png8:pngs/Gene-Tech:_Before_the_Storm.png</text:p>
            <text:p>convert background.png -font Arial -gravity Center -size 270 -pointsize 24 -fill black -annotate +0-14 'Voted #147 mod' -pointsize 20 -fill white -annotate +0+18 'by ZDoom Community' png8:pngs/Gothic_Skins_for_Doom.png</text:p>
            <text:p>convert background.png -font Arial -gravity Center -size 270 -pointsize 24 -fill black -annotate +0-14 'Voted #147 mod' -pointsize 20 -fill white -annotate +0+18 'by ZDoom Community' png8:pngs/HeXeReTiC_Fantasy.png</text:p>
            <text:p>convert background.png -font Arial -gravity Center -size 270 -pointsize 24 -fill black -annotate +0-14 'Voted #147 mod' -pointsize 20 -fill white -annotate +0+18 'by ZDoom Community' png8:pngs/Highway_Acceleroid_Booster.png</text:p>
            <text:p>convert background.png -font Arial -gravity Center -size 270 -pointsize 24 -fill black -annotate +0-14 'Voted #147 mod' -pointsize 20 -fill white -annotate +0+18 'by ZDoom Community' png8:pngs/HitMarkers.png</text:p>
            <text:p>convert background.png -font Arial -gravity Center -size 270 -pointsize 24 -fill black -annotate +0-14 'Voted #147 mod' -pointsize 20 -fill white -annotate +0+18 'by ZDoom Community' png8:pngs/Lambda.png</text:p>
            <text:p>convert background.png -font Arial -gravity Center -size 270 -pointsize 24 -fill black -annotate +0-14 'Voted #147 mod' -pointsize 20 -fill white -annotate +0+18 'by ZDoom Community' png8:pngs/MassMouth_2.png</text:p>
            <text:p>convert background.png -font Arial -gravity Center -size 270 -pointsize 24 -fill black -annotate +0-14 'Voted #147 mod' -pointsize 20 -fill white -annotate +0+18 'by ZDoom Community' png8:pngs/Midgard_Outlaw.png</text:p>
            <text:p>convert background.png -font Arial -gravity Center -size 270 -pointsize 24 -fill black -annotate +0-14 'Voted #147 mod' -pointsize 20 -fill white -annotate +0+18 'by ZDoom Community' png8:pngs/NeoCore:_Dark_Depths.png</text:p>
            <text:p>convert background.png -font Arial -gravity Center -size 270 -pointsize 24 -fill black -annotate +0-14 'Voted #147 mod' -pointsize 20 -fill white -annotate +0+18 'by ZDoom Community' png8:pngs/Nightshift.png</text:p>
            <text:p>convert background.png -font Arial -gravity Center -size 270 -pointsize 24 -fill black -annotate +0-14 'Voted #147 mod' -pointsize 20 -fill white -annotate +0+18 'by ZDoom Community' png8:pngs/Paradise.png</text:p>
            <text:p>convert background.png -font Arial -gravity Center -size 270 -pointsize 24 -fill black -annotate +0-14 'Voted #147 mod' -pointsize 20 -fill white -annotate +0+18 'by ZDoom Community' png8:pngs/Paranoid_and_Paranoiac.png</text:p>
            <text:p>convert background.png -font Arial -gravity Center -size 270 -pointsize 24 -fill black -annotate +0-14 'Voted #147 mod' -pointsize 20 -fill white -annotate +0+18 'by ZDoom Community' png8:pngs/Project_Ironclad.png</text:p>
            <text:p>convert background.png -font Arial -gravity Center -size 270 -pointsize 24 -fill black -annotate +0-14 'Voted #147 mod' -pointsize 20 -fill white -annotate +0+18 'by ZDoom Community' png8:pngs/QUAKE:_Descent_into_Heresy.png</text:p>
            <text:p>convert background.png -font Arial -gravity Center -size 270 -pointsize 24 -fill black -annotate +0-14 'Voted #147 mod' -pointsize 20 -fill white -annotate +0+18 'by ZDoom Community' png8:pngs/Queen_s_Crusade.png</text:p>
            <text:p>convert background.png -font Arial -gravity Center -size 270 -pointsize 24 -fill black -annotate +0-14 'Voted #147 mod' -pointsize 20 -fill white -annotate +0+18 'by ZDoom Community' png8:pngs/SBrightmaps.png</text:p>
            <text:p>convert background.png -font Arial -gravity Center -size 270 -pointsize 24 -fill black -annotate +0-14 'Voted #147 mod' -pointsize 20 -fill white -annotate +0+18 'by ZDoom Community' png8:pngs/Skulldash.png</text:p>
            <text:p>convert background.png -font Arial -gravity Center -size 270 -pointsize 24 -fill black -annotate +0-14 'Voted #147 mod' -pointsize 20 -fill white -annotate +0+18 'by ZDoom Community' png8:pngs/Slomo_Bullettime_Ultimate.png</text:p>
            <text:p>convert background.png -font Arial -gravity Center -size 270 -pointsize 24 -fill black -annotate +0-14 'Voted #147 mod' -pointsize 20 -fill white -annotate +0+18 'by ZDoom Community' png8:pngs/Sneaky_Doom.png</text:p>
            <text:p>convert background.png -font Arial -gravity Center -size 270 -pointsize 24 -fill black -annotate +0-14 'Voted #147 mod' -pointsize 20 -fill white -annotate +0+18 'by ZDoom Community' png8:pngs/Sound_Caulking.png</text:p>
            <text:p>convert background.png -font Arial -gravity Center -size 270 -pointsize 24 -fill black -annotate +0-14 'Voted #147 mod' -pointsize 20 -fill white -annotate +0+18 'by ZDoom Community' png8:pngs/Spooktober_Community_Mapping_Project.png</text:p>
            <text:p>convert background.png -font Arial -gravity Center -size 270 -pointsize 24 -fill black -annotate +0-14 'Voted #147 mod' -pointsize 20 -fill white -annotate +0+18 'by ZDoom Community' png8:pngs/Strange_Aeons.png</text:p>
            <text:p>convert background.png -font Arial -gravity Center -size 270 -pointsize 24 -fill black -annotate +0-14 'Voted #147 mod' -pointsize 20 -fill white -annotate +0+18 'by ZDoom Community' png8:pngs/Temple_of_the_Lizard_Men_4.png</text:p>
            <text:p>convert background.png -font Arial -gravity Center -size 270 -pointsize 24 -fill black -annotate +0-14 'Voted #147 mod' -pointsize 20 -fill white -annotate +0+18 'by ZDoom Community' png8:pngs/The_Space_Pirate.png</text:p>
            <text:p>convert background.png -font Arial -gravity Center -size 270 -pointsize 24 -fill black -annotate +0-14 'Voted #147 mod' -pointsize 20 -fill white -annotate +0+18 'by ZDoom Community' png8:pngs/The_Wayfarer_s_Tome.png</text:p>
            <text:p>convert background.png -font Arial -gravity Center -size 270 -pointsize 24 -fill black -annotate +0-14 'Voted #147 mod' -pointsize 20 -fill white -annotate +0+18 'by ZDoom Community' png8:pngs/Tilt++.png</text:p>
            <text:p>convert background.png -font Arial -gravity Center -size 270 -pointsize 24 -fill black -annotate +0-14 'Voted #147 mod' -pointsize 20 -fill white -annotate +0+18 'by ZDoom Community' png8:pngs/Town_Infection:_The_Flooding.png</text:p>
            <text:p>convert background.png -font Arial -gravity Center -size 270 -pointsize 24 -fill black -annotate +0-14 'Voted #147 mod' -pointsize 20 -fill white -annotate +0+18 'by ZDoom Community' png8:pngs/Trench_Foot.png</text:p>
            <text:p>convert background.png -font Arial -gravity Center -size 270 -pointsize 24 -fill black -annotate +0-14 'Voted #147 mod' -pointsize 20 -fill white -annotate +0+18 'by ZDoom Community' png8:pngs/TurboCharged_ARCADE!.png</text:p>
            <text:p>convert background.png -font Arial -gravity Center -size 270 -pointsize 24 -fill black -annotate +0-14 'Voted #147 mod' -pointsize 20 -fill white -annotate +0+18 'by ZDoom Community' png8:pngs/Ugly_as_Sin.png</text:p>
            <text:p>convert background.png -font Arial -gravity Center -size 270 -pointsize 24 -fill black -annotate +0-14 'Voted #147 mod' -pointsize 20 -fill white -annotate +0+18 'by ZDoom Community' png8:pngs/Ultra_Crispy.png</text:p>
            <text:p>convert background.png -font Arial -gravity Center -size 270 -pointsize 24 -fill black -annotate +0-14 'Voted #147 mod' -pointsize 20 -fill white -annotate +0+18 'by ZDoom Community' png8:pngs/WolfenDOOM:_Astrostein.png</text:p>
            <text:p>convert background.png -font Arial -gravity Center -size 270 -pointsize 24 -fill black -annotate +0-14 'Voted #147 mod' -pointsize 20 -fill white -annotate +0+18 'by ZDoom Community' png8:pngs/ZMovement.png</text:p>
            <text:p>convert background.png -font Arial -gravity Center -size 270 -pointsize 24 -fill black -annotate +0-14 'Voted #193 mod' -pointsize 20 -fill white -annotate +0+18 'by ZDoom Community' png8:pngs/007:_Licence_to_Spell_DooM.png</text:p>
            <text:p>convert background.png -font Arial -gravity Center -size 270 -pointsize 24 -fill black -annotate +0-14 'Voted #193 mod' -pointsize 20 -fill white -annotate +0+18 'by ZDoom Community' png8:pngs/20_Monsters_Challenge.png</text:p>
            <text:p>convert background.png -font Arial -gravity Center -size 270 -pointsize 24 -fill black -annotate +0-14 'Voted #193 mod' -pointsize 20 -fill white -annotate +0+18 'by ZDoom Community' png8:pngs/Abandoned_Misery.png</text:p>
            <text:p>convert background.png -font Arial -gravity Center -size 270 -pointsize 24 -fill black -annotate +0-14 'Voted #193 mod' -pointsize 20 -fill white -annotate +0+18 'by ZDoom Community' png8:pngs/Accessories_to_Murder.png</text:p>
            <text:p>convert background.png -font Arial -gravity Center -size 270 -pointsize 24 -fill black -annotate +0-14 'Voted #193 mod' -pointsize 20 -fill white -annotate +0+18 'by ZDoom Community' png8:pngs/Aetherius.png</text:p>
            <text:p>convert background.png -font Arial -gravity Center -size 270 -pointsize 24 -fill black -annotate +0-14 'Voted #193 mod' -pointsize 20 -fill white -annotate +0+18 'by ZDoom Community' png8:pngs/Alfonzone.png</text:p>
            <text:p>convert background.png -font Arial -gravity Center -size 270 -pointsize 24 -fill black -annotate +0-14 'Voted #193 mod' -pointsize 20 -fill white -annotate +0+18 'by ZDoom Community' png8:pngs/Aliens:_Colonial_Marines_TC.png</text:p>
            <text:p>convert background.png -font Arial -gravity Center -size 270 -pointsize 24 -fill black -annotate +0-14 'Voted #193 mod' -pointsize 20 -fill white -annotate +0+18 'by ZDoom Community' png8:pngs/Aliens:_The_Ultimate_Doom.png</text:p>
            <text:p>convert background.png -font Arial -gravity Center -size 270 -pointsize 24 -fill black -annotate +0-14 'Voted #193 mod' -pointsize 20 -fill white -annotate +0+18 'by ZDoom Community' png8:pngs/aspot.png</text:p>
            <text:p>convert background.png -font Arial -gravity Center -size 270 -pointsize 24 -fill black -annotate +0-14 'Voted #193 mod' -pointsize 20 -fill white -annotate +0+18 'by ZDoom Community' png8:pngs/AvP_2.0.png</text:p>
            <text:p>convert background.png -font Arial -gravity Center -size 270 -pointsize 24 -fill black -annotate +0-14 'Voted #193 mod' -pointsize 20 -fill white -annotate +0+18 'by ZDoom Community' png8:pngs/Banhammer.png</text:p>
            <text:p>convert background.png -font Arial -gravity Center -size 270 -pointsize 24 -fill black -annotate +0-14 'Voted #193 mod' -pointsize 20 -fill white -annotate +0+18 'by ZDoom Community' png8:pngs/Beyond_Reality.png</text:p>
            <text:p>convert background.png -font Arial -gravity Center -size 270 -pointsize 24 -fill black -annotate +0-14 'Voted #193 mod' -pointsize 20 -fill white -annotate +0+18 'by ZDoom Community' png8:pngs/BlackWarrior.png</text:p>
            <text:p>convert background.png -font Arial -gravity Center -size 270 -pointsize 24 -fill black -annotate +0-14 'Voted #193 mod' -pointsize 20 -fill white -annotate +0+18 'by ZDoom Community' png8:pngs/Brutal_Doom:_Tomtefars_Extension.png</text:p>
            <text:p>convert background.png -font Arial -gravity Center -size 270 -pointsize 24 -fill black -annotate +0-14 'Voted #193 mod' -pointsize 20 -fill white -annotate +0+18 'by ZDoom Community' png8:pngs/Brutal_Heretic_RPG.png</text:p>
            <text:p>convert background.png -font Arial -gravity Center -size 270 -pointsize 24 -fill black -annotate +0-14 'Voted #193 mod' -pointsize 20 -fill white -annotate +0+18 'by ZDoom Community' png8:pngs/Brutal_Hexen_RPG.png</text:p>
            <text:p>convert background.png -font Arial -gravity Center -size 270 -pointsize 24 -fill black -annotate +0-14 'Voted #193 mod' -pointsize 20 -fill white -annotate +0+18 'by ZDoom Community' png8:pngs/Brutalkick.png</text:p>
            <text:p>convert background.png -font Arial -gravity Center -size 270 -pointsize 24 -fill black -annotate +0-14 'Voted #193 mod' -pointsize 20 -fill white -annotate +0+18 'by ZDoom Community' png8:pngs/Cheogsh.png</text:p>
            <text:p>convert background.png -font Arial -gravity Center -size 270 -pointsize 24 -fill black -annotate +0-14 'Voted #193 mod' -pointsize 20 -fill white -annotate +0+18 'by ZDoom Community' png8:pngs/Cheogsh_2.png</text:p>
            <text:p>convert background.png -font Arial -gravity Center -size 270 -pointsize 24 -fill black -annotate +0-14 'Voted #193 mod' -pointsize 20 -fill white -annotate +0+18 'by ZDoom Community' png8:pngs/Chosen.png</text:p>
            <text:p>convert background.png -font Arial -gravity Center -size 270 -pointsize 24 -fill black -annotate +0-14 'Voted #193 mod' -pointsize 20 -fill white -annotate +0+18 'by ZDoom Community' png8:pngs/Complex_Doom:_LCA.png</text:p>
            <text:p>convert background.png -font Arial -gravity Center -size 270 -pointsize 24 -fill black -annotate +0-14 'Voted #193 mod' -pointsize 20 -fill white -annotate +0+18 'by ZDoom Community' png8:pngs/Counter-Strike_Doom:_Martian_Offensive.png</text:p>
            <text:p>convert background.png -font Arial -gravity Center -size 270 -pointsize 24 -fill black -annotate +0-14 'Voted #193 mod' -pointsize 20 -fill white -annotate +0+18 'by ZDoom Community' png8:pngs/Critical_Shots.png</text:p>
            <text:p>convert background.png -font Arial -gravity Center -size 270 -pointsize 24 -fill black -annotate +0-14 'Voted #193 mod' -pointsize 20 -fill white -annotate +0+18 'by ZDoom Community' png8:pngs/Custom_Crosshair_Pack.png</text:p>
            <text:p>convert background.png -font Arial -gravity Center -size 270 -pointsize 24 -fill black -annotate +0-14 'Voted #193 mod' -pointsize 20 -fill white -annotate +0+18 'by ZDoom Community' png8:pngs/Dark_7__with_Mission_Pack_.png</text:p>
            <text:p>convert background.png -font Arial -gravity Center -size 270 -pointsize 24 -fill black -annotate +0-14 'Voted #193 mod' -pointsize 20 -fill white -annotate +0+18 'by ZDoom Community' png8:pngs/Darkmoon.png</text:p>
            <text:p>convert background.png -font Arial -gravity Center -size 270 -pointsize 24 -fill black -annotate +0-14 'Voted #193 mod' -pointsize 20 -fill white -annotate +0+18 'by ZDoom Community' png8:pngs/Dawn_of_Reality.png</text:p>
            <text:p>convert background.png -font Arial -gravity Center -size 270 -pointsize 24 -fill black -annotate +0-14 'Voted #193 mod' -pointsize 20 -fill white -annotate +0+18 'by ZDoom Community' png8:pngs/Demonsteele:_NowThatsWhatICallMIDI.png</text:p>
            <text:p>convert background.png -font Arial -gravity Center -size 270 -pointsize 24 -fill black -annotate +0-14 'Voted #193 mod' -pointsize 20 -fill white -annotate +0+18 'by ZDoom Community' png8:pngs/DN3DooM.png</text:p>
            <text:p>convert background.png -font Arial -gravity Center -size 270 -pointsize 24 -fill black -annotate +0-14 'Voted #193 mod' -pointsize 20 -fill white -annotate +0+18 'by ZDoom Community' png8:pngs/Don’t_play_with_HELL_–_Black_Edition.png</text:p>
            <text:p>convert background.png -font Arial -gravity Center -size 270 -pointsize 24 -fill black -annotate +0-14 'Voted #193 mod' -pointsize 20 -fill white -annotate +0+18 'by ZDoom Community' png8:pngs/Doom_2_Minor_Sprite_Fixing_Project.png</text:p>
            <text:p>convert background.png -font Arial -gravity Center -size 270 -pointsize 24 -fill black -annotate +0-14 'Voted #193 mod' -pointsize 20 -fill white -annotate +0+18 'by ZDoom Community' png8:pngs/DOOM_4_VANILLA.png</text:p>
            <text:p>convert background.png -font Arial -gravity Center -size 270 -pointsize 24 -fill black -annotate +0-14 'Voted #193 mod' -pointsize 20 -fill white -annotate +0+18 'by ZDoom Community' png8:pngs/Doom_64__weapons_only_.png</text:p>
            <text:p>convert background.png -font Arial -gravity Center -size 270 -pointsize 24 -fill black -annotate +0-14 'Voted #193 mod' -pointsize 20 -fill white -annotate +0+18 'by ZDoom Community' png8:pngs/Doom_Ambient_Pack.png</text:p>
            <text:p>convert background.png -font Arial -gravity Center -size 270 -pointsize 24 -fill black -annotate +0-14 'Voted #193 mod' -pointsize 20 -fill white -annotate +0+18 'by ZDoom Community' png8:pngs/Doom_Loot_Box_Mod.png</text:p>
            <text:p>convert background.png -font Arial -gravity Center -size 270 -pointsize 24 -fill black -annotate +0-14 'Voted #193 mod' -pointsize 20 -fill white -annotate +0+18 'by ZDoom Community' png8:pngs/Doom_Raider:Crypt_of_the_Vile.png</text:p>
            <text:p>convert background.png -font Arial -gravity Center -size 270 -pointsize 24 -fill black -annotate +0-14 'Voted #193 mod' -pointsize 20 -fill white -annotate +0+18 'by ZDoom Community' png8:pngs/DoomKrakken_s_Monster_Randomizer.png</text:p>
            <text:p>convert background.png -font Arial -gravity Center -size 270 -pointsize 24 -fill black -annotate +0-14 'Voted #193 mod' -pointsize 20 -fill white -annotate +0+18 'by ZDoom Community' png8:pngs/Eternal_DOOM_IV:_Return_from_Oblivion.png</text:p>
            <text:p>convert background.png -font Arial -gravity Center -size 270 -pointsize 24 -fill black -annotate +0-14 'Voted #193 mod' -pointsize 20 -fill white -annotate +0+18 'by ZDoom Community' png8:pngs/FamiliarDoom.png</text:p>
            <text:p>convert background.png -font Arial -gravity Center -size 270 -pointsize 24 -fill black -annotate +0-14 'Voted #193 mod' -pointsize 20 -fill white -annotate +0+18 'by ZDoom Community' png8:pngs/FantasyMonsters_4_Heretic.png</text:p>
            <text:p>convert background.png -font Arial -gravity Center -size 270 -pointsize 24 -fill black -annotate +0-14 'Voted #193 mod' -pointsize 20 -fill white -annotate +0+18 'by ZDoom Community' png8:pngs/Fearrific.png</text:p>
            <text:p>convert background.png -font Arial -gravity Center -size 270 -pointsize 24 -fill black -annotate +0-14 'Voted #193 mod' -pointsize 20 -fill white -annotate +0+18 'by ZDoom Community' png8:pngs/Foreverhood.png</text:p>
            <text:p>convert background.png -font Arial -gravity Center -size 270 -pointsize 24 -fill black -annotate +0-14 'Voted #193 mod' -pointsize 20 -fill white -annotate +0+18 'by ZDoom Community' png8:pngs/Ghoul_School_3D.png</text:p>
            <text:p>convert background.png -font Arial -gravity Center -size 270 -pointsize 24 -fill black -annotate +0-14 'Voted #193 mod' -pointsize 20 -fill white -annotate +0+18 'by ZDoom Community' png8:pngs/GZSHud.png</text:p>
            <text:p>convert background.png -font Arial -gravity Center -size 270 -pointsize 24 -fill black -annotate +0-14 'Voted #193 mod' -pointsize 20 -fill white -annotate +0+18 'by ZDoom Community' png8:pngs/Harder_Event.png</text:p>
            <text:p>convert background.png -font Arial -gravity Center -size 270 -pointsize 24 -fill black -annotate +0-14 'Voted #193 mod' -pointsize 20 -fill white -annotate +0+18 'by ZDoom Community' png8:pngs/Haze.png</text:p>
            <text:p>convert background.png -font Arial -gravity Center -size 270 -pointsize 24 -fill black -annotate +0-14 'Voted #193 mod' -pointsize 20 -fill white -annotate +0+18 'by ZDoom Community' png8:pngs/Hellscape_Navigator.png</text:p>
            <text:p>convert background.png -font Arial -gravity Center -size 270 -pointsize 24 -fill black -annotate +0-14 'Voted #193 mod' -pointsize 20 -fill white -annotate +0+18 'by ZDoom Community' png8:pngs/Hellwalker﻿_Mod.png</text:p>
            <text:p>convert background.png -font Arial -gravity Center -size 270 -pointsize 24 -fill black -annotate +0-14 'Voted #193 mod' -pointsize 20 -fill white -annotate +0+18 'by ZDoom Community' png8:pngs/Heretic_Widescreened_HUD.png</text:p>
            <text:p>convert background.png -font Arial -gravity Center -size 270 -pointsize 24 -fill black -annotate +0-14 'Voted #193 mod' -pointsize 20 -fill white -annotate +0+18 'by ZDoom Community' png8:pngs/Hexen:_Scourge_of_Viscerus.png</text:p>
            <text:p>convert background.png -font Arial -gravity Center -size 270 -pointsize 24 -fill black -annotate +0-14 'Voted #193 mod' -pointsize 20 -fill white -annotate +0+18 'by ZDoom Community' png8:pngs/HeXercise.png</text:p>
            <text:p>convert background.png -font Arial -gravity Center -size 270 -pointsize 24 -fill black -annotate +0-14 'Voted #193 mod' -pointsize 20 -fill white -annotate +0+18 'by ZDoom Community' png8:pngs/Hordes_of_Chaos.png</text:p>
            <text:p>convert background.png -font Arial -gravity Center -size 270 -pointsize 24 -fill black -annotate +0-14 'Voted #193 mod' -pointsize 20 -fill white -annotate +0+18 'by ZDoom Community' png8:pngs/Intelligent_Supplies.png</text:p>
            <text:p>convert background.png -font Arial -gravity Center -size 270 -pointsize 24 -fill black -annotate +0-14 'Voted #193 mod' -pointsize 20 -fill white -annotate +0+18 'by ZDoom Community' png8:pngs/JP_s_HUD.png</text:p>
            <text:p>convert background.png -font Arial -gravity Center -size 270 -pointsize 24 -fill black -annotate +0-14 'Voted #193 mod' -pointsize 20 -fill white -annotate +0+18 'by ZDoom Community' png8:pngs/Karnak.png</text:p>
            <text:p>convert background.png -font Arial -gravity Center -size 270 -pointsize 24 -fill black -annotate +0-14 'Voted #193 mod' -pointsize 20 -fill white -annotate +0+18 'by ZDoom Community' png8:pngs/Keymaster.png</text:p>
            <text:p>convert background.png -font Arial -gravity Center -size 270 -pointsize 24 -fill black -annotate +0-14 'Voted #193 mod' -pointsize 20 -fill white -annotate +0+18 'by ZDoom Community' png8:pngs/Lasting_Light.png</text:p>
            <text:p>convert background.png -font Arial -gravity Center -size 270 -pointsize 24 -fill black -annotate +0-14 'Voted #193 mod' -pointsize 20 -fill white -annotate +0+18 'by ZDoom Community' png8:pngs/Legion_of_Bones.png</text:p>
            <text:p>convert background.png -font Arial -gravity Center -size 270 -pointsize 24 -fill black -annotate +0-14 'Voted #193 mod' -pointsize 20 -fill white -annotate +0+18 'by ZDoom Community' png8:pngs/Lilith.png</text:p>
            <text:p>convert background.png -font Arial -gravity Center -size 270 -pointsize 24 -fill black -annotate +0-14 'Voted #193 mod' -pointsize 20 -fill white -annotate +0+18 'by ZDoom Community' png8:pngs/Lizard_Squad.png</text:p>
            <text:p>convert background.png -font Arial -gravity Center -size 270 -pointsize 24 -fill black -annotate +0-14 'Voted #193 mod' -pointsize 20 -fill white -annotate +0+18 'by ZDoom Community' png8:pngs/LOST_SOULSPHERE:_Gold_Edition.png</text:p>
            <text:p>convert background.png -font Arial -gravity Center -size 270 -pointsize 24 -fill black -annotate +0-14 'Voted #193 mod' -pointsize 20 -fill white -annotate +0+18 'by ZDoom Community' png8:pngs/Lowtech_Remake.png</text:p>
            <text:p>convert background.png -font Arial -gravity Center -size 270 -pointsize 24 -fill black -annotate +0-14 'Voted #193 mod' -pointsize 20 -fill white -annotate +0+18 'by ZDoom Community' png8:pngs/MAIS.png</text:p>
            <text:p>convert background.png -font Arial -gravity Center -size 270 -pointsize 24 -fill black -annotate +0-14 'Voted #193 mod' -pointsize 20 -fill white -annotate +0+18 'by ZDoom Community' png8:pngs/Malice.png</text:p>
            <text:p>convert background.png -font Arial -gravity Center -size 270 -pointsize 24 -fill black -annotate +0-14 'Voted #193 mod' -pointsize 20 -fill white -annotate +0+18 'by ZDoom Community' png8:pngs/Megabounce.png</text:p>
            <text:p>convert background.png -font Arial -gravity Center -size 270 -pointsize 24 -fill black -annotate +0-14 'Voted #193 mod' -pointsize 20 -fill white -annotate +0+18 'by ZDoom Community' png8:pngs/Metroid:_Dreadnought.png</text:p>
            <text:p>convert background.png -font Arial -gravity Center -size 270 -pointsize 24 -fill black -annotate +0-14 'Voted #193 mod' -pointsize 20 -fill white -annotate +0+18 'by ZDoom Community' png8:pngs/MMDCXIV_-_Journey_into_27_Century.png</text:p>
            <text:p>convert background.png -font Arial -gravity Center -size 270 -pointsize 24 -fill black -annotate +0-14 'Voted #193 mod' -pointsize 20 -fill white -annotate +0+18 'by ZDoom Community' png8:pngs/Monster_Scouter.png</text:p>
            <text:p>convert background.png -font Arial -gravity Center -size 270 -pointsize 24 -fill black -annotate +0-14 'Voted #193 mod' -pointsize 20 -fill white -annotate +0+18 'by ZDoom Community' png8:pngs/Nameless_Lite_RPG_Mod.png</text:p>
            <text:p>convert background.png -font Arial -gravity Center -size 270 -pointsize 24 -fill black -annotate +0-14 'Voted #193 mod' -pointsize 20 -fill white -annotate +0+18 'by ZDoom Community' png8:pngs/Nerves_of_Steel.png</text:p>
            <text:p>convert background.png -font Arial -gravity Center -size 270 -pointsize 24 -fill black -annotate +0-14 'Voted #193 mod' -pointsize 20 -fill white -annotate +0+18 'by ZDoom Community' png8:pngs/njsplash.png</text:p>
            <text:p>convert background.png -font Arial -gravity Center -size 270 -pointsize 24 -fill black -annotate +0-14 'Voted #193 mod' -pointsize 20 -fill white -annotate +0+18 'by ZDoom Community' png8:pngs/Nobody_Told_Me_About_id.png</text:p>
            <text:p>convert background.png -font Arial -gravity Center -size 270 -pointsize 24 -fill black -annotate +0-14 'Voted #193 mod' -pointsize 20 -fill white -annotate +0+18 'by ZDoom Community' png8:pngs/OMG_Weapons!__and_Monsters_.png</text:p>
            <text:p>convert background.png -font Arial -gravity Center -size 270 -pointsize 24 -fill black -annotate +0-14 'Voted #193 mod' -pointsize 20 -fill white -annotate +0+18 'by ZDoom Community' png8:pngs/Painslayer.png</text:p>
            <text:p>convert background.png -font Arial -gravity Center -size 270 -pointsize 24 -fill black -annotate +0-14 'Voted #193 mod' -pointsize 20 -fill white -annotate +0+18 'by ZDoom Community' png8:pngs/Parkour.png</text:p>
            <text:p>convert background.png -font Arial -gravity Center -size 270 -pointsize 24 -fill black -annotate +0-14 'Voted #193 mod' -pointsize 20 -fill white -annotate +0+18 'by ZDoom Community' png8:pngs/Pokémon_Doom.png</text:p>
            <text:p>convert background.png -font Arial -gravity Center -size 270 -pointsize 24 -fill black -annotate +0-14 'Voted #193 mod' -pointsize 20 -fill white -annotate +0+18 'by ZDoom Community' png8:pngs/Project_Re-Blood.png</text:p>
            <text:p>convert background.png -font Arial -gravity Center -size 270 -pointsize 24 -fill black -annotate +0-14 'Voted #193 mod' -pointsize 20 -fill white -annotate +0+18 'by ZDoom Community' png8:pngs/Real_Guns_Hardcore.png</text:p>
            <text:p>convert background.png -font Arial -gravity Center -size 270 -pointsize 24 -fill black -annotate +0-14 'Voted #193 mod' -pointsize 20 -fill white -annotate +0+18 'by ZDoom Community' png8:pngs/Realm_of_Cheogsh.png</text:p>
            <text:p>convert background.png -font Arial -gravity Center -size 270 -pointsize 24 -fill black -annotate +0-14 'Voted #193 mod' -pointsize 20 -fill white -annotate +0+18 'by ZDoom Community' png8:pngs/Run_For_It!.png</text:p>
            <text:p>convert background.png -font Arial -gravity Center -size 270 -pointsize 24 -fill black -annotate +0-14 'Voted #193 mod' -pointsize 20 -fill white -annotate +0+18 'by ZDoom Community' png8:pngs/Smooth_fluids.png</text:p>
            <text:p>convert background.png -font Arial -gravity Center -size 270 -pointsize 24 -fill black -annotate +0-14 'Voted #193 mod' -pointsize 20 -fill white -annotate +0+18 'by ZDoom Community' png8:pngs/SpaceDM9.png</text:p>
            <text:p>convert background.png -font Arial -gravity Center -size 270 -pointsize 24 -fill black -annotate +0-14 'Voted #193 mod' -pointsize 20 -fill white -annotate +0+18 'by ZDoom Community' png8:pngs/Splatterhouse_3D.png</text:p>
            <text:p>convert background.png -font Arial -gravity Center -size 270 -pointsize 24 -fill black -annotate +0-14 'Voted #193 mod' -pointsize 20 -fill white -annotate +0+18 'by ZDoom Community' png8:pngs/StatsKeeper.png</text:p>
            <text:p>convert background.png -font Arial -gravity Center -size 270 -pointsize 24 -fill black -annotate +0-14 'Voted #193 mod' -pointsize 20 -fill white -annotate +0+18 'by ZDoom Community' png8:pngs/Sun_Damage_Omen.png</text:p>
            <text:p>convert background.png -font Arial -gravity Center -size 270 -pointsize 24 -fill black -annotate +0-14 'Voted #193 mod' -pointsize 20 -fill white -annotate +0+18 'by ZDoom Community' png8:pngs/TGRDM3__Morgenstern_.png</text:p>
            <text:p>convert background.png -font Arial -gravity Center -size 270 -pointsize 24 -fill black -annotate +0-14 'Voted #193 mod' -pointsize 20 -fill white -annotate +0+18 'by ZDoom Community' png8:pngs/The_City_of_The_Damned_:_Apocalypse.png</text:p>
            <text:p>convert background.png -font Arial -gravity Center -size 270 -pointsize 24 -fill black -annotate +0-14 'Voted #193 mod' -pointsize 20 -fill white -annotate +0+18 'by ZDoom Community' png8:pngs/The_Island.png</text:p>
            <text:p>convert background.png -font Arial -gravity Center -size 270 -pointsize 24 -fill black -annotate +0-14 'Voted #193 mod' -pointsize 20 -fill white -annotate +0+18 'by ZDoom Community' png8:pngs/The_Trooper.png</text:p>
            <text:p>convert background.png -font Arial -gravity Center -size 270 -pointsize 24 -fill black -annotate +0-14 'Voted #193 mod' -pointsize 20 -fill white -annotate +0+18 'by ZDoom Community' png8:pngs/Thief_-_The_Trail_of_the_Arch-Heretic.png</text:p>
            <text:p>convert background.png -font Arial -gravity Center -size 270 -pointsize 24 -fill black -annotate +0-14 'Voted #193 mod' -pointsize 20 -fill white -annotate +0+18 'by ZDoom Community' png8:pngs/Thrifty_Ammo,_Thrifty_Health.png</text:p>
            <text:p>convert background.png -font Arial -gravity Center -size 270 -pointsize 24 -fill black -annotate +0-14 'Voted #193 mod' -pointsize 20 -fill white -annotate +0+18 'by ZDoom Community' png8:pngs/Ultimate_Custom_Doom.png</text:p>
            <text:p>convert background.png -font Arial -gravity Center -size 270 -pointsize 24 -fill black -annotate +0-14 'Voted #193 mod' -pointsize 20 -fill white -annotate +0+18 'by ZDoom Community' png8:pngs/VietDoom.png</text:p>
            <text:p>convert background.png -font Arial -gravity Center -size 270 -pointsize 24 -fill black -annotate +0-14 'Voted #193 mod' -pointsize 20 -fill white -annotate +0+18 'by ZDoom Community' png8:pngs/Vignette_Shader.png</text:p>
            <text:p>convert background.png -font Arial -gravity Center -size 270 -pointsize 24 -fill black -annotate +0-14 'Voted #193 mod' -pointsize 20 -fill white -annotate +0+18 'by ZDoom Community' png8:pngs/War_Trophies.png</text:p>
            <text:p>convert background.png -font Arial -gravity Center -size 270 -pointsize 24 -fill black -annotate +0-14 'Voted #193 mod' -pointsize 20 -fill white -annotate +0+18 'by ZDoom Community' png8:pngs/WARDUST_heretic_Sprites.png</text:p>
            <text:p>convert background.png -font Arial -gravity Center -size 270 -pointsize 24 -fill black -annotate +0-14 'Voted #193 mod' -pointsize 20 -fill white -annotate +0+18 'by ZDoom Community' png8:pngs/Wolfenstein_3D_TC.png</text:p>
            <text:p>convert background.png -font Arial -gravity Center -size 270 -pointsize 24 -fill black -annotate +0-14 'Voted #193 mod' -pointsize 20 -fill white -annotate +0+18 'by ZDoom Community' png8:pngs/X-Weapon:_Helsturm.png</text:p>
            <text:p>convert background.png -font Arial -gravity Center -size 270 -pointsize 24 -fill black -annotate +0-14 'Voted #193 mod' -pointsize 20 -fill white -annotate +0+18 'by ZDoom Community' png8:pngs/Xim_s_Star_Wars_Doom.png</text:p>
            <text:p>convert background.png -font Arial -gravity Center -size 270 -pointsize 24 -fill black -annotate +0-14 'Voted #193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b][url=&quot; &amp; [Numbers.E5] &amp; &quot;]&quot; &amp; [Numbers.D5] &amp; &quot;[/url][/b]&quot; &amp;  &quot; [&quot; &amp; [Numbers.C5] &amp; &quot;: [size=85]&quot; &amp; [Numbers.F5] &amp; &quot;[/size]]&quot;; &quot;&quot;)" office:value-type="string" office:string-value="2. [b][url=https://forum.zdoom.org/viewtopic.php?t=37044#p703341]DoomRL Arsenal[/url][/b] [72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" calcext:value-type="string">
            <text:p>2. [b][url=https://forum.zdoom.org/viewtopic.php?t=37044#p703341]DoomRL Arsenal[/url][/b] [72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</text:p>
          </table:table-cell>
          <table:table-cell table:formula="of:=IF([Numbers.C5] &gt; 0; &quot;convert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 mod' -pointsize 20 -fill white -annotate +0+18 'by ZDoom Community' png8:pngs/DoomRL_Arsenal.png" calcext:value-type="string">
            <text:p>convert background.png -font Arial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b][url=&quot; &amp; [Numbers.E6] &amp; &quot;]&quot; &amp; [Numbers.D6] &amp; &quot;[/url][/b]&quot; &amp;  &quot; [&quot; &amp; [Numbers.C6] &amp; &quot;: [size=85]&quot; &amp; [Numbers.F6] &amp; &quot;[/size]]&quot;; &quot;&quot;)" office:value-type="string" office:string-value="3. [b][url=https://github.com/pa1nki113r/Project_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" calcext:value-type="string">
            <text:p>3. [b][url=https://github.com/pa1nki113r/Project_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</text:p>
          </table:table-cell>
          <table:table-cell table:formula="of:=IF([Numbers.C6] &gt; 0; &quot;convert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 mod' -pointsize 20 -fill white -annotate +0+18 'by ZDoom Community' png8:pngs/Project_Brutality.png" calcext:value-type="string">
            <text:p>convert background.png -font Arial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b][url=&quot; &amp; [Numbers.E7] &amp; &quot;]&quot; &amp; [Numbers.D7] &amp; &quot;[/url][/b]&quot; &amp;  &quot; [&quot; &amp; [Numbers.C7] &amp; &quot;: [size=85]&quot; &amp; [Numbers.F7] &amp; &quot;[/size]]&quot;; &quot;&quot;)" office:value-type="string" office:string-value="4. [b][url=https://forum.zdoom.org/viewtopic.php?f=43&amp;t=37066#p703762]Guncaster[/url][/b] [62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" calcext:value-type="string">
            <text:p>4. [b][url=https://forum.zdoom.org/viewtopic.php?f=43&amp;t=37066#p703762]Guncaster[/url][/b] [62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</text:p>
          </table:table-cell>
          <table:table-cell table:formula="of:=IF([Numbers.C7] &gt; 0; &quot;convert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 mod' -pointsize 20 -fill white -annotate +0+18 'by ZDoom Community' png8:pngs/Guncaster.png" calcext:value-type="string">
            <text:p>convert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b][url=&quot; &amp; [Numbers.E8] &amp; &quot;]&quot; &amp; [Numbers.D8] &amp; &quot;[/url][/b]&quot; &amp;  &quot; [&quot; &amp; [Numbers.C8] &amp; &quot;: [size=85]&quot; &amp; [Numbers.F8] &amp; &quot;[/size]]&quot;; &quot;&quot;)" office:value-type="string" office:string-value="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" calcext:value-type="string">
            <text:p>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</text:p>
          </table:table-cell>
          <table:table-cell table:formula="of:=IF([Numbers.C8] &gt; 0; &quot;convert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The_Trailblazer.png" calcext:value-type="string">
            <text:p>convert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b][url=&quot; &amp; [Numbers.E9] &amp; &quot;]&quot; &amp; [Numbers.D9] &amp; &quot;[/url][/b]&quot; &amp;  &quot; [&quot; &amp; [Numbers.C9] &amp; &quot;: [size=85]&quot; &amp; [Numbers.F9] &amp; &quot;[/size]]&quot;; &quot;&quot;)" office:value-type="string" office:string-value="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" calcext:value-type="string">
            <text:p>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</text:p>
          </table:table-cell>
          <table:table-cell table:formula="of:=IF([Numbers.C9] &gt; 0; &quot;convert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 mod' -pointsize 20 -fill white -annotate +0+18 'by ZDoom Community' png8:pngs/Quake_Champions:_Doom_Edition__QCDE_.png" calcext:value-type="string">
            <text:p>convert background.png -font Arial -gravity Center -size 270 -pointsize 24 -fill black -annotate +0-14 'Voted #6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b][url=&quot; &amp; [Numbers.E10] &amp; &quot;]&quot; &amp; [Numbers.D10] &amp; &quot;[/url][/b]&quot; &amp;  &quot; [&quot; &amp; [Numbers.C10] &amp; &quot;: [size=85]&quot; &amp; [Numbers.F10] &amp; &quot;[/size]]&quot;; &quot;&quot;)" office:value-type="string" office:string-value="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" calcext:value-type="string">
            <text:p>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</text:p>
          </table:table-cell>
          <table:table-cell table:formula="of:=IF([Numbers.C10] &gt; 0; &quot;convert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High_Noon_Drifter.png" calcext:value-type="string">
            <text:p>convert background.png -font Arial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b][url=&quot; &amp; [Numbers.E11] &amp; &quot;]&quot; &amp; [Numbers.D11] &amp; &quot;[/url][/b]&quot; &amp;  &quot; [&quot; &amp; [Numbers.C11] &amp; &quot;: [size=85]&quot; &amp; [Numbers.F11] &amp; &quot;[/size]]&quot;; &quot;&quot;)" office:value-type="string" office:string-value="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" calcext:value-type="string">
            <text:p>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</text:p>
          </table:table-cell>
          <table:table-cell table:formula="of:=IF([Numbers.C11] &gt; 0; &quot;convert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Final_Doomer.png" calcext:value-type="string">
            <text:p>convert background.png -font Arial -gravity Center -size 270 -pointsize 24 -fill black -annotate +0-14 'Voted #8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b][url=&quot; &amp; [Numbers.E12] &amp; &quot;]&quot; &amp; [Numbers.D12] &amp; &quot;[/url][/b]&quot; &amp;  &quot; [&quot; &amp; [Numbers.C12] &amp; &quot;: [size=85]&quot; &amp; [Numbers.F12] &amp; &quot;[/size]]&quot;; &quot;&quot;)" office:value-type="string" office:string-value="8. [b][url=https://forum.zdoom.org/viewtopic.php?f=43&amp;t=29915#p567421]Russian Overkill[/url][/b] [45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" calcext:value-type="string">
            <text:p>8. [b][url=https://forum.zdoom.org/viewtopic.php?f=43&amp;t=29915#p567421]Russian Overkill[/url][/b] [45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</text:p>
          </table:table-cell>
          <table:table-cell table:formula="of:=IF([Numbers.C12] &gt; 0; &quot;convert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Russian_Overkill.png" calcext:value-type="string">
            <text:p>convert background.png -font Arial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b][url=&quot; &amp; [Numbers.E13] &amp; &quot;]&quot; &amp; [Numbers.D13] &amp; &quot;[/url][/b]&quot; &amp;  &quot; [&quot; &amp; [Numbers.C13] &amp; &quot;: [size=85]&quot; &amp; [Numbers.F13] &amp; &quot;[/size]]&quot;; &quot;&quot;)" office:value-type="string" office:string-value="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3] &gt; 0; &quot;convert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0 mod' -pointsize 20 -fill white -annotate +0+18 'by ZDoom Community' png8:pngs/Death_Foretold__D4T_.png" calcext:value-type="string">
            <text:p>convert background.png -font Arial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b][url=&quot; &amp; [Numbers.E14] &amp; &quot;]&quot; &amp; [Numbers.D14] &amp; &quot;[/url][/b]&quot; &amp;  &quot; [&quot; &amp; [Numbers.C14] &amp; &quot;: [size=85]&quot; &amp; [Numbers.F14] &amp; &quot;[/size]]&quot;; &quot;&quot;)" office:value-type="string" office:string-value="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" calcext:value-type="string">
            <text:p>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</text:p>
          </table:table-cell>
          <table:table-cell table:formula="of:=IF([Numbers.C14] &gt; 0; &quot;convert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Ashes_2063_TC.png" calcext:value-type="string">
            <text:p>convert background.png -font Arial -gravity Center -size 270 -pointsize 24 -fill black -annotate +0-14 'Voted #1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b][url=&quot; &amp; [Numbers.E15] &amp; &quot;]&quot; &amp; [Numbers.D15] &amp; &quot;[/url][/b]&quot; &amp;  &quot; [&quot; &amp; [Numbers.C15] &amp; &quot;: [size=85]&quot; &amp; [Numbers.F15] &amp; &quot;[/size]]&quot;; &quot;&quot;)" office:value-type="string" office:string-value="11. [b][url=https://forum.zdoom.org/viewtopic.php?f=43&amp;t=57964#p1019776]Netronian Chaos[/url][/b] [36: [size=85]TerminusEst13: 2, DrPyspy: 3, phantombeta: 5, undeadmonk354: 1,  TheNightATK300: 2, PlayerLin: 5, Turbo: 2, TheLightBad96: 2, Vostyok: 3, lizardcommando: 1, TDRR: 1, silentzora: 3, Jarewill: 1, spart_n: 2, terminator44: 1, Infirnex: 2[/size]]" calcext:value-type="string">
            <text:p>11. [b][url=https://forum.zdoom.org/viewtopic.php?f=43&amp;t=57964#p1019776]Netronian Chaos[/url][/b] [36: [size=85]TerminusEst13: 2, DrPyspy: 3, phantombeta: 5, undeadmonk354: 1, <text:s/>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5] &gt; 0; &quot;convert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Netronian_Chaos.png" calcext:value-type="string">
            <text:p>convert background.png -font Arial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b][url=&quot; &amp; [Numbers.E16] &amp; &quot;]&quot; &amp; [Numbers.D16] &amp; &quot;[/url][/b]&quot; &amp;  &quot; [&quot; &amp; [Numbers.C16] &amp; &quot;: [size=85]&quot; &amp; [Numbers.F16] &amp; &quot;[/size]]&quot;; &quot;&quot;)" office:value-type="string" office:string-value="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" calcext:value-type="string">
            <text:p>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6] &gt; 0; &quot;convert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Project_MSX.png" calcext:value-type="string">
            <text:p>convert background.png -font Arial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b][url=&quot; &amp; [Numbers.E17] &amp; &quot;]&quot; &amp; [Numbers.D17] &amp; &quot;[/url][/b]&quot; &amp;  &quot; [&quot; &amp; [Numbers.C17] &amp; &quot;: [size=85]&quot; &amp; [Numbers.F17] &amp; &quot;[/size]]&quot;; &quot;&quot;)" office:value-type="string" office:string-value="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" calcext:value-type="string">
            <text:p>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</text:p>
          </table:table-cell>
          <table:table-cell table:formula="of:=IF([Numbers.C17] &gt; 0; &quot;convert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 mod' -pointsize 20 -fill white -annotate +0+18 'by ZDoom Community' png8:pngs/Colourful_Hell.png" calcext:value-type="string">
            <text:p>convert background.png -font Arial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b][url=&quot; &amp; [Numbers.E18] &amp; &quot;]&quot; &amp; [Numbers.D18] &amp; &quot;[/url][/b]&quot; &amp;  &quot; [&quot; &amp; [Numbers.C18] &amp; &quot;: [size=85]&quot; &amp; [Numbers.F18] &amp; &quot;[/size]]&quot;; &quot;&quot;)" office:value-type="string" office:string-value="14. [b][url=https://forum.zdoom.org/viewtopic.php?f=43&amp;t=67025]Hexen: Walpurgis[/url][/b] [34: [size=85]eharper256: 1, SallazarSpellcaster: 5, MaxRideWizardLord: 3, Lagi: 1, Valken: 1, ClessxAlghazanth: 2,  Inconspicuousduck : 4, Infirnex: 1, headlesszombie: 5, RubyEyeShabranigdu: 1, Sharazar256: 2, Nimlouth: 2, DarkQuill: 5, Irrevenant: 1[/size]]" calcext:value-type="string">
            <text:p>14. [b][url=https://forum.zdoom.org/viewtopic.php?f=43&amp;t=67025]Hexen: Walpurgis[/url][/b] [34: [size=85]eharper256: 1, SallazarSpellcaster: 5, MaxRideWizardLord: 3, Lagi: 1, Valken: 1, ClessxAlghazanth: 2, <text:s/>Inconspicuousduck : 4, Infirnex: 1, headlesszombie: 5, RubyEyeShabranigdu: 1, Sharazar256: 2, Nimlouth: 2, DarkQuill: 5, Irrevenant: 1[/size]]</text:p>
          </table:table-cell>
          <table:table-cell table:formula="of:=IF([Numbers.C18] &gt; 0; &quot;convert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 mod' -pointsize 20 -fill white -annotate +0+18 'by ZDoom Community' png8:pngs/Hexen:_Walpurgis.png" calcext:value-type="string">
            <text:p>convert background.png -font Arial -gravity Center -size 270 -pointsize 24 -fill black -annotate +0-14 'Voted #14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b][url=&quot; &amp; [Numbers.E19] &amp; &quot;]&quot; &amp; [Numbers.D19] &amp; &quot;[/url][/b]&quot; &amp;  &quot; [&quot; &amp; [Numbers.C19] &amp; &quot;: [size=85]&quot; &amp; [Numbers.F19] &amp; &quot;[/size]]&quot;; &quot;&quot;)" office:value-type="string" office:string-value="16. [b][url=https://forum.zdoom.org/viewtopic.php?f=43&amp;t=45115#p742401]GMOTA[/url][/b] [33: [size=85]Shadelight: 3, TerminusEst13: 3, DrPyspy: 3, Somagu: 1,  TheNightATK300: 2, Hege Cactus: 2, Captain J: 2, Azba: 3, Eric_: 1, Marrub: 1, Revae: 3, QuakedoomNukem Cz: 1, Jarewill: 3, Tartlman: 1, spart_n: 1, Irrevenant: 3[/size]]" calcext:value-type="string">
            <text:p>16. [b][url=https://forum.zdoom.org/viewtopic.php?f=43&amp;t=45115#p742401]GMOTA[/url][/b] [33: [size=85]Shadelight: 3, TerminusEst13: 3, DrPyspy: 3, Somagu: 1, <text:s/>TheNightATK300: 2, Hege Cactus: 2, Captain J: 2, Azba: 3, Eric_: 1, Marrub: 1, Revae: 3, QuakedoomNukem Cz: 1, Jarewill: 3, Tartlman: 1, spart_n: 1, Irrevenant: 3[/size]]</text:p>
          </table:table-cell>
          <table:table-cell table:formula="of:=IF([Numbers.C19] &gt; 0; &quot;convert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6 mod' -pointsize 20 -fill white -annotate +0+18 'by ZDoom Community' png8:pngs/GMOTA.png" calcext:value-type="string">
            <text:p>convert background.png -font Arial -gravity Center -size 270 -pointsize 24 -fill black -annotate +0-14 'Voted #16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b][url=&quot; &amp; [Numbers.E20] &amp; &quot;]&quot; &amp; [Numbers.D20] &amp; &quot;[/url][/b]&quot; &amp;  &quot; [&quot; &amp; [Numbers.C20] &amp; &quot;: [size=85]&quot; &amp; [Numbers.F20] &amp; &quot;[/size]]&quot;; &quot;&quot;)" office:value-type="string" office:string-value="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 Inconspicuousduck : 4, Sharazar256: 2[/size]]" calcext:value-type="string">
            <text:p>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<text:s/>Inconspicuousduck : 4, Sharazar256: 2[/size]]</text:p>
          </table:table-cell>
          <table:table-cell table:formula="of:=IF([Numbers.C20] &gt; 0; &quot;convert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Brutal_Doom.png" calcext:value-type="string">
            <text:p>convert background.png -font Arial -gravity Center -size 270 -pointsize 24 -fill black -annotate +0-14 'Voted #17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b][url=&quot; &amp; [Numbers.E21] &amp; &quot;]&quot; &amp; [Numbers.D21] &amp; &quot;[/url][/b]&quot; &amp;  &quot; [&quot; &amp; [Numbers.C21] &amp; &quot;: [size=85]&quot; &amp; [Numbers.F21] &amp; &quot;[/size]]&quot;; &quot;&quot;)" office:value-type="string" office:string-value="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 Inconspicuousduck : 2, headlesszombie: 1, Nimlouth: 1, TheRatCircus: 1, Proydoha: 1[/size]]" calcext:value-type="string">
            <text:p>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<text:s/>Inconspicuousduck : 2, headlesszombie: 1, Nimlouth: 1, TheRatCircus: 1, Proydoha: 1[/size]]</text:p>
          </table:table-cell>
          <table:table-cell table:formula="of:=IF([Numbers.C21] &gt; 0; &quot;convert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Nash_s_Gore_Mod.png" calcext:value-type="string">
            <text:p>convert background.png -font Arial -gravity Center -size 270 -pointsize 24 -fill black -annotate +0-14 'Voted #18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b][url=&quot; &amp; [Numbers.E22] &amp; &quot;]&quot; &amp; [Numbers.D22] &amp; &quot;[/url][/b]&quot; &amp;  &quot; [&quot; &amp; [Numbers.C22] &amp; &quot;: [size=85]&quot; &amp; [Numbers.F22] &amp; &quot;[/size]]&quot;; &quot;&quot;)" office:value-type="string" office:string-value="18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" calcext:value-type="string">
            <text:p>18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</text:p>
          </table:table-cell>
          <table:table-cell table:formula="of:=IF([Numbers.C22] &gt; 0; &quot;convert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Winter_s_Fury.png" calcext:value-type="string">
            <text:p>convert background.png -font Arial -gravity Center -size 270 -pointsize 24 -fill black -annotate +0-14 'Voted #18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b][url=&quot; &amp; [Numbers.E23] &amp; &quot;]&quot; &amp; [Numbers.D23] &amp; &quot;[/url][/b]&quot; &amp;  &quot; [&quot; &amp; [Numbers.C23] &amp; &quot;: [size=85]&quot; &amp; [Numbers.F23] &amp; &quot;[/size]]&quot;; &quot;&quot;)" office:value-type="string" office:string-value="20. [b][url=https://forum.zdoom.org/viewtopic.php?f=19&amp;t=21681#p426527]Psychic[/url][/b] [28: [size=85]TerminusEst13: 5, phantombeta: 2, Somagu: 1, Marrub: 5, Crazy Toni: 2, Tapwave: 3, Arcterezion: 5, Infirnex: 5[/size]]" calcext:value-type="string">
            <text:p>20. [b][url=https://forum.zdoom.org/viewtopic.php?f=19&amp;t=21681#p426527]Psychic[/url][/b] [28: [size=85]TerminusEst13: 5, phantombeta: 2, Somagu: 1, Marrub: 5, Crazy Toni: 2, Tapwave: 3, Arcterezion: 5, Infirnex: 5[/size]]</text:p>
          </table:table-cell>
          <table:table-cell table:formula="of:=IF([Numbers.C23] &gt; 0; &quot;convert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 mod' -pointsize 20 -fill white -annotate +0+18 'by ZDoom Community' png8:pngs/Psychic.png" calcext:value-type="string">
            <text:p>convert background.png -font Arial -gravity Center -size 270 -pointsize 24 -fill black -annotate +0-14 'Voted #20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b][url=&quot; &amp; [Numbers.E24] &amp; &quot;]&quot; &amp; [Numbers.D24] &amp; &quot;[/url][/b]&quot; &amp;  &quot; [&quot; &amp; [Numbers.C24] &amp; &quot;: [size=85]&quot; &amp; [Numbers.F24] &amp; &quot;[/size]]&quot;; &quot;&quot;)" office:value-type="string" office:string-value="21. [b][url=https://forum.zdoom.org/viewtopic.php?t=51771#p902709]Samsara[/url][/b] [27: [size=85]Matt: 1, Combine_Kegan: 3, Untitled: 5, Turbo: 3, Crazy Toni: 2, Cyanide: 1, GeneralDelphox: 1, Revae: 5, Hellser: 3, Dylan558: 3[/size]]" calcext:value-type="string">
            <text:p>21. [b][url=https://forum.zdoom.org/viewtopic.php?t=51771#p902709]Samsara[/url][/b] [27: [size=85]Matt: 1, Combine_Kegan: 3, Untitled: 5, Turbo: 3, Crazy Toni: 2, Cyanide: 1, GeneralDelphox: 1, Revae: 5, Hellser: 3, Dylan558: 3[/size]]</text:p>
          </table:table-cell>
          <table:table-cell table:formula="of:=IF([Numbers.C24] &gt; 0; &quot;convert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Samsara.png" calcext:value-type="string">
            <text:p>convert background.png -font Arial -gravity Center -size 270 -pointsize 24 -fill black -annotate +0-14 'Voted #2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b][url=&quot; &amp; [Numbers.E25] &amp; &quot;]&quot; &amp; [Numbers.D25] &amp; &quot;[/url][/b]&quot; &amp;  &quot; [&quot; &amp; [Numbers.C25] &amp; &quot;: [size=85]&quot; &amp; [Numbers.F25] &amp; &quot;[/size]]&quot;; &quot;&quot;)" office:value-type="string" office:string-value="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" calcext:value-type="string">
            <text:p>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convert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The_Adventures_of_Square.png" calcext:value-type="string">
            <text:p>convert background.png -font Arial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b][url=&quot; &amp; [Numbers.E26] &amp; &quot;]&quot; &amp; [Numbers.D26] &amp; &quot;[/url][/b]&quot; &amp;  &quot; [&quot; &amp; [Numbers.C26] &amp; &quot;: [size=85]&quot; &amp; [Numbers.F26] &amp; &quot;[/size]]&quot;; &quot;&quot;)" office:value-type="string" office:string-value="23. [b][url=https://forum.zdoom.org/viewtopic.php?t=46787#p786254]Demonsteele[/url][/b] [25: [size=85]Untitled: 4, Captain J: 2, Azba: 1, Eric_: 3, Zcat: 5, TheMightyHeracross: 3, sycspysycspy: 3, Ikazu-san: 1, Tartlman: 1, terminator44: 1, Proydoha: 1[/size]]" calcext:value-type="string">
            <text:p>23. [b][url=https://forum.zdoom.org/viewtopic.php?t=46787#p786254]Demonsteele[/url][/b] [25: [size=85]Untitled: 4, Captain J: 2, Azba: 1, Eric_: 3, Zcat: 5, TheMightyHeracross: 3, sycspysycspy: 3, Ikazu-san: 1, Tartlman: 1, terminator44: 1, Proydoha: 1[/size]]</text:p>
          </table:table-cell>
          <table:table-cell table:formula="of:=IF([Numbers.C26] &gt; 0; &quot;convert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Demonsteele.png" calcext:value-type="string">
            <text:p>convert background.png -font Arial -gravity Center -size 270 -pointsize 24 -fill black -annotate +0-14 'Voted #23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b][url=&quot; &amp; [Numbers.E27] &amp; &quot;]&quot; &amp; [Numbers.D27] &amp; &quot;[/url][/b]&quot; &amp;  &quot; [&quot; &amp; [Numbers.C27] &amp; &quot;: [size=85]&quot; &amp; [Numbers.F27] &amp; &quot;[/size]]&quot;; &quot;&quot;)" office:value-type="string" office:string-value="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" calcext:value-type="string">
            <text:p>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7] &gt; 0; &quot;convert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Hearts_of_Demons_-_BARON.png" calcext:value-type="string">
            <text:p>convert background.png -font Arial -gravity Center -size 270 -pointsize 24 -fill black -annotate +0-14 'Voted #23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b][url=&quot; &amp; [Numbers.E28] &amp; &quot;]&quot; &amp; [Numbers.D28] &amp; &quot;[/url][/b]&quot; &amp;  &quot; [&quot; &amp; [Numbers.C28] &amp; &quot;: [size=85]&quot; &amp; [Numbers.F28] &amp; &quot;[/size]]&quot;; &quot;&quot;)" office:value-type="string" office:string-value="25. [b][url=https://boa.realm667.com/]Blade of Agony[/url][/b] [24: [size=85]Caligari87: 2, ZikShadow: 1, The Ultimate DooMer: 1, dard22: 2, Zcat: 2, Zan: 1, Ravick: 1, Koto: 4, Solmir : 5, kultasakaali: 2, headlesszombie: 3[/size]]" calcext:value-type="string">
            <text:p>25. [b][url=https://boa.realm667.com/]Blade of Agony[/url][/b] [24: [size=85]Caligari87: 2, ZikShadow: 1, The Ultimate DooMer: 1, dard22: 2, Zcat: 2, Zan: 1, Ravick: 1, Koto: 4, Solmir : 5, kultasakaali: 2, headlesszombie: 3[/size]]</text:p>
          </table:table-cell>
          <table:table-cell table:formula="of:=IF([Numbers.C28] &gt; 0; &quot;convert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5 mod' -pointsize 20 -fill white -annotate +0+18 'by ZDoom Community' png8:pngs/Blade_of_Agony.png" calcext:value-type="string">
            <text:p>convert background.png -font Arial -gravity Center -size 270 -pointsize 24 -fill black -annotate +0-14 'Voted #25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b][url=&quot; &amp; [Numbers.E29] &amp; &quot;]&quot; &amp; [Numbers.D29] &amp; &quot;[/url][/b]&quot; &amp;  &quot; [&quot; &amp; [Numbers.C29] &amp; &quot;: [size=85]&quot; &amp; [Numbers.F29] &amp; &quot;[/size]]&quot;; &quot;&quot;)" office:value-type="string" office:string-value="25. [b][url=https://forum.zdoom.org/viewtopic.php?t=57817#p1017445]Touhou Doom[/url][/b] [24: [size=85]ZikShadow: 3, Master Medi: 5, GeneralDelphox: 5, dard22: 4, insightguy: 2, Dylan558: 5[/size]]" calcext:value-type="string">
            <text:p>25. [b][url=https://forum.zdoom.org/viewtopic.php?t=57817#p1017445]Touhou Doom[/url][/b] [24: [size=85]ZikShadow: 3, Master Medi: 5, GeneralDelphox: 5, dard22: 4, insightguy: 2, Dylan558: 5[/size]]</text:p>
          </table:table-cell>
          <table:table-cell table:formula="of:=IF([Numbers.C29] &gt; 0; &quot;convert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5 mod' -pointsize 20 -fill white -annotate +0+18 'by ZDoom Community' png8:pngs/Touhou_Doom.png" calcext:value-type="string">
            <text:p>convert background.png -font Arial -gravity Center -size 270 -pointsize 24 -fill black -annotate +0-14 'Voted #25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b][url=&quot; &amp; [Numbers.E30] &amp; &quot;]&quot; &amp; [Numbers.D30] &amp; &quot;[/url][/b]&quot; &amp;  &quot; [&quot; &amp; [Numbers.C30] &amp; &quot;: [size=85]&quot; &amp; [Numbers.F30] &amp; &quot;[/size]]&quot;; &quot;&quot;)" office:value-type="string" office:string-value="27. [b][url=https://forum.zdoom.org/viewtopic.php?f=43&amp;t=58594#p1029236]Doom Incarnate[/url][/b] [23: [size=85]Somagu: 1, TheLightBad96: 4, Koto: 1, Error313: 3, xim: 5, ErrantMasa: 2, Cacodemon345: 4, Elodorian: 1, ClessxAlghazanth: 2[/size]]" calcext:value-type="string">
            <text:p>27. [b][url=https://forum.zdoom.org/viewtopic.php?f=43&amp;t=58594#p1029236]Doom Incarnate[/url][/b] [23: [size=85]Somagu: 1, TheLightBad96: 4, Koto: 1, Error313: 3, xim: 5, ErrantMasa: 2, Cacodemon345: 4, Elodorian: 1, ClessxAlghazanth: 2[/size]]</text:p>
          </table:table-cell>
          <table:table-cell table:formula="of:=IF([Numbers.C30] &gt; 0; &quot;convert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7 mod' -pointsize 20 -fill white -annotate +0+18 'by ZDoom Community' png8:pngs/Doom_Incarnate.png" calcext:value-type="string">
            <text:p>convert background.png -font Arial -gravity Center -size 270 -pointsize 24 -fill black -annotate +0-14 'Voted #27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b][url=&quot; &amp; [Numbers.E31] &amp; &quot;]&quot; &amp; [Numbers.D31] &amp; &quot;[/url][/b]&quot; &amp;  &quot; [&quot; &amp; [Numbers.C31] &amp; &quot;: [size=85]&quot; &amp; [Numbers.F31] &amp; &quot;[/size]]&quot;; &quot;&quot;)" office:value-type="string" office:string-value="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1] &gt; 0; &quot;convert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7 mod' -pointsize 20 -fill white -annotate +0+18 'by ZDoom Community' png8:pngs/La_Tailor_Girl.png" calcext:value-type="string">
            <text:p>convert background.png -font Arial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b][url=&quot; &amp; [Numbers.E32] &amp; &quot;]&quot; &amp; [Numbers.D32] &amp; &quot;[/url][/b]&quot; &amp;  &quot; [&quot; &amp; [Numbers.C32] &amp; &quot;: [size=85]&quot; &amp; [Numbers.F32] &amp; &quot;[/size]]&quot;; &quot;&quot;)" office:value-type="string" office:string-value="29. [b][url=https://store.steampowered.com/app/1072150/Hedon/]Hedon[/url][/b] [21: [size=85]m8f: 1, Vostyok: 3, spart_n: 5, DoomKrakken: 3, ReformedJoe: 4, rayburn: 5[/size]]" calcext:value-type="string">
            <text:p>29. [b][url=https://store.steampowered.com/app/1072150/Hedon/]Hedon[/url][/b] [21: [size=85]m8f: 1, Vostyok: 3, spart_n: 5, DoomKrakken: 3, ReformedJoe: 4, rayburn: 5[/size]]</text:p>
          </table:table-cell>
          <table:table-cell table:formula="of:=IF([Numbers.C32] &gt; 0; &quot;convert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9 mod' -pointsize 20 -fill white -annotate +0+18 'by ZDoom Community' png8:pngs/Hedon.png" calcext:value-type="string">
            <text:p>convert background.png -font Arial -gravity Center -size 270 -pointsize 24 -fill black -annotate +0-14 'Voted #29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b][url=&quot; &amp; [Numbers.E33] &amp; &quot;]&quot; &amp; [Numbers.D33] &amp; &quot;[/url][/b]&quot; &amp;  &quot; [&quot; &amp; [Numbers.C33] &amp; &quot;: [size=85]&quot; &amp; [Numbers.F33] &amp; &quot;[/size]]&quot;; &quot;&quot;)" office:value-type="string" office:string-value="29. [b][url=http://action.mancubus.net/ad2free.htm]Urban Brawl: Action Doom 2[/url][/b] [21: [size=85]DrPyspy: 3, wildweasel: 4, Captain J: 2, PlayerLin: 1, dard22: 5, QuakedoomNukem Cz: 1, TDRR: 5[/size]]" calcext:value-type="string">
            <text:p>29. [b][url=http://action.mancubus.net/ad2free.htm]Urban Brawl: Action Doom 2[/url][/b] [21: [size=85]DrPyspy: 3, wildweasel: 4, Captain J: 2, PlayerLin: 1, dard22: 5, QuakedoomNukem Cz: 1, TDRR: 5[/size]]</text:p>
          </table:table-cell>
          <table:table-cell table:formula="of:=IF([Numbers.C33] &gt; 0; &quot;convert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9 mod' -pointsize 20 -fill white -annotate +0+18 'by ZDoom Community' png8:pngs/Urban_Brawl:_Action_Doom_2.png" calcext:value-type="string">
            <text:p>convert background.png -font Arial -gravity Center -size 270 -pointsize 24 -fill black -annotate +0-14 'Voted #29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b][url=&quot; &amp; [Numbers.E34] &amp; &quot;]&quot; &amp; [Numbers.D34] &amp; &quot;[/url][/b]&quot; &amp;  &quot; [&quot; &amp; [Numbers.C34] &amp; &quot;: [size=85]&quot; &amp; [Numbers.F34] &amp; &quot;[/size]]&quot;; &quot;&quot;)" office:value-type="string" office:string-value="31. [b][url=https://forum.zdoom.org/viewtopic.php?f=43&amp;t=54843#p967174]DOOM For DooM (D4D)[/url][/b] [20: [size=85]Caligari87: 3, Shi No Hime: 2, ZippeyKeys12: 1, Beed28: 3, GeneralDelphox: 3, Rowsol: 1, Dylan558: 1, shotfan: 1, xim: 3, MasterBeavis: 2[/size]]" calcext:value-type="string">
            <text:p>31. [b][url=https://forum.zdoom.org/viewtopic.php?f=43&amp;t=54843#p967174]DOOM For DooM (D4D)[/url][/b] [20: [size=85]Caligari87: 3, Shi No Hime: 2, ZippeyKeys12: 1, Beed28: 3, GeneralDelphox: 3, Rowsol: 1, Dylan558: 1, shotfan: 1, xim: 3, MasterBeavis: 2[/size]]</text:p>
          </table:table-cell>
          <table:table-cell table:formula="of:=IF([Numbers.C34] &gt; 0; &quot;convert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DOOM_For_DooM__D4D_.png" calcext:value-type="string">
            <text:p>convert background.png -font Arial -gravity Center -size 270 -pointsize 24 -fill black -annotate +0-14 'Voted #31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b][url=&quot; &amp; [Numbers.E35] &amp; &quot;]&quot; &amp; [Numbers.D35] &amp; &quot;[/url][/b]&quot; &amp;  &quot; [&quot; &amp; [Numbers.C35] &amp; &quot;: [size=85]&quot; &amp; [Numbers.F35] &amp; &quot;[/size]]&quot;; &quot;&quot;)" office:value-type="string" office:string-value="31. [b][url=https://forum.zdoom.org/viewtopic.php?f=43&amp;t=58191#p1023165]Enhanced Vanilla Project (EVP)[/url][/b] [20: [size=85]Rex705: 2, Craneo: 4, ChocoGuevara: 4, TheZombie: 5, fcas3t: 5[/size]]" calcext:value-type="string">
            <text:p>31. [b][url=https://forum.zdoom.org/viewtopic.php?f=43&amp;t=58191#p1023165]Enhanced Vanilla Project (EVP)[/url][/b] [20: [size=85]Rex705: 2, Craneo: 4, ChocoGuevara: 4, TheZombie: 5, fcas3t: 5[/size]]</text:p>
          </table:table-cell>
          <table:table-cell table:formula="of:=IF([Numbers.C35] &gt; 0; &quot;convert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Enhanced_Vanilla_Project__EVP_.png" calcext:value-type="string">
            <text:p>convert background.png -font Arial -gravity Center -size 270 -pointsize 24 -fill black -annotate +0-14 'Voted #31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b][url=&quot; &amp; [Numbers.E36] &amp; &quot;]&quot; &amp; [Numbers.D36] &amp; &quot;[/url][/b]&quot; &amp;  &quot; [&quot; &amp; [Numbers.C36] &amp; &quot;: [size=85]&quot; &amp; [Numbers.F36] &amp; &quot;[/size]]&quot;; &quot;&quot;)" office:value-type="string" office:string-value="33. [b][url=https://forum.zdoom.org/viewtopic.php?t=35846#p676444]Wrath of Cronos RPG[/url][/b] [19: [size=85]Master Medi: 2, Zan: 1, TheMightyHeracross: 3, IdiotBitz: 1, SallazarSpellcaster: 2, MaxRideWizardLord: 1, Doomguy914: 4, rayburn: 3, Sharazar256: 2[/size]]" calcext:value-type="string">
            <text:p>33. [b][url=https://forum.zdoom.org/viewtopic.php?t=35846#p676444]Wrath of Cronos RPG[/url][/b] [19: [size=85]Master Medi: 2, Zan: 1, TheMightyHeracross: 3, IdiotBitz: 1, SallazarSpellcaster: 2, MaxRideWizardLord: 1, Doomguy914: 4, rayburn: 3, Sharazar256: 2[/size]]</text:p>
          </table:table-cell>
          <table:table-cell table:formula="of:=IF([Numbers.C36] &gt; 0; &quot;convert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3 mod' -pointsize 20 -fill white -annotate +0+18 'by ZDoom Community' png8:pngs/Wrath_of_Cronos_RPG.png" calcext:value-type="string">
            <text:p>convert background.png -font Arial -gravity Center -size 270 -pointsize 24 -fill black -annotate +0-14 'Voted #3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b][url=&quot; &amp; [Numbers.E37] &amp; &quot;]&quot; &amp; [Numbers.D37] &amp; &quot;[/url][/b]&quot; &amp;  &quot; [&quot; &amp; [Numbers.C37] &amp; &quot;: [size=85]&quot; &amp; [Numbers.F37] &amp; &quot;[/size]]&quot;; &quot;&quot;)" office:value-type="string" office:string-value="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" calcext:value-type="string">
            <text:p>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</text:p>
          </table:table-cell>
          <table:table-cell table:formula="of:=IF([Numbers.C37] &gt; 0; &quot;convert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Doom:_The_Golden_Souls_2.png" calcext:value-type="string">
            <text:p>convert background.png -font Arial -gravity Center -size 270 -pointsize 24 -fill black -annotate +0-14 'Voted #34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b][url=&quot; &amp; [Numbers.E38] &amp; &quot;]&quot; &amp; [Numbers.D38] &amp; &quot;[/url][/b]&quot; &amp;  &quot; [&quot; &amp; [Numbers.C38] &amp; &quot;: [size=85]&quot; &amp; [Numbers.F38] &amp; &quot;[/size]]&quot;; &quot;&quot;)" office:value-type="string" office:string-value="34. [b][url=https://forum.zdoom.org/viewtopic.php?f=43&amp;t=54904#p969133]Lithium[/url][/b] [18: [size=85]Dr_Cosmobyte: 1, Somagu: 1, TriMetall: 3, Ikazu-san: 3, Dawn111: 2, DYD: 4, Nimlouth: 2, TheRatCircus: 1, BouncyTEM: 1[/size]]" calcext:value-type="string">
            <text:p>34. [b][url=https://forum.zdoom.org/viewtopic.php?f=43&amp;t=54904#p969133]Lithium[/url][/b] [18: [size=85]Dr_Cosmobyte: 1, Somagu: 1, TriMetall: 3, Ikazu-san: 3, Dawn111: 2, DYD: 4, Nimlouth: 2, TheRatCircus: 1, BouncyTEM: 1[/size]]</text:p>
          </table:table-cell>
          <table:table-cell table:formula="of:=IF([Numbers.C38] &gt; 0; &quot;convert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Lithium.png" calcext:value-type="string">
            <text:p>convert background.png -font Arial -gravity Center -size 270 -pointsize 24 -fill black -annotate +0-14 'Voted #3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b][url=&quot; &amp; [Numbers.E39] &amp; &quot;]&quot; &amp; [Numbers.D39] &amp; &quot;[/url][/b]&quot; &amp;  &quot; [&quot; &amp; [Numbers.C39] &amp; &quot;: [size=85]&quot; &amp; [Numbers.F39] &amp; &quot;[/size]]&quot;; &quot;&quot;)" office:value-type="string" office:string-value="36. [b][url=https://forum.zdoom.org/viewtopic.php?f=43&amp;t=50004]Beautiful Doom[/url][/b] [17: [size=85]m8f: 1, ZippeyKeys12: 1, Dr_Cosmobyte: 1, Мichаеlis: 1, SunPraiser: 3, Squirb: 3, Rex705: 1, A_D_M_E_R_A_L: 2, Cacodemon345: 3, terminator44: 1[/size]]" calcext:value-type="string">
            <text:p>36. [b][url=https://forum.zdoom.org/viewtopic.php?f=43&amp;t=50004]Beautiful Doom[/url][/b] [17: [size=85]m8f: 1, ZippeyKeys12: 1, Dr_Cosmobyte: 1, Мichаеlis: 1, SunPraiser: 3, Squirb: 3, Rex705: 1, A_D_M_E_R_A_L: 2, Cacodemon345: 3, terminator44: 1[/size]]</text:p>
          </table:table-cell>
          <table:table-cell table:formula="of:=IF([Numbers.C39] &gt; 0; &quot;convert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6 mod' -pointsize 20 -fill white -annotate +0+18 'by ZDoom Community' png8:pngs/Beautiful_Doom.png" calcext:value-type="string">
            <text:p>convert background.png -font Arial -gravity Center -size 270 -pointsize 24 -fill black -annotate +0-14 'Voted #36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b][url=&quot; &amp; [Numbers.E40] &amp; &quot;]&quot; &amp; [Numbers.D40] &amp; &quot;[/url][/b]&quot; &amp;  &quot; [&quot; &amp; [Numbers.C40] &amp; &quot;: [size=85]&quot; &amp; [Numbers.F40] &amp; &quot;[/size]]&quot;; &quot;&quot;)" office:value-type="string" office:string-value="37. [b][url=https://forum.zdoom.org/viewtopic.php?f=19&amp;t=33292#p630099]Doom RPG[/url][/b] [16: [size=85]kadu522: 3, ZikShadow: 1, Sumwunn: 5, Marrub: 2, Master Medi: 3, Ikazu-san: 2[/size]]" calcext:value-type="string">
            <text:p>37. [b][url=https://forum.zdoom.org/viewtopic.php?f=19&amp;t=33292#p630099]Doom RPG[/url][/b] [16: [size=85]kadu522: 3, ZikShadow: 1, Sumwunn: 5, Marrub: 2, Master Medi: 3, Ikazu-san: 2[/size]]</text:p>
          </table:table-cell>
          <table:table-cell table:formula="of:=IF([Numbers.C40] &gt; 0; &quot;convert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Doom_RPG.png" calcext:value-type="string">
            <text:p>convert background.png -font Arial -gravity Center -size 270 -pointsize 24 -fill black -annotate +0-14 'Voted #3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b][url=&quot; &amp; [Numbers.E41] &amp; &quot;]&quot; &amp; [Numbers.D41] &amp; &quot;[/url][/b]&quot; &amp;  &quot; [&quot; &amp; [Numbers.C41] &amp; &quot;: [size=85]&quot; &amp; [Numbers.F41] &amp; &quot;[/size]]&quot;; &quot;&quot;)" office:value-type="string" office:string-value="37. [b][url=https://forum.zdoom.org/viewtopic.php?t=53010#p928835]MetaDoom[/url][/b] [16: [size=85]Shadelight: 1, DrPyspy: 3, undeadmonk354: 1, Sumwunn: 1, Crazy Toni: 2, DoodGuy: 3, ClessxAlghazanth: 1, SuyaSS: 4[/size]]" calcext:value-type="string">
            <text:p>37. [b][url=https://forum.zdoom.org/viewtopic.php?t=53010#p928835]MetaDoom[/url][/b] [16: [size=85]Shadelight: 1, DrPyspy: 3, undeadmonk354: 1, Sumwunn: 1, Crazy Toni: 2, DoodGuy: 3, ClessxAlghazanth: 1, SuyaSS: 4[/size]]</text:p>
          </table:table-cell>
          <table:table-cell table:formula="of:=IF([Numbers.C41] &gt; 0; &quot;convert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MetaDoom.png" calcext:value-type="string">
            <text:p>convert background.png -font Arial -gravity Center -size 270 -pointsize 24 -fill black -annotate +0-14 'Voted #3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b][url=&quot; &amp; [Numbers.E42] &amp; &quot;]&quot; &amp; [Numbers.D42] &amp; &quot;[/url][/b]&quot; &amp;  &quot; [&quot; &amp; [Numbers.C42] &amp; &quot;: [size=85]&quot; &amp; [Numbers.F42] &amp; &quot;[/size]]&quot;; &quot;&quot;)" office:value-type="string" office:string-value="37. [b][url=http://www.thekinsie.com/reelism/]Reelism[/url][/b] [16: [size=85]Marisa Kirisame: 1, Untitled: 3, Beed28: 2, Hege Cactus: 2, TriMetall: 1, Captain J: 2, Crazy Toni: 2, QuakedoomNukem Cz: 1, IdiotBitz: 1, Shredder: 1[/size]]" calcext:value-type="string">
            <text:p>37. [b][url=http://www.thekinsie.com/reelism/]Reelism[/url][/b] [16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2] &gt; 0; &quot;convert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Reelism.png" calcext:value-type="string">
            <text:p>convert background.png -font Arial -gravity Center -size 270 -pointsize 24 -fill black -annotate +0-14 'Voted #3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b][url=&quot; &amp; [Numbers.E43] &amp; &quot;]&quot; &amp; [Numbers.D43] &amp; &quot;[/url][/b]&quot; &amp;  &quot; [&quot; &amp; [Numbers.C43] &amp; &quot;: [size=85]&quot; &amp; [Numbers.F43] &amp; &quot;[/size]]&quot;; &quot;&quot;)" office:value-type="string" office:string-value="40. [b][url=https://www.doomworld.com/vb/wads-mods/91854-wip-doom-64-retribution/]Doom 64: Retribution[/url][/b] [15: [size=85]leodoom85: 1, Jaxxoon R: 3, YukesVonFaust: 1, silentzora: 3, A_D_M_E_R_A_L: 4, SuyaSS: 3[/size]]" calcext:value-type="string">
            <text:p>40. [b][url=https://www.doomworld.com/vb/wads-mods/91854-wip-doom-64-retribution/]Doom 64: Retribution[/url][/b] [15: [size=85]leodoom85: 1, Jaxxoon R: 3, YukesVonFaust: 1, silentzora: 3, A_D_M_E_R_A_L: 4, SuyaSS: 3[/size]]</text:p>
          </table:table-cell>
          <table:table-cell table:formula="of:=IF([Numbers.C43] &gt; 0; &quot;convert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Doom_64:_Retribution.png" calcext:value-type="string">
            <text:p>convert background.png -font Arial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b][url=&quot; &amp; [Numbers.E44] &amp; &quot;]&quot; &amp; [Numbers.D44] &amp; &quot;[/url][/b]&quot; &amp;  &quot; [&quot; &amp; [Numbers.C44] &amp; &quot;: [size=85]&quot; &amp; [Numbers.F44] &amp; &quot;[/size]]&quot;; &quot;&quot;)" office:value-type="string" office:string-value="40. [b][url=https://forum.zdoom.org/viewtopic.php?t=61301#p1063747]Slayer's Rampage[/url][/b] [15: [size=85]Rex705: 2, iamcarrotmaster: 4, Martinoz: 1, TheZombie: 5, omxgamer127: 3[/size]]" calcext:value-type="string">
            <text:p>40. [b][url=https://forum.zdoom.org/viewtopic.php?t=61301#p1063747]Slayer's Rampage[/url][/b] [15: [size=85]Rex705: 2, iamcarrotmaster: 4, Martinoz: 1, TheZombie: 5, omxgamer127: 3[/size]]</text:p>
          </table:table-cell>
          <table:table-cell table:formula="of:=IF([Numbers.C44] &gt; 0; &quot;convert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Slayer_s_Rampage.png" calcext:value-type="string">
            <text:p>convert background.png -font Arial -gravity Center -size 270 -pointsize 24 -fill black -annotate +0-14 'Voted #40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b][url=&quot; &amp; [Numbers.E45] &amp; &quot;]&quot; &amp; [Numbers.D45] &amp; &quot;[/url][/b]&quot; &amp;  &quot; [&quot; &amp; [Numbers.C45] &amp; &quot;: [size=85]&quot; &amp; [Numbers.F45] &amp; &quot;[/size]]&quot;; &quot;&quot;)" office:value-type="string" office:string-value="42. [b][url=https://forum.zdoom.org/viewtopic.php?f=19&amp;t=35135#p661646]Doom: The Golden Souls[/url][/b] [14: [size=85]The Ultimate DooMer: 1, Koto: 1, Apaul27 : 2, Мichаеlis: 1, excedentia: 5, Zonky: 4[/size]]" calcext:value-type="string">
            <text:p>42. [b][url=https://forum.zdoom.org/viewtopic.php?f=19&amp;t=35135#p661646]Doom: The Golden Souls[/url][/b] [14: [size=85]The Ultimate DooMer: 1, Koto: 1, Apaul27 : 2, Мichаеlis: 1, excedentia: 5, Zonky: 4[/size]]</text:p>
          </table:table-cell>
          <table:table-cell table:formula="of:=IF([Numbers.C45] &gt; 0; &quot;convert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Doom:_The_Golden_Souls.png" calcext:value-type="string">
            <text:p>convert background.png -font Arial -gravity Center -size 270 -pointsize 24 -fill black -annotate +0-14 'Voted #4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b][url=&quot; &amp; [Numbers.E46] &amp; &quot;]&quot; &amp; [Numbers.D46] &amp; &quot;[/url][/b]&quot; &amp;  &quot; [&quot; &amp; [Numbers.C46] &amp; &quot;: [size=85]&quot; &amp; [Numbers.F46] &amp; &quot;[/size]]&quot;; &quot;&quot;)" office:value-type="string" office:string-value="42. [b][url=https://forum.zdoom.org/viewtopic.php?f=43&amp;t=51035#p888249]LegenDoom[/url][/b] [14: [size=85]Hege Cactus: 3, 4thcharacter: 3, ZikShadow: 1, Sumwunn: 3, Crazy Toni: 2, IdiotBitz: 1, TheRatCircus: 1[/size]]" calcext:value-type="string">
            <text:p>42. [b][url=https://forum.zdoom.org/viewtopic.php?f=43&amp;t=51035#p888249]LegenDoom[/url][/b] [14: [size=85]Hege Cactus: 3, 4thcharacter: 3, ZikShadow: 1, Sumwunn: 3, Crazy Toni: 2, IdiotBitz: 1, TheRatCircus: 1[/size]]</text:p>
          </table:table-cell>
          <table:table-cell table:formula="of:=IF([Numbers.C46] &gt; 0; &quot;convert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LegenDoom.png" calcext:value-type="string">
            <text:p>convert background.png -font Arial -gravity Center -size 270 -pointsize 24 -fill black -annotate +0-14 'Voted #42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b][url=&quot; &amp; [Numbers.E47] &amp; &quot;]&quot; &amp; [Numbers.D47] &amp; &quot;[/url][/b]&quot; &amp;  &quot; [&quot; &amp; [Numbers.C47] &amp; &quot;: [size=85]&quot; &amp; [Numbers.F47] &amp; &quot;[/size]]&quot;; &quot;&quot;)" office:value-type="string" office:string-value="42. [b][url=https://forum.zdoom.org/viewtopic.php?t=45550#p753192]Smooth Doom[/url][/b] [14: [size=85]Dr_Cosmobyte: 1, lizardcommando: 1, AlexThePianoNailer: 2, Cacodemon345: 2, Curunir: 4, terminator44: 1, Lagi: 2, Arcterezion: 1[/size]]" calcext:value-type="string">
            <text:p>42. [b][url=https://forum.zdoom.org/viewtopic.php?t=45550#p753192]Smooth Doom[/url][/b] [14: [size=85]Dr_Cosmobyte: 1, lizardcommando: 1, AlexThePianoNailer: 2, Cacodemon345: 2, Curunir: 4, terminator44: 1, Lagi: 2, Arcterezion: 1[/size]]</text:p>
          </table:table-cell>
          <table:table-cell table:formula="of:=IF([Numbers.C47] &gt; 0; &quot;convert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Smooth_Doom.png" calcext:value-type="string">
            <text:p>convert background.png -font Arial -gravity Center -size 270 -pointsize 24 -fill black -annotate +0-14 'Voted #4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b][url=&quot; &amp; [Numbers.E48] &amp; &quot;]&quot; &amp; [Numbers.D48] &amp; &quot;[/url][/b]&quot; &amp;  &quot; [&quot; &amp; [Numbers.C48] &amp; &quot;: [size=85]&quot; &amp; [Numbers.F48] &amp; &quot;[/size]]&quot;; &quot;&quot;)" office:value-type="string" office:string-value="45. [b][url=https://forum.zdoom.org/viewtopic.php?f=43&amp;t=51066#p888943]Combined Arms[/url][/b] [13: [size=85]ChocoGuevara: 3, Arcterezion: 2, CherubCorps: 4, Irrevenant: 3, Proydoha: 1[/size]]" calcext:value-type="string">
            <text:p>45. [b][url=https://forum.zdoom.org/viewtopic.php?f=43&amp;t=51066#p888943]Combined Arms[/url][/b] [13: [size=85]ChocoGuevara: 3, Arcterezion: 2, CherubCorps: 4, Irrevenant: 3, Proydoha: 1[/size]]</text:p>
          </table:table-cell>
          <table:table-cell table:formula="of:=IF([Numbers.C48] &gt; 0; &quot;convert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5 mod' -pointsize 20 -fill white -annotate +0+18 'by ZDoom Community' png8:pngs/Combined_Arms.png" calcext:value-type="string">
            <text:p>convert background.png -font Arial -gravity Center -size 270 -pointsize 24 -fill black -annotate +0-14 'Voted #45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b][url=&quot; &amp; [Numbers.E49] &amp; &quot;]&quot; &amp; [Numbers.D49] &amp; &quot;[/url][/b]&quot; &amp;  &quot; [&quot; &amp; [Numbers.C49] &amp; &quot;: [size=85]&quot; &amp; [Numbers.F49] &amp; &quot;[/size]]&quot;; &quot;&quot;)" office:value-type="string" office:string-value="45. [b][url=https://forum.zdoom.org/viewtopic.php?f=19&amp;t=13397#p273718]Hell-Forged[/url][/b] [13: [size=85]m8f: 1, undeadmonk354: 3, PlayerLin: 5,  Inconspicuousduck : 4[/size]]" calcext:value-type="string">
            <text:p>45. [b][url=https://forum.zdoom.org/viewtopic.php?f=19&amp;t=13397#p273718]Hell-Forged[/url][/b] [13: [size=85]m8f: 1, undeadmonk354: 3, PlayerLin: 5, <text:s/>Inconspicuousduck : 4[/size]]</text:p>
          </table:table-cell>
          <table:table-cell table:formula="of:=IF([Numbers.C49] &gt; 0; &quot;convert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5 mod' -pointsize 20 -fill white -annotate +0+18 'by ZDoom Community' png8:pngs/Hell-Forged.png" calcext:value-type="string">
            <text:p>convert background.png -font Arial -gravity Center -size 270 -pointsize 24 -fill black -annotate +0-14 'Voted #45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b][url=&quot; &amp; [Numbers.E50] &amp; &quot;]&quot; &amp; [Numbers.D50] &amp; &quot;[/url][/b]&quot; &amp;  &quot; [&quot; &amp; [Numbers.C50] &amp; &quot;: [size=85]&quot; &amp; [Numbers.F50] &amp; &quot;[/size]]&quot;; &quot;&quot;)" office:value-type="string" office:string-value="45. [b][url=https://reelism.dog/]Reelism 2[/url][/b] [13: [size=85]undeadmonk354: 4, SuyaSS: 3, TheRatCircus: 1, BouncyTEM: 5[/size]]" calcext:value-type="string">
            <text:p>45. [b][url=https://reelism.dog/]Reelism 2[/url][/b] [13: [size=85]undeadmonk354: 4, SuyaSS: 3, TheRatCircus: 1, BouncyTEM: 5[/size]]</text:p>
          </table:table-cell>
          <table:table-cell table:formula="of:=IF([Numbers.C50] &gt; 0; &quot;convert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5 mod' -pointsize 20 -fill white -annotate +0+18 'by ZDoom Community' png8:pngs/Reelism_2.png" calcext:value-type="string">
            <text:p>convert background.png -font Arial -gravity Center -size 270 -pointsize 24 -fill black -annotate +0-14 'Voted #45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b][url=&quot; &amp; [Numbers.E51] &amp; &quot;]&quot; &amp; [Numbers.D51] &amp; &quot;[/url][/b]&quot; &amp;  &quot; [&quot; &amp; [Numbers.C51] &amp; &quot;: [size=85]&quot; &amp; [Numbers.F51] &amp; &quot;[/size]]&quot;; &quot;&quot;)" office:value-type="string" office:string-value="48. [b][url=https://forum.zdoom.org/viewtopic.php?t=30942#p586255]Hunter’s Moon[/url][/b] [12: [size=85]ibm5155: 3, D3athStalker: 1, Мichаеlis: 1, shotfan: 2, DYD: 5[/size]]" calcext:value-type="string">
            <text:p>48. [b][url=https://forum.zdoom.org/viewtopic.php?t=30942#p586255]Hunter’s Moon[/url][/b] [12: [size=85]ibm5155: 3, D3athStalker: 1, Мichаеlis: 1, shotfan: 2, DYD: 5[/size]]</text:p>
          </table:table-cell>
          <table:table-cell table:formula="of:=IF([Numbers.C51] &gt; 0; &quot;convert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8 mod' -pointsize 20 -fill white -annotate +0+18 'by ZDoom Community' png8:pngs/Hunter’s_Moon.png" calcext:value-type="string">
            <text:p>convert background.png -font Arial -gravity Center -size 270 -pointsize 24 -fill black -annotate +0-14 'Voted #48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b][url=&quot; &amp; [Numbers.E52] &amp; &quot;]&quot; &amp; [Numbers.D52] &amp; &quot;[/url][/b]&quot; &amp;  &quot; [&quot; &amp; [Numbers.C52] &amp; &quot;: [size=85]&quot; &amp; [Numbers.F52] &amp; &quot;[/size]]&quot;; &quot;&quot;)" office:value-type="string" office:string-value="48. [b][url=https://forum.zdoom.org/viewtopic.php?f=43&amp;t=57053#p1006227]Kriegsland: Blutorden[/url][/b] [12: [size=85]TheLightBad96: 2, erni945: 2, Apaul27 : 1, DoodGuy: 1, YukesVonFaust: 1, JDSH98: 2, Vostyok: 3[/size]]" calcext:value-type="string">
            <text:p>48. [b][url=https://forum.zdoom.org/viewtopic.php?f=43&amp;t=57053#p1006227]Kriegsland: Blutorden[/url][/b] [12: [size=85]TheLightBad96: 2, erni945: 2, Apaul27 : 1, DoodGuy: 1, YukesVonFaust: 1, JDSH98: 2, Vostyok: 3[/size]]</text:p>
          </table:table-cell>
          <table:table-cell table:formula="of:=IF([Numbers.C52] &gt; 0; &quot;convert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8 mod' -pointsize 20 -fill white -annotate +0+18 'by ZDoom Community' png8:pngs/Kriegsland:_Blutorden.png" calcext:value-type="string">
            <text:p>convert background.png -font Arial -gravity Center -size 270 -pointsize 24 -fill black -annotate +0-14 'Voted #48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b][url=&quot; &amp; [Numbers.E53] &amp; &quot;]&quot; &amp; [Numbers.D53] &amp; &quot;[/url][/b]&quot; &amp;  &quot; [&quot; &amp; [Numbers.C53] &amp; &quot;: [size=85]&quot; &amp; [Numbers.F53] &amp; &quot;[/size]]&quot;; &quot;&quot;)" office:value-type="string" office:string-value="48. [b][url=https://forum.zdoom.org/viewtopic.php?t=32674#p618450]Pirate Doom[/url][/b] [12: [size=85]Combine_Kegan: 4, Zcat: 4, Ravick: 1, MasterBeavis: 1, Dinosaur_Nerd: 1,  Inconspicuousduck : 1[/size]]" calcext:value-type="string">
            <text:p>48. [b][url=https://forum.zdoom.org/viewtopic.php?t=32674#p618450]Pirate Doom[/url][/b] [12: [size=85]Combine_Kegan: 4, Zcat: 4, Ravick: 1, MasterBeavis: 1, Dinosaur_Nerd: 1, <text:s/>Inconspicuousduck : 1[/size]]</text:p>
          </table:table-cell>
          <table:table-cell table:formula="of:=IF([Numbers.C53] &gt; 0; &quot;convert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8 mod' -pointsize 20 -fill white -annotate +0+18 'by ZDoom Community' png8:pngs/Pirate_Doom.png" calcext:value-type="string">
            <text:p>convert background.png -font Arial -gravity Center -size 270 -pointsize 24 -fill black -annotate +0-14 'Voted #48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b][url=&quot; &amp; [Numbers.E54] &amp; &quot;]&quot; &amp; [Numbers.D54] &amp; &quot;[/url][/b]&quot; &amp;  &quot; [&quot; &amp; [Numbers.C54] &amp; &quot;: [size=85]&quot; &amp; [Numbers.F54] &amp; &quot;[/size]]&quot;; &quot;&quot;)" office:value-type="string" office:string-value="51. [b][url=https://www.doomworld.com/forum/topic/57957-psx-doomfinal-doom-tc-version-2135-now-released/]PlayStation Doom TC[/url][/b] [11: [size=85]leodoom85: 1, lil'devil: 1, Olroda: 5, Ravick: 1, A_D_M_E_R_A_L: 3[/size]]" calcext:value-type="string">
            <text:p>51. [b][url=https://www.doomworld.com/forum/topic/57957-psx-doomfinal-doom-tc-version-2135-now-released/]PlayStation Doom TC[/url][/b] [11: [size=85]leodoom85: 1, lil'devil: 1, Olroda: 5, Ravick: 1, A_D_M_E_R_A_L: 3[/size]]</text:p>
          </table:table-cell>
          <table:table-cell table:formula="of:=IF([Numbers.C54] &gt; 0; &quot;convert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1 mod' -pointsize 20 -fill white -annotate +0+18 'by ZDoom Community' png8:pngs/PlayStation_Doom_TC.png" calcext:value-type="string">
            <text:p>convert background.png -font Arial -gravity Center -size 270 -pointsize 24 -fill black -annotate +0-14 'Voted #51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b][url=&quot; &amp; [Numbers.E55] &amp; &quot;]&quot; &amp; [Numbers.D55] &amp; &quot;[/url][/b]&quot; &amp;  &quot; [&quot; &amp; [Numbers.C55] &amp; &quot;: [size=85]&quot; &amp; [Numbers.F55] &amp; &quot;[/size]]&quot;; &quot;&quot;)" office:value-type="string" office:string-value="51. [b][url=https://forum.zdoom.org/viewtopic.php?f=46&amp;t=48780#p839642]Ultimate DoomVisor[/url][/b] [11: [size=85]BerserkerNoir: 1, LastManonEarth: 5, Elodorian: 5[/size]]" calcext:value-type="string">
            <text:p>51. [b][url=https://forum.zdoom.org/viewtopic.php?f=46&amp;t=48780#p839642]Ultimate DoomVisor[/url][/b] [11: [size=85]BerserkerNoir: 1, LastManonEarth: 5, Elodorian: 5[/size]]</text:p>
          </table:table-cell>
          <table:table-cell table:formula="of:=IF([Numbers.C55] &gt; 0; &quot;convert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1 mod' -pointsize 20 -fill white -annotate +0+18 'by ZDoom Community' png8:pngs/Ultimate_DoomVisor.png" calcext:value-type="string">
            <text:p>convert background.png -font Arial -gravity Center -size 270 -pointsize 24 -fill black -annotate +0-14 'Voted #51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b][url=&quot; &amp; [Numbers.E56] &amp; &quot;]&quot; &amp; [Numbers.D56] &amp; &quot;[/url][/b]&quot; &amp;  &quot; [&quot; &amp; [Numbers.C56] &amp; &quot;: [size=85]&quot; &amp; [Numbers.F56] &amp; &quot;[/size]]&quot;; &quot;&quot;)" office:value-type="string" office:string-value="53. [b][url=https://forum.zdoom.org/viewtopic.php?t=45804#p760002]Hocusdoom[/url][/b] [10: [size=85]Master Medi: 2, Мichаеlis: 2, MaxRideWizardLord: 4, RubyEyeShabranigdu: 2[/size]]" calcext:value-type="string">
            <text:p>53. [b][url=https://forum.zdoom.org/viewtopic.php?t=45804#p760002]Hocusdoom[/url][/b] [10: [size=85]Master Medi: 2, Мichаеlis: 2, MaxRideWizardLord: 4, RubyEyeShabranigdu: 2[/size]]</text:p>
          </table:table-cell>
          <table:table-cell table:formula="of:=IF([Numbers.C56] &gt; 0; &quot;convert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3 mod' -pointsize 20 -fill white -annotate +0+18 'by ZDoom Community' png8:pngs/Hocusdoom.png" calcext:value-type="string">
            <text:p>convert background.png -font Arial -gravity Center -size 270 -pointsize 24 -fill black -annotate +0-14 'Voted #53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b][url=&quot; &amp; [Numbers.E57] &amp; &quot;]&quot; &amp; [Numbers.D57] &amp; &quot;[/url][/b]&quot; &amp;  &quot; [&quot; &amp; [Numbers.C57] &amp; &quot;: [size=85]&quot; &amp; [Numbers.F57] &amp; &quot;[/size]]&quot;; &quot;&quot;)" office:value-type="string" office:string-value="53. [b][url=https://www.doomworld.com/idgames/levels/doom2/Ports/v-z/zendyn_x]Zen Dynamics[/url][/b] [10: [size=85]TerminusEst13: 1, Captain J: 4, Crazy Toni: 2, Tapwave: 3[/size]]" calcext:value-type="string">
            <text:p>53. [b][url=https://www.doomworld.com/idgames/levels/doom2/Ports/v-z/zendyn_x]Zen Dynamics[/url][/b] [10: [size=85]TerminusEst13: 1, Captain J: 4, Crazy Toni: 2, Tapwave: 3[/size]]</text:p>
          </table:table-cell>
          <table:table-cell table:formula="of:=IF([Numbers.C57] &gt; 0; &quot;convert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3 mod' -pointsize 20 -fill white -annotate +0+18 'by ZDoom Community' png8:pngs/Zen_Dynamics.png" calcext:value-type="string">
            <text:p>convert background.png -font Arial -gravity Center -size 270 -pointsize 24 -fill black -annotate +0-14 'Voted #53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b][url=&quot; &amp; [Numbers.E58] &amp; &quot;]&quot; &amp; [Numbers.D58] &amp; &quot;[/url][/b]&quot; &amp;  &quot; [&quot; &amp; [Numbers.C58] &amp; &quot;: [size=85]&quot; &amp; [Numbers.F58] &amp; &quot;[/size]]&quot;; &quot;&quot;)" office:value-type="string" office:string-value="55. [b][url=https://forum.zdoom.org/viewtopic.php?t=22008#p433365]Legacy of Suffering[/url][/b] [9: [size=85]ibm5155: 5, Ravick: 1, Koto: 1, AlphaEnt: 1, Kappes Buur: 1[/size]]" calcext:value-type="string">
            <text:p>55. [b][url=https://forum.zdoom.org/viewtopic.php?t=22008#p433365]Legacy of Suffering[/url][/b] [9: [size=85]ibm5155: 5, Ravick: 1, Koto: 1, AlphaEnt: 1, Kappes Buur: 1[/size]]</text:p>
          </table:table-cell>
          <table:table-cell table:formula="of:=IF([Numbers.C58] &gt; 0; &quot;convert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Legacy_of_Suffering.png" calcext:value-type="string">
            <text:p>convert background.png -font Arial -gravity Center -size 270 -pointsize 24 -fill black -annotate +0-14 'Voted #55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b][url=&quot; &amp; [Numbers.E59] &amp; &quot;]&quot; &amp; [Numbers.D59] &amp; &quot;[/url][/b]&quot; &amp;  &quot; [&quot; &amp; [Numbers.C59] &amp; &quot;: [size=85]&quot; &amp; [Numbers.F59] &amp; &quot;[/size]]&quot;; &quot;&quot;)" office:value-type="string" office:string-value="55. [b][url=https://forum.zdoom.org/viewtopic.php?f=43&amp;t=60054#p1047705]ouch_m 2: abort_m[/url][/b] [9: [size=85]leodoom85: 1, ZippeyKeys12: 5, Azba: 1, wolfmanfp: 2[/size]]" calcext:value-type="string">
            <text:p>55. [b][url=https://forum.zdoom.org/viewtopic.php?f=43&amp;t=60054#p1047705]ouch_m 2: abort_m[/url][/b] [9: [size=85]leodoom85: 1, ZippeyKeys12: 5, Azba: 1, wolfmanfp: 2[/size]]</text:p>
          </table:table-cell>
          <table:table-cell table:formula="of:=IF([Numbers.C59] &gt; 0; &quot;convert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ouch_m_2:_abort_m.png" calcext:value-type="string">
            <text:p>convert background.png -font Arial -gravity Center -size 270 -pointsize 24 -fill black -annotate +0-14 'Voted #55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b][url=&quot; &amp; [Numbers.E60] &amp; &quot;]&quot; &amp; [Numbers.D60] &amp; &quot;[/url][/b]&quot; &amp;  &quot; [&quot; &amp; [Numbers.C60] &amp; &quot;: [size=85]&quot; &amp; [Numbers.F60] &amp; &quot;[/size]]&quot;; &quot;&quot;)" office:value-type="string" office:string-value="55. [b][url=https://forum.zdoom.org/viewtopic.php?t=52301#p913612]Shadow Of The Wool Ball[/url][/b] [9: [size=85]QuakedoomNukem Cz: 1, Apaul27 : 3, AlphaEnt: 2, fcas3t: 3[/size]]" calcext:value-type="string">
            <text:p>55. [b][url=https://forum.zdoom.org/viewtopic.php?t=52301#p913612]Shadow Of The Wool Ball[/url][/b] [9: [size=85]QuakedoomNukem Cz: 1, Apaul27 : 3, AlphaEnt: 2, fcas3t: 3[/size]]</text:p>
          </table:table-cell>
          <table:table-cell table:formula="of:=IF([Numbers.C60] &gt; 0; &quot;convert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Shadow_Of_The_Wool_Ball.png" calcext:value-type="string">
            <text:p>convert background.png -font Arial -gravity Center -size 270 -pointsize 24 -fill black -annotate +0-14 'Voted #5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b][url=&quot; &amp; [Numbers.E61] &amp; &quot;]&quot; &amp; [Numbers.D61] &amp; &quot;[/url][/b]&quot; &amp;  &quot; [&quot; &amp; [Numbers.C61] &amp; &quot;: [size=85]&quot; &amp; [Numbers.F61] &amp; &quot;[/size]]&quot;; &quot;&quot;)" office:value-type="string" office:string-value="55. [b][url=https://forum.zdoom.org/viewtopic.php?f=19&amp;t=54380#p957591]The Inquisitor III[/url][/b] [9: [size=85]The Ultimate DooMer: 1, Zan: 5, Curunir: 2, ReformedJoe: 1[/size]]" calcext:value-type="string">
            <text:p>55. [b][url=https://forum.zdoom.org/viewtopic.php?f=19&amp;t=54380#p957591]The Inquisitor III[/url][/b] [9: [size=85]The Ultimate DooMer: 1, Zan: 5, Curunir: 2, ReformedJoe: 1[/size]]</text:p>
          </table:table-cell>
          <table:table-cell table:formula="of:=IF([Numbers.C61] &gt; 0; &quot;convert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The_Inquisitor_III.png" calcext:value-type="string">
            <text:p>convert background.png -font Arial -gravity Center -size 270 -pointsize 24 -fill black -annotate +0-14 'Voted #55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b][url=&quot; &amp; [Numbers.E62] &amp; &quot;]&quot; &amp; [Numbers.D62] &amp; &quot;[/url][/b]&quot; &amp;  &quot; [&quot; &amp; [Numbers.C62] &amp; &quot;: [size=85]&quot; &amp; [Numbers.F62] &amp; &quot;[/size]]&quot;; &quot;&quot;)" office:value-type="string" office:string-value="55. [b][url=https://forum.zdoom.org/viewtopic.php?t=14722&amp;#p297378]The Ultimate Torment and Torture[/url][/b] [9: [size=85]DrPyspy: 3, ibm5155: 2, JDSH98: 1, silentzora: 3[/size]]" calcext:value-type="string">
            <text:p>55. [b][url=https://forum.zdoom.org/viewtopic.php?t=14722&amp;#p297378]The Ultimate Torment and Torture[/url][/b] [9: [size=85]DrPyspy: 3, ibm5155: 2, JDSH98: 1, silentzora: 3[/size]]</text:p>
          </table:table-cell>
          <table:table-cell table:formula="of:=IF([Numbers.C62] &gt; 0; &quot;convert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The_Ultimate_Torment_and_Torture.png" calcext:value-type="string">
            <text:p>convert background.png -font Arial -gravity Center -size 270 -pointsize 24 -fill black -annotate +0-14 'Voted #5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b][url=&quot; &amp; [Numbers.E63] &amp; &quot;]&quot; &amp; [Numbers.D63] &amp; &quot;[/url][/b]&quot; &amp;  &quot; [&quot; &amp; [Numbers.C63] &amp; &quot;: [size=85]&quot; &amp; [Numbers.F63] &amp; &quot;[/size]]&quot;; &quot;&quot;)" office:value-type="string" office:string-value="60. [b][url=https://forum.zdoom.org/viewtopic.php?f=43&amp;t=67939]Corruption Cards[/url][/b] [8: [size=85]Infirnex: 5, DarkQuill: 3[/size]]" calcext:value-type="string">
            <text:p>60. [b][url=https://forum.zdoom.org/viewtopic.php?f=43&amp;t=67939]Corruption Cards[/url][/b] [8: [size=85]Infirnex: 5, DarkQuill: 3[/size]]</text:p>
          </table:table-cell>
          <table:table-cell table:formula="of:=IF([Numbers.C63] &gt; 0; &quot;convert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Corruption_Cards.png" calcext:value-type="string">
            <text:p>convert background.png -font Arial -gravity Center -size 270 -pointsize 24 -fill black -annotate +0-14 'Voted #60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b][url=&quot; &amp; [Numbers.E64] &amp; &quot;]&quot; &amp; [Numbers.D64] &amp; &quot;[/url][/b]&quot; &amp;  &quot; [&quot; &amp; [Numbers.C64] &amp; &quot;: [size=85]&quot; &amp; [Numbers.F64] &amp; &quot;[/size]]&quot;; &quot;&quot;)" office:value-type="string" office:string-value="60. [b][url=https://forum.zdoom.org/viewtopic.php?f=43&amp;t=68111#p1145548]Embers Of Armageddon[/url][/b] [8: [size=85]DoomKrakken: 1, Xangelxal: 3, SuyaSS: 4[/size]]" calcext:value-type="string">
            <text:p>60. [b][url=https://forum.zdoom.org/viewtopic.php?f=43&amp;t=68111#p1145548]Embers Of Armageddon[/url][/b] [8: [size=85]DoomKrakken: 1, Xangelxal: 3, SuyaSS: 4[/size]]</text:p>
          </table:table-cell>
          <table:table-cell table:formula="of:=IF([Numbers.C64] &gt; 0; &quot;convert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Embers_Of_Armageddon.png" calcext:value-type="string">
            <text:p>convert background.png -font Arial -gravity Center -size 270 -pointsize 24 -fill black -annotate +0-14 'Voted #60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b][url=&quot; &amp; [Numbers.E65] &amp; &quot;]&quot; &amp; [Numbers.D65] &amp; &quot;[/url][/b]&quot; &amp;  &quot; [&quot; &amp; [Numbers.C65] &amp; &quot;: [size=85]&quot; &amp; [Numbers.F65] &amp; &quot;[/size]]&quot;; &quot;&quot;)" office:value-type="string" office:string-value="60. [b][url=https://forum.zdoom.org/viewtopic.php?f=43&amp;t=66995]Treasure Tech[/url][/b] [8: [size=85]DYD: 1, Tombstone665: 2, Irrevenant: 5[/size]]" calcext:value-type="string">
            <text:p>60. [b][url=https://forum.zdoom.org/viewtopic.php?f=43&amp;t=66995]Treasure Tech[/url][/b] [8: [size=85]DYD: 1, Tombstone665: 2, Irrevenant: 5[/size]]</text:p>
          </table:table-cell>
          <table:table-cell table:formula="of:=IF([Numbers.C65] &gt; 0; &quot;convert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Treasure_Tech.png" calcext:value-type="string">
            <text:p>convert background.png -font Arial -gravity Center -size 270 -pointsize 24 -fill black -annotate +0-14 'Voted #60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b][url=&quot; &amp; [Numbers.E66] &amp; &quot;]&quot; &amp; [Numbers.D66] &amp; &quot;[/url][/b]&quot; &amp;  &quot; [&quot; &amp; [Numbers.C66] &amp; &quot;: [size=85]&quot; &amp; [Numbers.F66] &amp; &quot;[/size]]&quot;; &quot;&quot;)" office:value-type="string" office:string-value="63. [b][url=https://forum.zdoom.org/viewtopic.php?f=43&amp;t=66059#p1120875]HexArcana[/url][/b] [7: [size=85]SallazarSpellcaster: 5, Lagi: 2[/size]]" calcext:value-type="string">
            <text:p>63. [b][url=https://forum.zdoom.org/viewtopic.php?f=43&amp;t=66059#p1120875]HexArcana[/url][/b] [7: [size=85]SallazarSpellcaster: 5, Lagi: 2[/size]]</text:p>
          </table:table-cell>
          <table:table-cell table:formula="of:=IF([Numbers.C66] &gt; 0; &quot;convert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3 mod' -pointsize 20 -fill white -annotate +0+18 'by ZDoom Community' png8:pngs/HexArcana.png" calcext:value-type="string">
            <text:p>convert background.png -font Arial -gravity Center -size 270 -pointsize 24 -fill black -annotate +0-14 'Voted #63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b][url=&quot; &amp; [Numbers.E67] &amp; &quot;]&quot; &amp; [Numbers.D67] &amp; &quot;[/url][/b]&quot; &amp;  &quot; [&quot; &amp; [Numbers.C67] &amp; &quot;: [size=85]&quot; &amp; [Numbers.F67] &amp; &quot;[/size]]&quot;; &quot;&quot;)" office:value-type="string" office:string-value="63. [b][url=https://forum.zdoom.org/viewtopic.php?t=56668#p1000996]Rise Of The Wool Ball[/url][/b] [7: [size=85]TheMightyHeracross: 3, QuakedoomNukem Cz: 1, Apaul27 : 3[/size]]" calcext:value-type="string">
            <text:p>63. [b][url=https://forum.zdoom.org/viewtopic.php?t=56668#p1000996]Rise Of The Wool Ball[/url][/b] [7: [size=85]TheMightyHeracross: 3, QuakedoomNukem Cz: 1, Apaul27 : 3[/size]]</text:p>
          </table:table-cell>
          <table:table-cell table:formula="of:=IF([Numbers.C67] &gt; 0; &quot;convert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3 mod' -pointsize 20 -fill white -annotate +0+18 'by ZDoom Community' png8:pngs/Rise_Of_The_Wool_Ball.png" calcext:value-type="string">
            <text:p>convert background.png -font Arial -gravity Center -size 270 -pointsize 24 -fill black -annotate +0-14 'Voted #63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b][url=&quot; &amp; [Numbers.E68] &amp; &quot;]&quot; &amp; [Numbers.D68] &amp; &quot;[/url][/b]&quot; &amp;  &quot; [&quot; &amp; [Numbers.C68] &amp; &quot;: [size=85]&quot; &amp; [Numbers.F68] &amp; &quot;[/size]]&quot;; &quot;&quot;)" office:value-type="string" office:string-value="63. [b][url=https://forum.zdoom.org/viewtopic.php?f=43&amp;t=55465#p982269]WW-Cola3[/url][/b] [7: [size=85]phantombeta: 2, Apaul27 : 2, wolfmanfp: 3[/size]]" calcext:value-type="string">
            <text:p>63. [b][url=https://forum.zdoom.org/viewtopic.php?f=43&amp;t=55465#p982269]WW-Cola3[/url][/b] [7: [size=85]phantombeta: 2, Apaul27 : 2, wolfmanfp: 3[/size]]</text:p>
          </table:table-cell>
          <table:table-cell table:formula="of:=IF([Numbers.C68] &gt; 0; &quot;convert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3 mod' -pointsize 20 -fill white -annotate +0+18 'by ZDoom Community' png8:pngs/WW-Cola3.png" calcext:value-type="string">
            <text:p>convert background.png -font Arial -gravity Center -size 270 -pointsize 24 -fill black -annotate +0-14 'Voted #63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b][url=&quot; &amp; [Numbers.E69] &amp; &quot;]&quot; &amp; [Numbers.D69] &amp; &quot;[/url][/b]&quot; &amp;  &quot; [&quot; &amp; [Numbers.C69] &amp; &quot;: [size=85]&quot; &amp; [Numbers.F69] &amp; &quot;[/size]]&quot;; &quot;&quot;)" office:value-type="string" office:string-value="66. [b][url=https://forum.zdoom.org/viewtopic.php?f=19&amp;t=50299#p874982]Aracnocide[/url][/b] [6: [size=85]TheLightBad96: 1, erni945: 1, YukesVonFaust: 3, Jarewill: 1[/size]]" calcext:value-type="string">
            <text:p>66. [b][url=https://forum.zdoom.org/viewtopic.php?f=19&amp;t=50299#p874982]Aracnocide[/url][/b] [6: [size=85]TheLightBad96: 1, erni945: 1, YukesVonFaust: 3, Jarewill: 1[/size]]</text:p>
          </table:table-cell>
          <table:table-cell table:formula="of:=IF([Numbers.C69] &gt; 0; &quot;convert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Aracnocide.png" calcext:value-type="string">
            <text:p>convert background.png -font Arial -gravity Center -size 270 -pointsize 24 -fill black -annotate +0-14 'Voted #66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b][url=&quot; &amp; [Numbers.E70] &amp; &quot;]&quot; &amp; [Numbers.D70] &amp; &quot;[/url][/b]&quot; &amp;  &quot; [&quot; &amp; [Numbers.C70] &amp; &quot;: [size=85]&quot; &amp; [Numbers.F70] &amp; &quot;[/size]]&quot;; &quot;&quot;)" office:value-type="string" office:string-value="66. [b][url=https://forum.zdoom.org/viewtopic.php?f=19&amp;t=63102#p1085786]Ascension[/url][/b] [6: [size=85]SallazarSpellcaster: 2, rayburn: 4[/size]]" calcext:value-type="string">
            <text:p>66. [b][url=https://forum.zdoom.org/viewtopic.php?f=19&amp;t=63102#p1085786]Ascension[/url][/b] [6: [size=85]SallazarSpellcaster: 2, rayburn: 4[/size]]</text:p>
          </table:table-cell>
          <table:table-cell table:formula="of:=IF([Numbers.C70] &gt; 0; &quot;convert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Ascension.png" calcext:value-type="string">
            <text:p>convert background.png -font Arial -gravity Center -size 270 -pointsize 24 -fill black -annotate +0-14 'Voted #66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b][url=&quot; &amp; [Numbers.E71] &amp; &quot;]&quot; &amp; [Numbers.D71] &amp; &quot;[/url][/b]&quot; &amp;  &quot; [&quot; &amp; [Numbers.C71] &amp; &quot;: [size=85]&quot; &amp; [Numbers.F71] &amp; &quot;[/size]]&quot;; &quot;&quot;)" office:value-type="string" office:string-value="66. [b][url=https://forum.zdoom.org/viewtopic.php?f=43&amp;t=67687]Codename: DEMOLITIONIST[/url][/b] [6: [size=85]TheRatCircus: 1, BouncyTEM: 5[/size]]" calcext:value-type="string">
            <text:p>66. [b][url=https://forum.zdoom.org/viewtopic.php?f=43&amp;t=67687]Codename: DEMOLITIONIST[/url][/b] [6: [size=85]TheRatCircus: 1, BouncyTEM: 5[/size]]</text:p>
          </table:table-cell>
          <table:table-cell table:formula="of:=IF([Numbers.C71] &gt; 0; &quot;convert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Codename:_DEMOLITIONIST.png" calcext:value-type="string">
            <text:p>convert background.png -font Arial -gravity Center -size 270 -pointsize 24 -fill black -annotate +0-14 'Voted #66 mod' -pointsize 20 -fill white -annotate +0+18 'by ZDoom Community' png8:pngs/Codename:_DEMOLITIONI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b][url=&quot; &amp; [Numbers.E72] &amp; &quot;]&quot; &amp; [Numbers.D72] &amp; &quot;[/url][/b]&quot; &amp;  &quot; [&quot; &amp; [Numbers.C72] &amp; &quot;: [size=85]&quot; &amp; [Numbers.F72] &amp; &quot;[/size]]&quot;; &quot;&quot;)" office:value-type="string" office:string-value="66. [b][url=https://forum.zdoom.org/viewtopic.php?f=19&amp;t=55387#p980696]Daytime Drama[/url][/b] [6: [size=85]leodoom85: 1, Marisa Kirisame: 1, lil'devil: 4[/size]]" calcext:value-type="string">
            <text:p>66. [b][url=https://forum.zdoom.org/viewtopic.php?f=19&amp;t=55387#p980696]Daytime Drama[/url][/b] [6: [size=85]leodoom85: 1, Marisa Kirisame: 1, lil'devil: 4[/size]]</text:p>
          </table:table-cell>
          <table:table-cell table:formula="of:=IF([Numbers.C72] &gt; 0; &quot;convert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Daytime_Drama.png" calcext:value-type="string">
            <text:p>convert background.png -font Arial -gravity Center -size 270 -pointsize 24 -fill black -annotate +0-14 'Voted #66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b][url=&quot; &amp; [Numbers.E73] &amp; &quot;]&quot; &amp; [Numbers.D73] &amp; &quot;[/url][/b]&quot; &amp;  &quot; [&quot; &amp; [Numbers.C73] &amp; &quot;: [size=85]&quot; &amp; [Numbers.F73] &amp; &quot;[/size]]&quot;; &quot;&quot;)" office:value-type="string" office:string-value="66. [b][url=https://forum.zdoom.org/viewtopic.php?t=34430#p651069]DTS-T[/url][/b] [6: [size=85]Sgt. Shivers: 5, IdiotBitz: 1[/size]]" calcext:value-type="string">
            <text:p>66. [b][url=https://forum.zdoom.org/viewtopic.php?t=34430#p651069]DTS-T[/url][/b] [6: [size=85]Sgt. Shivers: 5, IdiotBitz: 1[/size]]</text:p>
          </table:table-cell>
          <table:table-cell table:formula="of:=IF([Numbers.C73] &gt; 0; &quot;convert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DTS-T.png" calcext:value-type="string">
            <text:p>convert background.png -font Arial -gravity Center -size 270 -pointsize 24 -fill black -annotate +0-14 'Voted #66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b][url=&quot; &amp; [Numbers.E74] &amp; &quot;]&quot; &amp; [Numbers.D74] &amp; &quot;[/url][/b]&quot; &amp;  &quot; [&quot; &amp; [Numbers.C74] &amp; &quot;: [size=85]&quot; &amp; [Numbers.F74] &amp; &quot;[/size]]&quot;; &quot;&quot;)" office:value-type="string" office:string-value="66. [b][url=https://forum.zdoom.org/viewtopic.php?f=43&amp;t=48985#p845608]Faspons[/url][/b] [6: [size=85]Somagu: 1, Bigger C: 4, fcas3t: 1[/size]]" calcext:value-type="string">
            <text:p>66. [b][url=https://forum.zdoom.org/viewtopic.php?f=43&amp;t=48985#p845608]Faspons[/url][/b] [6: [size=85]Somagu: 1, Bigger C: 4, fcas3t: 1[/size]]</text:p>
          </table:table-cell>
          <table:table-cell table:formula="of:=IF([Numbers.C74] &gt; 0; &quot;convert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Faspons.png" calcext:value-type="string">
            <text:p>convert background.png -font Arial -gravity Center -size 270 -pointsize 24 -fill black -annotate +0-14 'Voted #66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b][url=&quot; &amp; [Numbers.E75] &amp; &quot;]&quot; &amp; [Numbers.D75] &amp; &quot;[/url][/b]&quot; &amp;  &quot; [&quot; &amp; [Numbers.C75] &amp; &quot;: [size=85]&quot; &amp; [Numbers.F75] &amp; &quot;[/size]]&quot;; &quot;&quot;)" office:value-type="string" office:string-value="66. [b][url=https://forum.zdoom.org/viewtopic.php?f=19&amp;t=52867#p925329]Project Einherjar[/url][/b] [6: [size=85]Rachael: 1, TheLightBad96: 2, YukesVonFaust: 1, Vostyok: 2[/size]]" calcext:value-type="string">
            <text:p>66. [b][url=https://forum.zdoom.org/viewtopic.php?f=19&amp;t=52867#p925329]Project Einherjar[/url][/b] [6: [size=85]Rachael: 1, TheLightBad96: 2, YukesVonFaust: 1, Vostyok: 2[/size]]</text:p>
          </table:table-cell>
          <table:table-cell table:formula="of:=IF([Numbers.C75] &gt; 0; &quot;convert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Project_Einherjar.png" calcext:value-type="string">
            <text:p>convert background.png -font Arial -gravity Center -size 270 -pointsize 24 -fill black -annotate +0-14 'Voted #66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b][url=&quot; &amp; [Numbers.E76] &amp; &quot;]&quot; &amp; [Numbers.D76] &amp; &quot;[/url][/b]&quot; &amp;  &quot; [&quot; &amp; [Numbers.C76] &amp; &quot;: [size=85]&quot; &amp; [Numbers.F76] &amp; &quot;[/size]]&quot;; &quot;&quot;)" office:value-type="string" office:string-value="66. [b][url=https://forum.zdoom.org/viewtopic.php?f=43&amp;t=60784]Target Spy[/url][/b] [6: [size=85]Hexereticdoom: 1, Lagi: 1, Nimlouth: 1, TheRatCircus: 1, Proydoha: 2[/size]]" calcext:value-type="string">
            <text:p>66. [b][url=https://forum.zdoom.org/viewtopic.php?f=43&amp;t=60784]Target Spy[/url][/b] [6: [size=85]Hexereticdoom: 1, Lagi: 1, Nimlouth: 1, TheRatCircus: 1, Proydoha: 2[/size]]</text:p>
          </table:table-cell>
          <table:table-cell table:formula="of:=IF([Numbers.C76] &gt; 0; &quot;convert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Target_Spy.png" calcext:value-type="string">
            <text:p>convert background.png -font Arial -gravity Center -size 270 -pointsize 24 -fill black -annotate +0-14 'Voted #66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b][url=&quot; &amp; [Numbers.E77] &amp; &quot;]&quot; &amp; [Numbers.D77] &amp; &quot;[/url][/b]&quot; &amp;  &quot; [&quot; &amp; [Numbers.C77] &amp; &quot;: [size=85]&quot; &amp; [Numbers.F77] &amp; &quot;[/size]]&quot;; &quot;&quot;)" office:value-type="string" office:string-value="66. [b][url=https://forum.zdoom.org/viewtopic.php?f=19&amp;t=36821#p698354]Weapons of Saturn[/url][/b] [6: [size=85]m8f: 1, Cyanide: 1, eharper256: 2, lizardcommando: 1, BerserkerNoir: 1[/size]]" calcext:value-type="string">
            <text:p>66. [b][url=https://forum.zdoom.org/viewtopic.php?f=19&amp;t=36821#p698354]Weapons of Saturn[/url][/b] [6: [size=85]m8f: 1, Cyanide: 1, eharper256: 2, lizardcommando: 1, BerserkerNoir: 1[/size]]</text:p>
          </table:table-cell>
          <table:table-cell table:formula="of:=IF([Numbers.C77] &gt; 0; &quot;convert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Weapons_of_Saturn.png" calcext:value-type="string">
            <text:p>convert background.png -font Arial -gravity Center -size 270 -pointsize 24 -fill black -annotate +0-14 'Voted #66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b][url=&quot; &amp; [Numbers.E78] &amp; &quot;]&quot; &amp; [Numbers.D78] &amp; &quot;[/url][/b]&quot; &amp;  &quot; [&quot; &amp; [Numbers.C78] &amp; &quot;: [size=85]&quot; &amp; [Numbers.F78] &amp; &quot;[/size]]&quot;; &quot;&quot;)" office:value-type="string" office:string-value="66. [b][url=https://forum.zdoom.org/viewtopic.php?f=43&amp;t=60436#p1052527]Zagemod[/url][/b] [6: [size=85]Error313: 3, Squirb: 3[/size]]" calcext:value-type="string">
            <text:p>66. [b][url=https://forum.zdoom.org/viewtopic.php?f=43&amp;t=60436#p1052527]Zagemod[/url][/b] [6: [size=85]Error313: 3, Squirb: 3[/size]]</text:p>
          </table:table-cell>
          <table:table-cell table:formula="of:=IF([Numbers.C78] &gt; 0; &quot;convert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Zagemod.png" calcext:value-type="string">
            <text:p>convert background.png -font Arial -gravity Center -size 270 -pointsize 24 -fill black -annotate +0-14 'Voted #66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b][url=&quot; &amp; [Numbers.E79] &amp; &quot;]&quot; &amp; [Numbers.D79] &amp; &quot;[/url][/b]&quot; &amp;  &quot; [&quot; &amp; [Numbers.C79] &amp; &quot;: [size=85]&quot; &amp; [Numbers.F79] &amp; &quot;[/size]]&quot;; &quot;&quot;)" office:value-type="string" office:string-value="66. [b][url=https://forum.zdoom.org/viewtopic.php?t=51000#p887649]Zero Tolerance[/url][/b] [6: [size=85]Combine_Kegan: 1, Tapwave: 3, Hellser: 2[/size]]" calcext:value-type="string">
            <text:p>66. [b][url=https://forum.zdoom.org/viewtopic.php?t=51000#p887649]Zero Tolerance[/url][/b] [6: [size=85]Combine_Kegan: 1, Tapwave: 3, Hellser: 2[/size]]</text:p>
          </table:table-cell>
          <table:table-cell table:formula="of:=IF([Numbers.C79] &gt; 0; &quot;convert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Zero_Tolerance.png" calcext:value-type="string">
            <text:p>convert background.png -font Arial -gravity Center -size 270 -pointsize 24 -fill black -annotate +0-14 'Voted #66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b][url=&quot; &amp; [Numbers.E80] &amp; &quot;]&quot; &amp; [Numbers.D80] &amp; &quot;[/url][/b]&quot; &amp;  &quot; [&quot; &amp; [Numbers.C80] &amp; &quot;: [size=85]&quot; &amp; [Numbers.F80] &amp; &quot;[/size]]&quot;; &quot;&quot;)" office:value-type="string" office:string-value="77. [b][url=https://forum.zdoom.org/viewtopic.php?f=43&amp;t=55487#p982784]AEons Of Death[/url][/b] [5: [size=85]leodoom85: 1, lil'devil: 1, The_Abysswalker: 2, MaxRideWizardLord: 1[/size]]" calcext:value-type="string">
            <text:p>77. [b][url=https://forum.zdoom.org/viewtopic.php?f=43&amp;t=55487#p982784]AEons Of Death[/url][/b] [5: [size=85]leodoom85: 1, lil'devil: 1, The_Abysswalker: 2, MaxRideWizardLord: 1[/size]]</text:p>
          </table:table-cell>
          <table:table-cell table:formula="of:=IF([Numbers.C80] &gt; 0; &quot;convert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AEons_Of_Death.png" calcext:value-type="string">
            <text:p>convert background.png -font Arial -gravity Center -size 270 -pointsize 24 -fill black -annotate +0-14 'Voted #7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b][url=&quot; &amp; [Numbers.E81] &amp; &quot;]&quot; &amp; [Numbers.D81] &amp; &quot;[/url][/b]&quot; &amp;  &quot; [&quot; &amp; [Numbers.C81] &amp; &quot;: [size=85]&quot; &amp; [Numbers.F81] &amp; &quot;[/size]]&quot;; &quot;&quot;)" office:value-type="string" office:string-value="77. [b][url=https://www.moddb.com/mods/brutal-doom-64]Brutal Doom 64[/url][/b] [5: [size=85]MasterBeavis: 2, AlexThePianoNailer: 1, Martinoz: 1, TheZombie: 1[/size]]" calcext:value-type="string">
            <text:p>77. [b][url=https://www.moddb.com/mods/brutal-doom-64]Brutal Doom 64[/url][/b] [5: [size=85]MasterBeavis: 2, AlexThePianoNailer: 1, Martinoz: 1, TheZombie: 1[/size]]</text:p>
          </table:table-cell>
          <table:table-cell table:formula="of:=IF([Numbers.C81] &gt; 0; &quot;convert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Brutal_Doom_64.png" calcext:value-type="string">
            <text:p>convert background.png -font Arial -gravity Center -size 270 -pointsize 24 -fill black -annotate +0-14 'Voted #7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b][url=&quot; &amp; [Numbers.E82] &amp; &quot;]&quot; &amp; [Numbers.D82] &amp; &quot;[/url][/b]&quot; &amp;  &quot; [&quot; &amp; [Numbers.C82] &amp; &quot;: [size=85]&quot; &amp; [Numbers.F82] &amp; &quot;[/size]]&quot;; &quot;&quot;)" office:value-type="string" office:string-value="77. [b][url=https://forum.zdoom.org/viewtopic.php?f=42&amp;t=54708#p964549]dead.air[/url][/b] [5: [size=85]Rachael: 1, Мichаеlis: 1, BouncyTEM: 3[/size]]" calcext:value-type="string">
            <text:p>77. [b][url=https://forum.zdoom.org/viewtopic.php?f=42&amp;t=54708#p964549]dead.air[/url][/b] [5: [size=85]Rachael: 1, Мichаеlis: 1, BouncyTEM: 3[/size]]</text:p>
          </table:table-cell>
          <table:table-cell table:formula="of:=IF([Numbers.C82] &gt; 0; &quot;convert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dead.air.png" calcext:value-type="string">
            <text:p>convert background.png -font Arial -gravity Center -size 270 -pointsize 24 -fill black -annotate +0-14 'Voted #7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b][url=&quot; &amp; [Numbers.E83] &amp; &quot;]&quot; &amp; [Numbers.D83] &amp; &quot;[/url][/b]&quot; &amp;  &quot; [&quot; &amp; [Numbers.C83] &amp; &quot;: [size=85]&quot; &amp; [Numbers.F83] &amp; &quot;[/size]]&quot;; &quot;&quot;)" office:value-type="string" office:string-value="77. [b][url=https://www.doomworld.com/idgames/levels/doom2/Ports/a-c/circus2]Happy Time Circus ][[/url][/b] [5: [size=85]Ravick: 1, Major Cooke: 4[/size]]" calcext:value-type="string">
            <text:p>77. [b][url=https://www.doomworld.com/idgames/levels/doom2/Ports/a-c/circus2]Happy Time Circus ][[/url][/b] [5: [size=85]Ravick: 1, Major Cooke: 4[/size]]</text:p>
          </table:table-cell>
          <table:table-cell table:formula="of:=IF([Numbers.C83] &gt; 0; &quot;convert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Happy_Time_Circus_][.png" calcext:value-type="string">
            <text:p>convert background.png -font Arial -gravity Center -size 270 -pointsize 24 -fill black -annotate +0-14 'Voted #7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b][url=&quot; &amp; [Numbers.E84] &amp; &quot;]&quot; &amp; [Numbers.D84] &amp; &quot;[/url][/b]&quot; &amp;  &quot; [&quot; &amp; [Numbers.C84] &amp; &quot;: [size=85]&quot; &amp; [Numbers.F84] &amp; &quot;[/size]]&quot;; &quot;&quot;)" office:value-type="string" office:string-value="77. [b][url=https://forum.zdoom.org/viewtopic.php?f=43&amp;t=64378]Lt. Typhon[/url][/b] [5: [size=85]terminator44: 1, Zonky: 4[/size]]" calcext:value-type="string">
            <text:p>77. [b][url=https://forum.zdoom.org/viewtopic.php?f=43&amp;t=64378]Lt. Typhon[/url][/b] [5: [size=85]terminator44: 1, Zonky: 4[/size]]</text:p>
          </table:table-cell>
          <table:table-cell table:formula="of:=IF([Numbers.C84] &gt; 0; &quot;convert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Lt._Typhon.png" calcext:value-type="string">
            <text:p>convert background.png -font Arial -gravity Center -size 270 -pointsize 24 -fill black -annotate +0-14 'Voted #77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b][url=&quot; &amp; [Numbers.E85] &amp; &quot;]&quot; &amp; [Numbers.D85] &amp; &quot;[/url][/b]&quot; &amp;  &quot; [&quot; &amp; [Numbers.C85] &amp; &quot;: [size=85]&quot; &amp; [Numbers.F85] &amp; &quot;[/size]]&quot;; &quot;&quot;)" office:value-type="string" office:string-value="77. [b][url=https://forum.zdoom.org/viewtopic.php?t=29815#p565772]Nazis![/url][/b] [5: [size=85]ZikShadow: 1, Sgt. Shivers: 4[/size]]" calcext:value-type="string">
            <text:p>77. [b][url=https://forum.zdoom.org/viewtopic.php?t=29815#p565772]Nazis![/url][/b] [5: [size=85]ZikShadow: 1, Sgt. Shivers: 4[/size]]</text:p>
          </table:table-cell>
          <table:table-cell table:formula="of:=IF([Numbers.C85] &gt; 0; &quot;convert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Nazis!.png" calcext:value-type="string">
            <text:p>convert background.png -font Arial -gravity Center -size 270 -pointsize 24 -fill black -annotate +0-14 'Voted #77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b][url=&quot; &amp; [Numbers.E86] &amp; &quot;]&quot; &amp; [Numbers.D86] &amp; &quot;[/url][/b]&quot; &amp;  &quot; [&quot; &amp; [Numbers.C86] &amp; &quot;: [size=85]&quot; &amp; [Numbers.F86] &amp; &quot;[/size]]&quot;; &quot;&quot;)" office:value-type="string" office:string-value="77. [b][url=https://forum.zdoom.org/viewtopic.php?f=46&amp;t=58340#p1025419]Reikall's Voxels[/url][/b] [5: [size=85]m8f: 1, LastManonEarth: 3, Lagi: 1[/size]]" calcext:value-type="string">
            <text:p>77. [b][url=https://forum.zdoom.org/viewtopic.php?f=46&amp;t=58340#p1025419]Reikall's Voxels[/url][/b] [5: [size=85]m8f: 1, LastManonEarth: 3, Lagi: 1[/size]]</text:p>
          </table:table-cell>
          <table:table-cell table:formula="of:=IF([Numbers.C86] &gt; 0; &quot;convert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eikall_s_Voxels.png" calcext:value-type="string">
            <text:p>convert background.png -font Arial -gravity Center -size 270 -pointsize 24 -fill black -annotate +0-14 'Voted #77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b][url=&quot; &amp; [Numbers.E87] &amp; &quot;]&quot; &amp; [Numbers.D87] &amp; &quot;[/url][/b]&quot; &amp;  &quot; [&quot; &amp; [Numbers.C87] &amp; &quot;: [size=85]&quot; &amp; [Numbers.F87] &amp; &quot;[/size]]&quot;; &quot;&quot;)" office:value-type="string" office:string-value="77. [b][url=http://doomworld.com/idgames/?id=12747]RTC-3057 Hub 1[/url][/b] [5: [size=85]wildweasel: 5[/size]]" calcext:value-type="string">
            <text:p>77. [b][url=http://doomworld.com/idgames/?id=12747]RTC-3057 Hub 1[/url][/b] [5: [size=85]wildweasel: 5[/size]]</text:p>
          </table:table-cell>
          <table:table-cell table:formula="of:=IF([Numbers.C87] &gt; 0; &quot;convert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TC-3057_Hub_1.png" calcext:value-type="string">
            <text:p>convert background.png -font Arial -gravity Center -size 270 -pointsize 24 -fill black -annotate +0-14 'Voted #7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b][url=&quot; &amp; [Numbers.E88] &amp; &quot;]&quot; &amp; [Numbers.D88] &amp; &quot;[/url][/b]&quot; &amp;  &quot; [&quot; &amp; [Numbers.C88] &amp; &quot;: [size=85]&quot; &amp; [Numbers.F88] &amp; &quot;[/size]]&quot;; &quot;&quot;)" office:value-type="string" office:string-value="77. [b][url=https://forum.zdoom.org/viewtopic.php?f=42&amp;t=35879#p677083]S.U.P.E.R Natural[/url][/b] [5: [size=85]Major Cooke: 5[/size]]" calcext:value-type="string">
            <text:p>77. [b][url=https://forum.zdoom.org/viewtopic.php?f=42&amp;t=35879#p677083]S.U.P.E.R Natural[/url][/b] [5: [size=85]Major Cooke: 5[/size]]</text:p>
          </table:table-cell>
          <table:table-cell table:formula="of:=IF([Numbers.C88] &gt; 0; &quot;convert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.U.P.E.R_Natural.png" calcext:value-type="string">
            <text:p>convert background.png -font Arial -gravity Center -size 270 -pointsize 24 -fill black -annotate +0-14 'Voted #7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b][url=&quot; &amp; [Numbers.E89] &amp; &quot;]&quot; &amp; [Numbers.D89] &amp; &quot;[/url][/b]&quot; &amp;  &quot; [&quot; &amp; [Numbers.C89] &amp; &quot;: [size=85]&quot; &amp; [Numbers.F89] &amp; &quot;[/size]]&quot;; &quot;&quot;)" office:value-type="string" office:string-value="77. [b][url=https://forum.zdoom.org/viewtopic.php?f=42&amp;t=60219#p1049804]Soundless Mound[/url][/b] [5: [size=85]Rachael: 1, dard22: 3, MasterBeavis: 1[/size]]" calcext:value-type="string">
            <text:p>77. [b][url=https://forum.zdoom.org/viewtopic.php?f=42&amp;t=60219#p1049804]Soundless Mound[/url][/b] [5: [size=85]Rachael: 1, dard22: 3, MasterBeavis: 1[/size]]</text:p>
          </table:table-cell>
          <table:table-cell table:formula="of:=IF([Numbers.C89] &gt; 0; &quot;convert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oundless_Mound.png" calcext:value-type="string">
            <text:p>convert background.png -font Arial -gravity Center -size 270 -pointsize 24 -fill black -annotate +0-14 'Voted #7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b][url=&quot; &amp; [Numbers.E90] &amp; &quot;]&quot; &amp; [Numbers.D90] &amp; &quot;[/url][/b]&quot; &amp;  &quot; [&quot; &amp; [Numbers.C90] &amp; &quot;: [size=85]&quot; &amp; [Numbers.F90] &amp; &quot;[/size]]&quot;; &quot;&quot;)" office:value-type="string" office:string-value="77. [b][url=http://stronghold.drdteam.org/]Stronghold: On the Edge of Chaos[/url][/b] [5: [size=85]Caligari87: 2, The Ultimate DooMer: 1, Ravick: 1, AlphaEnt: 1[/size]]" calcext:value-type="string">
            <text:p>77. [b][url=http://stronghold.drdteam.org/]Stronghold: On the Edge of Chaos[/url][/b] [5: [size=85]Caligari87: 2, The Ultimate DooMer: 1, Ravick: 1, AlphaEnt: 1[/size]]</text:p>
          </table:table-cell>
          <table:table-cell table:formula="of:=IF([Numbers.C90] &gt; 0; &quot;convert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tronghold:_On_the_Edge_of_Chaos.png" calcext:value-type="string">
            <text:p>convert background.png -font Arial -gravity Center -size 270 -pointsize 24 -fill black -annotate +0-14 'Voted #7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b][url=&quot; &amp; [Numbers.E91] &amp; &quot;]&quot; &amp; [Numbers.D91] &amp; &quot;[/url][/b]&quot; &amp;  &quot; [&quot; &amp; [Numbers.C91] &amp; &quot;: [size=85]&quot; &amp; [Numbers.F91] &amp; &quot;[/size]]&quot;; &quot;&quot;)" office:value-type="string" office:string-value="77. [b][url=https://www.doomworld.com/forum/topic/109107-supercharge-gameplay-mod-v28-031521-grenadier-enemy/]Supercharge[/url][/b] [5: [size=85]terminator44: 1, CherubCorps: 4[/size]]" calcext:value-type="string">
            <text:p>77. [b][url=https://www.doomworld.com/forum/topic/109107-supercharge-gameplay-mod-v28-031521-grenadier-enemy/]Supercharge[/url][/b] [5: [size=85]terminator44: 1, CherubCorps: 4[/size]]</text:p>
          </table:table-cell>
          <table:table-cell table:formula="of:=IF([Numbers.C91] &gt; 0; &quot;convert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upercharge.png" calcext:value-type="string">
            <text:p>convert background.png -font Arial -gravity Center -size 270 -pointsize 24 -fill black -annotate +0-14 'Voted #77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b][url=&quot; &amp; [Numbers.E92] &amp; &quot;]&quot; &amp; [Numbers.D92] &amp; &quot;[/url][/b]&quot; &amp;  &quot; [&quot; &amp; [Numbers.C92] &amp; &quot;: [size=85]&quot; &amp; [Numbers.F92] &amp; &quot;[/size]]&quot;; &quot;&quot;)" office:value-type="string" office:string-value="77. [b][url=https://forum.zdoom.org/viewtopic.php?t=33330#p630834]Terrorists![/url][/b] [5: [size=85] TheNightATK300: 2, TriMetall: 2, ZikShadow: 1[/size]]" calcext:value-type="string">
            <text:p>77. [b][url=https://forum.zdoom.org/viewtopic.php?t=33330#p630834]Terrorists![/url][/b] [5: [size=85] TheNightATK300: 2, TriMetall: 2, ZikShadow: 1[/size]]</text:p>
          </table:table-cell>
          <table:table-cell table:formula="of:=IF([Numbers.C92] &gt; 0; &quot;convert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errorists!.png" calcext:value-type="string">
            <text:p>convert background.png -font Arial -gravity Center -size 270 -pointsize 24 -fill black -annotate +0-14 'Voted #7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b][url=&quot; &amp; [Numbers.E93] &amp; &quot;]&quot; &amp; [Numbers.D93] &amp; &quot;[/url][/b]&quot; &amp;  &quot; [&quot; &amp; [Numbers.C93] &amp; &quot;: [size=85]&quot; &amp; [Numbers.F93] &amp; &quot;[/size]]&quot;; &quot;&quot;)" office:value-type="string" office:string-value="77. [b][url=https://forum.zdoom.org/viewtopic.php?f=43&amp;t=57655#p1015050]The Soldier Z[/url][/b] [5: [size=85]Shi No Hime: 5[/size]]" calcext:value-type="string">
            <text:p>77. [b][url=https://forum.zdoom.org/viewtopic.php?f=43&amp;t=57655#p1015050]The Soldier Z[/url][/b] [5: [size=85]Shi No Hime: 5[/size]]</text:p>
          </table:table-cell>
          <table:table-cell table:formula="of:=IF([Numbers.C93] &gt; 0; &quot;convert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e_Soldier_Z.png" calcext:value-type="string">
            <text:p>convert background.png -font Arial -gravity Center -size 270 -pointsize 24 -fill black -annotate +0-14 'Voted #7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b][url=&quot; &amp; [Numbers.E94] &amp; &quot;]&quot; &amp; [Numbers.D94] &amp; &quot;[/url][/b]&quot; &amp;  &quot; [&quot; &amp; [Numbers.C94] &amp; &quot;: [size=85]&quot; &amp; [Numbers.F94] &amp; &quot;[/size]]&quot;; &quot;&quot;)" office:value-type="string" office:string-value="77. [b][url=https://forum.zdoom.org/viewtopic.php?f=42&amp;t=45877#p761802]Threshold Of Pain[/url][/b] [5: [size=85]JDSH98: 2, silentzora: 3[/size]]" calcext:value-type="string">
            <text:p>77. [b][url=https://forum.zdoom.org/viewtopic.php?f=42&amp;t=45877#p761802]Threshold Of Pain[/url][/b] [5: [size=85]JDSH98: 2, silentzora: 3[/size]]</text:p>
          </table:table-cell>
          <table:table-cell table:formula="of:=IF([Numbers.C94] &gt; 0; &quot;convert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reshold_Of_Pain.png" calcext:value-type="string">
            <text:p>convert background.png -font Arial -gravity Center -size 270 -pointsize 24 -fill black -annotate +0-14 'Voted #7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b][url=&quot; &amp; [Numbers.E95] &amp; &quot;]&quot; &amp; [Numbers.D95] &amp; &quot;[/url][/b]&quot; &amp;  &quot; [&quot; &amp; [Numbers.C95] &amp; &quot;: [size=85]&quot; &amp; [Numbers.F95] &amp; &quot;[/size]]&quot;; &quot;&quot;)" office:value-type="string" office:string-value="77. [b][url=https://forum.zdoom.org/viewtopic.php?f=42&amp;t=25358#p484506]Unloved[/url][/b] [5: [size=85]Rachael: 1, Ravick: 1, excedentia: 2, MasterBeavis: 1[/size]]" calcext:value-type="string">
            <text:p>77. [b][url=https://forum.zdoom.org/viewtopic.php?f=42&amp;t=25358#p484506]Unloved[/url][/b] [5: [size=85]Rachael: 1, Ravick: 1, excedentia: 2, MasterBeavis: 1[/size]]</text:p>
          </table:table-cell>
          <table:table-cell table:formula="of:=IF([Numbers.C95] &gt; 0; &quot;convert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Unloved.png" calcext:value-type="string">
            <text:p>convert background.png -font Arial -gravity Center -size 270 -pointsize 24 -fill black -annotate +0-14 'Voted #7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b][url=&quot; &amp; [Numbers.E96] &amp; &quot;]&quot; &amp; [Numbers.D96] &amp; &quot;[/url][/b]&quot; &amp;  &quot; [&quot; &amp; [Numbers.C96] &amp; &quot;: [size=85]&quot; &amp; [Numbers.F96] &amp; &quot;[/size]]&quot;; &quot;&quot;)" office:value-type="string" office:string-value="93. [b][url=https://forum.zdoom.org/viewtopic.php?f=43&amp;t=48872#p842280]10x[/url][/b] [4: [size=85]Beed28: 4[/size]]" calcext:value-type="string">
            <text:p>93. [b][url=https://forum.zdoom.org/viewtopic.php?f=43&amp;t=48872#p842280]10x[/url][/b] [4: [size=85]Beed28: 4[/size]]</text:p>
          </table:table-cell>
          <table:table-cell table:formula="of:=IF([Numbers.C96] &gt; 0; &quot;convert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10x.png" calcext:value-type="string">
            <text:p>convert background.png -font Arial -gravity Center -size 270 -pointsize 24 -fill black -annotate +0-14 'Voted #93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b][url=&quot; &amp; [Numbers.E97] &amp; &quot;]&quot; &amp; [Numbers.D97] &amp; &quot;[/url][/b]&quot; &amp;  &quot; [&quot; &amp; [Numbers.C97] &amp; &quot;: [size=85]&quot; &amp; [Numbers.F97] &amp; &quot;[/size]]&quot;; &quot;&quot;)" office:value-type="string" office:string-value="93. [b][url=https://forum.zdoom.org/viewtopic.php?f=19&amp;t=69682]Abysm 2: Infernal Contract[/url][/b] [4: [size=85]Nimlouth: 4[/size]]" calcext:value-type="string">
            <text:p>93. [b][url=https://forum.zdoom.org/viewtopic.php?f=19&amp;t=69682]Abysm 2: Infernal Contract[/url][/b] [4: [size=85]Nimlouth: 4[/size]]</text:p>
          </table:table-cell>
          <table:table-cell table:formula="of:=IF([Numbers.C97] &gt; 0; &quot;convert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Abysm_2:_Infernal_Contract.png" calcext:value-type="string">
            <text:p>convert background.png -font Arial -gravity Center -size 270 -pointsize 24 -fill black -annotate +0-14 'Voted #93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b][url=&quot; &amp; [Numbers.E98] &amp; &quot;]&quot; &amp; [Numbers.D98] &amp; &quot;[/url][/b]&quot; &amp;  &quot; [&quot; &amp; [Numbers.C98] &amp; &quot;: [size=85]&quot; &amp; [Numbers.F98] &amp; &quot;[/size]]&quot;; &quot;&quot;)" office:value-type="string" office:string-value="93. [b][url=http://action.mancubus.net/actiondoom/]Action Doom[/url][/b] [4: [size=85]lil'devil: 2, QuakedoomNukem Cz: 1, IdiotBitz: 1[/size]]" calcext:value-type="string">
            <text:p>93. [b][url=http://action.mancubus.net/actiondoom/]Action Doom[/url][/b] [4: [size=85]lil'devil: 2, QuakedoomNukem Cz: 1, IdiotBitz: 1[/size]]</text:p>
          </table:table-cell>
          <table:table-cell table:formula="of:=IF([Numbers.C98] &gt; 0; &quot;convert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Action_Doom.png" calcext:value-type="string">
            <text:p>convert background.png -font Arial -gravity Center -size 270 -pointsize 24 -fill black -annotate +0-14 'Voted #93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b][url=&quot; &amp; [Numbers.E99] &amp; &quot;]&quot; &amp; [Numbers.D99] &amp; &quot;[/url][/b]&quot; &amp;  &quot; [&quot; &amp; [Numbers.C99] &amp; &quot;: [size=85]&quot; &amp; [Numbers.F99] &amp; &quot;[/size]]&quot;; &quot;&quot;)" office:value-type="string" office:string-value="93. [b][url=https://forum.zdoom.org/viewtopic.php?f=43&amp;t=69883]Angelic Waifus[/url][/b] [4: [size=85]CherubCorps: 1, Xangelxal: 3[/size]]" calcext:value-type="string">
            <text:p>93. [b][url=https://forum.zdoom.org/viewtopic.php?f=43&amp;t=69883]Angelic Waifus[/url][/b] [4: [size=85]CherubCorps: 1, Xangelxal: 3[/size]]</text:p>
          </table:table-cell>
          <table:table-cell table:formula="of:=IF([Numbers.C99] &gt; 0; &quot;convert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Angelic_Waifus.png" calcext:value-type="string">
            <text:p>convert background.png -font Arial -gravity Center -size 270 -pointsize 24 -fill black -annotate +0-14 'Voted #93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b][url=&quot; &amp; [Numbers.E100] &amp; &quot;]&quot; &amp; [Numbers.D100] &amp; &quot;[/url][/b]&quot; &amp;  &quot; [&quot; &amp; [Numbers.C100] &amp; &quot;: [size=85]&quot; &amp; [Numbers.F100] &amp; &quot;[/size]]&quot;; &quot;&quot;)" office:value-type="string" office:string-value="93. [b][url=https://forum.zdoom.org/viewtopic.php?f=43&amp;t=52363#p914958]Argent[/url][/b] [4: [size=85]Cyanide: 1, eharper256: 2, terminator44: 1[/size]]" calcext:value-type="string">
            <text:p>93. [b][url=https://forum.zdoom.org/viewtopic.php?f=43&amp;t=52363#p914958]Argent[/url][/b] [4: [size=85]Cyanide: 1, eharper256: 2, terminator44: 1[/size]]</text:p>
          </table:table-cell>
          <table:table-cell table:formula="of:=IF([Numbers.C100] &gt; 0; &quot;convert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Argent.png" calcext:value-type="string">
            <text:p>convert background.png -font Arial -gravity Center -size 270 -pointsize 24 -fill black -annotate +0-14 'Voted #93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b][url=&quot; &amp; [Numbers.E101] &amp; &quot;]&quot; &amp; [Numbers.D101] &amp; &quot;[/url][/b]&quot; &amp;  &quot; [&quot; &amp; [Numbers.C101] &amp; &quot;: [size=85]&quot; &amp; [Numbers.F101] &amp; &quot;[/size]]&quot;; &quot;&quot;)" office:value-type="string" office:string-value="93. [b][url=https://www.doomworld.com/idgames/levels/doom2/Ports/m-o/njbgpabh]BGPA Missions Liberation[/url][/b] [4: [size=85]Ravick: 1, Koto: 3[/size]]" calcext:value-type="string">
            <text:p>93. [b][url=https://www.doomworld.com/idgames/levels/doom2/Ports/m-o/njbgpabh]BGPA Missions Liberation[/url][/b] [4: [size=85]Ravick: 1, Koto: 3[/size]]</text:p>
          </table:table-cell>
          <table:table-cell table:formula="of:=IF([Numbers.C101] &gt; 0; &quot;convert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BGPA_Missions_Liberation.png" calcext:value-type="string">
            <text:p>convert background.png -font Arial -gravity Center -size 270 -pointsize 24 -fill black -annotate +0-14 'Voted #93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b][url=&quot; &amp; [Numbers.E102] &amp; &quot;]&quot; &amp; [Numbers.D102] &amp; &quot;[/url][/b]&quot; &amp;  &quot; [&quot; &amp; [Numbers.C102] &amp; &quot;: [size=85]&quot; &amp; [Numbers.F102] &amp; &quot;[/size]]&quot;; &quot;&quot;)" office:value-type="string" office:string-value="93. [b][url=https://forum.zdoom.org/viewtopic.php?f=43&amp;t=52102#p909138]Bratwurst[/url][/b] [4: [size=85]xim: 4[/size]]" calcext:value-type="string">
            <text:p>93. [b][url=https://forum.zdoom.org/viewtopic.php?f=43&amp;t=52102#p909138]Bratwurst[/url][/b] [4: [size=85]xim: 4[/size]]</text:p>
          </table:table-cell>
          <table:table-cell table:formula="of:=IF([Numbers.C102] &gt; 0; &quot;convert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Bratwurst.png" calcext:value-type="string">
            <text:p>convert background.png -font Arial -gravity Center -size 270 -pointsize 24 -fill black -annotate +0-14 'Voted #93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b][url=&quot; &amp; [Numbers.E103] &amp; &quot;]&quot; &amp; [Numbers.D103] &amp; &quot;[/url][/b]&quot; &amp;  &quot; [&quot; &amp; [Numbers.C103] &amp; &quot;: [size=85]&quot; &amp; [Numbers.F103] &amp; &quot;[/size]]&quot;; &quot;&quot;)" office:value-type="string" office:string-value="93. [b][url=https://forum.zdoom.org/viewtopic.php?f=43&amp;t=54322#p956169]Bullet-Eye[/url][/b] [4: [size=85]eharper256: 1, Ikazu-san: 3[/size]]" calcext:value-type="string">
            <text:p>93. [b][url=https://forum.zdoom.org/viewtopic.php?f=43&amp;t=54322#p956169]Bullet-Eye[/url][/b] [4: [size=85]eharper256: 1, Ikazu-san: 3[/size]]</text:p>
          </table:table-cell>
          <table:table-cell table:formula="of:=IF([Numbers.C103] &gt; 0; &quot;convert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Bullet-Eye.png" calcext:value-type="string">
            <text:p>convert background.png -font Arial -gravity Center -size 270 -pointsize 24 -fill black -annotate +0-14 'Voted #9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b][url=&quot; &amp; [Numbers.E104] &amp; &quot;]&quot; &amp; [Numbers.D104] &amp; &quot;[/url][/b]&quot; &amp;  &quot; [&quot; &amp; [Numbers.C104] &amp; &quot;: [size=85]&quot; &amp; [Numbers.F104] &amp; &quot;[/size]]&quot;; &quot;&quot;)" office:value-type="string" office:string-value="93. [b][url=https://forum.zdoom.org/viewtopic.php?f=19&amp;t=35458#p668203]Burl Tumd[/url][/b] [4: [size=85]Matt: 1, Combine_Kegan: 2, Azba: 1[/size]]" calcext:value-type="string">
            <text:p>93. [b][url=https://forum.zdoom.org/viewtopic.php?f=19&amp;t=35458#p668203]Burl Tumd[/url][/b] [4: [size=85]Matt: 1, Combine_Kegan: 2, Azba: 1[/size]]</text:p>
          </table:table-cell>
          <table:table-cell table:formula="of:=IF([Numbers.C104] &gt; 0; &quot;convert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Burl_Tumd.png" calcext:value-type="string">
            <text:p>convert background.png -font Arial -gravity Center -size 270 -pointsize 24 -fill black -annotate +0-14 'Voted #9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b][url=&quot; &amp; [Numbers.E105] &amp; &quot;]&quot; &amp; [Numbers.D105] &amp; &quot;[/url][/b]&quot; &amp;  &quot; [&quot; &amp; [Numbers.C105] &amp; &quot;: [size=85]&quot; &amp; [Numbers.F105] &amp; &quot;[/size]]&quot;; &quot;&quot;)" office:value-type="string" office:string-value="93. [b][url=https://www.doomworld.com/idgames/levels/doom2/Ports/d-f/de-pkg]Demon Eclipse[/url][/b] [4: [size=85]The Ultimate DooMer: 1, Solmir : 3[/size]]" calcext:value-type="string">
            <text:p>93. [b][url=https://www.doomworld.com/idgames/levels/doom2/Ports/d-f/de-pkg]Demon Eclipse[/url][/b] [4: [size=85]The Ultimate DooMer: 1, Solmir : 3[/size]]</text:p>
          </table:table-cell>
          <table:table-cell table:formula="of:=IF([Numbers.C105] &gt; 0; &quot;convert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Demon_Eclipse.png" calcext:value-type="string">
            <text:p>convert background.png -font Arial -gravity Center -size 270 -pointsize 24 -fill black -annotate +0-14 'Voted #93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b][url=&quot; &amp; [Numbers.E106] &amp; &quot;]&quot; &amp; [Numbers.D106] &amp; &quot;[/url][/b]&quot; &amp;  &quot; [&quot; &amp; [Numbers.C106] &amp; &quot;: [size=85]&quot; &amp; [Numbers.F106] &amp; &quot;[/size]]&quot;; &quot;&quot;)" office:value-type="string" office:string-value="93. [b][url=https://forum.zdoom.org/viewtopic.php?f=43&amp;t=52262#p912321]Doom Delta[/url][/b] [4: [size=85]Hellser: 2, YukesVonFaust: 1, terminator44: 1[/size]]" calcext:value-type="string">
            <text:p>93. [b][url=https://forum.zdoom.org/viewtopic.php?f=43&amp;t=52262#p912321]Doom Delta[/url][/b] [4: [size=85]Hellser: 2, YukesVonFaust: 1, terminator44: 1[/size]]</text:p>
          </table:table-cell>
          <table:table-cell table:formula="of:=IF([Numbers.C106] &gt; 0; &quot;convert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Doom_Delta.png" calcext:value-type="string">
            <text:p>convert background.png -font Arial -gravity Center -size 270 -pointsize 24 -fill black -annotate +0-14 'Voted #93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b][url=&quot; &amp; [Numbers.E107] &amp; &quot;]&quot; &amp; [Numbers.D107] &amp; &quot;[/url][/b]&quot; &amp;  &quot; [&quot; &amp; [Numbers.C107] &amp; &quot;: [size=85]&quot; &amp; [Numbers.F107] &amp; &quot;[/size]]&quot;; &quot;&quot;)" office:value-type="string" office:string-value="93. [b][url=https://forum.zdoom.org/viewtopic.php?f=19&amp;t=46509#p778245]Droplets: Simulated Blood[/url][/b] [4: [size=85]Hipnotic Rogue: 1, Dr_Cosmobyte: 1, IdiotBitz: 1, Hexereticdoom: 1[/size]]" calcext:value-type="string">
            <text:p>93. [b][url=https://forum.zdoom.org/viewtopic.php?f=19&amp;t=46509#p778245]Droplets: Simulated Blood[/url][/b] [4: [size=85]Hipnotic Rogue: 1, Dr_Cosmobyte: 1, IdiotBitz: 1, Hexereticdoom: 1[/size]]</text:p>
          </table:table-cell>
          <table:table-cell table:formula="of:=IF([Numbers.C107] &gt; 0; &quot;convert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Droplets:_Simulated_Blood.png" calcext:value-type="string">
            <text:p>convert background.png -font Arial -gravity Center -size 270 -pointsize 24 -fill black -annotate +0-14 'Voted #93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b][url=&quot; &amp; [Numbers.E108] &amp; &quot;]&quot; &amp; [Numbers.D108] &amp; &quot;[/url][/b]&quot; &amp;  &quot; [&quot; &amp; [Numbers.C108] &amp; &quot;: [size=85]&quot; &amp; [Numbers.F108] &amp; &quot;[/size]]&quot;; &quot;&quot;)" office:value-type="string" office:string-value="93. [b][url=https://forum.zdoom.org/viewtopic.php?f=43&amp;t=71086]Gearbox[/url][/b] [4: [size=85]ClessxAlghazanth: 1, TheRatCircus: 1, Proydoha: 2[/size]]" calcext:value-type="string">
            <text:p>93. [b][url=https://forum.zdoom.org/viewtopic.php?f=43&amp;t=71086]Gearbox[/url][/b] [4: [size=85]ClessxAlghazanth: 1, TheRatCircus: 1, Proydoha: 2[/size]]</text:p>
          </table:table-cell>
          <table:table-cell table:formula="of:=IF([Numbers.C108] &gt; 0; &quot;convert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Gearbox.png" calcext:value-type="string">
            <text:p>convert background.png -font Arial -gravity Center -size 270 -pointsize 24 -fill black -annotate +0-14 'Voted #93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b][url=&quot; &amp; [Numbers.E109] &amp; &quot;]&quot; &amp; [Numbers.D109] &amp; &quot;[/url][/b]&quot; &amp;  &quot; [&quot; &amp; [Numbers.C109] &amp; &quot;: [size=85]&quot; &amp; [Numbers.F109] &amp; &quot;[/size]]&quot;; &quot;&quot;)" office:value-type="string" office:string-value="93. [b][url=https://forum.zdoom.org/viewtopic.php?f=43&amp;t=56762]Heretical Doom[/url][/b] [4: [size=85]eharper256: 2, Valken: 1, rayburn: 1[/size]]" calcext:value-type="string">
            <text:p>93. [b][url=https://forum.zdoom.org/viewtopic.php?f=43&amp;t=56762]Heretical Doom[/url][/b] [4: [size=85]eharper256: 2, Valken: 1, rayburn: 1[/size]]</text:p>
          </table:table-cell>
          <table:table-cell table:formula="of:=IF([Numbers.C109] &gt; 0; &quot;convert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Heretical_Doom.png" calcext:value-type="string">
            <text:p>convert background.png -font Arial -gravity Center -size 270 -pointsize 24 -fill black -annotate +0-14 'Voted #93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b][url=&quot; &amp; [Numbers.E110] &amp; &quot;]&quot; &amp; [Numbers.D110] &amp; &quot;[/url][/b]&quot; &amp;  &quot; [&quot; &amp; [Numbers.C110] &amp; &quot;: [size=85]&quot; &amp; [Numbers.F110] &amp; &quot;[/size]]&quot;; &quot;&quot;)" office:value-type="string" office:string-value="93. [b][url=https://forum.zdoom.org/viewtopic.php?f=19&amp;t=59198]Irontusk’s Diablo 3D[/url][/b] [4: [size=85]PlayerLin: 3, Valken: 1[/size]]" calcext:value-type="string">
            <text:p>93. [b][url=https://forum.zdoom.org/viewtopic.php?f=19&amp;t=59198]Irontusk’s Diablo 3D[/url][/b] [4: [size=85]PlayerLin: 3, Valken: 1[/size]]</text:p>
          </table:table-cell>
          <table:table-cell table:formula="of:=IF([Numbers.C110] &gt; 0; &quot;convert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Irontusk’s_Diablo_3D.png" calcext:value-type="string">
            <text:p>convert background.png -font Arial -gravity Center -size 270 -pointsize 24 -fill black -annotate +0-14 'Voted #93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b][url=&quot; &amp; [Numbers.E111] &amp; &quot;]&quot; &amp; [Numbers.D111] &amp; &quot;[/url][/b]&quot; &amp;  &quot; [&quot; &amp; [Numbers.C111] &amp; &quot;: [size=85]&quot; &amp; [Numbers.F111] &amp; &quot;[/size]]&quot;; &quot;&quot;)" office:value-type="string" office:string-value="93. [b][url=https://forum.zdoom.org/viewtopic.php?f=43&amp;t=47229#p798227]JohnnyDoom[/url][/b] [4: [size=85]Brohnesorge: 3, Turbo: 1[/size]]" calcext:value-type="string">
            <text:p>93. [b][url=https://forum.zdoom.org/viewtopic.php?f=43&amp;t=47229#p798227]JohnnyDoom[/url][/b] [4: [size=85]Brohnesorge: 3, Turbo: 1[/size]]</text:p>
          </table:table-cell>
          <table:table-cell table:formula="of:=IF([Numbers.C111] &gt; 0; &quot;convert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JohnnyDoom.png" calcext:value-type="string">
            <text:p>convert background.png -font Arial -gravity Center -size 270 -pointsize 24 -fill black -annotate +0-14 'Voted #93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b][url=&quot; &amp; [Numbers.E112] &amp; &quot;]&quot; &amp; [Numbers.D112] &amp; &quot;[/url][/b]&quot; &amp;  &quot; [&quot; &amp; [Numbers.C112] &amp; &quot;: [size=85]&quot; &amp; [Numbers.F112] &amp; &quot;[/size]]&quot;; &quot;&quot;)" office:value-type="string" office:string-value="93. [b][url=https://forum.zdoom.org/viewtopic.php?f=43&amp;t=57092#p1006758]Juvenile Power Fantasy[/url][/b] [4: [size=85]Brohnesorge: 2, Rachael: 1, Shi No Hime: 1[/size]]" calcext:value-type="string">
            <text:p>93. [b][url=https://forum.zdoom.org/viewtopic.php?f=43&amp;t=57092#p1006758]Juvenile Power Fantasy[/url][/b] [4: [size=85]Brohnesorge: 2, Rachael: 1, Shi No Hime: 1[/size]]</text:p>
          </table:table-cell>
          <table:table-cell table:formula="of:=IF([Numbers.C112] &gt; 0; &quot;convert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Juvenile_Power_Fantasy.png" calcext:value-type="string">
            <text:p>convert background.png -font Arial -gravity Center -size 270 -pointsize 24 -fill black -annotate +0-14 'Voted #93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b][url=&quot; &amp; [Numbers.E113] &amp; &quot;]&quot; &amp; [Numbers.D113] &amp; &quot;[/url][/b]&quot; &amp;  &quot; [&quot; &amp; [Numbers.C113] &amp; &quot;: [size=85]&quot; &amp; [Numbers.F113] &amp; &quot;[/size]]&quot;; &quot;&quot;)" office:value-type="string" office:string-value="93. [b][url=https://forum.zdoom.org/viewtopic.php?f=46&amp;t=33079#p626384]NC HUD[/url][/b] [4: [size=85]m8f: 1, Squirb: 3[/size]]" calcext:value-type="string">
            <text:p>93. [b][url=https://forum.zdoom.org/viewtopic.php?f=46&amp;t=33079#p626384]NC HUD[/url][/b] [4: [size=85]m8f: 1, Squirb: 3[/size]]</text:p>
          </table:table-cell>
          <table:table-cell table:formula="of:=IF([Numbers.C113] &gt; 0; &quot;convert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NC_HUD.png" calcext:value-type="string">
            <text:p>convert background.png -font Arial -gravity Center -size 270 -pointsize 24 -fill black -annotate +0-14 'Voted #9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b][url=&quot; &amp; [Numbers.E114] &amp; &quot;]&quot; &amp; [Numbers.D114] &amp; &quot;[/url][/b]&quot; &amp;  &quot; [&quot; &amp; [Numbers.C114] &amp; &quot;: [size=85]&quot; &amp; [Numbers.F114] &amp; &quot;[/size]]&quot;; &quot;&quot;)" office:value-type="string" office:string-value="93. [b][url=http://www.perkristian.net/game_doom-sfx.shtml]Perkristan's HD Sounds[/url][/b] [4: [size=85]Caligari87: 1, AlexThePianoNailer: 2, LastManonEarth: 1[/size]]" calcext:value-type="string">
            <text:p>93. [b][url=http://www.perkristian.net/game_doom-sfx.shtml]Perkristan's HD Sounds[/url][/b] [4: [size=85]Caligari87: 1, AlexThePianoNailer: 2, LastManonEarth: 1[/size]]</text:p>
          </table:table-cell>
          <table:table-cell table:formula="of:=IF([Numbers.C114] &gt; 0; &quot;convert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Perkristan_s_HD_Sounds.png" calcext:value-type="string">
            <text:p>convert background.png -font Arial -gravity Center -size 270 -pointsize 24 -fill black -annotate +0-14 'Voted #9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b][url=&quot; &amp; [Numbers.E115] &amp; &quot;]&quot; &amp; [Numbers.D115] &amp; &quot;[/url][/b]&quot; &amp;  &quot; [&quot; &amp; [Numbers.C115] &amp; &quot;: [size=85]&quot; &amp; [Numbers.F115] &amp; &quot;[/size]]&quot;; &quot;&quot;)" office:value-type="string" office:string-value="93. [b][url=https://forum.zdoom.org/viewtopic.php?t=23024&amp;#p451257]Serpent Resurrection[/url][/b] [4: [size=85]The Ultimate DooMer: 1, TheMightyHeracross: 3[/size]]" calcext:value-type="string">
            <text:p>93. [b][url=https://forum.zdoom.org/viewtopic.php?t=23024&amp;#p451257]Serpent Resurrection[/url][/b] [4: [size=85]The Ultimate DooMer: 1, TheMightyHeracross: 3[/size]]</text:p>
          </table:table-cell>
          <table:table-cell table:formula="of:=IF([Numbers.C115] &gt; 0; &quot;convert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Serpent_Resurrection.png" calcext:value-type="string">
            <text:p>convert background.png -font Arial -gravity Center -size 270 -pointsize 24 -fill black -annotate +0-14 'Voted #93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b][url=&quot; &amp; [Numbers.E116] &amp; &quot;]&quot; &amp; [Numbers.D116] &amp; &quot;[/url][/b]&quot; &amp;  &quot; [&quot; &amp; [Numbers.C116] &amp; &quot;: [size=85]&quot; &amp; [Numbers.F116] &amp; &quot;[/size]]&quot;; &quot;&quot;)" office:value-type="string" office:string-value="93. [b][url=https://forum.zdoom.org/viewtopic.php?f=43&amp;t=57310#p1010252]Shades of Doom[/url][/b] [4: [size=85]Dr_Cosmobyte: 2, eharper256: 2[/size]]" calcext:value-type="string">
            <text:p>93. [b][url=https://forum.zdoom.org/viewtopic.php?f=43&amp;t=57310#p1010252]Shades of Doom[/url][/b] [4: [size=85]Dr_Cosmobyte: 2, eharper256: 2[/size]]</text:p>
          </table:table-cell>
          <table:table-cell table:formula="of:=IF([Numbers.C116] &gt; 0; &quot;convert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Shades_of_Doom.png" calcext:value-type="string">
            <text:p>convert background.png -font Arial -gravity Center -size 270 -pointsize 24 -fill black -annotate +0-14 'Voted #93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b][url=&quot; &amp; [Numbers.E117] &amp; &quot;]&quot; &amp; [Numbers.D117] &amp; &quot;[/url][/b]&quot; &amp;  &quot; [&quot; &amp; [Numbers.C117] &amp; &quot;: [size=85]&quot; &amp; [Numbers.F117] &amp; &quot;[/size]]&quot;; &quot;&quot;)" office:value-type="string" office:string-value="93. [b][url=https://forum.zdoom.org/viewtopic.php?t=47302#p800865]Shut up and Bleed[/url][/b] [4: [size=85]Dr_Cosmobyte: 1, Somagu: 1, Azba: 1, YukesVonFaust: 1[/size]]" calcext:value-type="string">
            <text:p>93. [b][url=https://forum.zdoom.org/viewtopic.php?t=47302#p800865]Shut up and Bleed[/url][/b] [4: [size=85]Dr_Cosmobyte: 1, Somagu: 1, Azba: 1, YukesVonFaust: 1[/size]]</text:p>
          </table:table-cell>
          <table:table-cell table:formula="of:=IF([Numbers.C117] &gt; 0; &quot;convert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Shut_up_and_Bleed.png" calcext:value-type="string">
            <text:p>convert background.png -font Arial -gravity Center -size 270 -pointsize 24 -fill black -annotate +0-14 'Voted #9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b][url=&quot; &amp; [Numbers.E118] &amp; &quot;]&quot; &amp; [Numbers.D118] &amp; &quot;[/url][/b]&quot; &amp;  &quot; [&quot; &amp; [Numbers.C118] &amp; &quot;: [size=85]&quot; &amp; [Numbers.F118] &amp; &quot;[/size]]&quot;; &quot;&quot;)" office:value-type="string" office:string-value="93. [b][url=https://forum.zdoom.org/viewtopic.php?f=105&amp;t=54992#p971348]SpriteShadow[/url][/b] [4: [size=85]m8f: 1, Caligari87: 1, Hipnotic Rogue: 1, Cyanide: 1[/size]]" calcext:value-type="string">
            <text:p>93. [b][url=https://forum.zdoom.org/viewtopic.php?f=105&amp;t=54992#p971348]SpriteShadow[/url][/b] [4: [size=85]m8f: 1, Caligari87: 1, Hipnotic Rogue: 1, Cyanide: 1[/size]]</text:p>
          </table:table-cell>
          <table:table-cell table:formula="of:=IF([Numbers.C118] &gt; 0; &quot;convert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SpriteShadow.png" calcext:value-type="string">
            <text:p>convert background.png -font Arial -gravity Center -size 270 -pointsize 24 -fill black -annotate +0-14 'Voted #93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b][url=&quot; &amp; [Numbers.E119] &amp; &quot;]&quot; &amp; [Numbers.D119] &amp; &quot;[/url][/b]&quot; &amp;  &quot; [&quot; &amp; [Numbers.C119] &amp; &quot;: [size=85]&quot; &amp; [Numbers.F119] &amp; &quot;[/size]]&quot;; &quot;&quot;)" office:value-type="string" office:string-value="93. [b][url=https://www.moddb.com/mods/total-chaos]Total Chaos[/url][/b] [4: [size=85]kultasakaali: 4[/size]]" calcext:value-type="string">
            <text:p>93. [b][url=https://www.moddb.com/mods/total-chaos]Total Chaos[/url][/b] [4: [size=85]kultasakaali: 4[/size]]</text:p>
          </table:table-cell>
          <table:table-cell table:formula="of:=IF([Numbers.C119] &gt; 0; &quot;convert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Total_Chaos.png" calcext:value-type="string">
            <text:p>convert background.png -font Arial -gravity Center -size 270 -pointsize 24 -fill black -annotate +0-14 'Voted #93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b][url=&quot; &amp; [Numbers.E120] &amp; &quot;]&quot; &amp; [Numbers.D120] &amp; &quot;[/url][/b]&quot; &amp;  &quot; [&quot; &amp; [Numbers.C120] &amp; &quot;: [size=85]&quot; &amp; [Numbers.F120] &amp; &quot;[/size]]&quot;; &quot;&quot;)" office:value-type="string" office:string-value="93. [b][url=https://forum.zdoom.org/viewtopic.php?t=55741#p985511]Waterlab GZD[/url][/b] [4: [size=85]Caligari87: 1, Jaxxoon R: 3[/size]]" calcext:value-type="string">
            <text:p>93. [b][url=https://forum.zdoom.org/viewtopic.php?t=55741#p985511]Waterlab GZD[/url][/b] [4: [size=85]Caligari87: 1, Jaxxoon R: 3[/size]]</text:p>
          </table:table-cell>
          <table:table-cell table:formula="of:=IF([Numbers.C120] &gt; 0; &quot;convert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Waterlab_GZD.png" calcext:value-type="string">
            <text:p>convert background.png -font Arial -gravity Center -size 270 -pointsize 24 -fill black -annotate +0-14 'Voted #93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b][url=&quot; &amp; [Numbers.E121] &amp; &quot;]&quot; &amp; [Numbers.D121] &amp; &quot;[/url][/b]&quot; &amp;  &quot; [&quot; &amp; [Numbers.C121] &amp; &quot;: [size=85]&quot; &amp; [Numbers.F121] &amp; &quot;[/size]]&quot;; &quot;&quot;)" office:value-type="string" office:string-value="93. [b][url=https://zandronum.com/forum/viewtopic.php?t=123]Who Dun It[/url][/b] [4: [size=85]Matt: 2, Revae: 2[/size]]" calcext:value-type="string">
            <text:p>93. [b][url=https://zandronum.com/forum/viewtopic.php?t=123]Who Dun It[/url][/b] [4: [size=85]Matt: 2, Revae: 2[/size]]</text:p>
          </table:table-cell>
          <table:table-cell table:formula="of:=IF([Numbers.C121] &gt; 0; &quot;convert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Who_Dun_It.png" calcext:value-type="string">
            <text:p>convert background.png -font Arial -gravity Center -size 270 -pointsize 24 -fill black -annotate +0-14 'Voted #93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b][url=&quot; &amp; [Numbers.E122] &amp; &quot;]&quot; &amp; [Numbers.D122] &amp; &quot;[/url][/b]&quot; &amp;  &quot; [&quot; &amp; [Numbers.C122] &amp; &quot;: [size=85]&quot; &amp; [Numbers.F122] &amp; &quot;[/size]]&quot;; &quot;&quot;)" office:value-type="string" office:string-value="119. [b][url=https://forum.zdoom.org/viewtopic.php?f=43&amp;t=65962]10.5x[/url][/b] [3: [size=85]fcas3t: 3[/size]]" calcext:value-type="string">
            <text:p>119. [b][url=https://forum.zdoom.org/viewtopic.php?f=43&amp;t=65962]10.5x[/url][/b] [3: [size=85]fcas3t: 3[/size]]</text:p>
          </table:table-cell>
          <table:table-cell table:formula="of:=IF([Numbers.C122] &gt; 0; &quot;convert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10.5x.png" calcext:value-type="string">
            <text:p>convert background.png -font Arial -gravity Center -size 270 -pointsize 24 -fill black -annotate +0-14 'Voted #119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b][url=&quot; &amp; [Numbers.E123] &amp; &quot;]&quot; &amp; [Numbers.D123] &amp; &quot;[/url][/b]&quot; &amp;  &quot; [&quot; &amp; [Numbers.C123] &amp; &quot;: [size=85]&quot; &amp; [Numbers.F123] &amp; &quot;[/size]]&quot;; &quot;&quot;)" office:value-type="string" office:string-value="119. [b][url=https://www.doomworld.com/idgames/combos/alanguns]Alandoguns[/url][/b] [3: [size=85]lil'devil: 1, Мichаеlis: 2[/size]]" calcext:value-type="string">
            <text:p>119. [b][url=https://www.doomworld.com/idgames/combos/alanguns]Alandoguns[/url][/b] [3: [size=85]lil'devil: 1, Мichаеlis: 2[/size]]</text:p>
          </table:table-cell>
          <table:table-cell table:formula="of:=IF([Numbers.C123] &gt; 0; &quot;convert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Alandoguns.png" calcext:value-type="string">
            <text:p>convert background.png -font Arial -gravity Center -size 270 -pointsize 24 -fill black -annotate +0-14 'Voted #119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b][url=&quot; &amp; [Numbers.E124] &amp; &quot;]&quot; &amp; [Numbers.D124] &amp; &quot;[/url][/b]&quot; &amp;  &quot; [&quot; &amp; [Numbers.C124] &amp; &quot;: [size=85]&quot; &amp; [Numbers.F124] &amp; &quot;[/size]]&quot;; &quot;&quot;)" office:value-type="string" office:string-value="119. [b][url=https://www.doomworld.com/forum/topic/106932-demov3-release-aliens-eradication/]Aliens: Eradication[/url][/b] [3: [size=85]Curunir: 3[/size]]" calcext:value-type="string">
            <text:p>119. [b][url=https://www.doomworld.com/forum/topic/106932-demov3-release-aliens-eradication/]Aliens: Eradication[/url][/b] [3: [size=85]Curunir: 3[/size]]</text:p>
          </table:table-cell>
          <table:table-cell table:formula="of:=IF([Numbers.C124] &gt; 0; &quot;convert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Aliens:_Eradication.png" calcext:value-type="string">
            <text:p>convert background.png -font Arial -gravity Center -size 270 -pointsize 24 -fill black -annotate +0-14 'Voted #119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b][url=&quot; &amp; [Numbers.E125] &amp; &quot;]&quot; &amp; [Numbers.D125] &amp; &quot;[/url][/b]&quot; &amp;  &quot; [&quot; &amp; [Numbers.C125] &amp; &quot;: [size=85]&quot; &amp; [Numbers.F125] &amp; &quot;[/size]]&quot;; &quot;&quot;)" office:value-type="string" office:string-value="119. [b][url=https://forum.zdoom.org/viewtopic.php?f=43&amp;t=66881]Bitter Heretic[/url][/b] [3: [size=85]Jarewill: 1, Sharazar256: 2[/size]]" calcext:value-type="string">
            <text:p>119. [b][url=https://forum.zdoom.org/viewtopic.php?f=43&amp;t=66881]Bitter Heretic[/url][/b] [3: [size=85]Jarewill: 1, Sharazar256: 2[/size]]</text:p>
          </table:table-cell>
          <table:table-cell table:formula="of:=IF([Numbers.C125] &gt; 0; &quot;convert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Bitter_Heretic.png" calcext:value-type="string">
            <text:p>convert background.png -font Arial -gravity Center -size 270 -pointsize 24 -fill black -annotate +0-14 'Voted #119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b][url=&quot; &amp; [Numbers.E126] &amp; &quot;]&quot; &amp; [Numbers.D126] &amp; &quot;[/url][/b]&quot; &amp;  &quot; [&quot; &amp; [Numbers.C126] &amp; &quot;: [size=85]&quot; &amp; [Numbers.F126] &amp; &quot;[/size]]&quot;; &quot;&quot;)" office:value-type="string" office:string-value="119. [b][url=https://forum.zdoom.org/viewtopic.php?t=34569#p653208]Call of Dooty[/url][/b] [3: [size=85]wolfmanfp: 1, kultasakaali: 2[/size]]" calcext:value-type="string">
            <text:p>119. [b][url=https://forum.zdoom.org/viewtopic.php?t=34569#p653208]Call of Dooty[/url][/b] [3: [size=85]wolfmanfp: 1, kultasakaali: 2[/size]]</text:p>
          </table:table-cell>
          <table:table-cell table:formula="of:=IF([Numbers.C126] &gt; 0; &quot;convert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Call_of_Dooty.png" calcext:value-type="string">
            <text:p>convert background.png -font Arial -gravity Center -size 270 -pointsize 24 -fill black -annotate +0-14 'Voted #119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b][url=&quot; &amp; [Numbers.E127] &amp; &quot;]&quot; &amp; [Numbers.D127] &amp; &quot;[/url][/b]&quot; &amp;  &quot; [&quot; &amp; [Numbers.C127] &amp; &quot;: [size=85]&quot; &amp; [Numbers.F127] &amp; &quot;[/size]]&quot;; &quot;&quot;)" office:value-type="string" office:string-value="119. [b][url=https://forum.zdoom.org/viewtopic.php?f=19&amp;t=57800#p1017196]Castlevania - Simon's Destiny[/url][/b] [3: [size=85]Rachael: 1, QuakedoomNukem Cz: 1, MasterBeavis: 1[/size]]" calcext:value-type="string">
            <text:p>119. [b][url=https://forum.zdoom.org/viewtopic.php?f=19&amp;t=57800#p1017196]Castlevania - Simon's Destiny[/url][/b] [3: [size=85]Rachael: 1, QuakedoomNukem Cz: 1, MasterBeavis: 1[/size]]</text:p>
          </table:table-cell>
          <table:table-cell table:formula="of:=IF([Numbers.C127] &gt; 0; &quot;convert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Castlevania_-_Simon_s_Destiny.png" calcext:value-type="string">
            <text:p>convert background.png -font Arial -gravity Center -size 270 -pointsize 24 -fill black -annotate +0-14 'Voted #11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b][url=&quot; &amp; [Numbers.E128] &amp; &quot;]&quot; &amp; [Numbers.D128] &amp; &quot;[/url][/b]&quot; &amp;  &quot; [&quot; &amp; [Numbers.C128] &amp; &quot;: [size=85]&quot; &amp; [Numbers.F128] &amp; &quot;[/size]]&quot;; &quot;&quot;)" office:value-type="string" office:string-value="119. [b][url=https://zdoom.org/wiki/Cold_as_Hell]Cold as Hell[/url][/b] [3: [size=85]Ravick: 1, Solmir : 2[/size]]" calcext:value-type="string">
            <text:p>119. [b][url=https://zdoom.org/wiki/Cold_as_Hell]Cold as Hell[/url][/b] [3: [size=85]Ravick: 1, Solmir : 2[/size]]</text:p>
          </table:table-cell>
          <table:table-cell table:formula="of:=IF([Numbers.C128] &gt; 0; &quot;convert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Cold_as_Hell.png" calcext:value-type="string">
            <text:p>convert background.png -font Arial -gravity Center -size 270 -pointsize 24 -fill black -annotate +0-14 'Voted #119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b][url=&quot; &amp; [Numbers.E129] &amp; &quot;]&quot; &amp; [Numbers.D129] &amp; &quot;[/url][/b]&quot; &amp;  &quot; [&quot; &amp; [Numbers.C129] &amp; &quot;: [size=85]&quot; &amp; [Numbers.F129] &amp; &quot;[/size]]&quot;; &quot;&quot;)" office:value-type="string" office:string-value="119. [b][url=https://forum.zdoom.org/viewtopic.php?f=19&amp;t=61211]Compendium[/url][/b] [3: [size=85]fcas3t: 3[/size]]" calcext:value-type="string">
            <text:p>119. [b][url=https://forum.zdoom.org/viewtopic.php?f=19&amp;t=61211]Compendium[/url][/b] [3: [size=85]fcas3t: 3[/size]]</text:p>
          </table:table-cell>
          <table:table-cell table:formula="of:=IF([Numbers.C129] &gt; 0; &quot;convert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Compendium.png" calcext:value-type="string">
            <text:p>convert background.png -font Arial -gravity Center -size 270 -pointsize 24 -fill black -annotate +0-14 'Voted #119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b][url=&quot; &amp; [Numbers.E130] &amp; &quot;]&quot; &amp; [Numbers.D130] &amp; &quot;[/url][/b]&quot; &amp;  &quot; [&quot; &amp; [Numbers.C130] &amp; &quot;: [size=85]&quot; &amp; [Numbers.F130] &amp; &quot;[/size]]&quot;; &quot;&quot;)" office:value-type="string" office:string-value="119. [b][url=https://forum.zdoom.org/viewtopic.php?f=43&amp;t=58535#p1028376]Complex Doom[/url][/b] [3: [size=85]leodoom85: 1, Rowsol: 1, iamcarrotmaster: 1[/size]]" calcext:value-type="string">
            <text:p>119. [b][url=https://forum.zdoom.org/viewtopic.php?f=43&amp;t=58535#p1028376]Complex Doom[/url][/b] [3: [size=85]leodoom85: 1, Rowsol: 1, iamcarrotmaster: 1[/size]]</text:p>
          </table:table-cell>
          <table:table-cell table:formula="of:=IF([Numbers.C130] &gt; 0; &quot;convert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Complex_Doom.png" calcext:value-type="string">
            <text:p>convert background.png -font Arial -gravity Center -size 270 -pointsize 24 -fill black -annotate +0-14 'Voted #11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b][url=&quot; &amp; [Numbers.E131] &amp; &quot;]&quot; &amp; [Numbers.D131] &amp; &quot;[/url][/b]&quot; &amp;  &quot; [&quot; &amp; [Numbers.C131] &amp; &quot;: [size=85]&quot; &amp; [Numbers.F131] &amp; &quot;[/size]]&quot;; &quot;&quot;)" office:value-type="string" office:string-value="119. [b][url=https://forum.zdoom.org/viewtopic.php?t=55048#p972862]DamNums[/url][/b] [3: [size=85]Hipnotic Rogue: 1, Мichаеlis: 1, Hexereticdoom: 1[/size]]" calcext:value-type="string">
            <text:p>119. [b][url=https://forum.zdoom.org/viewtopic.php?t=55048#p972862]DamNums[/url][/b] [3: [size=85]Hipnotic Rogue: 1, Мichаеlis: 1, Hexereticdoom: 1[/size]]</text:p>
          </table:table-cell>
          <table:table-cell table:formula="of:=IF([Numbers.C131] &gt; 0; &quot;convert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DamNums.png" calcext:value-type="string">
            <text:p>convert background.png -font Arial -gravity Center -size 270 -pointsize 24 -fill black -annotate +0-14 'Voted #119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b][url=&quot; &amp; [Numbers.E132] &amp; &quot;]&quot; &amp; [Numbers.D132] &amp; &quot;[/url][/b]&quot; &amp;  &quot; [&quot; &amp; [Numbers.C132] &amp; &quot;: [size=85]&quot; &amp; [Numbers.F132] &amp; &quot;[/size]]&quot;; &quot;&quot;)" office:value-type="string" office:string-value="119. [b][url=https://forum.zdoom.org/viewtopic.php?t=58375#p1025963]Dark Encounters[/url][/b] [3: [size=85]The Ultimate DooMer: 1, TheZombie: 2[/size]]" calcext:value-type="string">
            <text:p>119. [b][url=https://forum.zdoom.org/viewtopic.php?t=58375#p1025963]Dark Encounters[/url][/b] [3: [size=85]The Ultimate DooMer: 1, TheZombie: 2[/size]]</text:p>
          </table:table-cell>
          <table:table-cell table:formula="of:=IF([Numbers.C132] &gt; 0; &quot;convert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Dark_Encounters.png" calcext:value-type="string">
            <text:p>convert background.png -font Arial -gravity Center -size 270 -pointsize 24 -fill black -annotate +0-14 'Voted #119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b][url=&quot; &amp; [Numbers.E133] &amp; &quot;]&quot; &amp; [Numbers.D133] &amp; &quot;[/url][/b]&quot; &amp;  &quot; [&quot; &amp; [Numbers.C133] &amp; &quot;: [size=85]&quot; &amp; [Numbers.F133] &amp; &quot;[/size]]&quot;; &quot;&quot;)" office:value-type="string" office:string-value="119. [b][url=https://www.doomworld.com/idgames/combos/wwhcdiaz]Diaz: Last Hours of Purity[/url][/b] [3: [size=85]TheMightyHeracross: 3[/size]]" calcext:value-type="string">
            <text:p>119. [b][url=https://www.doomworld.com/idgames/combos/wwhcdiaz]Diaz: Last Hours of Purity[/url][/b] [3: [size=85]TheMightyHeracross: 3[/size]]</text:p>
          </table:table-cell>
          <table:table-cell table:formula="of:=IF([Numbers.C133] &gt; 0; &quot;convert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Diaz:_Last_Hours_of_Purity.png" calcext:value-type="string">
            <text:p>convert background.png -font Arial -gravity Center -size 270 -pointsize 24 -fill black -annotate +0-14 'Voted #119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b][url=&quot; &amp; [Numbers.E134] &amp; &quot;]&quot; &amp; [Numbers.D134] &amp; &quot;[/url][/b]&quot; &amp;  &quot; [&quot; &amp; [Numbers.C134] &amp; &quot;: [size=85]&quot; &amp; [Numbers.F134] &amp; &quot;[/size]]&quot;; &quot;&quot;)" office:value-type="string" office:string-value="119. [b][url=https://forum.zdoom.org/viewtopic.php?f=43&amp;t=60984]Dusted's Pandemonia[/url][/b] [3: [size=85]omxgamer127: 3[/size]]" calcext:value-type="string">
            <text:p>119. [b][url=https://forum.zdoom.org/viewtopic.php?f=43&amp;t=60984]Dusted's Pandemonia[/url][/b] [3: [size=85]omxgamer127: 3[/size]]</text:p>
          </table:table-cell>
          <table:table-cell table:formula="of:=IF([Numbers.C134] &gt; 0; &quot;convert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Dusted_s_Pandemonia.png" calcext:value-type="string">
            <text:p>convert background.png -font Arial -gravity Center -size 270 -pointsize 24 -fill black -annotate +0-14 'Voted #119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b][url=&quot; &amp; [Numbers.E135] &amp; &quot;]&quot; &amp; [Numbers.D135] &amp; &quot;[/url][/b]&quot; &amp;  &quot; [&quot; &amp; [Numbers.C135] &amp; &quot;: [size=85]&quot; &amp; [Numbers.F135] &amp; &quot;[/size]]&quot;; &quot;&quot;)" office:value-type="string" office:string-value="119. [b][url=https://forum.zdoom.org/viewtopic.php?f=19&amp;t=48208#p824651]Eriguns[/url][/b] [3: [size=85]Hipnotic Rogue: 1, Cyanide: 2[/size]]" calcext:value-type="string">
            <text:p>119. [b][url=https://forum.zdoom.org/viewtopic.php?f=19&amp;t=48208#p824651]Eriguns[/url][/b] [3: [size=85]Hipnotic Rogue: 1, Cyanide: 2[/size]]</text:p>
          </table:table-cell>
          <table:table-cell table:formula="of:=IF([Numbers.C135] &gt; 0; &quot;convert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Eriguns.png" calcext:value-type="string">
            <text:p>convert background.png -font Arial -gravity Center -size 270 -pointsize 24 -fill black -annotate +0-14 'Voted #119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b][url=&quot; &amp; [Numbers.E136] &amp; &quot;]&quot; &amp; [Numbers.D136] &amp; &quot;[/url][/b]&quot; &amp;  &quot; [&quot; &amp; [Numbers.C136] &amp; &quot;: [size=85]&quot; &amp; [Numbers.F136] &amp; &quot;[/size]]&quot;; &quot;&quot;)" office:value-type="string" office:string-value="119. [b][url=https://forum.zdoom.org/viewtopic.php?f=43&amp;t=58486#p1027620]Factotum[/url][/b] [3: [size=85]kadu522: 1, YukesVonFaust: 2[/size]]" calcext:value-type="string">
            <text:p>119. [b][url=https://forum.zdoom.org/viewtopic.php?f=43&amp;t=58486#p1027620]Factotum[/url][/b] [3: [size=85]kadu522: 1, YukesVonFaust: 2[/size]]</text:p>
          </table:table-cell>
          <table:table-cell table:formula="of:=IF([Numbers.C136] &gt; 0; &quot;convert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Factotum.png" calcext:value-type="string">
            <text:p>convert background.png -font Arial -gravity Center -size 270 -pointsize 24 -fill black -annotate +0-14 'Voted #119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b][url=&quot; &amp; [Numbers.E137] &amp; &quot;]&quot; &amp; [Numbers.D137] &amp; &quot;[/url][/b]&quot; &amp;  &quot; [&quot; &amp; [Numbers.C137] &amp; &quot;: [size=85]&quot; &amp; [Numbers.F137] &amp; &quot;[/size]]&quot;; &quot;&quot;)" office:value-type="string" office:string-value="119. [b][url=https://forum.zdoom.org/viewtopic.php?f=46&amp;t=16768#p330879]Full GZDoom Skybox Set[/url][/b] [3: [size=85]Matt: 2, Hexereticdoom: 1[/size]]" calcext:value-type="string">
            <text:p>119. [b][url=https://forum.zdoom.org/viewtopic.php?f=46&amp;t=16768#p330879]Full GZDoom Skybox Set[/url][/b] [3: [size=85]Matt: 2, Hexereticdoom: 1[/size]]</text:p>
          </table:table-cell>
          <table:table-cell table:formula="of:=IF([Numbers.C137] &gt; 0; &quot;convert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Full_GZDoom_Skybox_Set.png" calcext:value-type="string">
            <text:p>convert background.png -font Arial -gravity Center -size 270 -pointsize 24 -fill black -annotate +0-14 'Voted #119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b][url=&quot; &amp; [Numbers.E138] &amp; &quot;]&quot; &amp; [Numbers.D138] &amp; &quot;[/url][/b]&quot; &amp;  &quot; [&quot; &amp; [Numbers.C138] &amp; &quot;: [size=85]&quot; &amp; [Numbers.F138] &amp; &quot;[/size]]&quot;; &quot;&quot;)" office:value-type="string" office:string-value="119. [b][url=https://www.doomworld.com/idgames/levels/doom2/Ports/a-c/circus666]Happy Time Circus[/url][/b] [3: [size=85]Major Cooke: 3[/size]]" calcext:value-type="string">
            <text:p>119. [b][url=https://www.doomworld.com/idgames/levels/doom2/Ports/a-c/circus666]Happy Time Circus[/url][/b] [3: [size=85]Major Cooke: 3[/size]]</text:p>
          </table:table-cell>
          <table:table-cell table:formula="of:=IF([Numbers.C138] &gt; 0; &quot;convert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Happy_Time_Circus.png" calcext:value-type="string">
            <text:p>convert background.png -font Arial -gravity Center -size 270 -pointsize 24 -fill black -annotate +0-14 'Voted #119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b][url=&quot; &amp; [Numbers.E139] &amp; &quot;]&quot; &amp; [Numbers.D139] &amp; &quot;[/url][/b]&quot; &amp;  &quot; [&quot; &amp; [Numbers.C139] &amp; &quot;: [size=85]&quot; &amp; [Numbers.F139] &amp; &quot;[/size]]&quot;; &quot;&quot;)" office:value-type="string" office:string-value="119. [b][url=https://forum.zdoom.org/viewtopic.php?f=43&amp;t=45145]Hard-Doom[/url][/b] [3: [size=85]Zonky: 3[/size]]" calcext:value-type="string">
            <text:p>119. [b][url=https://forum.zdoom.org/viewtopic.php?f=43&amp;t=45145]Hard-Doom[/url][/b] [3: [size=85]Zonky: 3[/size]]</text:p>
          </table:table-cell>
          <table:table-cell table:formula="of:=IF([Numbers.C139] &gt; 0; &quot;convert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Hard-Doom.png" calcext:value-type="string">
            <text:p>convert background.png -font Arial -gravity Center -size 270 -pointsize 24 -fill black -annotate +0-14 'Voted #119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b][url=&quot; &amp; [Numbers.E140] &amp; &quot;]&quot; &amp; [Numbers.D140] &amp; &quot;[/url][/b]&quot; &amp;  &quot; [&quot; &amp; [Numbers.C140] &amp; &quot;: [size=85]&quot; &amp; [Numbers.F140] &amp; &quot;[/size]]&quot;; &quot;&quot;)" office:value-type="string" office:string-value="119. [b][url=https://forum.zdoom.org/viewtopic.php?f=43&amp;t=48074#p820532]HXRTC Project[/url][/b] [3: [size=85]leodoom85: 1, ClessxAlghazanth: 2[/size]]" calcext:value-type="string">
            <text:p>119. [b][url=https://forum.zdoom.org/viewtopic.php?f=43&amp;t=48074#p820532]HXRTC Project[/url][/b] [3: [size=85]leodoom85: 1, ClessxAlghazanth: 2[/size]]</text:p>
          </table:table-cell>
          <table:table-cell table:formula="of:=IF([Numbers.C140] &gt; 0; &quot;convert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HXRTC_Project.png" calcext:value-type="string">
            <text:p>convert background.png -font Arial -gravity Center -size 270 -pointsize 24 -fill black -annotate +0-14 'Voted #119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b][url=&quot; &amp; [Numbers.E141] &amp; &quot;]&quot; &amp; [Numbers.D141] &amp; &quot;[/url][/b]&quot; &amp;  &quot; [&quot; &amp; [Numbers.C141] &amp; &quot;: [size=85]&quot; &amp; [Numbers.F141] &amp; &quot;[/size]]&quot;; &quot;&quot;)" office:value-type="string" office:string-value="119. [b][url=https://forum.zdoom.org/viewtopic.php?f=43&amp;t=37130#p705156]Insanity's Requiem[/url][/b] [3: [size=85]D3athStalker: 2, Martinoz: 1[/size]]" calcext:value-type="string">
            <text:p>119. [b][url=https://forum.zdoom.org/viewtopic.php?f=43&amp;t=37130#p705156]Insanity's Requiem[/url][/b] [3: [size=85]D3athStalker: 2, Martinoz: 1[/size]]</text:p>
          </table:table-cell>
          <table:table-cell table:formula="of:=IF([Numbers.C141] &gt; 0; &quot;convert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Insanity_s_Requiem.png" calcext:value-type="string">
            <text:p>convert background.png -font Arial -gravity Center -size 270 -pointsize 24 -fill black -annotate +0-14 'Voted #119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b][url=&quot; &amp; [Numbers.E142] &amp; &quot;]&quot; &amp; [Numbers.D142] &amp; &quot;[/url][/b]&quot; &amp;  &quot; [&quot; &amp; [Numbers.C142] &amp; &quot;: [size=85]&quot; &amp; [Numbers.F142] &amp; &quot;[/size]]&quot;; &quot;&quot;)" office:value-type="string" office:string-value="119. [b][url=https://forum.zdoom.org/viewtopic.php?f=46&amp;t=29117#p553405]Jimmy’s Jukebox[/url][/b] [3: [size=85]Tapwave: 3[/size]]" calcext:value-type="string">
            <text:p>119. [b][url=https://forum.zdoom.org/viewtopic.php?f=46&amp;t=29117#p553405]Jimmy’s Jukebox[/url][/b] [3: [size=85]Tapwave: 3[/size]]</text:p>
          </table:table-cell>
          <table:table-cell table:formula="of:=IF([Numbers.C142] &gt; 0; &quot;convert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Jimmy’s_Jukebox.png" calcext:value-type="string">
            <text:p>convert background.png -font Arial -gravity Center -size 270 -pointsize 24 -fill black -annotate +0-14 'Voted #119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b][url=&quot; &amp; [Numbers.E143] &amp; &quot;]&quot; &amp; [Numbers.D143] &amp; &quot;[/url][/b]&quot; &amp;  &quot; [&quot; &amp; [Numbers.C143] &amp; &quot;: [size=85]&quot; &amp; [Numbers.F143] &amp; &quot;[/size]]&quot;; &quot;&quot;)" office:value-type="string" office:string-value="119. [b][url=https://doomwiki.org/wiki/Psychophobia]Psychophobia[/url][/b] [3: [size=85]Doomguy914: 3[/size]]" calcext:value-type="string">
            <text:p>119. [b][url=https://doomwiki.org/wiki/Psychophobia]Psychophobia[/url][/b] [3: [size=85]Doomguy914: 3[/size]]</text:p>
          </table:table-cell>
          <table:table-cell table:formula="of:=IF([Numbers.C143] &gt; 0; &quot;convert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Psychophobia.png" calcext:value-type="string">
            <text:p>convert background.png -font Arial -gravity Center -size 270 -pointsize 24 -fill black -annotate +0-14 'Voted #119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b][url=&quot; &amp; [Numbers.E144] &amp; &quot;]&quot; &amp; [Numbers.D144] &amp; &quot;[/url][/b]&quot; &amp;  &quot; [&quot; &amp; [Numbers.C144] &amp; &quot;: [size=85]&quot; &amp; [Numbers.F144] &amp; &quot;[/size]]&quot;; &quot;&quot;)" office:value-type="string" office:string-value="119. [b][url=http://www.prodigal-game.com/doomwads.html]Redux E2M4[/url][/b] [3: [size=85]Jaxxoon R: 3[/size]]" calcext:value-type="string">
            <text:p>119. [b][url=http://www.prodigal-game.com/doomwads.html]Redux E2M4[/url][/b] [3: [size=85]Jaxxoon R: 3[/size]]</text:p>
          </table:table-cell>
          <table:table-cell table:formula="of:=IF([Numbers.C144] &gt; 0; &quot;convert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Redux_E2M4.png" calcext:value-type="string">
            <text:p>convert background.png -font Arial -gravity Center -size 270 -pointsize 24 -fill black -annotate +0-14 'Voted #119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b][url=&quot; &amp; [Numbers.E145] &amp; &quot;]&quot; &amp; [Numbers.D145] &amp; &quot;[/url][/b]&quot; &amp;  &quot; [&quot; &amp; [Numbers.C145] &amp; &quot;: [size=85]&quot; &amp; [Numbers.F145] &amp; &quot;[/size]]&quot;; &quot;&quot;)" office:value-type="string" office:string-value="119. [b][url=https://forum.zdoom.org/viewtopic.php?f=45&amp;t=24974#p479313]scalliano's 667 Shuffle[/url][/b] [3: [size=85]leodoom85: 1, Мichаеlis: 2[/size]]" calcext:value-type="string">
            <text:p>119. [b][url=https://forum.zdoom.org/viewtopic.php?f=45&amp;t=24974#p479313]scalliano's 667 Shuffle[/url][/b] [3: [size=85]leodoom85: 1, Мichаеlis: 2[/size]]</text:p>
          </table:table-cell>
          <table:table-cell table:formula="of:=IF([Numbers.C145] &gt; 0; &quot;convert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scalliano_s_667_Shuffle.png" calcext:value-type="string">
            <text:p>convert background.png -font Arial -gravity Center -size 270 -pointsize 24 -fill black -annotate +0-14 'Voted #119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b][url=&quot; &amp; [Numbers.E146] &amp; &quot;]&quot; &amp; [Numbers.D146] &amp; &quot;[/url][/b]&quot; &amp;  &quot; [&quot; &amp; [Numbers.C146] &amp; &quot;: [size=85]&quot; &amp; [Numbers.F146] &amp; &quot;[/size]]&quot;; &quot;&quot;)" office:value-type="string" office:string-value="119. [b][url=https://forum.zdoom.org/viewtopic.php?f=45&amp;t=13704#p278356]The Ghoul's Forest 3[/url][/b] [3: [size=85]ibm5155: 1, lil'devil: 2[/size]]" calcext:value-type="string">
            <text:p>119. [b][url=https://forum.zdoom.org/viewtopic.php?f=45&amp;t=13704#p278356]The Ghoul's Forest 3[/url][/b] [3: [size=85]ibm5155: 1, lil'devil: 2[/size]]</text:p>
          </table:table-cell>
          <table:table-cell table:formula="of:=IF([Numbers.C146] &gt; 0; &quot;convert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The_Ghoul_s_Forest_3.png" calcext:value-type="string">
            <text:p>convert background.png -font Arial -gravity Center -size 270 -pointsize 24 -fill black -annotate +0-14 'Voted #119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b][url=&quot; &amp; [Numbers.E147] &amp; &quot;]&quot; &amp; [Numbers.D147] &amp; &quot;[/url][/b]&quot; &amp;  &quot; [&quot; &amp; [Numbers.C147] &amp; &quot;: [size=85]&quot; &amp; [Numbers.F147] &amp; &quot;[/size]]&quot;; &quot;&quot;)" office:value-type="string" office:string-value="119. [b][url=https://www.doomworld.com/idgames/levels/doom2/Ports/v-z/void]Void[/url][/b] [3: [size=85]Jaxxoon R: 3[/size]]" calcext:value-type="string">
            <text:p>119. [b][url=https://www.doomworld.com/idgames/levels/doom2/Ports/v-z/void]Void[/url][/b] [3: [size=85]Jaxxoon R: 3[/size]]</text:p>
          </table:table-cell>
          <table:table-cell table:formula="of:=IF([Numbers.C147] &gt; 0; &quot;convert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Void.png" calcext:value-type="string">
            <text:p>convert background.png -font Arial -gravity Center -size 270 -pointsize 24 -fill black -annotate +0-14 'Voted #119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b][url=&quot; &amp; [Numbers.E148] &amp; &quot;]&quot; &amp; [Numbers.D148] &amp; &quot;[/url][/b]&quot; &amp;  &quot; [&quot; &amp; [Numbers.C148] &amp; &quot;: [size=85]&quot; &amp; [Numbers.F148] &amp; &quot;[/size]]&quot;; &quot;&quot;)" office:value-type="string" office:string-value="119. [b][url=http://lazrojas.com/wolfendoom/arctic_2.html]WolfenDOOM: Operation: Arctic Wolf[/url][/b] [3: [size=85]Sgt. Shivers: 3[/size]]" calcext:value-type="string">
            <text:p>119. [b][url=http://lazrojas.com/wolfendoom/arctic_2.html]WolfenDOOM: Operation: Arctic Wolf[/url][/b] [3: [size=85]Sgt. Shivers: 3[/size]]</text:p>
          </table:table-cell>
          <table:table-cell table:formula="of:=IF([Numbers.C148] &gt; 0; &quot;convert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WolfenDOOM:_Operation:_Arctic_Wolf.png" calcext:value-type="string">
            <text:p>convert background.png -font Arial -gravity Center -size 270 -pointsize 24 -fill black -annotate +0-14 'Voted #119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b][url=&quot; &amp; [Numbers.E149] &amp; &quot;]&quot; &amp; [Numbers.D149] &amp; &quot;[/url][/b]&quot; &amp;  &quot; [&quot; &amp; [Numbers.C149] &amp; &quot;: [size=85]&quot; &amp; [Numbers.F149] &amp; &quot;[/size]]&quot;; &quot;&quot;)" office:value-type="string" office:string-value="119. [b][url=https://forum.zdoom.org/viewtopic.php?f=19&amp;t=27258#p520682]ZBlood+[/url][/b] [3: [size=85]Мichаеlis: 1, The_Abysswalker: 2[/size]]" calcext:value-type="string">
            <text:p>119. [b][url=https://forum.zdoom.org/viewtopic.php?f=19&amp;t=27258#p520682]ZBlood+[/url][/b] [3: [size=85]Мichаеlis: 1, The_Abysswalker: 2[/size]]</text:p>
          </table:table-cell>
          <table:table-cell table:formula="of:=IF([Numbers.C149] &gt; 0; &quot;convert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ZBlood+.png" calcext:value-type="string">
            <text:p>convert background.png -font Arial -gravity Center -size 270 -pointsize 24 -fill black -annotate +0-14 'Voted #119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b][url=&quot; &amp; [Numbers.E150] &amp; &quot;]&quot; &amp; [Numbers.D150] &amp; &quot;[/url][/b]&quot; &amp;  &quot; [&quot; &amp; [Numbers.C150] &amp; &quot;: [size=85]&quot; &amp; [Numbers.F150] &amp; &quot;[/size]]&quot;; &quot;&quot;)" office:value-type="string" office:string-value="147. [b][url=https://forum.zdoom.org/viewtopic.php?t=56483#p998194]All Clear Message[/url][/b] [2: [size=85]Cyanide: 1, Hexereticdoom: 1[/size]]" calcext:value-type="string">
            <text:p>147. [b][url=https://forum.zdoom.org/viewtopic.php?t=56483#p998194]All Clear Message[/url][/b] [2: [size=85]Cyanide: 1, Hexereticdoom: 1[/size]]</text:p>
          </table:table-cell>
          <table:table-cell table:formula="of:=IF([Numbers.C150] &gt; 0; &quot;convert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All_Clear_Message.png" calcext:value-type="string">
            <text:p>convert background.png -font Arial -gravity Center -size 270 -pointsize 24 -fill black -annotate +0-14 'Voted #147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b][url=&quot; &amp; [Numbers.E151] &amp; &quot;]&quot; &amp; [Numbers.D151] &amp; &quot;[/url][/b]&quot; &amp;  &quot; [&quot; &amp; [Numbers.C151] &amp; &quot;: [size=85]&quot; &amp; [Numbers.F151] &amp; &quot;[/size]]&quot;; &quot;&quot;)" office:value-type="string" office:string-value="147. [b][url=https://forum.zdoom.org/viewtopic.php?f=43&amp;t=60456#p1052735]Champions[/url][/b] [2: [size=85]IdiotBitz: 1, CherubCorps: 1[/size]]" calcext:value-type="string">
            <text:p>147. [b][url=https://forum.zdoom.org/viewtopic.php?f=43&amp;t=60456#p1052735]Champions[/url][/b] [2: [size=85]IdiotBitz: 1, CherubCorps: 1[/size]]</text:p>
          </table:table-cell>
          <table:table-cell table:formula="of:=IF([Numbers.C151] &gt; 0; &quot;convert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Champions.png" calcext:value-type="string">
            <text:p>convert background.png -font Arial -gravity Center -size 270 -pointsize 24 -fill black -annotate +0-14 'Voted #14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b][url=&quot; &amp; [Numbers.E152] &amp; &quot;]&quot; &amp; [Numbers.D152] &amp; &quot;[/url][/b]&quot; &amp;  &quot; [&quot; &amp; [Numbers.C152] &amp; &quot;: [size=85]&quot; &amp; [Numbers.F152] &amp; &quot;[/size]]&quot;; &quot;&quot;)" office:value-type="string" office:string-value="147. [b][url=https://forum.zdoom.org/viewtopic.php?f=19&amp;t=55298#p978283]Consolation Prize: The PSX Doom TC[/url][/b] [2: [size=85]Dr_Cosmobyte: 1, IdiotBitz: 1[/size]]" calcext:value-type="string">
            <text:p>147. [b][url=https://forum.zdoom.org/viewtopic.php?f=19&amp;t=55298#p978283]Consolation Prize: The PSX Doom TC[/url][/b] [2: [size=85]Dr_Cosmobyte: 1, IdiotBitz: 1[/size]]</text:p>
          </table:table-cell>
          <table:table-cell table:formula="of:=IF([Numbers.C152] &gt; 0; &quot;convert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Consolation_Prize:_The_PSX_Doom_TC.png" calcext:value-type="string">
            <text:p>convert background.png -font Arial -gravity Center -size 270 -pointsize 24 -fill black -annotate +0-14 'Voted #147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b][url=&quot; &amp; [Numbers.E153] &amp; &quot;]&quot; &amp; [Numbers.D153] &amp; &quot;[/url][/b]&quot; &amp;  &quot; [&quot; &amp; [Numbers.C153] &amp; &quot;: [size=85]&quot; &amp; [Numbers.F153] &amp; &quot;[/size]]&quot;; &quot;&quot;)" office:value-type="string" office:string-value="147. [b][url=https://forum.zdoom.org/viewtopic.php?t=36667#p694653]Crossfire[/url][/b] [2: [size=85]Somagu: 1, Marrub: 1[/size]]" calcext:value-type="string">
            <text:p>147. [b][url=https://forum.zdoom.org/viewtopic.php?t=36667#p694653]Crossfire[/url][/b] [2: [size=85]Somagu: 1, Marrub: 1[/size]]</text:p>
          </table:table-cell>
          <table:table-cell table:formula="of:=IF([Numbers.C153] &gt; 0; &quot;convert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Crossfire.png" calcext:value-type="string">
            <text:p>convert background.png -font Arial -gravity Center -size 270 -pointsize 24 -fill black -annotate +0-14 'Voted #147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b][url=&quot; &amp; [Numbers.E154] &amp; &quot;]&quot; &amp; [Numbers.D154] &amp; &quot;[/url][/b]&quot; &amp;  &quot; [&quot; &amp; [Numbers.C154] &amp; &quot;: [size=85]&quot; &amp; [Numbers.F154] &amp; &quot;[/size]]&quot;; &quot;&quot;)" office:value-type="string" office:string-value="147. [b][url=https://forum.zdoom.org/viewtopic.php?f=19&amp;t=36608]Cyberrunner[/url][/b] [2: [size=85]Revae: 2[/size]]" calcext:value-type="string">
            <text:p>147. [b][url=https://forum.zdoom.org/viewtopic.php?f=19&amp;t=36608]Cyberrunner[/url][/b] [2: [size=85]Revae: 2[/size]]</text:p>
          </table:table-cell>
          <table:table-cell table:formula="of:=IF([Numbers.C154] &gt; 0; &quot;convert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Cyberrunner.png" calcext:value-type="string">
            <text:p>convert background.png -font Arial -gravity Center -size 270 -pointsize 24 -fill black -annotate +0-14 'Voted #147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b][url=&quot; &amp; [Numbers.E155] &amp; &quot;]&quot; &amp; [Numbers.D155] &amp; &quot;[/url][/b]&quot; &amp;  &quot; [&quot; &amp; [Numbers.C155] &amp; &quot;: [size=85]&quot; &amp; [Numbers.F155] &amp; &quot;[/size]]&quot;; &quot;&quot;)" office:value-type="string" office:string-value="147. [b][url=https://forum.zdoom.org/viewtopic.php?t=57247#p1009500]DarkDoomZ[/url][/b] [2: [size=85]Hexereticdoom: 1, Proydoha: 1[/size]]" calcext:value-type="string">
            <text:p>147. [b][url=https://forum.zdoom.org/viewtopic.php?t=57247#p1009500]DarkDoomZ[/url][/b] [2: [size=85]Hexereticdoom: 1, Proydoha: 1[/size]]</text:p>
          </table:table-cell>
          <table:table-cell table:formula="of:=IF([Numbers.C155] &gt; 0; &quot;convert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DarkDoomZ.png" calcext:value-type="string">
            <text:p>convert background.png -font Arial -gravity Center -size 270 -pointsize 24 -fill black -annotate +0-14 'Voted #147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b][url=&quot; &amp; [Numbers.E156] &amp; &quot;]&quot; &amp; [Numbers.D156] &amp; &quot;[/url][/b]&quot; &amp;  &quot; [&quot; &amp; [Numbers.C156] &amp; &quot;: [size=85]&quot; &amp; [Numbers.F156] &amp; &quot;[/size]]&quot;; &quot;&quot;)" office:value-type="string" office:string-value="147. [b][url=https://forum.zdoom.org/viewtopic.php?f=43&amp;t=58521#p1028226]Dead Marine[/url][/b] [2: [size=85]m8f: 1, Dr_Cosmobyte: 1[/size]]" calcext:value-type="string">
            <text:p>147. [b][url=https://forum.zdoom.org/viewtopic.php?f=43&amp;t=58521#p1028226]Dead Marine[/url][/b] [2: [size=85]m8f: 1, Dr_Cosmobyte: 1[/size]]</text:p>
          </table:table-cell>
          <table:table-cell table:formula="of:=IF([Numbers.C156] &gt; 0; &quot;convert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Dead_Marine.png" calcext:value-type="string">
            <text:p>convert background.png -font Arial -gravity Center -size 270 -pointsize 24 -fill black -annotate +0-14 'Voted #147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b][url=&quot; &amp; [Numbers.E157] &amp; &quot;]&quot; &amp; [Numbers.D157] &amp; &quot;[/url][/b]&quot; &amp;  &quot; [&quot; &amp; [Numbers.C157] &amp; &quot;: [size=85]&quot; &amp; [Numbers.F157] &amp; &quot;[/size]]&quot;; &quot;&quot;)" office:value-type="string" office:string-value="147. [b][url=https://forum.zdoom.org/viewtopic.php?f=43&amp;t=59887#p1045489]Demon CounterStrike[/url][/b] [2: [size=85]Shadelight: 2[/size]]" calcext:value-type="string">
            <text:p>147. [b][url=https://forum.zdoom.org/viewtopic.php?f=43&amp;t=59887#p1045489]Demon CounterStrike[/url][/b] [2: [size=85]Shadelight: 2[/size]]</text:p>
          </table:table-cell>
          <table:table-cell table:formula="of:=IF([Numbers.C157] &gt; 0; &quot;convert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Demon_CounterStrike.png" calcext:value-type="string">
            <text:p>convert background.png -font Arial -gravity Center -size 270 -pointsize 24 -fill black -annotate +0-14 'Voted #147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b][url=&quot; &amp; [Numbers.E158] &amp; &quot;]&quot; &amp; [Numbers.D158] &amp; &quot;[/url][/b]&quot; &amp;  &quot; [&quot; &amp; [Numbers.C158] &amp; &quot;: [size=85]&quot; &amp; [Numbers.F158] &amp; &quot;[/size]]&quot;; &quot;&quot;)" office:value-type="string" office:string-value="147. [b][url=https://forum.zdoom.org/viewtopic.php?t=31034#p587707]Error: Doom[/url][/b] [2: [size=85]Marrub: 2[/size]]" calcext:value-type="string">
            <text:p>147. [b][url=https://forum.zdoom.org/viewtopic.php?t=31034#p587707]Error: Doom[/url][/b] [2: [size=85]Marrub: 2[/size]]</text:p>
          </table:table-cell>
          <table:table-cell table:formula="of:=IF([Numbers.C158] &gt; 0; &quot;convert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Error:_Doom.png" calcext:value-type="string">
            <text:p>convert background.png -font Arial -gravity Center -size 270 -pointsize 24 -fill black -annotate +0-14 'Voted #147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b][url=&quot; &amp; [Numbers.E159] &amp; &quot;]&quot; &amp; [Numbers.D159] &amp; &quot;[/url][/b]&quot; &amp;  &quot; [&quot; &amp; [Numbers.C159] &amp; &quot;: [size=85]&quot; &amp; [Numbers.F159] &amp; &quot;[/size]]&quot;; &quot;&quot;)" office:value-type="string" office:string-value="147. [b][url=http://www.moddb.com/mods/final-neodoom]Final NeoDoom[/url][/b] [2: [size=85]The Ultimate DooMer: 1, Ravick: 1[/size]]" calcext:value-type="string">
            <text:p>147. [b][url=http://www.moddb.com/mods/final-neodoom]Final NeoDoom[/url][/b] [2: [size=85]The Ultimate DooMer: 1, Ravick: 1[/size]]</text:p>
          </table:table-cell>
          <table:table-cell table:formula="of:=IF([Numbers.C159] &gt; 0; &quot;convert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Final_NeoDoom.png" calcext:value-type="string">
            <text:p>convert background.png -font Arial -gravity Center -size 270 -pointsize 24 -fill black -annotate +0-14 'Voted #147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b][url=&quot; &amp; [Numbers.E160] &amp; &quot;]&quot; &amp; [Numbers.D160] &amp; &quot;[/url][/b]&quot; &amp;  &quot; [&quot; &amp; [Numbers.C160] &amp; &quot;: [size=85]&quot; &amp; [Numbers.F160] &amp; &quot;[/size]]&quot;; &quot;&quot;)" office:value-type="string" office:string-value="147. [b][url=https://forum.zdoom.org/viewtopic.php?p=1221621#p1221621]Flashlight++[/url][/b] [2: [size=85]Proydoha: 2[/size]]" calcext:value-type="string">
            <text:p>147. [b][url=https://forum.zdoom.org/viewtopic.php?p=1221621#p1221621]Flashlight++[/url][/b] [2: [size=85]Proydoha: 2[/size]]</text:p>
          </table:table-cell>
          <table:table-cell table:formula="of:=IF([Numbers.C160] &gt; 0; &quot;convert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Flashlight++.png" calcext:value-type="string">
            <text:p>convert background.png -font Arial -gravity Center -size 270 -pointsize 24 -fill black -annotate +0-14 'Voted #147 mod' -pointsize 20 -fill white -annotate +0+18 'by ZDoom Community' png8:pngs/Flashligh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b][url=&quot; &amp; [Numbers.E161] &amp; &quot;]&quot; &amp; [Numbers.D161] &amp; &quot;[/url][/b]&quot; &amp;  &quot; [&quot; &amp; [Numbers.C161] &amp; &quot;: [size=85]&quot; &amp; [Numbers.F161] &amp; &quot;[/size]]&quot;; &quot;&quot;)" office:value-type="string" office:string-value="147. [b][url=https://forum.zdoom.org/viewtopic.php?f=105&amp;t=35388#p666921]Footsteps[/url][/b] [2: [size=85]m8f: 1, Hexereticdoom: 1[/size]]" calcext:value-type="string">
            <text:p>147. [b][url=https://forum.zdoom.org/viewtopic.php?f=105&amp;t=35388#p666921]Footsteps[/url][/b] [2: [size=85]m8f: 1, Hexereticdoom: 1[/size]]</text:p>
          </table:table-cell>
          <table:table-cell table:formula="of:=IF([Numbers.C161] &gt; 0; &quot;convert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Footsteps.png" calcext:value-type="string">
            <text:p>convert background.png -font Arial -gravity Center -size 270 -pointsize 24 -fill black -annotate +0-14 'Voted #147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b][url=&quot; &amp; [Numbers.E162] &amp; &quot;]&quot; &amp; [Numbers.D162] &amp; &quot;[/url][/b]&quot; &amp;  &quot; [&quot; &amp; [Numbers.C162] &amp; &quot;: [size=85]&quot; &amp; [Numbers.F162] &amp; &quot;[/size]]&quot;; &quot;&quot;)" office:value-type="string" office:string-value="147. [b][url=https://forum.zdoom.org/viewtopic.php?f=43&amp;t=46413#p775648]FragTrak[/url][/b] [2: [size=85]Ikazu-san: 2[/size]]" calcext:value-type="string">
            <text:p>147. [b][url=https://forum.zdoom.org/viewtopic.php?f=43&amp;t=46413#p775648]FragTrak[/url][/b] [2: [size=85]Ikazu-san: 2[/size]]</text:p>
          </table:table-cell>
          <table:table-cell table:formula="of:=IF([Numbers.C162] &gt; 0; &quot;convert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FragTrak.png" calcext:value-type="string">
            <text:p>convert background.png -font Arial -gravity Center -size 270 -pointsize 24 -fill black -annotate +0-14 'Voted #147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b][url=&quot; &amp; [Numbers.E163] &amp; &quot;]&quot; &amp; [Numbers.D163] &amp; &quot;[/url][/b]&quot; &amp;  &quot; [&quot; &amp; [Numbers.C163] &amp; &quot;: [size=85]&quot; &amp; [Numbers.F163] &amp; &quot;[/size]]&quot;; &quot;&quot;)" office:value-type="string" office:string-value="147. [b][url=https://forum.zdoom.org/viewtopic.php?f=19&amp;t=46718#p784166]Gene-Tech: Before the Storm[/url][/b] [2: [size=85]Rachael: 1, Ravick: 1[/size]]" calcext:value-type="string">
            <text:p>147. [b][url=https://forum.zdoom.org/viewtopic.php?f=19&amp;t=46718#p784166]Gene-Tech: Before the Storm[/url][/b] [2: [size=85]Rachael: 1, Ravick: 1[/size]]</text:p>
          </table:table-cell>
          <table:table-cell table:formula="of:=IF([Numbers.C163] &gt; 0; &quot;convert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Gene-Tech:_Before_the_Storm.png" calcext:value-type="string">
            <text:p>convert background.png -font Arial -gravity Center -size 270 -pointsize 24 -fill black -annotate +0-14 'Voted #147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b][url=&quot; &amp; [Numbers.E164] &amp; &quot;]&quot; &amp; [Numbers.D164] &amp; &quot;[/url][/b]&quot; &amp;  &quot; [&quot; &amp; [Numbers.C164] &amp; &quot;: [size=85]&quot; &amp; [Numbers.F164] &amp; &quot;[/size]]&quot;; &quot;&quot;)" office:value-type="string" office:string-value="147. [b][url=https://forum.zdoom.org/viewtopic.php?t=69090#p1156925]Gothic Skins for Doom[/url][/b] [2: [size=85]Matt: 2[/size]]" calcext:value-type="string">
            <text:p>147. [b][url=https://forum.zdoom.org/viewtopic.php?t=69090#p1156925]Gothic Skins for Doom[/url][/b] [2: [size=85]Matt: 2[/size]]</text:p>
          </table:table-cell>
          <table:table-cell table:formula="of:=IF([Numbers.C164] &gt; 0; &quot;convert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Gothic_Skins_for_Doom.png" calcext:value-type="string">
            <text:p>convert background.png -font Arial -gravity Center -size 270 -pointsize 24 -fill black -annotate +0-14 'Voted #147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b][url=&quot; &amp; [Numbers.E165] &amp; &quot;]&quot; &amp; [Numbers.D165] &amp; &quot;[/url][/b]&quot; &amp;  &quot; [&quot; &amp; [Numbers.C165] &amp; &quot;: [size=85]&quot; &amp; [Numbers.F165] &amp; &quot;[/size]]&quot;; &quot;&quot;)" office:value-type="string" office:string-value="147. [b][url=https://forum.zdoom.org/viewtopic.php?t=58009#p1020405]HeXeReTiC Fantasy[/url][/b] [2: [size=85]Sumwunn: 2[/size]]" calcext:value-type="string">
            <text:p>147. [b][url=https://forum.zdoom.org/viewtopic.php?t=58009#p1020405]HeXeReTiC Fantasy[/url][/b] [2: [size=85]Sumwunn: 2[/size]]</text:p>
          </table:table-cell>
          <table:table-cell table:formula="of:=IF([Numbers.C165] &gt; 0; &quot;convert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HeXeReTiC_Fantasy.png" calcext:value-type="string">
            <text:p>convert background.png -font Arial -gravity Center -size 270 -pointsize 24 -fill black -annotate +0-14 'Voted #147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b][url=&quot; &amp; [Numbers.E166] &amp; &quot;]&quot; &amp; [Numbers.D166] &amp; &quot;[/url][/b]&quot; &amp;  &quot; [&quot; &amp; [Numbers.C166] &amp; &quot;: [size=85]&quot; &amp; [Numbers.F166] &amp; &quot;[/size]]&quot;; &quot;&quot;)" office:value-type="string" office:string-value="147. [b][url=https://forum.zdoom.org/viewtopic.php?f=43&amp;t=66819]Highway Acceleroid Booster[/url][/b] [2: [size=85]Jarewill: 2[/size]]" calcext:value-type="string">
            <text:p>147. [b][url=https://forum.zdoom.org/viewtopic.php?f=43&amp;t=66819]Highway Acceleroid Booster[/url][/b] [2: [size=85]Jarewill: 2[/size]]</text:p>
          </table:table-cell>
          <table:table-cell table:formula="of:=IF([Numbers.C166] &gt; 0; &quot;convert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Highway_Acceleroid_Booster.png" calcext:value-type="string">
            <text:p>convert background.png -font Arial -gravity Center -size 270 -pointsize 24 -fill black -annotate +0-14 'Voted #147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b][url=&quot; &amp; [Numbers.E167] &amp; &quot;]&quot; &amp; [Numbers.D167] &amp; &quot;[/url][/b]&quot; &amp;  &quot; [&quot; &amp; [Numbers.C167] &amp; &quot;: [size=85]&quot; &amp; [Numbers.F167] &amp; &quot;[/size]]&quot;; &quot;&quot;)" office:value-type="string" office:string-value="147. [b][url=https://forum.zdoom.org/viewtopic.php?f=46&amp;t=60356&amp;hilit=hitmarkers#p1051578]HitMarkers[/url][/b] [2: [size=85]Hexereticdoom: 1, ClessxAlghazanth: 1[/size]]" calcext:value-type="string">
            <text:p>147. [b][url=https://forum.zdoom.org/viewtopic.php?f=46&amp;t=60356&amp;hilit=hitmarkers#p1051578]HitMarkers[/url][/b] [2: [size=85]Hexereticdoom: 1, ClessxAlghazanth: 1[/size]]</text:p>
          </table:table-cell>
          <table:table-cell table:formula="of:=IF([Numbers.C167] &gt; 0; &quot;convert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HitMarkers.png" calcext:value-type="string">
            <text:p>convert background.png -font Arial -gravity Center -size 270 -pointsize 24 -fill black -annotate +0-14 'Voted #147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b][url=&quot; &amp; [Numbers.E168] &amp; &quot;]&quot; &amp; [Numbers.D168] &amp; &quot;[/url][/b]&quot; &amp;  &quot; [&quot; &amp; [Numbers.C168] &amp; &quot;: [size=85]&quot; &amp; [Numbers.F168] &amp; &quot;[/size]]&quot;; &quot;&quot;)" office:value-type="string" office:string-value="147. [b][url=https://forum.zdoom.org/viewtopic.php?f=43&amp;t=58687#p1030431]Lambda[/url][/b] [2: [size=85]ChocoGuevara: 2[/size]]" calcext:value-type="string">
            <text:p>147. [b][url=https://forum.zdoom.org/viewtopic.php?f=43&amp;t=58687#p1030431]Lambda[/url][/b] [2: [size=85]ChocoGuevara: 2[/size]]</text:p>
          </table:table-cell>
          <table:table-cell table:formula="of:=IF([Numbers.C168] &gt; 0; &quot;convert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Lambda.png" calcext:value-type="string">
            <text:p>convert background.png -font Arial -gravity Center -size 270 -pointsize 24 -fill black -annotate +0-14 'Voted #147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b][url=&quot; &amp; [Numbers.E169] &amp; &quot;]&quot; &amp; [Numbers.D169] &amp; &quot;[/url][/b]&quot; &amp;  &quot; [&quot; &amp; [Numbers.C169] &amp; &quot;: [size=85]&quot; &amp; [Numbers.F169] &amp; &quot;[/size]]&quot;; &quot;&quot;)" office:value-type="string" office:string-value="147. [b][url=https://www.doomworld.com/idgames/levels/doom2/Ports/m-o/massm2]MassMouth 2[/url][/b] [2: [size=85]The Ultimate DooMer: 1, lizardcommando: 1[/size]]" calcext:value-type="string">
            <text:p>147. [b][url=https://www.doomworld.com/idgames/levels/doom2/Ports/m-o/massm2]MassMouth 2[/url][/b] [2: [size=85]The Ultimate DooMer: 1, lizardcommando: 1[/size]]</text:p>
          </table:table-cell>
          <table:table-cell table:formula="of:=IF([Numbers.C169] &gt; 0; &quot;convert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MassMouth_2.png" calcext:value-type="string">
            <text:p>convert background.png -font Arial -gravity Center -size 270 -pointsize 24 -fill black -annotate +0-14 'Voted #147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b][url=&quot; &amp; [Numbers.E170] &amp; &quot;]&quot; &amp; [Numbers.D170] &amp; &quot;[/url][/b]&quot; &amp;  &quot; [&quot; &amp; [Numbers.C170] &amp; &quot;: [size=85]&quot; &amp; [Numbers.F170] &amp; &quot;[/size]]&quot;; &quot;&quot;)" office:value-type="string" office:string-value="147. [b][url=https://mikestoybox.net/2017/09/13/midgard-outlaw/]Midgard Outlaw[/url][/b] [2: [size=85]Rex705: 2[/size]]" calcext:value-type="string">
            <text:p>147. [b][url=https://mikestoybox.net/2017/09/13/midgard-outlaw/]Midgard Outlaw[/url][/b] [2: [size=85]Rex705: 2[/size]]</text:p>
          </table:table-cell>
          <table:table-cell table:formula="of:=IF([Numbers.C170] &gt; 0; &quot;convert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Midgard_Outlaw.png" calcext:value-type="string">
            <text:p>convert background.png -font Arial -gravity Center -size 270 -pointsize 24 -fill black -annotate +0-14 'Voted #147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b][url=&quot; &amp; [Numbers.E171] &amp; &quot;]&quot; &amp; [Numbers.D171] &amp; &quot;[/url][/b]&quot; &amp;  &quot; [&quot; &amp; [Numbers.C171] &amp; &quot;: [size=85]&quot; &amp; [Numbers.F171] &amp; &quot;[/size]]&quot;; &quot;&quot;)" office:value-type="string" office:string-value="147. [b][url=https://forum.zdoom.org/viewtopic.php?t=69741]NeoCore: Dark Depths[/url][/b] [2: [size=85]Sharazar256: 2[/size]]" calcext:value-type="string">
            <text:p>147. [b][url=https://forum.zdoom.org/viewtopic.php?t=69741]NeoCore: Dark Depths[/url][/b] [2: [size=85]Sharazar256: 2[/size]]</text:p>
          </table:table-cell>
          <table:table-cell table:formula="of:=IF([Numbers.C171] &gt; 0; &quot;convert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NeoCore:_Dark_Depths.png" calcext:value-type="string">
            <text:p>convert background.png -font Arial -gravity Center -size 270 -pointsize 24 -fill black -annotate +0-14 'Voted #147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b][url=&quot; &amp; [Numbers.E172] &amp; &quot;]&quot; &amp; [Numbers.D172] &amp; &quot;[/url][/b]&quot; &amp;  &quot; [&quot; &amp; [Numbers.C172] &amp; &quot;: [size=85]&quot; &amp; [Numbers.F172] &amp; &quot;[/size]]&quot;; &quot;&quot;)" office:value-type="string" office:string-value="147. [b][url=https://forum.zdoom.org/viewtopic.php?f=43&amp;t=68043]Nightshift[/url][/b] [2: [size=85]Tombstone665: 1, Proydoha: 1[/size]]" calcext:value-type="string">
            <text:p>147. [b][url=https://forum.zdoom.org/viewtopic.php?f=43&amp;t=68043]Nightshift[/url][/b] [2: [size=85]Tombstone665: 1, Proydoha: 1[/size]]</text:p>
          </table:table-cell>
          <table:table-cell table:formula="of:=IF([Numbers.C172] &gt; 0; &quot;convert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Nightshift.png" calcext:value-type="string">
            <text:p>convert background.png -font Arial -gravity Center -size 270 -pointsize 24 -fill black -annotate +0-14 'Voted #147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b][url=&quot; &amp; [Numbers.E173] &amp; &quot;]&quot; &amp; [Numbers.D173] &amp; &quot;[/url][/b]&quot; &amp;  &quot; [&quot; &amp; [Numbers.C173] &amp; &quot;: [size=85]&quot; &amp; [Numbers.F173] &amp; &quot;[/size]]&quot;; &quot;&quot;)" office:value-type="string" office:string-value="147. [b][url=https://www.doomworld.com/forum/topic/106058-paradise-v2-final-version-8222019/]Paradise[/url][/b] [2: [size=85]Kappes Buur: 1, DarkQuill: 1[/size]]" calcext:value-type="string">
            <text:p>147. [b][url=https://www.doomworld.com/forum/topic/106058-paradise-v2-final-version-8222019/]Paradise[/url][/b] [2: [size=85]Kappes Buur: 1, DarkQuill: 1[/size]]</text:p>
          </table:table-cell>
          <table:table-cell table:formula="of:=IF([Numbers.C173] &gt; 0; &quot;convert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Paradise.png" calcext:value-type="string">
            <text:p>convert background.png -font Arial -gravity Center -size 270 -pointsize 24 -fill black -annotate +0-14 'Voted #147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b][url=&quot; &amp; [Numbers.E174] &amp; &quot;]&quot; &amp; [Numbers.D174] &amp; &quot;[/url][/b]&quot; &amp;  &quot; [&quot; &amp; [Numbers.C174] &amp; &quot;: [size=85]&quot; &amp; [Numbers.F174] &amp; &quot;[/size]]&quot;; &quot;&quot;)" office:value-type="string" office:string-value="147. [b][url=https://forum.zdoom.org/viewtopic.php?t=47988#p818163]Paranoid and Paranoiac[/url][/b] [2: [size=85]The Ultimate DooMer: 1, Kappes Buur: 1[/size]]" calcext:value-type="string">
            <text:p>147. [b][url=https://forum.zdoom.org/viewtopic.php?t=47988#p818163]Paranoid and Paranoiac[/url][/b] [2: [size=85]The Ultimate DooMer: 1, Kappes Buur: 1[/size]]</text:p>
          </table:table-cell>
          <table:table-cell table:formula="of:=IF([Numbers.C174] &gt; 0; &quot;convert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Paranoid_and_Paranoiac.png" calcext:value-type="string">
            <text:p>convert background.png -font Arial -gravity Center -size 270 -pointsize 24 -fill black -annotate +0-14 'Voted #147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b][url=&quot; &amp; [Numbers.E175] &amp; &quot;]&quot; &amp; [Numbers.D175] &amp; &quot;[/url][/b]&quot; &amp;  &quot; [&quot; &amp; [Numbers.C175] &amp; &quot;: [size=85]&quot; &amp; [Numbers.F175] &amp; &quot;[/size]]&quot;; &quot;&quot;)" office:value-type="string" office:string-value="147. [b][url=https://forum.zdoom.org/viewtopic.php?f=43&amp;t=53876#p947619]Project Ironclad[/url][/b] [2: [size=85]Brohnesorge: 1, Rachael: 1[/size]]" calcext:value-type="string">
            <text:p>147. [b][url=https://forum.zdoom.org/viewtopic.php?f=43&amp;t=53876#p947619]Project Ironclad[/url][/b] [2: [size=85]Brohnesorge: 1, Rachael: 1[/size]]</text:p>
          </table:table-cell>
          <table:table-cell table:formula="of:=IF([Numbers.C175] &gt; 0; &quot;convert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Project_Ironclad.png" calcext:value-type="string">
            <text:p>convert background.png -font Arial -gravity Center -size 270 -pointsize 24 -fill black -annotate +0-14 'Voted #14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b][url=&quot; &amp; [Numbers.E176] &amp; &quot;]&quot; &amp; [Numbers.D176] &amp; &quot;[/url][/b]&quot; &amp;  &quot; [&quot; &amp; [Numbers.C176] &amp; &quot;: [size=85]&quot; &amp; [Numbers.F176] &amp; &quot;[/size]]&quot;; &quot;&quot;)" office:value-type="string" office:string-value="147. [b][url=https://forum.zdoom.org/viewtopic.php?f=19&amp;t=46438#p776148]QUAKE: Descent into Heresy[/url][/b] [2: [size=85]Dr_Cosmobyte: 1, Craneo: 1[/size]]" calcext:value-type="string">
            <text:p>147. [b][url=https://forum.zdoom.org/viewtopic.php?f=19&amp;t=46438#p776148]QUAKE: Descent into Heresy[/url][/b] [2: [size=85]Dr_Cosmobyte: 1, Craneo: 1[/size]]</text:p>
          </table:table-cell>
          <table:table-cell table:formula="of:=IF([Numbers.C176] &gt; 0; &quot;convert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QUAKE:_Descent_into_Heresy.png" calcext:value-type="string">
            <text:p>convert background.png -font Arial -gravity Center -size 270 -pointsize 24 -fill black -annotate +0-14 'Voted #147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b][url=&quot; &amp; [Numbers.E177] &amp; &quot;]&quot; &amp; [Numbers.D177] &amp; &quot;[/url][/b]&quot; &amp;  &quot; [&quot; &amp; [Numbers.C177] &amp; &quot;: [size=85]&quot; &amp; [Numbers.F177] &amp; &quot;[/size]]&quot;; &quot;&quot;)" office:value-type="string" office:string-value="147. [b][url=https://forum.zdoom.org/viewtopic.php?f=3&amp;t=13117#p267820]Queen's Crusade[/url][/b] [2: [size=85]Matt: 2[/size]]" calcext:value-type="string">
            <text:p>147. [b][url=https://forum.zdoom.org/viewtopic.php?f=3&amp;t=13117#p267820]Queen's Crusade[/url][/b] [2: [size=85]Matt: 2[/size]]</text:p>
          </table:table-cell>
          <table:table-cell table:formula="of:=IF([Numbers.C177] &gt; 0; &quot;convert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Queen_s_Crusade.png" calcext:value-type="string">
            <text:p>convert background.png -font Arial -gravity Center -size 270 -pointsize 24 -fill black -annotate +0-14 'Voted #147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b][url=&quot; &amp; [Numbers.E178] &amp; &quot;]&quot; &amp; [Numbers.D178] &amp; &quot;[/url][/b]&quot; &amp;  &quot; [&quot; &amp; [Numbers.C178] &amp; &quot;: [size=85]&quot; &amp; [Numbers.F178] &amp; &quot;[/size]]&quot;; &quot;&quot;)" office:value-type="string" office:string-value="147. [b][url=https://forum.zdoom.org/viewtopic.php?t=29792#p565461]SBrightmaps[/url][/b] [2: [size=85]Hipnotic Rogue: 1, LastManonEarth: 1[/size]]" calcext:value-type="string">
            <text:p>147. [b][url=https://forum.zdoom.org/viewtopic.php?t=29792#p565461]SBrightmaps[/url][/b] [2: [size=85]Hipnotic Rogue: 1, LastManonEarth: 1[/size]]</text:p>
          </table:table-cell>
          <table:table-cell table:formula="of:=IF([Numbers.C178] &gt; 0; &quot;convert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Brightmaps.png" calcext:value-type="string">
            <text:p>convert background.png -font Arial -gravity Center -size 270 -pointsize 24 -fill black -annotate +0-14 'Voted #147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b][url=&quot; &amp; [Numbers.E179] &amp; &quot;]&quot; &amp; [Numbers.D179] &amp; &quot;[/url][/b]&quot; &amp;  &quot; [&quot; &amp; [Numbers.C179] &amp; &quot;: [size=85]&quot; &amp; [Numbers.F179] &amp; &quot;[/size]]&quot;; &quot;&quot;)" office:value-type="string" office:string-value="147. [b][url=https://www.joshuaosullivan.co.uk/skulldash/]Skulldash[/url][/b] [2: [size=85]The Ultimate DooMer: 1, QuakedoomNukem Cz: 1[/size]]" calcext:value-type="string">
            <text:p>147. [b][url=https://www.joshuaosullivan.co.uk/skulldash/]Skulldash[/url][/b] [2: [size=85]The Ultimate DooMer: 1, QuakedoomNukem Cz: 1[/size]]</text:p>
          </table:table-cell>
          <table:table-cell table:formula="of:=IF([Numbers.C179] &gt; 0; &quot;convert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kulldash.png" calcext:value-type="string">
            <text:p>convert background.png -font Arial -gravity Center -size 270 -pointsize 24 -fill black -annotate +0-14 'Voted #147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b][url=&quot; &amp; [Numbers.E180] &amp; &quot;]&quot; &amp; [Numbers.D180] &amp; &quot;[/url][/b]&quot; &amp;  &quot; [&quot; &amp; [Numbers.C180] &amp; &quot;: [size=85]&quot; &amp; [Numbers.F180] &amp; &quot;[/size]]&quot;; &quot;&quot;)" office:value-type="string" office:string-value="147. [b][url=https://forum.zdoom.org/viewtopic.php?t=57013#p1005651]Slomo Bullettime Ultimate[/url][/b] [2: [size=85]Hexereticdoom: 1, ClessxAlghazanth: 1[/size]]" calcext:value-type="string">
            <text:p>147. [b][url=https://forum.zdoom.org/viewtopic.php?t=57013#p1005651]Slomo Bullettime Ultimate[/url][/b] [2: [size=85]Hexereticdoom: 1, ClessxAlghazanth: 1[/size]]</text:p>
          </table:table-cell>
          <table:table-cell table:formula="of:=IF([Numbers.C180] &gt; 0; &quot;convert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lomo_Bullettime_Ultimate.png" calcext:value-type="string">
            <text:p>convert background.png -font Arial -gravity Center -size 270 -pointsize 24 -fill black -annotate +0-14 'Voted #147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b][url=&quot; &amp; [Numbers.E181] &amp; &quot;]&quot; &amp; [Numbers.D181] &amp; &quot;[/url][/b]&quot; &amp;  &quot; [&quot; &amp; [Numbers.C181] &amp; &quot;: [size=85]&quot; &amp; [Numbers.F181] &amp; &quot;[/size]]&quot;; &quot;&quot;)" office:value-type="string" office:string-value="147. [b][url=https://forum.zdoom.org/viewtopic.php?f=43&amp;t=46174#p769209]Sneaky Doom[/url][/b] [2: [size=85]sycspysycspy: 2[/size]]" calcext:value-type="string">
            <text:p>147. [b][url=https://forum.zdoom.org/viewtopic.php?f=43&amp;t=46174#p769209]Sneaky Doom[/url][/b] [2: [size=85]sycspysycspy: 2[/size]]</text:p>
          </table:table-cell>
          <table:table-cell table:formula="of:=IF([Numbers.C181] &gt; 0; &quot;convert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neaky_Doom.png" calcext:value-type="string">
            <text:p>convert background.png -font Arial -gravity Center -size 270 -pointsize 24 -fill black -annotate +0-14 'Voted #147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b][url=&quot; &amp; [Numbers.E182] &amp; &quot;]&quot; &amp; [Numbers.D182] &amp; &quot;[/url][/b]&quot; &amp;  &quot; [&quot; &amp; [Numbers.C182] &amp; &quot;: [size=85]&quot; &amp; [Numbers.F182] &amp; &quot;[/size]]&quot;; &quot;&quot;)" office:value-type="string" office:string-value="147. [b][url=https://www.doomworld.com/forum/topic/71133-sound-caulking-now-on-idgames/]Sound Caulking[/url][/b] [2: [size=85]m8f: 1, A_D_M_E_R_A_L: 1[/size]]" calcext:value-type="string">
            <text:p>147. [b][url=https://www.doomworld.com/forum/topic/71133-sound-caulking-now-on-idgames/]Sound Caulking[/url][/b] [2: [size=85]m8f: 1, A_D_M_E_R_A_L: 1[/size]]</text:p>
          </table:table-cell>
          <table:table-cell table:formula="of:=IF([Numbers.C182] &gt; 0; &quot;convert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ound_Caulking.png" calcext:value-type="string">
            <text:p>convert background.png -font Arial -gravity Center -size 270 -pointsize 24 -fill black -annotate +0-14 'Voted #147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b][url=&quot; &amp; [Numbers.E183] &amp; &quot;]&quot; &amp; [Numbers.D183] &amp; &quot;[/url][/b]&quot; &amp;  &quot; [&quot; &amp; [Numbers.C183] &amp; &quot;: [size=85]&quot; &amp; [Numbers.F183] &amp; &quot;[/size]]&quot;; &quot;&quot;)" office:value-type="string" office:string-value="147. [b][url=https://forum.zdoom.org/viewtopic.php?f=42&amp;t=62163#p1074598]Spooktober Community Mapping Project[/url][/b] [2: [size=85]Rex705: 2[/size]]" calcext:value-type="string">
            <text:p>147. [b][url=https://forum.zdoom.org/viewtopic.php?f=42&amp;t=62163#p1074598]Spooktober Community Mapping Project[/url][/b] [2: [size=85]Rex705: 2[/size]]</text:p>
          </table:table-cell>
          <table:table-cell table:formula="of:=IF([Numbers.C183] &gt; 0; &quot;convert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pooktober_Community_Mapping_Project.png" calcext:value-type="string">
            <text:p>convert background.png -font Arial -gravity Center -size 270 -pointsize 24 -fill black -annotate +0-14 'Voted #147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b][url=&quot; &amp; [Numbers.E184] &amp; &quot;]&quot; &amp; [Numbers.D184] &amp; &quot;[/url][/b]&quot; &amp;  &quot; [&quot; &amp; [Numbers.C184] &amp; &quot;: [size=85]&quot; &amp; [Numbers.F184] &amp; &quot;[/size]]&quot;; &quot;&quot;)" office:value-type="string" office:string-value="147. [b][url=https://forum.zdoom.org/viewtopic.php?t=49369#p854693]Strange Aeons[/url][/b] [2: [size=85]Rachael: 1, Мichаеlis: 1[/size]]" calcext:value-type="string">
            <text:p>147. [b][url=https://forum.zdoom.org/viewtopic.php?t=49369#p854693]Strange Aeons[/url][/b] [2: [size=85]Rachael: 1, Мichаеlis: 1[/size]]</text:p>
          </table:table-cell>
          <table:table-cell table:formula="of:=IF([Numbers.C184] &gt; 0; &quot;convert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trange_Aeons.png" calcext:value-type="string">
            <text:p>convert background.png -font Arial -gravity Center -size 270 -pointsize 24 -fill black -annotate +0-14 'Voted #147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b][url=&quot; &amp; [Numbers.E185] &amp; &quot;]&quot; &amp; [Numbers.D185] &amp; &quot;[/url][/b]&quot; &amp;  &quot; [&quot; &amp; [Numbers.C185] &amp; &quot;: [size=85]&quot; &amp; [Numbers.F185] &amp; &quot;[/size]]&quot;; &quot;&quot;)" office:value-type="string" office:string-value="147. [b][url=https://forum.zdoom.org/viewtopic.php?f=19&amp;t=49164#p850102]Temple of the Lizard Men 4[/url][/b] [2: [size=85]Rex705: 2[/size]]" calcext:value-type="string">
            <text:p>147. [b][url=https://forum.zdoom.org/viewtopic.php?f=19&amp;t=49164#p850102]Temple of the Lizard Men 4[/url][/b] [2: [size=85]Rex705: 2[/size]]</text:p>
          </table:table-cell>
          <table:table-cell table:formula="of:=IF([Numbers.C185] &gt; 0; &quot;convert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emple_of_the_Lizard_Men_4.png" calcext:value-type="string">
            <text:p>convert background.png -font Arial -gravity Center -size 270 -pointsize 24 -fill black -annotate +0-14 'Voted #147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b][url=&quot; &amp; [Numbers.E186] &amp; &quot;]&quot; &amp; [Numbers.D186] &amp; &quot;[/url][/b]&quot; &amp;  &quot; [&quot; &amp; [Numbers.C186] &amp; &quot;: [size=85]&quot; &amp; [Numbers.F186] &amp; &quot;[/size]]&quot;; &quot;&quot;)" office:value-type="string" office:string-value="147. [b][url=https://forum.zdoom.org/viewtopic.php?t=37064#p703739]The Space Pirate[/url][/b] [2: [size=85]Olroda: 2[/size]]" calcext:value-type="string">
            <text:p>147. [b][url=https://forum.zdoom.org/viewtopic.php?t=37064#p703739]The Space Pirate[/url][/b] [2: [size=85]Olroda: 2[/size]]</text:p>
          </table:table-cell>
          <table:table-cell table:formula="of:=IF([Numbers.C186] &gt; 0; &quot;convert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he_Space_Pirate.png" calcext:value-type="string">
            <text:p>convert background.png -font Arial -gravity Center -size 270 -pointsize 24 -fill black -annotate +0-14 'Voted #147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b][url=&quot; &amp; [Numbers.E187] &amp; &quot;]&quot; &amp; [Numbers.D187] &amp; &quot;[/url][/b]&quot; &amp;  &quot; [&quot; &amp; [Numbers.C187] &amp; &quot;: [size=85]&quot; &amp; [Numbers.F187] &amp; &quot;[/size]]&quot;; &quot;&quot;)" office:value-type="string" office:string-value="147. [b][url=https://forum.zdoom.org/viewtopic.php?f=43&amp;t=64374]The Wayfarer's Tome[/url][/b] [2: [size=85]Lagi: 2[/size]]" calcext:value-type="string">
            <text:p>147. [b][url=https://forum.zdoom.org/viewtopic.php?f=43&amp;t=64374]The Wayfarer's Tome[/url][/b] [2: [size=85]Lagi: 2[/size]]</text:p>
          </table:table-cell>
          <table:table-cell table:formula="of:=IF([Numbers.C187] &gt; 0; &quot;convert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he_Wayfarer_s_Tome.png" calcext:value-type="string">
            <text:p>convert background.png -font Arial -gravity Center -size 270 -pointsize 24 -fill black -annotate +0-14 'Voted #147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b][url=&quot; &amp; [Numbers.E188] &amp; &quot;]&quot; &amp; [Numbers.D188] &amp; &quot;[/url][/b]&quot; &amp;  &quot; [&quot; &amp; [Numbers.C188] &amp; &quot;: [size=85]&quot; &amp; [Numbers.F188] &amp; &quot;[/size]]&quot;; &quot;&quot;)" office:value-type="string" office:string-value="147. [b][url=https://forum.zdoom.org/viewtopic.php?f=105&amp;t=55413#p981192]Tilt++[/url][/b] [2: [size=85]Hipnotic Rogue: 1, Hexereticdoom: 1[/size]]" calcext:value-type="string">
            <text:p>147. [b][url=https://forum.zdoom.org/viewtopic.php?f=105&amp;t=55413#p981192]Tilt++[/url][/b] [2: [size=85]Hipnotic Rogue: 1, Hexereticdoom: 1[/size]]</text:p>
          </table:table-cell>
          <table:table-cell table:formula="of:=IF([Numbers.C188] &gt; 0; &quot;convert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ilt++.png" calcext:value-type="string">
            <text:p>convert background.png -font Arial -gravity Center -size 270 -pointsize 24 -fill black -annotate +0-14 'Voted #147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b][url=&quot; &amp; [Numbers.E189] &amp; &quot;]&quot; &amp; [Numbers.D189] &amp; &quot;[/url][/b]&quot; &amp;  &quot; [&quot; &amp; [Numbers.C189] &amp; &quot;: [size=85]&quot; &amp; [Numbers.F189] &amp; &quot;[/size]]&quot;; &quot;&quot;)" office:value-type="string" office:string-value="147. [b][url=https://zdoom.org/wiki/Town_Infection]Town Infection: The Flooding[/url][/b] [2: [size=85]IdiotBitz: 1, excedentia: 1[/size]]" calcext:value-type="string">
            <text:p>147. [b][url=https://zdoom.org/wiki/Town_Infection]Town Infection: The Flooding[/url][/b] [2: [size=85]IdiotBitz: 1, excedentia: 1[/size]]</text:p>
          </table:table-cell>
          <table:table-cell table:formula="of:=IF([Numbers.C189] &gt; 0; &quot;convert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own_Infection:_The_Flooding.png" calcext:value-type="string">
            <text:p>convert background.png -font Arial -gravity Center -size 270 -pointsize 24 -fill black -annotate +0-14 'Voted #147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b][url=&quot; &amp; [Numbers.E190] &amp; &quot;]&quot; &amp; [Numbers.D190] &amp; &quot;[/url][/b]&quot; &amp;  &quot; [&quot; &amp; [Numbers.C190] &amp; &quot;: [size=85]&quot; &amp; [Numbers.F190] &amp; &quot;[/size]]&quot;; &quot;&quot;)" office:value-type="string" office:string-value="147. [b][url=https://forum.zdoom.org/viewtopic.php?f=19&amp;t=68911]Trench Foot[/url][/b] [2: [size=85]Lagi: 2[/size]]" calcext:value-type="string">
            <text:p>147. [b][url=https://forum.zdoom.org/viewtopic.php?f=19&amp;t=68911]Trench Foot[/url][/b] [2: [size=85]Lagi: 2[/size]]</text:p>
          </table:table-cell>
          <table:table-cell table:formula="of:=IF([Numbers.C190] &gt; 0; &quot;convert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rench_Foot.png" calcext:value-type="string">
            <text:p>convert background.png -font Arial -gravity Center -size 270 -pointsize 24 -fill black -annotate +0-14 'Voted #147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b][url=&quot; &amp; [Numbers.E191] &amp; &quot;]&quot; &amp; [Numbers.D191] &amp; &quot;[/url][/b]&quot; &amp;  &quot; [&quot; &amp; [Numbers.C191] &amp; &quot;: [size=85]&quot; &amp; [Numbers.F191] &amp; &quot;[/size]]&quot;; &quot;&quot;)" office:value-type="string" office:string-value="147. [b][url=https://forum.zdoom.org/viewtopic.php?f=19&amp;t=27981#p535716]TurboCharged ARCADE![/url][/b] [2: [size=85]Major Cooke: 2[/size]]" calcext:value-type="string">
            <text:p>147. [b][url=https://forum.zdoom.org/viewtopic.php?f=19&amp;t=27981#p535716]TurboCharged ARCADE![/url][/b] [2: [size=85]Major Cooke: 2[/size]]</text:p>
          </table:table-cell>
          <table:table-cell table:formula="of:=IF([Numbers.C191] &gt; 0; &quot;convert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urboCharged_ARCADE!.png" calcext:value-type="string">
            <text:p>convert background.png -font Arial -gravity Center -size 270 -pointsize 24 -fill black -annotate +0-14 'Voted #147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b][url=&quot; &amp; [Numbers.E192] &amp; &quot;]&quot; &amp; [Numbers.D192] &amp; &quot;[/url][/b]&quot; &amp;  &quot; [&quot; &amp; [Numbers.C192] &amp; &quot;: [size=85]&quot; &amp; [Numbers.F192] &amp; &quot;[/size]]&quot;; &quot;&quot;)" office:value-type="string" office:string-value="147. [b][url=https://forum.zdoom.org/viewtopic.php?t=61009#p1059953]Ugly as Sin[/url][/b] [2: [size=85]Matt: 2[/size]]" calcext:value-type="string">
            <text:p>147. [b][url=https://forum.zdoom.org/viewtopic.php?t=61009#p1059953]Ugly as Sin[/url][/b] [2: [size=85]Matt: 2[/size]]</text:p>
          </table:table-cell>
          <table:table-cell table:formula="of:=IF([Numbers.C192] &gt; 0; &quot;convert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Ugly_as_Sin.png" calcext:value-type="string">
            <text:p>convert background.png -font Arial -gravity Center -size 270 -pointsize 24 -fill black -annotate +0-14 'Voted #147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b][url=&quot; &amp; [Numbers.E193] &amp; &quot;]&quot; &amp; [Numbers.D193] &amp; &quot;[/url][/b]&quot; &amp;  &quot; [&quot; &amp; [Numbers.C193] &amp; &quot;: [size=85]&quot; &amp; [Numbers.F193] &amp; &quot;[/size]]&quot;; &quot;&quot;)" office:value-type="string" office:string-value="147. [b][url=https://forum.zdoom.org/viewtopic.php?f=43&amp;t=60612]Ultra Crispy[/url][/b] [2: [size=85]YukesVonFaust: 2[/size]]" calcext:value-type="string">
            <text:p>147. [b][url=https://forum.zdoom.org/viewtopic.php?f=43&amp;t=60612]Ultra Crispy[/url][/b] [2: [size=85]YukesVonFaust: 2[/size]]</text:p>
          </table:table-cell>
          <table:table-cell table:formula="of:=IF([Numbers.C193] &gt; 0; &quot;convert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Ultra_Crispy.png" calcext:value-type="string">
            <text:p>convert background.png -font Arial -gravity Center -size 270 -pointsize 24 -fill black -annotate +0-14 'Voted #147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b][url=&quot; &amp; [Numbers.E194] &amp; &quot;]&quot; &amp; [Numbers.D194] &amp; &quot;[/url][/b]&quot; &amp;  &quot; [&quot; &amp; [Numbers.C194] &amp; &quot;: [size=85]&quot; &amp; [Numbers.F194] &amp; &quot;[/size]]&quot;; &quot;&quot;)" office:value-type="string" office:string-value="147. [b][url=http://lazrojas.com/wolfendoom/astrostein_2.html]WolfenDOOM: Astrostein[/url][/b] [2: [size=85]Sgt. Shivers: 2[/size]]" calcext:value-type="string">
            <text:p>147. [b][url=http://lazrojas.com/wolfendoom/astrostein_2.html]WolfenDOOM: Astrostein[/url][/b] [2: [size=85]Sgt. Shivers: 2[/size]]</text:p>
          </table:table-cell>
          <table:table-cell table:formula="of:=IF([Numbers.C194] &gt; 0; &quot;convert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WolfenDOOM:_Astrostein.png" calcext:value-type="string">
            <text:p>convert background.png -font Arial -gravity Center -size 270 -pointsize 24 -fill black -annotate +0-14 'Voted #147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b][url=&quot; &amp; [Numbers.E195] &amp; &quot;]&quot; &amp; [Numbers.D195] &amp; &quot;[/url][/b]&quot; &amp;  &quot; [&quot; &amp; [Numbers.C195] &amp; &quot;: [size=85]&quot; &amp; [Numbers.F195] &amp; &quot;[/size]]&quot;; &quot;&quot;)" office:value-type="string" office:string-value="147. [b][url=https://forum.zdoom.org/viewtopic.php?f=43&amp;t=65095]ZMovement[/url][/b] [2: [size=85]DYD: 1, SuyaSS: 1[/size]]" calcext:value-type="string">
            <text:p>147. [b][url=https://forum.zdoom.org/viewtopic.php?f=43&amp;t=65095]ZMovement[/url][/b] [2: [size=85]DYD: 1, SuyaSS: 1[/size]]</text:p>
          </table:table-cell>
          <table:table-cell table:formula="of:=IF([Numbers.C195] &gt; 0; &quot;convert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ZMovement.png" calcext:value-type="string">
            <text:p>convert background.png -font Arial -gravity Center -size 270 -pointsize 24 -fill black -annotate +0-14 'Voted #147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b][url=&quot; &amp; [Numbers.E196] &amp; &quot;]&quot; &amp; [Numbers.D196] &amp; &quot;[/url][/b]&quot; &amp;  &quot; [&quot; &amp; [Numbers.C196] &amp; &quot;: [size=85]&quot; &amp; [Numbers.F196] &amp; &quot;[/size]]&quot;; &quot;&quot;)" office:value-type="string" office:string-value="193. [b][url=https://www.doomworld.com/idgames/levels/doom/Ports/0-9/007ltsd]007: Licence to Spell DooM[/url][/b] [1: [size=85]The Ultimate DooMer: 1[/size]]" calcext:value-type="string">
            <text:p>193. [b][url=https://www.doomworld.com/idgames/levels/doom/Ports/0-9/007ltsd]007: Licence to Spell DooM[/url][/b] [1: [size=85]The Ultimate DooMer: 1[/size]]</text:p>
          </table:table-cell>
          <table:table-cell table:formula="of:=IF([Numbers.C196] &gt; 0; &quot;convert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007:_Licence_to_Spell_DooM.png" calcext:value-type="string">
            <text:p>convert background.png -font Arial -gravity Center -size 270 -pointsize 24 -fill black -annotate +0-14 'Voted #193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b][url=&quot; &amp; [Numbers.E197] &amp; &quot;]&quot; &amp; [Numbers.D197] &amp; &quot;[/url][/b]&quot; &amp;  &quot; [&quot; &amp; [Numbers.C197] &amp; &quot;: [size=85]&quot; &amp; [Numbers.F197] &amp; &quot;[/size]]&quot;; &quot;&quot;)" office:value-type="string" office:string-value="193. [b][url=https://forum.zdoom.org/viewtopic.php?f=42&amp;t=54247#p954473]20 Monsters Challenge[/url][/b] [1: [size=85]Rachael: 1[/size]]" calcext:value-type="string">
            <text:p>193. [b][url=https://forum.zdoom.org/viewtopic.php?f=42&amp;t=54247#p954473]20 Monsters Challenge[/url][/b] [1: [size=85]Rachael: 1[/size]]</text:p>
          </table:table-cell>
          <table:table-cell table:formula="of:=IF([Numbers.C197] &gt; 0; &quot;convert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20_Monsters_Challenge.png" calcext:value-type="string">
            <text:p>convert background.png -font Arial -gravity Center -size 270 -pointsize 24 -fill black -annotate +0-14 'Voted #193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b][url=&quot; &amp; [Numbers.E198] &amp; &quot;]&quot; &amp; [Numbers.D198] &amp; &quot;[/url][/b]&quot; &amp;  &quot; [&quot; &amp; [Numbers.C198] &amp; &quot;: [size=85]&quot; &amp; [Numbers.F198] &amp; &quot;[/size]]&quot;; &quot;&quot;)" office:value-type="string" office:string-value="193. [b][url=https://www.doomworld.com/idgames/levels/doom2/deathmatch/Ports/a-c/amisery]Abandoned Misery[/url][/b] [1: [size=85]Kappes Buur: 1[/size]]" calcext:value-type="string">
            <text:p>193. [b][url=https://www.doomworld.com/idgames/levels/doom2/deathmatch/Ports/a-c/amisery]Abandoned Misery[/url][/b] [1: [size=85]Kappes Buur: 1[/size]]</text:p>
          </table:table-cell>
          <table:table-cell table:formula="of:=IF([Numbers.C198] &gt; 0; &quot;convert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bandoned_Misery.png" calcext:value-type="string">
            <text:p>convert background.png -font Arial -gravity Center -size 270 -pointsize 24 -fill black -annotate +0-14 'Voted #193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b][url=&quot; &amp; [Numbers.E199] &amp; &quot;]&quot; &amp; [Numbers.D199] &amp; &quot;[/url][/b]&quot; &amp;  &quot; [&quot; &amp; [Numbers.C199] &amp; &quot;: [size=85]&quot; &amp; [Numbers.F199] &amp; &quot;[/size]]&quot;; &quot;&quot;)" office:value-type="string" office:string-value="193. [b][url=https://forum.zdoom.org/viewtopic.php?t=36877#p699326]Accessories to Murder[/url][/b] [1: [size=85]Cyanide: 1[/size]]" calcext:value-type="string">
            <text:p>193. [b][url=https://forum.zdoom.org/viewtopic.php?t=36877#p699326]Accessories to Murder[/url][/b] [1: [size=85]Cyanide: 1[/size]]</text:p>
          </table:table-cell>
          <table:table-cell table:formula="of:=IF([Numbers.C199] &gt; 0; &quot;convert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ccessories_to_Murder.png" calcext:value-type="string">
            <text:p>convert background.png -font Arial -gravity Center -size 270 -pointsize 24 -fill black -annotate +0-14 'Voted #193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b][url=&quot; &amp; [Numbers.E200] &amp; &quot;]&quot; &amp; [Numbers.D200] &amp; &quot;[/url][/b]&quot; &amp;  &quot; [&quot; &amp; [Numbers.C200] &amp; &quot;: [size=85]&quot; &amp; [Numbers.F200] &amp; &quot;[/size]]&quot;; &quot;&quot;)" office:value-type="string" office:string-value="193. [b][url=https://forum.zdoom.org/viewtopic.php?f=43&amp;t=54914#p969409]Aetherius[/url][/b] [1: [size=85]PlayerLin: 1[/size]]" calcext:value-type="string">
            <text:p>193. [b][url=https://forum.zdoom.org/viewtopic.php?f=43&amp;t=54914#p969409]Aetherius[/url][/b] [1: [size=85]PlayerLin: 1[/size]]</text:p>
          </table:table-cell>
          <table:table-cell table:formula="of:=IF([Numbers.C200] &gt; 0; &quot;convert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etherius.png" calcext:value-type="string">
            <text:p>convert background.png -font Arial -gravity Center -size 270 -pointsize 24 -fill black -annotate +0-14 'Voted #193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b][url=&quot; &amp; [Numbers.E201] &amp; &quot;]&quot; &amp; [Numbers.D201] &amp; &quot;[/url][/b]&quot; &amp;  &quot; [&quot; &amp; [Numbers.C201] &amp; &quot;: [size=85]&quot; &amp; [Numbers.F201] &amp; &quot;[/size]]&quot;; &quot;&quot;)" office:value-type="string" office:string-value="193. [b][url=https://forum.zdoom.org/viewtopic.php?t=58501#p1027895]Alfonzone[/url][/b] [1: [size=85]The Ultimate DooMer: 1[/size]]" calcext:value-type="string">
            <text:p>193. [b][url=https://forum.zdoom.org/viewtopic.php?t=58501#p1027895]Alfonzone[/url][/b] [1: [size=85]The Ultimate DooMer: 1[/size]]</text:p>
          </table:table-cell>
          <table:table-cell table:formula="of:=IF([Numbers.C201] &gt; 0; &quot;convert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lfonzone.png" calcext:value-type="string">
            <text:p>convert background.png -font Arial -gravity Center -size 270 -pointsize 24 -fill black -annotate +0-14 'Voted #193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b][url=&quot; &amp; [Numbers.E202] &amp; &quot;]&quot; &amp; [Numbers.D202] &amp; &quot;[/url][/b]&quot; &amp;  &quot; [&quot; &amp; [Numbers.C202] &amp; &quot;: [size=85]&quot; &amp; [Numbers.F202] &amp; &quot;[/size]]&quot;; &quot;&quot;)" office:value-type="string" office:string-value="193. [b][url=https://www.moddb.com/mods/acm-2014]Aliens: Colonial Marines TC[/url][/b] [1: [size=85]Ravick: 1[/size]]" calcext:value-type="string">
            <text:p>193. [b][url=https://www.moddb.com/mods/acm-2014]Aliens: Colonial Marines TC[/url][/b] [1: [size=85]Ravick: 1[/size]]</text:p>
          </table:table-cell>
          <table:table-cell table:formula="of:=IF([Numbers.C202] &gt; 0; &quot;convert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liens:_Colonial_Marines_TC.png" calcext:value-type="string">
            <text:p>convert background.png -font Arial -gravity Center -size 270 -pointsize 24 -fill black -annotate +0-14 'Voted #193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b][url=&quot; &amp; [Numbers.E203] &amp; &quot;]&quot; &amp; [Numbers.D203] &amp; &quot;[/url][/b]&quot; &amp;  &quot; [&quot; &amp; [Numbers.C203] &amp; &quot;: [size=85]&quot; &amp; [Numbers.F203] &amp; &quot;[/size]]&quot;; &quot;&quot;)" office:value-type="string" office:string-value="193. [b][url=https://forum.zdoom.org/viewtopic.php?f=19&amp;t=45213]Aliens: The Ultimate Doom[/url][/b] [1: [size=85]Valken: 1[/size]]" calcext:value-type="string">
            <text:p>193. [b][url=https://forum.zdoom.org/viewtopic.php?f=19&amp;t=45213]Aliens: The Ultimate Doom[/url][/b] [1: [size=85]Valken: 1[/size]]</text:p>
          </table:table-cell>
          <table:table-cell table:formula="of:=IF([Numbers.C203] &gt; 0; &quot;convert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liens:_The_Ultimate_Doom.png" calcext:value-type="string">
            <text:p>convert background.png -font Arial -gravity Center -size 270 -pointsize 24 -fill black -annotate +0-14 'Voted #193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b][url=&quot; &amp; [Numbers.E204] &amp; &quot;]&quot; &amp; [Numbers.D204] &amp; &quot;[/url][/b]&quot; &amp;  &quot; [&quot; &amp; [Numbers.C204] &amp; &quot;: [size=85]&quot; &amp; [Numbers.F204] &amp; &quot;[/size]]&quot;; &quot;&quot;)" office:value-type="string" office:string-value="193. [b][url=https://forum.zdoom.org/viewtopic.php?t=73461]aspot[/url][/b] [1: [size=85]Proydoha: 1[/size]]" calcext:value-type="string">
            <text:p>193. [b][url=https://forum.zdoom.org/viewtopic.php?t=73461]aspot[/url][/b] [1: [size=85]Proydoha: 1[/size]]</text:p>
          </table:table-cell>
          <table:table-cell table:formula="of:=IF([Numbers.C204] &gt; 0; &quot;convert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spot.png" calcext:value-type="string">
            <text:p>convert background.png -font Arial -gravity Center -size 270 -pointsize 24 -fill black -annotate +0-14 'Voted #193 mod' -pointsize 20 -fill white -annotate +0+18 'by ZDoom Community' png8:pngs/asp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b][url=&quot; &amp; [Numbers.E205] &amp; &quot;]&quot; &amp; [Numbers.D205] &amp; &quot;[/url][/b]&quot; &amp;  &quot; [&quot; &amp; [Numbers.C205] &amp; &quot;: [size=85]&quot; &amp; [Numbers.F205] &amp; &quot;[/size]]&quot;; &quot;&quot;)" office:value-type="string" office:string-value="193. [b][url=https://forum.zdoom.org/viewtopic.php?t=45192#p744669]AvP 2.0[/url][/b] [1: [size=85]shotfan: 1[/size]]" calcext:value-type="string">
            <text:p>193. [b][url=https://forum.zdoom.org/viewtopic.php?t=45192#p744669]AvP 2.0[/url][/b] [1: [size=85]shotfan: 1[/size]]</text:p>
          </table:table-cell>
          <table:table-cell table:formula="of:=IF([Numbers.C205] &gt; 0; &quot;convert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vP_2.0.png" calcext:value-type="string">
            <text:p>convert background.png -font Arial -gravity Center -size 270 -pointsize 24 -fill black -annotate +0-14 'Voted #193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b][url=&quot; &amp; [Numbers.E206] &amp; &quot;]&quot; &amp; [Numbers.D206] &amp; &quot;[/url][/b]&quot; &amp;  &quot; [&quot; &amp; [Numbers.C206] &amp; &quot;: [size=85]&quot; &amp; [Numbers.F206] &amp; &quot;[/size]]&quot;; &quot;&quot;)" office:value-type="string" office:string-value="193. [b][url=https://forum.zdoom.org/viewtopic.php?f=43&amp;t=57464#p1012472]Banhammer[/url][/b] [1: [size=85]leodoom85: 1[/size]]" calcext:value-type="string">
            <text:p>193. [b][url=https://forum.zdoom.org/viewtopic.php?f=43&amp;t=57464#p1012472]Banhammer[/url][/b] [1: [size=85]leodoom85: 1[/size]]</text:p>
          </table:table-cell>
          <table:table-cell table:formula="of:=IF([Numbers.C206] &gt; 0; &quot;convert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Banhammer.png" calcext:value-type="string">
            <text:p>convert background.png -font Arial -gravity Center -size 270 -pointsize 24 -fill black -annotate +0-14 'Voted #193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b][url=&quot; &amp; [Numbers.E207] &amp; &quot;]&quot; &amp; [Numbers.D207] &amp; &quot;[/url][/b]&quot; &amp;  &quot; [&quot; &amp; [Numbers.C207] &amp; &quot;: [size=85]&quot; &amp; [Numbers.F207] &amp; &quot;[/size]]&quot;; &quot;&quot;)" office:value-type="string" office:string-value="193. [b][url=https://www.doomworld.com/idgames/levels/doom2/Ports/a-c/brfinal]Beyond Reality[/url][/b] [1: [size=85]Kappes Buur: 1[/size]]" calcext:value-type="string">
            <text:p>193. [b][url=https://www.doomworld.com/idgames/levels/doom2/Ports/a-c/brfinal]Beyond Reality[/url][/b] [1: [size=85]Kappes Buur: 1[/size]]</text:p>
          </table:table-cell>
          <table:table-cell table:formula="of:=IF([Numbers.C207] &gt; 0; &quot;convert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Beyond_Reality.png" calcext:value-type="string">
            <text:p>convert background.png -font Arial -gravity Center -size 270 -pointsize 24 -fill black -annotate +0-14 'Voted #193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b][url=&quot; &amp; [Numbers.E208] &amp; &quot;]&quot; &amp; [Numbers.D208] &amp; &quot;[/url][/b]&quot; &amp;  &quot; [&quot; &amp; [Numbers.C208] &amp; &quot;: [size=85]&quot; &amp; [Numbers.F208] &amp; &quot;[/size]]&quot;; &quot;&quot;)" office:value-type="string" office:string-value="193. [b][url=https://forum.zdoom.org/viewtopic.php?f=43&amp;t=53545#p940527]BlackWarrior[/url][/b] [1: [size=85]Somagu: 1[/size]]" calcext:value-type="string">
            <text:p>193. [b][url=https://forum.zdoom.org/viewtopic.php?f=43&amp;t=53545#p940527]BlackWarrior[/url][/b] [1: [size=85]Somagu: 1[/size]]</text:p>
          </table:table-cell>
          <table:table-cell table:formula="of:=IF([Numbers.C208] &gt; 0; &quot;convert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BlackWarrior.png" calcext:value-type="string">
            <text:p>convert background.png -font Arial -gravity Center -size 270 -pointsize 24 -fill black -annotate +0-14 'Voted #193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b][url=&quot; &amp; [Numbers.E209] &amp; &quot;]&quot; &amp; [Numbers.D209] &amp; &quot;[/url][/b]&quot; &amp;  &quot; [&quot; &amp; [Numbers.C209] &amp; &quot;: [size=85]&quot; &amp; [Numbers.F209] &amp; &quot;[/size]]&quot;; &quot;&quot;)" office:value-type="string" office:string-value="193. [b][url=https://www.moddb.com/mods/brutal-doom/addons/tomtefars-extension]Brutal Doom: Tomtefars Extension[/url][/b] [1: [size=85]eharper256: 1[/size]]" calcext:value-type="string">
            <text:p>193. [b][url=https://www.moddb.com/mods/brutal-doom/addons/tomtefars-extension]Brutal Doom: Tomtefars Extension[/url][/b] [1: [size=85]eharper256: 1[/size]]</text:p>
          </table:table-cell>
          <table:table-cell table:formula="of:=IF([Numbers.C209] &gt; 0; &quot;convert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Brutal_Doom:_Tomtefars_Extension.png" calcext:value-type="string">
            <text:p>convert background.png -font Arial -gravity Center -size 270 -pointsize 24 -fill black -annotate +0-14 'Voted #193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b][url=&quot; &amp; [Numbers.E210] &amp; &quot;]&quot; &amp; [Numbers.D210] &amp; &quot;[/url][/b]&quot; &amp;  &quot; [&quot; &amp; [Numbers.C210] &amp; &quot;: [size=85]&quot; &amp; [Numbers.F210] &amp; &quot;[/size]]&quot;; &quot;&quot;)" office:value-type="string" office:string-value="193. [b][url=https://forum.zdoom.org/viewtopic.php?f=45&amp;t=68735]Brutal Heretic RPG[/url][/b] [1: [size=85]Valken: 1[/size]]" calcext:value-type="string">
            <text:p>193. [b][url=https://forum.zdoom.org/viewtopic.php?f=45&amp;t=68735]Brutal Heretic RPG[/url][/b] [1: [size=85]Valken: 1[/size]]</text:p>
          </table:table-cell>
          <table:table-cell table:formula="of:=IF([Numbers.C210] &gt; 0; &quot;convert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Brutal_Heretic_RPG.png" calcext:value-type="string">
            <text:p>convert background.png -font Arial -gravity Center -size 270 -pointsize 24 -fill black -annotate +0-14 'Voted #193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b][url=&quot; &amp; [Numbers.E211] &amp; &quot;]&quot; &amp; [Numbers.D211] &amp; &quot;[/url][/b]&quot; &amp;  &quot; [&quot; &amp; [Numbers.C211] &amp; &quot;: [size=85]&quot; &amp; [Numbers.F211] &amp; &quot;[/size]]&quot;; &quot;&quot;)" office:value-type="string" office:string-value="193. [b][url=https://forum.zdoom.org/viewtopic.php?f=45&amp;t=65691]Brutal Hexen RPG[/url][/b] [1: [size=85]Valken: 1[/size]]" calcext:value-type="string">
            <text:p>193. [b][url=https://forum.zdoom.org/viewtopic.php?f=45&amp;t=65691]Brutal Hexen RPG[/url][/b] [1: [size=85]Valken: 1[/size]]</text:p>
          </table:table-cell>
          <table:table-cell table:formula="of:=IF([Numbers.C211] &gt; 0; &quot;convert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Brutal_Hexen_RPG.png" calcext:value-type="string">
            <text:p>convert background.png -font Arial -gravity Center -size 270 -pointsize 24 -fill black -annotate +0-14 'Voted #193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b][url=&quot; &amp; [Numbers.E212] &amp; &quot;]&quot; &amp; [Numbers.D212] &amp; &quot;[/url][/b]&quot; &amp;  &quot; [&quot; &amp; [Numbers.C212] &amp; &quot;: [size=85]&quot; &amp; [Numbers.F212] &amp; &quot;[/size]]&quot;; &quot;&quot;)" office:value-type="string" office:string-value="193. [b][url=https://forum.zdoom.org/viewtopic.php?f=3&amp;t=37949#p722987]Brutalkick[/url][/b] [1: [size=85]Hipnotic Rogue: 1[/size]]" calcext:value-type="string">
            <text:p>193. [b][url=https://forum.zdoom.org/viewtopic.php?f=3&amp;t=37949#p722987]Brutalkick[/url][/b] [1: [size=85]Hipnotic Rogue: 1[/size]]</text:p>
          </table:table-cell>
          <table:table-cell table:formula="of:=IF([Numbers.C212] &gt; 0; &quot;convert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Brutalkick.png" calcext:value-type="string">
            <text:p>convert background.png -font Arial -gravity Center -size 270 -pointsize 24 -fill black -annotate +0-14 'Voted #193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b][url=&quot; &amp; [Numbers.E213] &amp; &quot;]&quot; &amp; [Numbers.D213] &amp; &quot;[/url][/b]&quot; &amp;  &quot; [&quot; &amp; [Numbers.C213] &amp; &quot;: [size=85]&quot; &amp; [Numbers.F213] &amp; &quot;[/size]]&quot;; &quot;&quot;)" office:value-type="string" office:string-value="193. [b][url=https://www.doomworld.com/idgames/levels/doom2/Ports/a-c/cheogsh]Cheogsh[/url][/b] [1: [size=85]Kappes Buur: 1[/size]]" calcext:value-type="string">
            <text:p>193. [b][url=https://www.doomworld.com/idgames/levels/doom2/Ports/a-c/cheogsh]Cheogsh[/url][/b] [1: [size=85]Kappes Buur: 1[/size]]</text:p>
          </table:table-cell>
          <table:table-cell table:formula="of:=IF([Numbers.C213] &gt; 0; &quot;convert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Cheogsh.png" calcext:value-type="string">
            <text:p>convert background.png -font Arial -gravity Center -size 270 -pointsize 24 -fill black -annotate +0-14 'Voted #193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b][url=&quot; &amp; [Numbers.E214] &amp; &quot;]&quot; &amp; [Numbers.D214] &amp; &quot;[/url][/b]&quot; &amp;  &quot; [&quot; &amp; [Numbers.C214] &amp; &quot;: [size=85]&quot; &amp; [Numbers.F214] &amp; &quot;[/size]]&quot;; &quot;&quot;)" office:value-type="string" office:string-value="193. [b][url=https://www.doomworld.com/idgames/levels/doom2/Ports/a-c/cheogsh2.zip]Cheogsh 2[/url][/b] [1: [size=85]Kappes Buur: 1[/size]]" calcext:value-type="string">
            <text:p>193. [b][url=https://www.doomworld.com/idgames/levels/doom2/Ports/a-c/cheogsh2.zip]Cheogsh 2[/url][/b] [1: [size=85]Kappes Buur: 1[/size]]</text:p>
          </table:table-cell>
          <table:table-cell table:formula="of:=IF([Numbers.C214] &gt; 0; &quot;convert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Cheogsh_2.png" calcext:value-type="string">
            <text:p>convert background.png -font Arial -gravity Center -size 270 -pointsize 24 -fill black -annotate +0-14 'Voted #193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b][url=&quot; &amp; [Numbers.E215] &amp; &quot;]&quot; &amp; [Numbers.D215] &amp; &quot;[/url][/b]&quot; &amp;  &quot; [&quot; &amp; [Numbers.C215] &amp; &quot;: [size=85]&quot; &amp; [Numbers.F215] &amp; &quot;[/size]]&quot;; &quot;&quot;)" office:value-type="string" office:string-value="193. [b][url=https://www.doomworld.com/idgames/?id=12363]Chosen[/url][/b] [1: [size=85]Bigger C: 1[/size]]" calcext:value-type="string">
            <text:p>193. [b][url=https://www.doomworld.com/idgames/?id=12363]Chosen[/url][/b] [1: [size=85]Bigger C: 1[/size]]</text:p>
          </table:table-cell>
          <table:table-cell table:formula="of:=IF([Numbers.C215] &gt; 0; &quot;convert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Chosen.png" calcext:value-type="string">
            <text:p>convert background.png -font Arial -gravity Center -size 270 -pointsize 24 -fill black -annotate +0-14 'Voted #193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b][url=&quot; &amp; [Numbers.E216] &amp; &quot;]&quot; &amp; [Numbers.D216] &amp; &quot;[/url][/b]&quot; &amp;  &quot; [&quot; &amp; [Numbers.C216] &amp; &quot;: [size=85]&quot; &amp; [Numbers.F216] &amp; &quot;[/size]]&quot;; &quot;&quot;)" office:value-type="string" office:string-value="193. [b][url=https://forum.zdoom.org/viewtopic.php?f=61&amp;t=57834#p1017698]Complex Doom: LCA[/url][/b] [1: [size=85]leodoom85: 1[/size]]" calcext:value-type="string">
            <text:p>193. [b][url=https://forum.zdoom.org/viewtopic.php?f=61&amp;t=57834#p1017698]Complex Doom: LCA[/url][/b] [1: [size=85]leodoom85: 1[/size]]</text:p>
          </table:table-cell>
          <table:table-cell table:formula="of:=IF([Numbers.C216] &gt; 0; &quot;convert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Complex_Doom:_LCA.png" calcext:value-type="string">
            <text:p>convert background.png -font Arial -gravity Center -size 270 -pointsize 24 -fill black -annotate +0-14 'Voted #193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b][url=&quot; &amp; [Numbers.E217] &amp; &quot;]&quot; &amp; [Numbers.D217] &amp; &quot;[/url][/b]&quot; &amp;  &quot; [&quot; &amp; [Numbers.C217] &amp; &quot;: [size=85]&quot; &amp; [Numbers.F217] &amp; &quot;[/size]]&quot;; &quot;&quot;)" office:value-type="string" office:string-value="193. [b][url=https://www.moddb.com/mods/counter-strike-doom-martian-offensive-2017]Counter-Strike Doom: Martian Offensive[/url][/b] [1: [size=85]AlphaEnt: 1[/size]]" calcext:value-type="string">
            <text:p>193. [b][url=https://www.moddb.com/mods/counter-strike-doom-martian-offensive-2017]Counter-Strike Doom: Martian Offensive[/url][/b] [1: [size=85]AlphaEnt: 1[/size]]</text:p>
          </table:table-cell>
          <table:table-cell table:formula="of:=IF([Numbers.C217] &gt; 0; &quot;convert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Counter-Strike_Doom:_Martian_Offensive.png" calcext:value-type="string">
            <text:p>convert background.png -font Arial -gravity Center -size 270 -pointsize 24 -fill black -annotate +0-14 'Voted #193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b][url=&quot; &amp; [Numbers.E218] &amp; &quot;]&quot; &amp; [Numbers.D218] &amp; &quot;[/url][/b]&quot; &amp;  &quot; [&quot; &amp; [Numbers.C218] &amp; &quot;: [size=85]&quot; &amp; [Numbers.F218] &amp; &quot;[/size]]&quot;; &quot;&quot;)" office:value-type="string" office:string-value="193. [b][url=https://forum.zdoom.org/viewtopic.php?t=68078]Critical Shots[/url][/b] [1: [size=85]Proydoha: 1[/size]]" calcext:value-type="string">
            <text:p>193. [b][url=https://forum.zdoom.org/viewtopic.php?t=68078]Critical Shots[/url][/b] [1: [size=85]Proydoha: 1[/size]]</text:p>
          </table:table-cell>
          <table:table-cell table:formula="of:=IF([Numbers.C218] &gt; 0; &quot;convert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Critical_Shots.png" calcext:value-type="string">
            <text:p>convert background.png -font Arial -gravity Center -size 270 -pointsize 24 -fill black -annotate +0-14 'Voted #193 mod' -pointsize 20 -fill white -annotate +0+18 'by ZDoom Community' png8:pngs/Critical_Sh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b][url=&quot; &amp; [Numbers.E219] &amp; &quot;]&quot; &amp; [Numbers.D219] &amp; &quot;[/url][/b]&quot; &amp;  &quot; [&quot; &amp; [Numbers.C219] &amp; &quot;: [size=85]&quot; &amp; [Numbers.F219] &amp; &quot;[/size]]&quot;; &quot;&quot;)" office:value-type="string" office:string-value="193. [b][url=https://forum.zdoom.org/viewtopic.php?f=37&amp;t=22137#p435505]Custom Crosshair Pack[/url][/b] [1: [size=85]Hexereticdoom: 1[/size]]" calcext:value-type="string">
            <text:p>193. [b][url=https://forum.zdoom.org/viewtopic.php?f=37&amp;t=22137#p435505]Custom Crosshair Pack[/url][/b] [1: [size=85]Hexereticdoom: 1[/size]]</text:p>
          </table:table-cell>
          <table:table-cell table:formula="of:=IF([Numbers.C219] &gt; 0; &quot;convert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Custom_Crosshair_Pack.png" calcext:value-type="string">
            <text:p>convert background.png -font Arial -gravity Center -size 270 -pointsize 24 -fill black -annotate +0-14 'Voted #193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b][url=&quot; &amp; [Numbers.E220] &amp; &quot;]&quot; &amp; [Numbers.D220] &amp; &quot;[/url][/b]&quot; &amp;  &quot; [&quot; &amp; [Numbers.C220] &amp; &quot;: [size=85]&quot; &amp; [Numbers.F220] &amp; &quot;[/size]]&quot;; &quot;&quot;)" office:value-type="string" office:string-value="193. [b][url=https://www.doomworld.com/idgames/levels/doom2/Ports/d-f/dark7]Dark 7 (with Mission Pack)[/url][/b] [1: [size=85]The Ultimate DooMer: 1[/size]]" calcext:value-type="string">
            <text:p>193. [b][url=https://www.doomworld.com/idgames/levels/doom2/Ports/d-f/dark7]Dark 7 (with Mission Pack)[/url][/b] [1: [size=85]The Ultimate DooMer: 1[/size]]</text:p>
          </table:table-cell>
          <table:table-cell table:formula="of:=IF([Numbers.C220] &gt; 0; &quot;convert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ark_7__with_Mission_Pack_.png" calcext:value-type="string">
            <text:p>convert background.png -font Arial -gravity Center -size 270 -pointsize 24 -fill black -annotate +0-14 'Voted #193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b][url=&quot; &amp; [Numbers.E221] &amp; &quot;]&quot; &amp; [Numbers.D221] &amp; &quot;[/url][/b]&quot; &amp;  &quot; [&quot; &amp; [Numbers.C221] &amp; &quot;: [size=85]&quot; &amp; [Numbers.F221] &amp; &quot;[/size]]&quot;; &quot;&quot;)" office:value-type="string" office:string-value="193. [b][url=https://forum.zdoom.org/viewtopic.php?f=19&amp;t=65458#p1112779]Darkmoon[/url][/b] [1: [size=85]Kappes Buur: 1[/size]]" calcext:value-type="string">
            <text:p>193. [b][url=https://forum.zdoom.org/viewtopic.php?f=19&amp;t=65458#p1112779]Darkmoon[/url][/b] [1: [size=85]Kappes Buur: 1[/size]]</text:p>
          </table:table-cell>
          <table:table-cell table:formula="of:=IF([Numbers.C221] &gt; 0; &quot;convert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arkmoon.png" calcext:value-type="string">
            <text:p>convert background.png -font Arial -gravity Center -size 270 -pointsize 24 -fill black -annotate +0-14 'Voted #193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b][url=&quot; &amp; [Numbers.E222] &amp; &quot;]&quot; &amp; [Numbers.D222] &amp; &quot;[/url][/b]&quot; &amp;  &quot; [&quot; &amp; [Numbers.C222] &amp; &quot;: [size=85]&quot; &amp; [Numbers.F222] &amp; &quot;[/size]]&quot;; &quot;&quot;)" office:value-type="string" office:string-value="193. [b][url=https://www.doomworld.com/idgames/levels/doom2/Ports/d-f/dor]Dawn of Reality[/url][/b] [1: [size=85]Kappes Buur: 1[/size]]" calcext:value-type="string">
            <text:p>193. [b][url=https://www.doomworld.com/idgames/levels/doom2/Ports/d-f/dor]Dawn of Reality[/url][/b] [1: [size=85]Kappes Buur: 1[/size]]</text:p>
          </table:table-cell>
          <table:table-cell table:formula="of:=IF([Numbers.C222] &gt; 0; &quot;convert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awn_of_Reality.png" calcext:value-type="string">
            <text:p>convert background.png -font Arial -gravity Center -size 270 -pointsize 24 -fill black -annotate +0-14 'Voted #193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b][url=&quot; &amp; [Numbers.E223] &amp; &quot;]&quot; &amp; [Numbers.D223] &amp; &quot;[/url][/b]&quot; &amp;  &quot; [&quot; &amp; [Numbers.C223] &amp; &quot;: [size=85]&quot; &amp; [Numbers.F223] &amp; &quot;[/size]]&quot;; &quot;&quot;)" office:value-type="string" office:string-value="193. [b][url=https://forum.zdoom.org/viewtopic.php?t=46787#p786254]Demonsteele: NowThatsWhatICallMIDI[/url][/b] [1: [size=85]HaraSwift: 1[/size]]" calcext:value-type="string">
            <text:p>193. [b][url=https://forum.zdoom.org/viewtopic.php?t=46787#p786254]Demonsteele: NowThatsWhatICallMIDI[/url][/b] [1: [size=85]HaraSwift: 1[/size]]</text:p>
          </table:table-cell>
          <table:table-cell table:formula="of:=IF([Numbers.C223] &gt; 0; &quot;convert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emonsteele:_NowThatsWhatICallMIDI.png" calcext:value-type="string">
            <text:p>convert background.png -font Arial -gravity Center -size 270 -pointsize 24 -fill black -annotate +0-14 'Voted #193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b][url=&quot; &amp; [Numbers.E224] &amp; &quot;]&quot; &amp; [Numbers.D224] &amp; &quot;[/url][/b]&quot; &amp;  &quot; [&quot; &amp; [Numbers.C224] &amp; &quot;: [size=85]&quot; &amp; [Numbers.F224] &amp; &quot;[/size]]&quot;; &quot;&quot;)" office:value-type="string" office:string-value="193. [b][url=https://forum.zdoom.org/viewtopic.php?f=43&amp;t=67864]DN3DooM[/url][/b] [1: [size=85]ClessxAlghazanth: 1[/size]]" calcext:value-type="string">
            <text:p>193. [b][url=https://forum.zdoom.org/viewtopic.php?f=43&amp;t=67864]DN3DooM[/url][/b] [1: [size=85]ClessxAlghazanth: 1[/size]]</text:p>
          </table:table-cell>
          <table:table-cell table:formula="of:=IF([Numbers.C224] &gt; 0; &quot;convert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N3DooM.png" calcext:value-type="string">
            <text:p>convert background.png -font Arial -gravity Center -size 270 -pointsize 24 -fill black -annotate +0-14 'Voted #193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b][url=&quot; &amp; [Numbers.E225] &amp; &quot;]&quot; &amp; [Numbers.D225] &amp; &quot;[/url][/b]&quot; &amp;  &quot; [&quot; &amp; [Numbers.C225] &amp; &quot;: [size=85]&quot; &amp; [Numbers.F225] &amp; &quot;[/size]]&quot;; &quot;&quot;)" office:value-type="string" office:string-value="193. [b][url=https://www.moddb.com/mods/dont-play-with-hell-black-edition]Don’t play with HELL – Black Edition[/url][/b] [1: [size=85]Ravick: 1[/size]]" calcext:value-type="string">
            <text:p>193. [b][url=https://www.moddb.com/mods/dont-play-with-hell-black-edition]Don’t play with HELL – Black Edition[/url][/b] [1: [size=85]Ravick: 1[/size]]</text:p>
          </table:table-cell>
          <table:table-cell table:formula="of:=IF([Numbers.C225] &gt; 0; &quot;convert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n’t_play_with_HELL_–_Black_Edition.png" calcext:value-type="string">
            <text:p>convert background.png -font Arial -gravity Center -size 270 -pointsize 24 -fill black -annotate +0-14 'Voted #193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b][url=&quot; &amp; [Numbers.E226] &amp; &quot;]&quot; &amp; [Numbers.D226] &amp; &quot;[/url][/b]&quot; &amp;  &quot; [&quot; &amp; [Numbers.C226] &amp; &quot;: [size=85]&quot; &amp; [Numbers.F226] &amp; &quot;[/size]]&quot;; &quot;&quot;)" office:value-type="string" office:string-value="193. [b][url=https://www.doomworld.com/forum/topic/62403-doom-2-minor-sprite-fixing-project-v19-release-updated-12718/]Doom 2 Minor Sprite Fixing Project[/url][/b] [1: [size=85]m8f: 1[/size]]" calcext:value-type="string">
            <text:p>193. [b][url=https://www.doomworld.com/forum/topic/62403-doom-2-minor-sprite-fixing-project-v19-release-updated-12718/]Doom 2 Minor Sprite Fixing Project[/url][/b] [1: [size=85]m8f: 1[/size]]</text:p>
          </table:table-cell>
          <table:table-cell table:formula="of:=IF([Numbers.C226] &gt; 0; &quot;convert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om_2_Minor_Sprite_Fixing_Project.png" calcext:value-type="string">
            <text:p>convert background.png -font Arial -gravity Center -size 270 -pointsize 24 -fill black -annotate +0-14 'Voted #193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b][url=&quot; &amp; [Numbers.E227] &amp; &quot;]&quot; &amp; [Numbers.D227] &amp; &quot;[/url][/b]&quot; &amp;  &quot; [&quot; &amp; [Numbers.C227] &amp; &quot;: [size=85]&quot; &amp; [Numbers.F227] &amp; &quot;[/size]]&quot;; &quot;&quot;)" office:value-type="string" office:string-value="193. [b][url=https://www.doomworld.com/forum/topic/108725-doom-4-vanilla-new-v12-released-faster-weapons/]DOOM 4 VANILLA[/url][/b] [1: [size=85]Rex705: 1[/size]]" calcext:value-type="string">
            <text:p>193. [b][url=https://www.doomworld.com/forum/topic/108725-doom-4-vanilla-new-v12-released-faster-weapons/]DOOM 4 VANILLA[/url][/b] [1: [size=85]Rex705: 1[/size]]</text:p>
          </table:table-cell>
          <table:table-cell table:formula="of:=IF([Numbers.C227] &gt; 0; &quot;convert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OM_4_VANILLA.png" calcext:value-type="string">
            <text:p>convert background.png -font Arial -gravity Center -size 270 -pointsize 24 -fill black -annotate +0-14 'Voted #193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b][url=&quot; &amp; [Numbers.E228] &amp; &quot;]&quot; &amp; [Numbers.D228] &amp; &quot;[/url][/b]&quot; &amp;  &quot; [&quot; &amp; [Numbers.C228] &amp; &quot;: [size=85]&quot; &amp; [Numbers.F228] &amp; &quot;[/size]]&quot;; &quot;&quot;)" office:value-type="string" office:string-value="193. [b][url=https://forum.zdoom.org/viewtopic.php?f=43&amp;t=51596]Doom 64 'weapons only'[/url][/b] [1: [size=85]Hipnotic Rogue: 1[/size]]" calcext:value-type="string">
            <text:p>193. [b][url=https://forum.zdoom.org/viewtopic.php?f=43&amp;t=51596]Doom 64 'weapons only'[/url][/b] [1: [size=85]Hipnotic Rogue: 1[/size]]</text:p>
          </table:table-cell>
          <table:table-cell table:formula="of:=IF([Numbers.C228] &gt; 0; &quot;convert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om_64__weapons_only_.png" calcext:value-type="string">
            <text:p>convert background.png -font Arial -gravity Center -size 270 -pointsize 24 -fill black -annotate +0-14 'Voted #193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b][url=&quot; &amp; [Numbers.E229] &amp; &quot;]&quot; &amp; [Numbers.D229] &amp; &quot;[/url][/b]&quot; &amp;  &quot; [&quot; &amp; [Numbers.C229] &amp; &quot;: [size=85]&quot; &amp; [Numbers.F229] &amp; &quot;[/size]]&quot;; &quot;&quot;)" office:value-type="string" office:string-value="193. [b][url=https://forum.zdoom.org/viewtopic.php?t=45060#p741205]Doom Ambient Pack[/url][/b] [1: [size=85]Hexereticdoom: 1[/size]]" calcext:value-type="string">
            <text:p>193. [b][url=https://forum.zdoom.org/viewtopic.php?t=45060#p741205]Doom Ambient Pack[/url][/b] [1: [size=85]Hexereticdoom: 1[/size]]</text:p>
          </table:table-cell>
          <table:table-cell table:formula="of:=IF([Numbers.C229] &gt; 0; &quot;convert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om_Ambient_Pack.png" calcext:value-type="string">
            <text:p>convert background.png -font Arial -gravity Center -size 270 -pointsize 24 -fill black -annotate +0-14 'Voted #193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b][url=&quot; &amp; [Numbers.E230] &amp; &quot;]&quot; &amp; [Numbers.D230] &amp; &quot;[/url][/b]&quot; &amp;  &quot; [&quot; &amp; [Numbers.C230] &amp; &quot;: [size=85]&quot; &amp; [Numbers.F230] &amp; &quot;[/size]]&quot;; &quot;&quot;)" office:value-type="string" office:string-value="193. [b][url=https://forum.zdoom.org/viewtopic.php?f=43&amp;t=58499#p1027836]Doom Loot Box Mod[/url][/b] [1: [size=85]IdiotBitz: 1[/size]]" calcext:value-type="string">
            <text:p>193. [b][url=https://forum.zdoom.org/viewtopic.php?f=43&amp;t=58499#p1027836]Doom Loot Box Mod[/url][/b] [1: [size=85]IdiotBitz: 1[/size]]</text:p>
          </table:table-cell>
          <table:table-cell table:formula="of:=IF([Numbers.C230] &gt; 0; &quot;convert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om_Loot_Box_Mod.png" calcext:value-type="string">
            <text:p>convert background.png -font Arial -gravity Center -size 270 -pointsize 24 -fill black -annotate +0-14 'Voted #193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b][url=&quot; &amp; [Numbers.E231] &amp; &quot;]&quot; &amp; [Numbers.D231] &amp; &quot;[/url][/b]&quot; &amp;  &quot; [&quot; &amp; [Numbers.C231] &amp; &quot;: [size=85]&quot; &amp; [Numbers.F231] &amp; &quot;[/size]]&quot;; &quot;&quot;)" office:value-type="string" office:string-value="193. [b][url=https://www.doomworld.com/vb/thread/15965]Doom Raider:Crypt of the Vile[/url][/b] [1: [size=85]Kappes Buur: 1[/size]]" calcext:value-type="string">
            <text:p>193. [b][url=https://www.doomworld.com/vb/thread/15965]Doom Raider:Crypt of the Vile[/url][/b] [1: [size=85]Kappes Buur: 1[/size]]</text:p>
          </table:table-cell>
          <table:table-cell table:formula="of:=IF([Numbers.C231] &gt; 0; &quot;convert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om_Raider:Crypt_of_the_Vile.png" calcext:value-type="string">
            <text:p>convert background.png -font Arial -gravity Center -size 270 -pointsize 24 -fill black -annotate +0-14 'Voted #193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b][url=&quot; &amp; [Numbers.E232] &amp; &quot;]&quot; &amp; [Numbers.D232] &amp; &quot;[/url][/b]&quot; &amp;  &quot; [&quot; &amp; [Numbers.C232] &amp; &quot;: [size=85]&quot; &amp; [Numbers.F232] &amp; &quot;[/size]]&quot;; &quot;&quot;)" office:value-type="string" office:string-value="193. [b][url=https://forum.zdoom.org/viewtopic.php?f=43&amp;t=62911#p1083812]DoomKrakken's Monster Randomizer[/url][/b] [1: [size=85]shotfan: 1[/size]]" calcext:value-type="string">
            <text:p>193. [b][url=https://forum.zdoom.org/viewtopic.php?f=43&amp;t=62911#p1083812]DoomKrakken's Monster Randomizer[/url][/b] [1: [size=85]shotfan: 1[/size]]</text:p>
          </table:table-cell>
          <table:table-cell table:formula="of:=IF([Numbers.C232] &gt; 0; &quot;convert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omKrakken_s_Monster_Randomizer.png" calcext:value-type="string">
            <text:p>convert background.png -font Arial -gravity Center -size 270 -pointsize 24 -fill black -annotate +0-14 'Voted #193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b][url=&quot; &amp; [Numbers.E233] &amp; &quot;]&quot; &amp; [Numbers.D233] &amp; &quot;[/url][/b]&quot; &amp;  &quot; [&quot; &amp; [Numbers.C233] &amp; &quot;: [size=85]&quot; &amp; [Numbers.F233] &amp; &quot;[/size]]&quot;; &quot;&quot;)" office:value-type="string" office:string-value="193. [b][url=https://www.doomworld.com/idgames/themes/TeamTNT/ed4_rfo/ed4_rfo1]Eternal DOOM IV: Return from Oblivion[/url][/b] [1: [size=85]Kappes Buur: 1[/size]]" calcext:value-type="string">
            <text:p>193. [b][url=https://www.doomworld.com/idgames/themes/TeamTNT/ed4_rfo/ed4_rfo1]Eternal DOOM IV: Return from Oblivion[/url][/b] [1: [size=85]Kappes Buur: 1[/size]]</text:p>
          </table:table-cell>
          <table:table-cell table:formula="of:=IF([Numbers.C233] &gt; 0; &quot;convert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Eternal_DOOM_IV:_Return_from_Oblivion.png" calcext:value-type="string">
            <text:p>convert background.png -font Arial -gravity Center -size 270 -pointsize 24 -fill black -annotate +0-14 'Voted #193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b][url=&quot; &amp; [Numbers.E234] &amp; &quot;]&quot; &amp; [Numbers.D234] &amp; &quot;[/url][/b]&quot; &amp;  &quot; [&quot; &amp; [Numbers.C234] &amp; &quot;: [size=85]&quot; &amp; [Numbers.F234] &amp; &quot;[/size]]&quot;; &quot;&quot;)" office:value-type="string" office:string-value="193. [b][url=https://forum.zdoom.org/viewtopic.php?f=43&amp;t=58923#p1033516]FamiliarDoom[/url][/b] [1: [size=85]kadu522: 1[/size]]" calcext:value-type="string">
            <text:p>193. [b][url=https://forum.zdoom.org/viewtopic.php?f=43&amp;t=58923#p1033516]FamiliarDoom[/url][/b] [1: [size=85]kadu522: 1[/size]]</text:p>
          </table:table-cell>
          <table:table-cell table:formula="of:=IF([Numbers.C234] &gt; 0; &quot;convert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FamiliarDoom.png" calcext:value-type="string">
            <text:p>convert background.png -font Arial -gravity Center -size 270 -pointsize 24 -fill black -annotate +0-14 'Voted #193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b][url=&quot; &amp; [Numbers.E235] &amp; &quot;]&quot; &amp; [Numbers.D235] &amp; &quot;[/url][/b]&quot; &amp;  &quot; [&quot; &amp; [Numbers.C235] &amp; &quot;: [size=85]&quot; &amp; [Numbers.F235] &amp; &quot;[/size]]&quot;; &quot;&quot;)" office:value-type="string" office:string-value="193. [b][url=https://forum.zdoom.org/viewtopic.php?f=43&amp;t=69504]FantasyMonsters 4 Heretic[/url][/b] [1: [size=85]Valken: 1[/size]]" calcext:value-type="string">
            <text:p>193. [b][url=https://forum.zdoom.org/viewtopic.php?f=43&amp;t=69504]FantasyMonsters 4 Heretic[/url][/b] [1: [size=85]Valken: 1[/size]]</text:p>
          </table:table-cell>
          <table:table-cell table:formula="of:=IF([Numbers.C235] &gt; 0; &quot;convert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FantasyMonsters_4_Heretic.png" calcext:value-type="string">
            <text:p>convert background.png -font Arial -gravity Center -size 270 -pointsize 24 -fill black -annotate +0-14 'Voted #193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b][url=&quot; &amp; [Numbers.E236] &amp; &quot;]&quot; &amp; [Numbers.D236] &amp; &quot;[/url][/b]&quot; &amp;  &quot; [&quot; &amp; [Numbers.C236] &amp; &quot;: [size=85]&quot; &amp; [Numbers.F236] &amp; &quot;[/size]]&quot;; &quot;&quot;)" office:value-type="string" office:string-value="193. [b][url=https://www.doomworld.com/forum/topic/74722-release-fearrific-project-brutality-revised/]Fearrific[/url][/b] [1: [size=85]Valken: 1[/size]]" calcext:value-type="string">
            <text:p>193. [b][url=https://www.doomworld.com/forum/topic/74722-release-fearrific-project-brutality-revised/]Fearrific[/url][/b] [1: [size=85]Valken: 1[/size]]</text:p>
          </table:table-cell>
          <table:table-cell table:formula="of:=IF([Numbers.C236] &gt; 0; &quot;convert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Fearrific.png" calcext:value-type="string">
            <text:p>convert background.png -font Arial -gravity Center -size 270 -pointsize 24 -fill black -annotate +0-14 'Voted #193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b][url=&quot; &amp; [Numbers.E237] &amp; &quot;]&quot; &amp; [Numbers.D237] &amp; &quot;[/url][/b]&quot; &amp;  &quot; [&quot; &amp; [Numbers.C237] &amp; &quot;: [size=85]&quot; &amp; [Numbers.F237] &amp; &quot;[/size]]&quot;; &quot;&quot;)" office:value-type="string" office:string-value="193. [b][url=https://iamsparky.wordpress.com/foreverhood/]Foreverhood[/url][/b] [1: [size=85]Kappes Buur: 1[/size]]" calcext:value-type="string">
            <text:p>193. [b][url=https://iamsparky.wordpress.com/foreverhood/]Foreverhood[/url][/b] [1: [size=85]Kappes Buur: 1[/size]]</text:p>
          </table:table-cell>
          <table:table-cell table:formula="of:=IF([Numbers.C237] &gt; 0; &quot;convert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Foreverhood.png" calcext:value-type="string">
            <text:p>convert background.png -font Arial -gravity Center -size 270 -pointsize 24 -fill black -annotate +0-14 'Voted #193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b][url=&quot; &amp; [Numbers.E238] &amp; &quot;]&quot; &amp; [Numbers.D238] &amp; &quot;[/url][/b]&quot; &amp;  &quot; [&quot; &amp; [Numbers.C238] &amp; &quot;: [size=85]&quot; &amp; [Numbers.F238] &amp; &quot;[/size]]&quot;; &quot;&quot;)" office:value-type="string" office:string-value="193. [b][url=https://forum.zdoom.org/viewtopic.php?f=19&amp;t=57252#p1009564]Ghoul School 3D[/url][/b] [1: [size=85]Rachael: 1[/size]]" calcext:value-type="string">
            <text:p>193. [b][url=https://forum.zdoom.org/viewtopic.php?f=19&amp;t=57252#p1009564]Ghoul School 3D[/url][/b] [1: [size=85]Rachael: 1[/size]]</text:p>
          </table:table-cell>
          <table:table-cell table:formula="of:=IF([Numbers.C238] &gt; 0; &quot;convert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Ghoul_School_3D.png" calcext:value-type="string">
            <text:p>convert background.png -font Arial -gravity Center -size 270 -pointsize 24 -fill black -annotate +0-14 'Voted #193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b][url=&quot; &amp; [Numbers.E239] &amp; &quot;]&quot; &amp; [Numbers.D239] &amp; &quot;[/url][/b]&quot; &amp;  &quot; [&quot; &amp; [Numbers.C239] &amp; &quot;: [size=85]&quot; &amp; [Numbers.F239] &amp; &quot;[/size]]&quot;; &quot;&quot;)" office:value-type="string" office:string-value="193. [b][url=https://forum.zdoom.org/viewtopic.php?f=46&amp;t=56148#p994037]GZSHud[/url][/b] [1: [size=85]Hipnotic Rogue: 1[/size]]" calcext:value-type="string">
            <text:p>193. [b][url=https://forum.zdoom.org/viewtopic.php?f=46&amp;t=56148#p994037]GZSHud[/url][/b] [1: [size=85]Hipnotic Rogue: 1[/size]]</text:p>
          </table:table-cell>
          <table:table-cell table:formula="of:=IF([Numbers.C239] &gt; 0; &quot;convert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GZSHud.png" calcext:value-type="string">
            <text:p>convert background.png -font Arial -gravity Center -size 270 -pointsize 24 -fill black -annotate +0-14 'Voted #193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b][url=&quot; &amp; [Numbers.E240] &amp; &quot;]&quot; &amp; [Numbers.D240] &amp; &quot;[/url][/b]&quot; &amp;  &quot; [&quot; &amp; [Numbers.C240] &amp; &quot;: [size=85]&quot; &amp; [Numbers.F240] &amp; &quot;[/size]]&quot;; &quot;&quot;)" office:value-type="string" office:string-value="193. [b][url=http://painkiller.allfearthesentinel.net/download?file=te13-harder-event.pk3]Harder Event[/url][/b] [1: [size=85]Dr_Cosmobyte: 1[/size]]" calcext:value-type="string">
            <text:p>193. [b][url=http://painkiller.allfearthesentinel.net/download?file=te13-harder-event.pk3]Harder Event[/url][/b] [1: [size=85]Dr_Cosmobyte: 1[/size]]</text:p>
          </table:table-cell>
          <table:table-cell table:formula="of:=IF([Numbers.C240] &gt; 0; &quot;convert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arder_Event.png" calcext:value-type="string">
            <text:p>convert background.png -font Arial -gravity Center -size 270 -pointsize 24 -fill black -annotate +0-14 'Voted #193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b][url=&quot; &amp; [Numbers.E241] &amp; &quot;]&quot; &amp; [Numbers.D241] &amp; &quot;[/url][/b]&quot; &amp;  &quot; [&quot; &amp; [Numbers.C241] &amp; &quot;: [size=85]&quot; &amp; [Numbers.F241] &amp; &quot;[/size]]&quot;; &quot;&quot;)" office:value-type="string" office:string-value="193. [b][url=https://zdoom.org/wiki/Haze_(working_title)]Haze[/url][/b] [1: [size=85]Dr_Cosmobyte: 1[/size]]" calcext:value-type="string">
            <text:p>193. [b][url=https://zdoom.org/wiki/Haze_(working_title)]Haze[/url][/b] [1: [size=85]Dr_Cosmobyte: 1[/size]]</text:p>
          </table:table-cell>
          <table:table-cell table:formula="of:=IF([Numbers.C241] &gt; 0; &quot;convert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aze.png" calcext:value-type="string">
            <text:p>convert background.png -font Arial -gravity Center -size 270 -pointsize 24 -fill black -annotate +0-14 'Voted #193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b][url=&quot; &amp; [Numbers.E242] &amp; &quot;]&quot; &amp; [Numbers.D242] &amp; &quot;[/url][/b]&quot; &amp;  &quot; [&quot; &amp; [Numbers.C242] &amp; &quot;: [size=85]&quot; &amp; [Numbers.F242] &amp; &quot;[/size]]&quot;; &quot;&quot;)" office:value-type="string" office:string-value="193. [b][url=https://forum.zdoom.org/viewtopic.php?f=43&amp;t=61643]Hellscape Navigator[/url][/b] [1: [size=85]TheRatCircus: 1[/size]]" calcext:value-type="string">
            <text:p>193. [b][url=https://forum.zdoom.org/viewtopic.php?f=43&amp;t=61643]Hellscape Navigator[/url][/b] [1: [size=85]TheRatCircus: 1[/size]]</text:p>
          </table:table-cell>
          <table:table-cell table:formula="of:=IF([Numbers.C242] &gt; 0; &quot;convert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ellscape_Navigator.png" calcext:value-type="string">
            <text:p>convert background.png -font Arial -gravity Center -size 270 -pointsize 24 -fill black -annotate +0-14 'Voted #193 mod' -pointsize 20 -fill white -annotate +0+18 'by ZDoom Community' png8:pngs/Hellscape_Naviga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5">
          <table:table-cell table:formula="of:=IF([Numbers.C243] &gt; 0; [Numbers.B243] &amp; &quot;. &quot; &amp; &quot;[b][url=&quot; &amp; [Numbers.E243] &amp; &quot;]&quot; &amp; [Numbers.D243] &amp; &quot;[/url][/b]&quot; &amp;  &quot; [&quot; &amp; [Numbers.C243] &amp; &quot;: [size=85]&quot; &amp; [Numbers.F243] &amp; &quot;[/size]]&quot;; &quot;&quot;)" office:value-type="string" office:string-value="193. [b][url=https://www.doomworld.com/forum/topic/98309-hellwalker-mod/]Hellwalker﻿ Mod[/url][/b] [1: [size=85]Valken: 1[/size]]" calcext:value-type="string">
            <text:p>193. [b][url=https://www.doomworld.com/forum/topic/98309-hellwalker-mod/]Hellwalker﻿ Mod[/url][/b] [1: [size=85]Valken: 1[/size]]</text:p>
          </table:table-cell>
          <table:table-cell table:formula="of:=IF([Numbers.C243] &gt; 0; &quot;convert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ellwalker﻿_Mod.png" calcext:value-type="string">
            <text:p>convert background.png -font Arial -gravity Center -size 270 -pointsize 24 -fill black -annotate +0-14 'Voted #193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b][url=&quot; &amp; [Numbers.E244] &amp; &quot;]&quot; &amp; [Numbers.D244] &amp; &quot;[/url][/b]&quot; &amp;  &quot; [&quot; &amp; [Numbers.C244] &amp; &quot;: [size=85]&quot; &amp; [Numbers.F244] &amp; &quot;[/size]]&quot;; &quot;&quot;)" office:value-type="string" office:string-value="193. [b][url=https://forum.zdoom.org/viewtopic.php?f=37&amp;t=47973#p817851]Heretic Widescreened HUD[/url][/b] [1: [size=85]Hipnotic Rogue: 1[/size]]" calcext:value-type="string">
            <text:p>193. [b][url=https://forum.zdoom.org/viewtopic.php?f=37&amp;t=47973#p817851]Heretic Widescreened HUD[/url][/b] [1: [size=85]Hipnotic Rogue: 1[/size]]</text:p>
          </table:table-cell>
          <table:table-cell table:formula="of:=IF([Numbers.C244] &gt; 0; &quot;convert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eretic_Widescreened_HUD.png" calcext:value-type="string">
            <text:p>convert background.png -font Arial -gravity Center -size 270 -pointsize 24 -fill black -annotate +0-14 'Voted #193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b][url=&quot; &amp; [Numbers.E245] &amp; &quot;]&quot; &amp; [Numbers.D245] &amp; &quot;[/url][/b]&quot; &amp;  &quot; [&quot; &amp; [Numbers.C245] &amp; &quot;: [size=85]&quot; &amp; [Numbers.F245] &amp; &quot;[/size]]&quot;; &quot;&quot;)" office:value-type="string" office:string-value="193. [b][url=https://www.doomworld.com/idgames/levels/hexen/v-z/viscerus]Hexen: Scourge of Viscerus[/url][/b] [1: [size=85]Solmir : 1[/size]]" calcext:value-type="string">
            <text:p>193. [b][url=https://www.doomworld.com/idgames/levels/hexen/v-z/viscerus]Hexen: Scourge of Viscerus[/url][/b] [1: [size=85]Solmir : 1[/size]]</text:p>
          </table:table-cell>
          <table:table-cell table:formula="of:=IF([Numbers.C245] &gt; 0; &quot;convert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exen:_Scourge_of_Viscerus.png" calcext:value-type="string">
            <text:p>convert background.png -font Arial -gravity Center -size 270 -pointsize 24 -fill black -annotate +0-14 'Voted #193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b][url=&quot; &amp; [Numbers.E246] &amp; &quot;]&quot; &amp; [Numbers.D246] &amp; &quot;[/url][/b]&quot; &amp;  &quot; [&quot; &amp; [Numbers.C246] &amp; &quot;: [size=85]&quot; &amp; [Numbers.F246] &amp; &quot;[/size]]&quot;; &quot;&quot;)" office:value-type="string" office:string-value="193. [b][url=https://forum.zdoom.org/viewtopic.php?f=43&amp;t=33766#p638587]HeXercise[/url][/b] [1: [size=85]Eric_: 1[/size]]" calcext:value-type="string">
            <text:p>193. [b][url=https://forum.zdoom.org/viewtopic.php?f=43&amp;t=33766#p638587]HeXercise[/url][/b] [1: [size=85]Eric_: 1[/size]]</text:p>
          </table:table-cell>
          <table:table-cell table:formula="of:=IF([Numbers.C246] &gt; 0; &quot;convert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eXercise.png" calcext:value-type="string">
            <text:p>convert background.png -font Arial -gravity Center -size 270 -pointsize 24 -fill black -annotate +0-14 'Voted #193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b][url=&quot; &amp; [Numbers.E247] &amp; &quot;]&quot; &amp; [Numbers.D247] &amp; &quot;[/url][/b]&quot; &amp;  &quot; [&quot; &amp; [Numbers.C247] &amp; &quot;: [size=85]&quot; &amp; [Numbers.F247] &amp; &quot;[/size]]&quot;; &quot;&quot;)" office:value-type="string" office:string-value="193. [b][url=https://www.doomworld.com/idgames/levels/heretic/Ports/hocx]Hordes of Chaos[/url][/b] [1: [size=85]The Ultimate DooMer: 1[/size]]" calcext:value-type="string">
            <text:p>193. [b][url=https://www.doomworld.com/idgames/levels/heretic/Ports/hocx]Hordes of Chaos[/url][/b] [1: [size=85]The Ultimate DooMer: 1[/size]]</text:p>
          </table:table-cell>
          <table:table-cell table:formula="of:=IF([Numbers.C247] &gt; 0; &quot;convert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ordes_of_Chaos.png" calcext:value-type="string">
            <text:p>convert background.png -font Arial -gravity Center -size 270 -pointsize 24 -fill black -annotate +0-14 'Voted #193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b][url=&quot; &amp; [Numbers.E248] &amp; &quot;]&quot; &amp; [Numbers.D248] &amp; &quot;[/url][/b]&quot; &amp;  &quot; [&quot; &amp; [Numbers.C248] &amp; &quot;: [size=85]&quot; &amp; [Numbers.F248] &amp; &quot;[/size]]&quot;; &quot;&quot;)" office:value-type="string" office:string-value="193. [b][url=https://forum.zdoom.org/viewtopic.php?f=43&amp;t=71897]Intelligent Supplies[/url][/b] [1: [size=85]TheRatCircus: 1[/size]]" calcext:value-type="string">
            <text:p>193. [b][url=https://forum.zdoom.org/viewtopic.php?f=43&amp;t=71897]Intelligent Supplies[/url][/b] [1: [size=85]TheRatCircus: 1[/size]]</text:p>
          </table:table-cell>
          <table:table-cell table:formula="of:=IF([Numbers.C248] &gt; 0; &quot;convert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Intelligent_Supplies.png" calcext:value-type="string">
            <text:p>convert background.png -font Arial -gravity Center -size 270 -pointsize 24 -fill black -annotate +0-14 'Voted #193 mod' -pointsize 20 -fill white -annotate +0+18 'by ZDoom Community' png8:pngs/Intelligent_Suppl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b][url=&quot; &amp; [Numbers.E249] &amp; &quot;]&quot; &amp; [Numbers.D249] &amp; &quot;[/url][/b]&quot; &amp;  &quot; [&quot; &amp; [Numbers.C249] &amp; &quot;: [size=85]&quot; &amp; [Numbers.F249] &amp; &quot;[/size]]&quot;; &quot;&quot;)" office:value-type="string" office:string-value="193. [b][url=https://jp.itch.io/jphud-doom]JP's HUD[/url][/b] [1: [size=85]Hexereticdoom: 1[/size]]" calcext:value-type="string">
            <text:p>193. [b][url=https://jp.itch.io/jphud-doom]JP's HUD[/url][/b] [1: [size=85]Hexereticdoom: 1[/size]]</text:p>
          </table:table-cell>
          <table:table-cell table:formula="of:=IF([Numbers.C249] &gt; 0; &quot;convert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JP_s_HUD.png" calcext:value-type="string">
            <text:p>convert background.png -font Arial -gravity Center -size 270 -pointsize 24 -fill black -annotate +0-14 'Voted #193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b][url=&quot; &amp; [Numbers.E250] &amp; &quot;]&quot; &amp; [Numbers.D250] &amp; &quot;[/url][/b]&quot; &amp;  &quot; [&quot; &amp; [Numbers.C250] &amp; &quot;: [size=85]&quot; &amp; [Numbers.F250] &amp; &quot;[/size]]&quot;; &quot;&quot;)" office:value-type="string" office:string-value="193. [b][url=https://mikestoybox.net/2017/06/29/karnak/]Karnak[/url][/b] [1: [size=85]Matt: 1[/size]]" calcext:value-type="string">
            <text:p>193. [b][url=https://mikestoybox.net/2017/06/29/karnak/]Karnak[/url][/b] [1: [size=85]Matt: 1[/size]]</text:p>
          </table:table-cell>
          <table:table-cell table:formula="of:=IF([Numbers.C250] &gt; 0; &quot;convert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Karnak.png" calcext:value-type="string">
            <text:p>convert background.png -font Arial -gravity Center -size 270 -pointsize 24 -fill black -annotate +0-14 'Voted #193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b][url=&quot; &amp; [Numbers.E251] &amp; &quot;]&quot; &amp; [Numbers.D251] &amp; &quot;[/url][/b]&quot; &amp;  &quot; [&quot; &amp; [Numbers.C251] &amp; &quot;: [size=85]&quot; &amp; [Numbers.F251] &amp; &quot;[/size]]&quot;; &quot;&quot;)" office:value-type="string" office:string-value="193. [b][url=https://jp.itch.io/doom-keymaster]Keymaster[/url][/b] [1: [size=85]IdiotBitz: 1[/size]]" calcext:value-type="string">
            <text:p>193. [b][url=https://jp.itch.io/doom-keymaster]Keymaster[/url][/b] [1: [size=85]IdiotBitz: 1[/size]]</text:p>
          </table:table-cell>
          <table:table-cell table:formula="of:=IF([Numbers.C251] &gt; 0; &quot;convert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Keymaster.png" calcext:value-type="string">
            <text:p>convert background.png -font Arial -gravity Center -size 270 -pointsize 24 -fill black -annotate +0-14 'Voted #193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b][url=&quot; &amp; [Numbers.E252] &amp; &quot;]&quot; &amp; [Numbers.D252] &amp; &quot;[/url][/b]&quot; &amp;  &quot; [&quot; &amp; [Numbers.C252] &amp; &quot;: [size=85]&quot; &amp; [Numbers.F252] &amp; &quot;[/size]]&quot;; &quot;&quot;)" office:value-type="string" office:string-value="193. [b][url=https://forum.zdoom.org/viewtopic.php?t=37786#p719312]Lasting Light[/url][/b] [1: [size=85]Ravick: 1[/size]]" calcext:value-type="string">
            <text:p>193. [b][url=https://forum.zdoom.org/viewtopic.php?t=37786#p719312]Lasting Light[/url][/b] [1: [size=85]Ravick: 1[/size]]</text:p>
          </table:table-cell>
          <table:table-cell table:formula="of:=IF([Numbers.C252] &gt; 0; &quot;convert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Lasting_Light.png" calcext:value-type="string">
            <text:p>convert background.png -font Arial -gravity Center -size 270 -pointsize 24 -fill black -annotate +0-14 'Voted #193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b][url=&quot; &amp; [Numbers.E253] &amp; &quot;]&quot; &amp; [Numbers.D253] &amp; &quot;[/url][/b]&quot; &amp;  &quot; [&quot; &amp; [Numbers.C253] &amp; &quot;: [size=85]&quot; &amp; [Numbers.F253] &amp; &quot;[/size]]&quot;; &quot;&quot;)" office:value-type="string" office:string-value="193. [b][url=https://forum.zdoom.org/viewtopic.php?f=43&amp;t=65583]Legion of Bones[/url][/b] [1: [size=85]Brohnesorge: 1[/size]]" calcext:value-type="string">
            <text:p>193. [b][url=https://forum.zdoom.org/viewtopic.php?f=43&amp;t=65583]Legion of Bones[/url][/b] [1: [size=85]Brohnesorge: 1[/size]]</text:p>
          </table:table-cell>
          <table:table-cell table:formula="of:=IF([Numbers.C253] &gt; 0; &quot;convert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Legion_of_Bones.png" calcext:value-type="string">
            <text:p>convert background.png -font Arial -gravity Center -size 270 -pointsize 24 -fill black -annotate +0-14 'Voted #193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b][url=&quot; &amp; [Numbers.E254] &amp; &quot;]&quot; &amp; [Numbers.D254] &amp; &quot;[/url][/b]&quot; &amp;  &quot; [&quot; &amp; [Numbers.C254] &amp; &quot;: [size=85]&quot; &amp; [Numbers.F254] &amp; &quot;[/size]]&quot;; &quot;&quot;)" office:value-type="string" office:string-value="193. [b][url=https://forum.zdoom.org/viewtopic.php?f=42&amp;t=57364#p1011019]Lilith[/url][/b] [1: [size=85]AlphaEnt: 1[/size]]" calcext:value-type="string">
            <text:p>193. [b][url=https://forum.zdoom.org/viewtopic.php?f=42&amp;t=57364#p1011019]Lilith[/url][/b] [1: [size=85]AlphaEnt: 1[/size]]</text:p>
          </table:table-cell>
          <table:table-cell table:formula="of:=IF([Numbers.C254] &gt; 0; &quot;convert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Lilith.png" calcext:value-type="string">
            <text:p>convert background.png -font Arial -gravity Center -size 270 -pointsize 24 -fill black -annotate +0-14 'Voted #193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b][url=&quot; &amp; [Numbers.E255] &amp; &quot;]&quot; &amp; [Numbers.D255] &amp; &quot;[/url][/b]&quot; &amp;  &quot; [&quot; &amp; [Numbers.C255] &amp; &quot;: [size=85]&quot; &amp; [Numbers.F255] &amp; &quot;[/size]]&quot;; &quot;&quot;)" office:value-type="string" office:string-value="193. [b][url=https://forum.zdoom.org/viewtopic.php?t=15793#p315526]Lizard Squad[/url][/b] [1: [size=85]lizardcommando: 1[/size]]" calcext:value-type="string">
            <text:p>193. [b][url=https://forum.zdoom.org/viewtopic.php?t=15793#p315526]Lizard Squad[/url][/b] [1: [size=85]lizardcommando: 1[/size]]</text:p>
          </table:table-cell>
          <table:table-cell table:formula="of:=IF([Numbers.C255] &gt; 0; &quot;convert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Lizard_Squad.png" calcext:value-type="string">
            <text:p>convert background.png -font Arial -gravity Center -size 270 -pointsize 24 -fill black -annotate +0-14 'Voted #193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b][url=&quot; &amp; [Numbers.E256] &amp; &quot;]&quot; &amp; [Numbers.D256] &amp; &quot;[/url][/b]&quot; &amp;  &quot; [&quot; &amp; [Numbers.C256] &amp; &quot;: [size=85]&quot; &amp; [Numbers.F256] &amp; &quot;[/size]]&quot;; &quot;&quot;)" office:value-type="string" office:string-value="193. [b][url=https://www.doomworld.com/idgames/levels/doom2/Ports/j-l/lslsp_gd]LOST SOULSPHERE: Gold Edition[/url][/b] [1: [size=85]Major Cooke: 1[/size]]" calcext:value-type="string">
            <text:p>193. [b][url=https://www.doomworld.com/idgames/levels/doom2/Ports/j-l/lslsp_gd]LOST SOULSPHERE: Gold Edition[/url][/b] [1: [size=85]Major Cooke: 1[/size]]</text:p>
          </table:table-cell>
          <table:table-cell table:formula="of:=IF([Numbers.C256] &gt; 0; &quot;convert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LOST_SOULSPHERE:_Gold_Edition.png" calcext:value-type="string">
            <text:p>convert background.png -font Arial -gravity Center -size 270 -pointsize 24 -fill black -annotate +0-14 'Voted #193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b][url=&quot; &amp; [Numbers.E257] &amp; &quot;]&quot; &amp; [Numbers.D257] &amp; &quot;[/url][/b]&quot; &amp;  &quot; [&quot; &amp; [Numbers.C257] &amp; &quot;: [size=85]&quot; &amp; [Numbers.F257] &amp; &quot;[/size]]&quot;; &quot;&quot;)" office:value-type="string" office:string-value="193. [b][url=https://forum.zdoom.org/viewtopic.php?f=43&amp;t=52041#p907566]Lowtech Remake[/url][/b] [1: [size=85]YukesVonFaust: 1[/size]]" calcext:value-type="string">
            <text:p>193. [b][url=https://forum.zdoom.org/viewtopic.php?f=43&amp;t=52041#p907566]Lowtech Remake[/url][/b] [1: [size=85]YukesVonFaust: 1[/size]]</text:p>
          </table:table-cell>
          <table:table-cell table:formula="of:=IF([Numbers.C257] &gt; 0; &quot;convert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Lowtech_Remake.png" calcext:value-type="string">
            <text:p>convert background.png -font Arial -gravity Center -size 270 -pointsize 24 -fill black -annotate +0-14 'Voted #193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b][url=&quot; &amp; [Numbers.E258] &amp; &quot;]&quot; &amp; [Numbers.D258] &amp; &quot;[/url][/b]&quot; &amp;  &quot; [&quot; &amp; [Numbers.C258] &amp; &quot;: [size=85]&quot; &amp; [Numbers.F258] &amp; &quot;[/size]]&quot;; &quot;&quot;)" office:value-type="string" office:string-value="193. [b][url=https://forum.zdoom.org/viewtopic.php?f=19&amp;t=28589&amp;start=2490#p925995]MAIS[/url][/b] [1: [size=85]Sgt. Shivers: 1[/size]]" calcext:value-type="string">
            <text:p>193. [b][url=https://forum.zdoom.org/viewtopic.php?f=19&amp;t=28589&amp;start=2490#p925995]MAIS[/url][/b] [1: [size=85]Sgt. Shivers: 1[/size]]</text:p>
          </table:table-cell>
          <table:table-cell table:formula="of:=IF([Numbers.C258] &gt; 0; &quot;convert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MAIS.png" calcext:value-type="string">
            <text:p>convert background.png -font Arial -gravity Center -size 270 -pointsize 24 -fill black -annotate +0-14 'Voted #193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b][url=&quot; &amp; [Numbers.E259] &amp; &quot;]&quot; &amp; [Numbers.D259] &amp; &quot;[/url][/b]&quot; &amp;  &quot; [&quot; &amp; [Numbers.C259] &amp; &quot;: [size=85]&quot; &amp; [Numbers.F259] &amp; &quot;[/size]]&quot;; &quot;&quot;)" office:value-type="string" office:string-value="193. [b][url=https://forum.zdoom.org/viewtopic.php?f=43&amp;t=69492]Malice[/url][/b] [1: [size=85]Valken: 1[/size]]" calcext:value-type="string">
            <text:p>193. [b][url=https://forum.zdoom.org/viewtopic.php?f=43&amp;t=69492]Malice[/url][/b] [1: [size=85]Valken: 1[/size]]</text:p>
          </table:table-cell>
          <table:table-cell table:formula="of:=IF([Numbers.C259] &gt; 0; &quot;convert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Malice.png" calcext:value-type="string">
            <text:p>convert background.png -font Arial -gravity Center -size 270 -pointsize 24 -fill black -annotate +0-14 'Voted #193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b][url=&quot; &amp; [Numbers.E260] &amp; &quot;]&quot; &amp; [Numbers.D260] &amp; &quot;[/url][/b]&quot; &amp;  &quot; [&quot; &amp; [Numbers.C260] &amp; &quot;: [size=85]&quot; &amp; [Numbers.F260] &amp; &quot;[/size]]&quot;; &quot;&quot;)" office:value-type="string" office:string-value="193. [b][url=https://forum.zdoom.org/viewtopic.php?t=48924#p843884]Megabounce[/url][/b] [1: [size=85]Beed28: 1[/size]]" calcext:value-type="string">
            <text:p>193. [b][url=https://forum.zdoom.org/viewtopic.php?t=48924#p843884]Megabounce[/url][/b] [1: [size=85]Beed28: 1[/size]]</text:p>
          </table:table-cell>
          <table:table-cell table:formula="of:=IF([Numbers.C260] &gt; 0; &quot;convert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Megabounce.png" calcext:value-type="string">
            <text:p>convert background.png -font Arial -gravity Center -size 270 -pointsize 24 -fill black -annotate +0-14 'Voted #193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b][url=&quot; &amp; [Numbers.E261] &amp; &quot;]&quot; &amp; [Numbers.D261] &amp; &quot;[/url][/b]&quot; &amp;  &quot; [&quot; &amp; [Numbers.C261] &amp; &quot;: [size=85]&quot; &amp; [Numbers.F261] &amp; &quot;[/size]]&quot;; &quot;&quot;)" office:value-type="string" office:string-value="193. [b][url=https://forum.zdoom.org/viewtopic.php?t=45872#p761776]Metroid: Dreadnought[/url][/b] [1: [size=85]Cyanide: 1[/size]]" calcext:value-type="string">
            <text:p>193. [b][url=https://forum.zdoom.org/viewtopic.php?t=45872#p761776]Metroid: Dreadnought[/url][/b] [1: [size=85]Cyanide: 1[/size]]</text:p>
          </table:table-cell>
          <table:table-cell table:formula="of:=IF([Numbers.C261] &gt; 0; &quot;convert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Metroid:_Dreadnought.png" calcext:value-type="string">
            <text:p>convert background.png -font Arial -gravity Center -size 270 -pointsize 24 -fill black -annotate +0-14 'Voted #193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b][url=&quot; &amp; [Numbers.E262] &amp; &quot;]&quot; &amp; [Numbers.D262] &amp; &quot;[/url][/b]&quot; &amp;  &quot; [&quot; &amp; [Numbers.C262] &amp; &quot;: [size=85]&quot; &amp; [Numbers.F262] &amp; &quot;[/size]]&quot;; &quot;&quot;)" office:value-type="string" office:string-value="193. [b][url=https://forum.zdoom.org/viewtopic.php?f=42&amp;t=53887#p947837]MMDCXIV - Journey into 27 Century[/url][/b] [1: [size=85]Kappes Buur: 1[/size]]" calcext:value-type="string">
            <text:p>193. [b][url=https://forum.zdoom.org/viewtopic.php?f=42&amp;t=53887#p947837]MMDCXIV - Journey into 27 Century[/url][/b] [1: [size=85]Kappes Buur: 1[/size]]</text:p>
          </table:table-cell>
          <table:table-cell table:formula="of:=IF([Numbers.C262] &gt; 0; &quot;convert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MMDCXIV_-_Journey_into_27_Century.png" calcext:value-type="string">
            <text:p>convert background.png -font Arial -gravity Center -size 270 -pointsize 24 -fill black -annotate +0-14 'Voted #193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b][url=&quot; &amp; [Numbers.E263] &amp; &quot;]&quot; &amp; [Numbers.D263] &amp; &quot;[/url][/b]&quot; &amp;  &quot; [&quot; &amp; [Numbers.C263] &amp; &quot;: [size=85]&quot; &amp; [Numbers.F263] &amp; &quot;[/size]]&quot;; &quot;&quot;)" office:value-type="string" office:string-value="193. [b][url=https://forum.zdoom.org/viewtopic.php?t=56838#p1003369]Monster Scouter[/url][/b] [1: [size=85]Cyanide: 1[/size]]" calcext:value-type="string">
            <text:p>193. [b][url=https://forum.zdoom.org/viewtopic.php?t=56838#p1003369]Monster Scouter[/url][/b] [1: [size=85]Cyanide: 1[/size]]</text:p>
          </table:table-cell>
          <table:table-cell table:formula="of:=IF([Numbers.C263] &gt; 0; &quot;convert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Monster_Scouter.png" calcext:value-type="string">
            <text:p>convert background.png -font Arial -gravity Center -size 270 -pointsize 24 -fill black -annotate +0-14 'Voted #193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b][url=&quot; &amp; [Numbers.E264] &amp; &quot;]&quot; &amp; [Numbers.D264] &amp; &quot;[/url][/b]&quot; &amp;  &quot; [&quot; &amp; [Numbers.C264] &amp; &quot;: [size=85]&quot; &amp; [Numbers.F264] &amp; &quot;[/size]]&quot;; &quot;&quot;)" office:value-type="string" office:string-value="193. [b][url=https://forum.zdoom.org/viewtopic.php?f=43&amp;t=56272]Nameless Lite RPG Mod[/url][/b] [1: [size=85]IdiotBitz: 1[/size]]" calcext:value-type="string">
            <text:p>193. [b][url=https://forum.zdoom.org/viewtopic.php?f=43&amp;t=56272]Nameless Lite RPG Mod[/url][/b] [1: [size=85]IdiotBitz: 1[/size]]</text:p>
          </table:table-cell>
          <table:table-cell table:formula="of:=IF([Numbers.C264] &gt; 0; &quot;convert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Nameless_Lite_RPG_Mod.png" calcext:value-type="string">
            <text:p>convert background.png -font Arial -gravity Center -size 270 -pointsize 24 -fill black -annotate +0-14 'Voted #193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b][url=&quot; &amp; [Numbers.E265] &amp; &quot;]&quot; &amp; [Numbers.D265] &amp; &quot;[/url][/b]&quot; &amp;  &quot; [&quot; &amp; [Numbers.C265] &amp; &quot;: [size=85]&quot; &amp; [Numbers.F265] &amp; &quot;[/size]]&quot;; &quot;&quot;)" office:value-type="string" office:string-value="193. [b][url=https://mikestoybox.net/2017/01/04/nerves-of-steel/]Nerves of Steel[/url][/b] [1: [size=85]Rex705: 1[/size]]" calcext:value-type="string">
            <text:p>193. [b][url=https://mikestoybox.net/2017/01/04/nerves-of-steel/]Nerves of Steel[/url][/b] [1: [size=85]Rex705: 1[/size]]</text:p>
          </table:table-cell>
          <table:table-cell table:formula="of:=IF([Numbers.C265] &gt; 0; &quot;convert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Nerves_of_Steel.png" calcext:value-type="string">
            <text:p>convert background.png -font Arial -gravity Center -size 270 -pointsize 24 -fill black -annotate +0-14 'Voted #193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b][url=&quot; &amp; [Numbers.E266] &amp; &quot;]&quot; &amp; [Numbers.D266] &amp; &quot;[/url][/b]&quot; &amp;  &quot; [&quot; &amp; [Numbers.C266] &amp; &quot;: [size=85]&quot; &amp; [Numbers.F266] &amp; &quot;[/size]]&quot;; &quot;&quot;)" office:value-type="string" office:string-value="193. [b][url=http://web.archive.org/web/20100527012514/http://members.multimania.co.uk/Enjay001/]njsplash[/url][/b] [1: [size=85]Hipnotic Rogue: 1[/size]]" calcext:value-type="string">
            <text:p>193. [b][url=http://web.archive.org/web/20100527012514/http://members.multimania.co.uk/Enjay001/]njsplash[/url][/b] [1: [size=85]Hipnotic Rogue: 1[/size]]</text:p>
          </table:table-cell>
          <table:table-cell table:formula="of:=IF([Numbers.C266] &gt; 0; &quot;convert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njsplash.png" calcext:value-type="string">
            <text:p>convert background.png -font Arial -gravity Center -size 270 -pointsize 24 -fill black -annotate +0-14 'Voted #193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b][url=&quot; &amp; [Numbers.E267] &amp; &quot;]&quot; &amp; [Numbers.D267] &amp; &quot;[/url][/b]&quot; &amp;  &quot; [&quot; &amp; [Numbers.C267] &amp; &quot;: [size=85]&quot; &amp; [Numbers.F267] &amp; &quot;[/size]]&quot;; &quot;&quot;)" office:value-type="string" office:string-value="193. [b][url=https://forum.zdoom.org/viewtopic.php?f=43&amp;t=67319]Nobody Told Me About id[/url][/b] [1: [size=85]terminator44: 1[/size]]" calcext:value-type="string">
            <text:p>193. [b][url=https://forum.zdoom.org/viewtopic.php?f=43&amp;t=67319]Nobody Told Me About id[/url][/b] [1: [size=85]terminator44: 1[/size]]</text:p>
          </table:table-cell>
          <table:table-cell table:formula="of:=IF([Numbers.C267] &gt; 0; &quot;convert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Nobody_Told_Me_About_id.png" calcext:value-type="string">
            <text:p>convert background.png -font Arial -gravity Center -size 270 -pointsize 24 -fill black -annotate +0-14 'Voted #193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b][url=&quot; &amp; [Numbers.E268] &amp; &quot;]&quot; &amp; [Numbers.D268] &amp; &quot;[/url][/b]&quot; &amp;  &quot; [&quot; &amp; [Numbers.C268] &amp; &quot;: [size=85]&quot; &amp; [Numbers.F268] &amp; &quot;[/size]]&quot;; &quot;&quot;)" office:value-type="string" office:string-value="193. [b][url=https://www.doomworld.com/idgames/combos/omgwpnv2]OMG Weapons! (and Monsters)[/url][/b] [1: [size=85]TDRR: 1[/size]]" calcext:value-type="string">
            <text:p>193. [b][url=https://www.doomworld.com/idgames/combos/omgwpnv2]OMG Weapons! (and Monsters)[/url][/b] [1: [size=85]TDRR: 1[/size]]</text:p>
          </table:table-cell>
          <table:table-cell table:formula="of:=IF([Numbers.C268] &gt; 0; &quot;convert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OMG_Weapons!__and_Monsters_.png" calcext:value-type="string">
            <text:p>convert background.png -font Arial -gravity Center -size 270 -pointsize 24 -fill black -annotate +0-14 'Voted #193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b][url=&quot; &amp; [Numbers.E269] &amp; &quot;]&quot; &amp; [Numbers.D269] &amp; &quot;[/url][/b]&quot; &amp;  &quot; [&quot; &amp; [Numbers.C269] &amp; &quot;: [size=85]&quot; &amp; [Numbers.F269] &amp; &quot;[/size]]&quot;; &quot;&quot;)" office:value-type="string" office:string-value="193. [b][url=https://forum.zdoom.org/viewtopic.php?f=43&amp;t=72567]Painslayer[/url][/b] [1: [size=85]Infirnex: 1[/size]]" calcext:value-type="string">
            <text:p>193. [b][url=https://forum.zdoom.org/viewtopic.php?f=43&amp;t=72567]Painslayer[/url][/b] [1: [size=85]Infirnex: 1[/size]]</text:p>
          </table:table-cell>
          <table:table-cell table:formula="of:=IF([Numbers.C269] &gt; 0; &quot;convert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Painslayer.png" calcext:value-type="string">
            <text:p>convert background.png -font Arial -gravity Center -size 270 -pointsize 24 -fill black -annotate +0-14 'Voted #193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b][url=&quot; &amp; [Numbers.E270] &amp; &quot;]&quot; &amp; [Numbers.D270] &amp; &quot;[/url][/b]&quot; &amp;  &quot; [&quot; &amp; [Numbers.C270] &amp; &quot;: [size=85]&quot; &amp; [Numbers.F270] &amp; &quot;[/size]]&quot;; &quot;&quot;)" office:value-type="string" office:string-value="193. [b][url=https://forum.zdoom.org/viewtopic.php?f=19&amp;t=26057#p496393]Parkour[/url][/b] [1: [size=85]TDRR: 1[/size]]" calcext:value-type="string">
            <text:p>193. [b][url=https://forum.zdoom.org/viewtopic.php?f=19&amp;t=26057#p496393]Parkour[/url][/b] [1: [size=85]TDRR: 1[/size]]</text:p>
          </table:table-cell>
          <table:table-cell table:formula="of:=IF([Numbers.C270] &gt; 0; &quot;convert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Parkour.png" calcext:value-type="string">
            <text:p>convert background.png -font Arial -gravity Center -size 270 -pointsize 24 -fill black -annotate +0-14 'Voted #193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b][url=&quot; &amp; [Numbers.E271] &amp; &quot;]&quot; &amp; [Numbers.D271] &amp; &quot;[/url][/b]&quot; &amp;  &quot; [&quot; &amp; [Numbers.C271] &amp; &quot;: [size=85]&quot; &amp; [Numbers.F271] &amp; &quot;[/size]]&quot;; &quot;&quot;)" office:value-type="string" office:string-value="193. [b][url=https://forum.zdoom.org/viewtopic.php?f=19&amp;t=27649#p529231]Pokémon Doom[/url][/b] [1: [size=85]Marrub: 1[/size]]" calcext:value-type="string">
            <text:p>193. [b][url=https://forum.zdoom.org/viewtopic.php?f=19&amp;t=27649#p529231]Pokémon Doom[/url][/b] [1: [size=85]Marrub: 1[/size]]</text:p>
          </table:table-cell>
          <table:table-cell table:formula="of:=IF([Numbers.C271] &gt; 0; &quot;convert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Pokémon_Doom.png" calcext:value-type="string">
            <text:p>convert background.png -font Arial -gravity Center -size 270 -pointsize 24 -fill black -annotate +0-14 'Voted #193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b][url=&quot; &amp; [Numbers.E272] &amp; &quot;]&quot; &amp; [Numbers.D272] &amp; &quot;[/url][/b]&quot; &amp;  &quot; [&quot; &amp; [Numbers.C272] &amp; &quot;: [size=85]&quot; &amp; [Numbers.F272] &amp; &quot;[/size]]&quot;; &quot;&quot;)" office:value-type="string" office:string-value="193. [b][url=https://forum.zdoom.org/viewtopic.php?t=70993]Project Re-Blood[/url][/b] [1: [size=85]ClessxAlghazanth: 1[/size]]" calcext:value-type="string">
            <text:p>193. [b][url=https://forum.zdoom.org/viewtopic.php?t=70993]Project Re-Blood[/url][/b] [1: [size=85]ClessxAlghazanth: 1[/size]]</text:p>
          </table:table-cell>
          <table:table-cell table:formula="of:=IF([Numbers.C272] &gt; 0; &quot;convert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Project_Re-Blood.png" calcext:value-type="string">
            <text:p>convert background.png -font Arial -gravity Center -size 270 -pointsize 24 -fill black -annotate +0-14 'Voted #193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b][url=&quot; &amp; [Numbers.E273] &amp; &quot;]&quot; &amp; [Numbers.D273] &amp; &quot;[/url][/b]&quot; &amp;  &quot; [&quot; &amp; [Numbers.C273] &amp; &quot;: [size=85]&quot; &amp; [Numbers.F273] &amp; &quot;[/size]]&quot;; &quot;&quot;)" office:value-type="string" office:string-value="193. [b][url=https://sites.google.com/site/realgunshardcore/]Real Guns Hardcore[/url][/b] [1: [size=85]Koto: 1[/size]]" calcext:value-type="string">
            <text:p>193. [b][url=https://sites.google.com/site/realgunshardcore/]Real Guns Hardcore[/url][/b] [1: [size=85]Koto: 1[/size]]</text:p>
          </table:table-cell>
          <table:table-cell table:formula="of:=IF([Numbers.C273] &gt; 0; &quot;convert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Real_Guns_Hardcore.png" calcext:value-type="string">
            <text:p>convert background.png -font Arial -gravity Center -size 270 -pointsize 24 -fill black -annotate +0-14 'Voted #193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b][url=&quot; &amp; [Numbers.E274] &amp; &quot;]&quot; &amp; [Numbers.D274] &amp; &quot;[/url][/b]&quot; &amp;  &quot; [&quot; &amp; [Numbers.C274] &amp; &quot;: [size=85]&quot; &amp; [Numbers.F274] &amp; &quot;[/size]]&quot;; &quot;&quot;)" office:value-type="string" office:string-value="193. [b][url=https://www.doomworld.com/idgames/levels/doom2/Ports/p-r/roch]Realm of Cheogsh[/url][/b] [1: [size=85]Ravick: 1[/size]]" calcext:value-type="string">
            <text:p>193. [b][url=https://www.doomworld.com/idgames/levels/doom2/Ports/p-r/roch]Realm of Cheogsh[/url][/b] [1: [size=85]Ravick: 1[/size]]</text:p>
          </table:table-cell>
          <table:table-cell table:formula="of:=IF([Numbers.C274] &gt; 0; &quot;convert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Realm_of_Cheogsh.png" calcext:value-type="string">
            <text:p>convert background.png -font Arial -gravity Center -size 270 -pointsize 24 -fill black -annotate +0-14 'Voted #193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b][url=&quot; &amp; [Numbers.E275] &amp; &quot;]&quot; &amp; [Numbers.D275] &amp; &quot;[/url][/b]&quot; &amp;  &quot; [&quot; &amp; [Numbers.C275] &amp; &quot;: [size=85]&quot; &amp; [Numbers.F275] &amp; &quot;[/size]]&quot;; &quot;&quot;)" office:value-type="string" office:string-value="193. [b][url=https://forum.zdoom.org/viewtopic.php?f=43&amp;t=54362#p957165]Run For It![/url][/b] [1: [size=85]IdiotBitz: 1[/size]]" calcext:value-type="string">
            <text:p>193. [b][url=https://forum.zdoom.org/viewtopic.php?f=43&amp;t=54362#p957165]Run For It![/url][/b] [1: [size=85]IdiotBitz: 1[/size]]</text:p>
          </table:table-cell>
          <table:table-cell table:formula="of:=IF([Numbers.C275] &gt; 0; &quot;convert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Run_For_It!.png" calcext:value-type="string">
            <text:p>convert background.png -font Arial -gravity Center -size 270 -pointsize 24 -fill black -annotate +0-14 'Voted #193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b][url=&quot; &amp; [Numbers.E276] &amp; &quot;]&quot; &amp; [Numbers.D276] &amp; &quot;[/url][/b]&quot; &amp;  &quot; [&quot; &amp; [Numbers.C276] &amp; &quot;: [size=85]&quot; &amp; [Numbers.F276] &amp; &quot;[/size]]&quot;; &quot;&quot;)" office:value-type="string" office:string-value="193. [b][url=https://forum.zdoom.org/viewtopic.php?f=37&amp;t=55161#p975126]Smooth fluids[/url][/b] [1: [size=85]Hipnotic Rogue: 1[/size]]" calcext:value-type="string">
            <text:p>193. [b][url=https://forum.zdoom.org/viewtopic.php?f=37&amp;t=55161#p975126]Smooth fluids[/url][/b] [1: [size=85]Hipnotic Rogue: 1[/size]]</text:p>
          </table:table-cell>
          <table:table-cell table:formula="of:=IF([Numbers.C276] &gt; 0; &quot;convert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Smooth_fluids.png" calcext:value-type="string">
            <text:p>convert background.png -font Arial -gravity Center -size 270 -pointsize 24 -fill black -annotate +0-14 'Voted #193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b][url=&quot; &amp; [Numbers.E277] &amp; &quot;]&quot; &amp; [Numbers.D277] &amp; &quot;[/url][/b]&quot; &amp;  &quot; [&quot; &amp; [Numbers.C277] &amp; &quot;: [size=85]&quot; &amp; [Numbers.F277] &amp; &quot;[/size]]&quot;; &quot;&quot;)" office:value-type="string" office:string-value="193. [b][url=https://www.doomworld.com/forum/topic/54855-spacedm9-10-release-download-now/]SpaceDM9[/url][/b] [1: [size=85]Kappes Buur: 1[/size]]" calcext:value-type="string">
            <text:p>193. [b][url=https://www.doomworld.com/forum/topic/54855-spacedm9-10-release-download-now/]SpaceDM9[/url][/b] [1: [size=85]Kappes Buur: 1[/size]]</text:p>
          </table:table-cell>
          <table:table-cell table:formula="of:=IF([Numbers.C277] &gt; 0; &quot;convert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SpaceDM9.png" calcext:value-type="string">
            <text:p>convert background.png -font Arial -gravity Center -size 270 -pointsize 24 -fill black -annotate +0-14 'Voted #193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b][url=&quot; &amp; [Numbers.E278] &amp; &quot;]&quot; &amp; [Numbers.D278] &amp; &quot;[/url][/b]&quot; &amp;  &quot; [&quot; &amp; [Numbers.C278] &amp; &quot;: [size=85]&quot; &amp; [Numbers.F278] &amp; &quot;[/size]]&quot;; &quot;&quot;)" office:value-type="string" office:string-value="193. [b][url=https://forum.zdoom.org/viewtopic.php?f=19&amp;t=60104#p1048348]Splatterhouse 3D[/url][/b] [1: [size=85]Rachael: 1[/size]]" calcext:value-type="string">
            <text:p>193. [b][url=https://forum.zdoom.org/viewtopic.php?f=19&amp;t=60104#p1048348]Splatterhouse 3D[/url][/b] [1: [size=85]Rachael: 1[/size]]</text:p>
          </table:table-cell>
          <table:table-cell table:formula="of:=IF([Numbers.C278] &gt; 0; &quot;convert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Splatterhouse_3D.png" calcext:value-type="string">
            <text:p>convert background.png -font Arial -gravity Center -size 270 -pointsize 24 -fill black -annotate +0-14 'Voted #193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b][url=&quot; &amp; [Numbers.E279] &amp; &quot;]&quot; &amp; [Numbers.D279] &amp; &quot;[/url][/b]&quot; &amp;  &quot; [&quot; &amp; [Numbers.C279] &amp; &quot;: [size=85]&quot; &amp; [Numbers.F279] &amp; &quot;[/size]]&quot;; &quot;&quot;)" office:value-type="string" office:string-value="193. [b][url=https://forum.zdoom.org/viewtopic.php?t=56600#p1000024]StatsKeeper[/url][/b] [1: [size=85]Cyanide: 1[/size]]" calcext:value-type="string">
            <text:p>193. [b][url=https://forum.zdoom.org/viewtopic.php?t=56600#p1000024]StatsKeeper[/url][/b] [1: [size=85]Cyanide: 1[/size]]</text:p>
          </table:table-cell>
          <table:table-cell table:formula="of:=IF([Numbers.C279] &gt; 0; &quot;convert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StatsKeeper.png" calcext:value-type="string">
            <text:p>convert background.png -font Arial -gravity Center -size 270 -pointsize 24 -fill black -annotate +0-14 'Voted #193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b][url=&quot; &amp; [Numbers.E280] &amp; &quot;]&quot; &amp; [Numbers.D280] &amp; &quot;[/url][/b]&quot; &amp;  &quot; [&quot; &amp; [Numbers.C280] &amp; &quot;: [size=85]&quot; &amp; [Numbers.F280] &amp; &quot;[/size]]&quot;; &quot;&quot;)" office:value-type="string" office:string-value="193. [b][url=https://forum.zdoom.org/viewtopic.php?f=43&amp;t=57902#p1018827]Sun Damage Omen[/url][/b] [1: [size=85]Matt: 1[/size]]" calcext:value-type="string">
            <text:p>193. [b][url=https://forum.zdoom.org/viewtopic.php?f=43&amp;t=57902#p1018827]Sun Damage Omen[/url][/b] [1: [size=85]Matt: 1[/size]]</text:p>
          </table:table-cell>
          <table:table-cell table:formula="of:=IF([Numbers.C280] &gt; 0; &quot;convert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Sun_Damage_Omen.png" calcext:value-type="string">
            <text:p>convert background.png -font Arial -gravity Center -size 270 -pointsize 24 -fill black -annotate +0-14 'Voted #193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b][url=&quot; &amp; [Numbers.E281] &amp; &quot;]&quot; &amp; [Numbers.D281] &amp; &quot;[/url][/b]&quot; &amp;  &quot; [&quot; &amp; [Numbers.C281] &amp; &quot;: [size=85]&quot; &amp; [Numbers.F281] &amp; &quot;[/size]]&quot;; &quot;&quot;)" office:value-type="string" office:string-value="193. [b][url=https://forum.zdoom.org/viewtopic.php?p=883878#p883878]TGRDM3 (Morgenstern)[/url][/b] [1: [size=85]Rachael: 1[/size]]" calcext:value-type="string">
            <text:p>193. [b][url=https://forum.zdoom.org/viewtopic.php?p=883878#p883878]TGRDM3 (Morgenstern)[/url][/b] [1: [size=85]Rachael: 1[/size]]</text:p>
          </table:table-cell>
          <table:table-cell table:formula="of:=IF([Numbers.C281] &gt; 0; &quot;convert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TGRDM3__Morgenstern_.png" calcext:value-type="string">
            <text:p>convert background.png -font Arial -gravity Center -size 270 -pointsize 24 -fill black -annotate +0-14 'Voted #193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b][url=&quot; &amp; [Numbers.E282] &amp; &quot;]&quot; &amp; [Numbers.D282] &amp; &quot;[/url][/b]&quot; &amp;  &quot; [&quot; &amp; [Numbers.C282] &amp; &quot;: [size=85]&quot; &amp; [Numbers.F282] &amp; &quot;[/size]]&quot;; &quot;&quot;)" office:value-type="string" office:string-value="193. [b][url=https://www.doomworld.com/idgames/levels/doom2/Ports/s-u/tcotd21me]The City of The Damned : Apocalypse[/url][/b] [1: [size=85]Zan: 1[/size]]" calcext:value-type="string">
            <text:p>193. [b][url=https://www.doomworld.com/idgames/levels/doom2/Ports/s-u/tcotd21me]The City of The Damned : Apocalypse[/url][/b] [1: [size=85]Zan: 1[/size]]</text:p>
          </table:table-cell>
          <table:table-cell table:formula="of:=IF([Numbers.C282] &gt; 0; &quot;convert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The_City_of_The_Damned_:_Apocalypse.png" calcext:value-type="string">
            <text:p>convert background.png -font Arial -gravity Center -size 270 -pointsize 24 -fill black -annotate +0-14 'Voted #193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b][url=&quot; &amp; [Numbers.E283] &amp; &quot;]&quot; &amp; [Numbers.D283] &amp; &quot;[/url][/b]&quot; &amp;  &quot; [&quot; &amp; [Numbers.C283] &amp; &quot;: [size=85]&quot; &amp; [Numbers.F283] &amp; &quot;[/size]]&quot;; &quot;&quot;)" office:value-type="string" office:string-value="193. [b][url=http://www.prodigal-game.com/doomwads.html]The Island[/url][/b] [1: [size=85]Kappes Buur: 1[/size]]" calcext:value-type="string">
            <text:p>193. [b][url=http://www.prodigal-game.com/doomwads.html]The Island[/url][/b] [1: [size=85]Kappes Buur: 1[/size]]</text:p>
          </table:table-cell>
          <table:table-cell table:formula="of:=IF([Numbers.C283] &gt; 0; &quot;convert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The_Island.png" calcext:value-type="string">
            <text:p>convert background.png -font Arial -gravity Center -size 270 -pointsize 24 -fill black -annotate +0-14 'Voted #193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b][url=&quot; &amp; [Numbers.E284] &amp; &quot;]&quot; &amp; [Numbers.D284] &amp; &quot;[/url][/b]&quot; &amp;  &quot; [&quot; &amp; [Numbers.C284] &amp; &quot;: [size=85]&quot; &amp; [Numbers.F284] &amp; &quot;[/size]]&quot;; &quot;&quot;)" office:value-type="string" office:string-value="193. [b][url=https://forum.zdoom.org/viewtopic.php?f=43&amp;t=55321#p978965]The Trooper[/url][/b] [1: [size=85]lil'devil: 1[/size]]" calcext:value-type="string">
            <text:p>193. [b][url=https://forum.zdoom.org/viewtopic.php?f=43&amp;t=55321#p978965]The Trooper[/url][/b] [1: [size=85]lil'devil: 1[/size]]</text:p>
          </table:table-cell>
          <table:table-cell table:formula="of:=IF([Numbers.C284] &gt; 0; &quot;convert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The_Trooper.png" calcext:value-type="string">
            <text:p>convert background.png -font Arial -gravity Center -size 270 -pointsize 24 -fill black -annotate +0-14 'Voted #193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b][url=&quot; &amp; [Numbers.E285] &amp; &quot;]&quot; &amp; [Numbers.D285] &amp; &quot;[/url][/b]&quot; &amp;  &quot; [&quot; &amp; [Numbers.C285] &amp; &quot;: [size=85]&quot; &amp; [Numbers.F285] &amp; &quot;[/size]]&quot;; &quot;&quot;)" office:value-type="string" office:string-value="193. [b][url=https://www.doomworld.com/idgames/levels/heretic/Ports/njhthief]Thief - The Trail of the Arch-Heretic[/url][/b] [1: [size=85]Curunir: 1[/size]]" calcext:value-type="string">
            <text:p>193. [b][url=https://www.doomworld.com/idgames/levels/heretic/Ports/njhthief]Thief - The Trail of the Arch-Heretic[/url][/b] [1: [size=85]Curunir: 1[/size]]</text:p>
          </table:table-cell>
          <table:table-cell table:formula="of:=IF([Numbers.C285] &gt; 0; &quot;convert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Thief_-_The_Trail_of_the_Arch-Heretic.png" calcext:value-type="string">
            <text:p>convert background.png -font Arial -gravity Center -size 270 -pointsize 24 -fill black -annotate +0-14 'Voted #193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b][url=&quot; &amp; [Numbers.E286] &amp; &quot;]&quot; &amp; [Numbers.D286] &amp; &quot;[/url][/b]&quot; &amp;  &quot; [&quot; &amp; [Numbers.C286] &amp; &quot;: [size=85]&quot; &amp; [Numbers.F286] &amp; &quot;[/size]]&quot;; &quot;&quot;)" office:value-type="string" office:string-value="193. [b][url=https://forum.zdoom.org/viewtopic.php?f=43&amp;t=71406]Thrifty Ammo, Thrifty Health[/url][/b] [1: [size=85]TheRatCircus: 1[/size]]" calcext:value-type="string">
            <text:p>193. [b][url=https://forum.zdoom.org/viewtopic.php?f=43&amp;t=71406]Thrifty Ammo, Thrifty Health[/url][/b] [1: [size=85]TheRatCircus: 1[/size]]</text:p>
          </table:table-cell>
          <table:table-cell table:formula="of:=IF([Numbers.C286] &gt; 0; &quot;convert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Thrifty_Ammo,_Thrifty_Health.png" calcext:value-type="string">
            <text:p>convert background.png -font Arial -gravity Center -size 270 -pointsize 24 -fill black -annotate +0-14 'Voted #193 mod' -pointsize 20 -fill white -annotate +0+18 'by ZDoom Community' png8:pngs/Thrifty_Ammo,_Thrifty_Heal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b][url=&quot; &amp; [Numbers.E287] &amp; &quot;]&quot; &amp; [Numbers.D287] &amp; &quot;[/url][/b]&quot; &amp;  &quot; [&quot; &amp; [Numbers.C287] &amp; &quot;: [size=85]&quot; &amp; [Numbers.F287] &amp; &quot;[/size]]&quot;; &quot;&quot;)" office:value-type="string" office:string-value="193. [b][url=https://forum.zdoom.org/viewtopic.php?f=43&amp;t=64678]Ultimate Custom Doom[/url][/b] [1: [size=85]Lagi: 1[/size]]" calcext:value-type="string">
            <text:p>193. [b][url=https://forum.zdoom.org/viewtopic.php?f=43&amp;t=64678]Ultimate Custom Doom[/url][/b] [1: [size=85]Lagi: 1[/size]]</text:p>
          </table:table-cell>
          <table:table-cell table:formula="of:=IF([Numbers.C287] &gt; 0; &quot;convert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Ultimate_Custom_Doom.png" calcext:value-type="string">
            <text:p>convert background.png -font Arial -gravity Center -size 270 -pointsize 24 -fill black -annotate +0-14 'Voted #193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b][url=&quot; &amp; [Numbers.E288] &amp; &quot;]&quot; &amp; [Numbers.D288] &amp; &quot;[/url][/b]&quot; &amp;  &quot; [&quot; &amp; [Numbers.C288] &amp; &quot;: [size=85]&quot; &amp; [Numbers.F288] &amp; &quot;[/size]]&quot;; &quot;&quot;)" office:value-type="string" office:string-value="193. [b][url=https://www.moddb.com/mods/vietdoom]VietDoom[/url][/b] [1: [size=85]undeadmonk354: 1[/size]]" calcext:value-type="string">
            <text:p>193. [b][url=https://www.moddb.com/mods/vietdoom]VietDoom[/url][/b] [1: [size=85]undeadmonk354: 1[/size]]</text:p>
          </table:table-cell>
          <table:table-cell table:formula="of:=IF([Numbers.C288] &gt; 0; &quot;convert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VietDoom.png" calcext:value-type="string">
            <text:p>convert background.png -font Arial -gravity Center -size 270 -pointsize 24 -fill black -annotate +0-14 'Voted #193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b][url=&quot; &amp; [Numbers.E289] &amp; &quot;]&quot; &amp; [Numbers.D289] &amp; &quot;[/url][/b]&quot; &amp;  &quot; [&quot; &amp; [Numbers.C289] &amp; &quot;: [size=85]&quot; &amp; [Numbers.F289] &amp; &quot;[/size]]&quot;; &quot;&quot;)" office:value-type="string" office:string-value="193. [b][url=https://forum.zdoom.org/viewtopic.php?t=57338#p1010714]Vignette Shader[/url][/b] [1: [size=85]Hexereticdoom: 1[/size]]" calcext:value-type="string">
            <text:p>193. [b][url=https://forum.zdoom.org/viewtopic.php?t=57338#p1010714]Vignette Shader[/url][/b] [1: [size=85]Hexereticdoom: 1[/size]]</text:p>
          </table:table-cell>
          <table:table-cell table:formula="of:=IF([Numbers.C289] &gt; 0; &quot;convert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Vignette_Shader.png" calcext:value-type="string">
            <text:p>convert background.png -font Arial -gravity Center -size 270 -pointsize 24 -fill black -annotate +0-14 'Voted #193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b][url=&quot; &amp; [Numbers.E290] &amp; &quot;]&quot; &amp; [Numbers.D290] &amp; &quot;[/url][/b]&quot; &amp;  &quot; [&quot; &amp; [Numbers.C290] &amp; &quot;: [size=85]&quot; &amp; [Numbers.F290] &amp; &quot;[/size]]&quot;; &quot;&quot;)" office:value-type="string" office:string-value="193. [b][url=https://forum.zdoom.org/viewtopic.php?f=43&amp;t=67054#p1132997]War Trophies[/url][/b] [1: [size=85]m8f: 1[/size]]" calcext:value-type="string">
            <text:p>193. [b][url=https://forum.zdoom.org/viewtopic.php?f=43&amp;t=67054#p1132997]War Trophies[/url][/b] [1: [size=85]m8f: 1[/size]]</text:p>
          </table:table-cell>
          <table:table-cell table:formula="of:=IF([Numbers.C290] &gt; 0; &quot;convert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War_Trophies.png" calcext:value-type="string">
            <text:p>convert background.png -font Arial -gravity Center -size 270 -pointsize 24 -fill black -annotate +0-14 'Voted #193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b][url=&quot; &amp; [Numbers.E291] &amp; &quot;]&quot; &amp; [Numbers.D291] &amp; &quot;[/url][/b]&quot; &amp;  &quot; [&quot; &amp; [Numbers.C291] &amp; &quot;: [size=85]&quot; &amp; [Numbers.F291] &amp; &quot;[/size]]&quot;; &quot;&quot;)" office:value-type="string" office:string-value="193. [b][url=http://www.moddb.com/addons/na132689]WARDUST heretic Sprites[/url][/b] [1: [size=85]Hipnotic Rogue: 1[/size]]" calcext:value-type="string">
            <text:p>193. [b][url=http://www.moddb.com/addons/na132689]WARDUST heretic Sprites[/url][/b] [1: [size=85]Hipnotic Rogue: 1[/size]]</text:p>
          </table:table-cell>
          <table:table-cell table:formula="of:=IF([Numbers.C291] &gt; 0; &quot;convert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WARDUST_heretic_Sprites.png" calcext:value-type="string">
            <text:p>convert background.png -font Arial -gravity Center -size 270 -pointsize 24 -fill black -annotate +0-14 'Voted #193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b][url=&quot; &amp; [Numbers.E292] &amp; &quot;]&quot; &amp; [Numbers.D292] &amp; &quot;[/url][/b]&quot; &amp;  &quot; [&quot; &amp; [Numbers.C292] &amp; &quot;: [size=85]&quot; &amp; [Numbers.F292] &amp; &quot;[/size]]&quot;; &quot;&quot;)" office:value-type="string" office:string-value="193. [b][url=https://www.afadoomer.com/wolf3d/default.php]Wolfenstein 3D TC[/url][/b] [1: [size=85]sycspysycspy: 1[/size]]" calcext:value-type="string">
            <text:p>193. [b][url=https://www.afadoomer.com/wolf3d/default.php]Wolfenstein 3D TC[/url][/b] [1: [size=85]sycspysycspy: 1[/size]]</text:p>
          </table:table-cell>
          <table:table-cell table:formula="of:=IF([Numbers.C292] &gt; 0; &quot;convert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Wolfenstein_3D_TC.png" calcext:value-type="string">
            <text:p>convert background.png -font Arial -gravity Center -size 270 -pointsize 24 -fill black -annotate +0-14 'Voted #193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b][url=&quot; &amp; [Numbers.E293] &amp; &quot;]&quot; &amp; [Numbers.D293] &amp; &quot;[/url][/b]&quot; &amp;  &quot; [&quot; &amp; [Numbers.C293] &amp; &quot;: [size=85]&quot; &amp; [Numbers.F293] &amp; &quot;[/size]]&quot;; &quot;&quot;)" office:value-type="string" office:string-value="193. [b][url=https://forum.zdoom.org/viewtopic.php?f=43&amp;t=37254#p707405]X-Weapon: Helsturm[/url][/b] [1: [size=85]shotfan: 1[/size]]" calcext:value-type="string">
            <text:p>193. [b][url=https://forum.zdoom.org/viewtopic.php?f=43&amp;t=37254#p707405]X-Weapon: Helsturm[/url][/b] [1: [size=85]shotfan: 1[/size]]</text:p>
          </table:table-cell>
          <table:table-cell table:formula="of:=IF([Numbers.C293] &gt; 0; &quot;convert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X-Weapon:_Helsturm.png" calcext:value-type="string">
            <text:p>convert background.png -font Arial -gravity Center -size 270 -pointsize 24 -fill black -annotate +0-14 'Voted #193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b][url=&quot; &amp; [Numbers.E294] &amp; &quot;]&quot; &amp; [Numbers.D294] &amp; &quot;[/url][/b]&quot; &amp;  &quot; [&quot; &amp; [Numbers.C294] &amp; &quot;: [size=85]&quot; &amp; [Numbers.F294] &amp; &quot;[/size]]&quot;; &quot;&quot;)" office:value-type="string" office:string-value="193. [b][url=https://forum.zdoom.org/viewtopic.php?f=43&amp;t=63652&amp;p=1091577#p1091263]Xim's Star Wars Doom[/url][/b] [1: [size=85]xim: 1[/size]]" calcext:value-type="string">
            <text:p>193. [b][url=https://forum.zdoom.org/viewtopic.php?f=43&amp;t=63652&amp;p=1091577#p1091263]Xim's Star Wars Doom[/url][/b] [1: [size=85]xim: 1[/size]]</text:p>
          </table:table-cell>
          <table:table-cell table:formula="of:=IF([Numbers.C294] &gt; 0; &quot;convert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Xim_s_Star_Wars_Doom.png" calcext:value-type="string">
            <text:p>convert background.png -font Arial -gravity Center -size 270 -pointsize 24 -fill black -annotate +0-14 'Voted #193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b][url=&quot; &amp; [Numbers.E295] &amp; &quot;]&quot; &amp; [Numbers.D295] &amp; &quot;[/url][/b]&quot; &amp;  &quot; [&quot; &amp; [Numbers.C295] &amp; &quot;: [size=85]&quot; &amp; [Numbers.F295] &amp; &quot;[/size]]&quot;; &quot;&quot;)" office:value-type="string" office:string-value="193. [b][url=https://forum.zdoom.org/viewtopic.php?f=43&amp;t=50744#p882979]Zion[/url][/b] [1: [size=85]Apaul27 : 1[/size]]" calcext:value-type="string">
            <text:p>193. [b][url=https://forum.zdoom.org/viewtopic.php?f=43&amp;t=50744#p882979]Zion[/url][/b] [1: [size=85]Apaul27 : 1[/size]]</text:p>
          </table:table-cell>
          <table:table-cell table:formula="of:=IF([Numbers.C295] &gt; 0; &quot;convert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Zion.png" calcext:value-type="string">
            <text:p>convert background.png -font Arial -gravity Center -size 270 -pointsize 24 -fill black -annotate +0-14 'Voted #193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b][url=&quot; &amp; [Numbers.E296] &amp; &quot;]&quot; &amp; [Numbers.D296] &amp; &quot;[/url][/b]&quot; &amp;  &quot; [&quot; &amp; [Numbers.C296] &amp; &quot;: [size=85]&quot; &amp; [Numbers.F296] &amp; &quot;[/size]]&quot;; &quot;&quot;)">
            <text:p/>
          </table:table-cell>
          <table:table-cell table:formula="of:=IF([Numbers.C296] &gt; 0; &quot;convert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b][url=&quot; &amp; [Numbers.E297] &amp; &quot;]&quot; &amp; [Numbers.D297] &amp; &quot;[/url][/b]&quot; &amp;  &quot; [&quot; &amp; [Numbers.C297] &amp; &quot;: [size=85]&quot; &amp; [Numbers.F297] &amp; &quot;[/size]]&quot;; &quot;&quot;)">
            <text:p/>
          </table:table-cell>
          <table:table-cell table:formula="of:=IF([Numbers.C297] &gt; 0; &quot;convert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b][url=&quot; &amp; [Numbers.E298] &amp; &quot;]&quot; &amp; [Numbers.D298] &amp; &quot;[/url][/b]&quot; &amp;  &quot; [&quot; &amp; [Numbers.C298] &amp; &quot;: [size=85]&quot; &amp; [Numbers.F298] &amp; &quot;[/size]]&quot;; &quot;&quot;)">
            <text:p/>
          </table:table-cell>
          <table:table-cell table:formula="of:=IF([Numbers.C298] &gt; 0; &quot;convert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b][url=&quot; &amp; [Numbers.E299] &amp; &quot;]&quot; &amp; [Numbers.D299] &amp; &quot;[/url][/b]&quot; &amp;  &quot; [&quot; &amp; [Numbers.C299] &amp; &quot;: [size=85]&quot; &amp; [Numbers.F299] &amp; &quot;[/size]]&quot;; &quot;&quot;)">
            <text:p/>
          </table:table-cell>
          <table:table-cell table:formula="of:=IF([Numbers.C299] &gt; 0; &quot;convert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b][url=&quot; &amp; [Numbers.E300] &amp; &quot;]&quot; &amp; [Numbers.D300] &amp; &quot;[/url][/b]&quot; &amp;  &quot; [&quot; &amp; [Numbers.C300] &amp; &quot;: [size=85]&quot; &amp; [Numbers.F300] &amp; &quot;[/size]]&quot;; &quot;&quot;)">
            <text:p/>
          </table:table-cell>
          <table:table-cell table:formula="of:=IF([Numbers.C300] &gt; 0; &quot;convert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b][url=&quot; &amp; [Numbers.E301] &amp; &quot;]&quot; &amp; [Numbers.D301] &amp; &quot;[/url][/b]&quot; &amp;  &quot; [&quot; &amp; [Numbers.C301] &amp; &quot;: [size=85]&quot; &amp; [Numbers.F301] &amp; &quot;[/size]]&quot;; &quot;&quot;)">
            <text:p/>
          </table:table-cell>
          <table:table-cell table:formula="of:=IF([Numbers.C301] &gt; 0; &quot;convert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b][url=&quot; &amp; [Numbers.E302] &amp; &quot;]&quot; &amp; [Numbers.D302] &amp; &quot;[/url][/b]&quot; &amp;  &quot; [&quot; &amp; [Numbers.C302] &amp; &quot;: [size=85]&quot; &amp; [Numbers.F302] &amp; &quot;[/size]]&quot;; &quot;&quot;)">
            <text:p/>
          </table:table-cell>
          <table:table-cell table:formula="of:=IF([Numbers.C302] &gt; 0; &quot;convert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b][url=&quot; &amp; [Numbers.E303] &amp; &quot;]&quot; &amp; [Numbers.D303] &amp; &quot;[/url][/b]&quot; &amp;  &quot; [&quot; &amp; [Numbers.C303] &amp; &quot;: [size=85]&quot; &amp; [Numbers.F303] &amp; &quot;[/size]]&quot;; &quot;&quot;)">
            <text:p/>
          </table:table-cell>
          <table:table-cell table:formula="of:=IF([Numbers.C303] &gt; 0; &quot;convert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b][url=&quot; &amp; [Numbers.E304] &amp; &quot;]&quot; &amp; [Numbers.D304] &amp; &quot;[/url][/b]&quot; &amp;  &quot; [&quot; &amp; [Numbers.C304] &amp; &quot;: [size=85]&quot; &amp; [Numbers.F304] &amp; &quot;[/size]]&quot;; &quot;&quot;)">
            <text:p/>
          </table:table-cell>
          <table:table-cell table:formula="of:=IF([Numbers.C304] &gt; 0; &quot;convert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b][url=&quot; &amp; [Numbers.E305] &amp; &quot;]&quot; &amp; [Numbers.D305] &amp; &quot;[/url][/b]&quot; &amp;  &quot; [&quot; &amp; [Numbers.C305] &amp; &quot;: [size=85]&quot; &amp; [Numbers.F305] &amp; &quot;[/size]]&quot;; &quot;&quot;)">
            <text:p/>
          </table:table-cell>
          <table:table-cell table:formula="of:=IF([Numbers.C305] &gt; 0; &quot;convert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b][url=&quot; &amp; [Numbers.E306] &amp; &quot;]&quot; &amp; [Numbers.D306] &amp; &quot;[/url][/b]&quot; &amp;  &quot; [&quot; &amp; [Numbers.C306] &amp; &quot;: [size=85]&quot; &amp; [Numbers.F306] &amp; &quot;[/size]]&quot;; &quot;&quot;)">
            <text:p/>
          </table:table-cell>
          <table:table-cell table:formula="of:=IF([Numbers.C306] &gt; 0; &quot;convert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b][url=&quot; &amp; [Numbers.E307] &amp; &quot;]&quot; &amp; [Numbers.D307] &amp; &quot;[/url][/b]&quot; &amp;  &quot; [&quot; &amp; [Numbers.C307] &amp; &quot;: [size=85]&quot; &amp; [Numbers.F307] &amp; &quot;[/size]]&quot;; &quot;&quot;)">
            <text:p/>
          </table:table-cell>
          <table:table-cell table:formula="of:=IF([Numbers.C307] &gt; 0; &quot;convert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b][url=&quot; &amp; [Numbers.E308] &amp; &quot;]&quot; &amp; [Numbers.D308] &amp; &quot;[/url][/b]&quot; &amp;  &quot; [&quot; &amp; [Numbers.C308] &amp; &quot;: [size=85]&quot; &amp; [Numbers.F308] &amp; &quot;[/size]]&quot;; &quot;&quot;)">
            <text:p/>
          </table:table-cell>
          <table:table-cell table:formula="of:=IF([Numbers.C308] &gt; 0; &quot;convert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b][url=&quot; &amp; [Numbers.E309] &amp; &quot;]&quot; &amp; [Numbers.D309] &amp; &quot;[/url][/b]&quot; &amp;  &quot; [&quot; &amp; [Numbers.C309] &amp; &quot;: [size=85]&quot; &amp; [Numbers.F309] &amp; &quot;[/size]]&quot;; &quot;&quot;)">
            <text:p/>
          </table:table-cell>
          <table:table-cell table:formula="of:=IF([Numbers.C309] &gt; 0; &quot;convert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b][url=&quot; &amp; [Numbers.E310] &amp; &quot;]&quot; &amp; [Numbers.D310] &amp; &quot;[/url][/b]&quot; &amp;  &quot; [&quot; &amp; [Numbers.C310] &amp; &quot;: [size=85]&quot; &amp; [Numbers.F310] &amp; &quot;[/size]]&quot;; &quot;&quot;)">
            <text:p/>
          </table:table-cell>
          <table:table-cell table:formula="of:=IF([Numbers.C310] &gt; 0; &quot;convert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b][url=&quot; &amp; [Numbers.E311] &amp; &quot;]&quot; &amp; [Numbers.D311] &amp; &quot;[/url][/b]&quot; &amp;  &quot; [&quot; &amp; [Numbers.C311] &amp; &quot;: [size=85]&quot; &amp; [Numbers.F311] &amp; &quot;[/size]]&quot;; &quot;&quot;)">
            <text:p/>
          </table:table-cell>
          <table:table-cell table:formula="of:=IF([Numbers.C311] &gt; 0; &quot;convert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b][url=&quot; &amp; [Numbers.E312] &amp; &quot;]&quot; &amp; [Numbers.D312] &amp; &quot;[/url][/b]&quot; &amp;  &quot; [&quot; &amp; [Numbers.C312] &amp; &quot;: [size=85]&quot; &amp; [Numbers.F312] &amp; &quot;[/size]]&quot;; &quot;&quot;)">
            <text:p/>
          </table:table-cell>
          <table:table-cell table:formula="of:=IF([Numbers.C312] &gt; 0; &quot;convert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b][url=&quot; &amp; [Numbers.E313] &amp; &quot;]&quot; &amp; [Numbers.D313] &amp; &quot;[/url][/b]&quot; &amp;  &quot; [&quot; &amp; [Numbers.C313] &amp; &quot;: [size=85]&quot; &amp; [Numbers.F313] &amp; &quot;[/size]]&quot;; &quot;&quot;)">
            <text:p/>
          </table:table-cell>
          <table:table-cell table:formula="of:=IF([Numbers.C313] &gt; 0; &quot;convert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b][url=&quot; &amp; [Numbers.E314] &amp; &quot;]&quot; &amp; [Numbers.D314] &amp; &quot;[/url][/b]&quot; &amp;  &quot; [&quot; &amp; [Numbers.C314] &amp; &quot;: [size=85]&quot; &amp; [Numbers.F314] &amp; &quot;[/size]]&quot;; &quot;&quot;)">
            <text:p/>
          </table:table-cell>
          <table:table-cell table:formula="of:=IF([Numbers.C314] &gt; 0; &quot;convert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b][url=&quot; &amp; [Numbers.E315] &amp; &quot;]&quot; &amp; [Numbers.D315] &amp; &quot;[/url][/b]&quot; &amp;  &quot; [&quot; &amp; [Numbers.C315] &amp; &quot;: [size=85]&quot; &amp; [Numbers.F315] &amp; &quot;[/size]]&quot;; &quot;&quot;)">
            <text:p/>
          </table:table-cell>
          <table:table-cell table:formula="of:=IF([Numbers.C315] &gt; 0; &quot;convert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b][url=&quot; &amp; [Numbers.E316] &amp; &quot;]&quot; &amp; [Numbers.D316] &amp; &quot;[/url][/b]&quot; &amp;  &quot; [&quot; &amp; [Numbers.C316] &amp; &quot;: [size=85]&quot; &amp; [Numbers.F316] &amp; &quot;[/size]]&quot;; &quot;&quot;)">
            <text:p/>
          </table:table-cell>
          <table:table-cell table:formula="of:=IF([Numbers.C316] &gt; 0; &quot;convert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b][url=&quot; &amp; [Numbers.E317] &amp; &quot;]&quot; &amp; [Numbers.D317] &amp; &quot;[/url][/b]&quot; &amp;  &quot; [&quot; &amp; [Numbers.C317] &amp; &quot;: [size=85]&quot; &amp; [Numbers.F317] &amp; &quot;[/size]]&quot;; &quot;&quot;)">
            <text:p/>
          </table:table-cell>
          <table:table-cell table:formula="of:=IF([Numbers.C317] &gt; 0; &quot;convert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b][url=&quot; &amp; [Numbers.E318] &amp; &quot;]&quot; &amp; [Numbers.D318] &amp; &quot;[/url][/b]&quot; &amp;  &quot; [&quot; &amp; [Numbers.C318] &amp; &quot;: [size=85]&quot; &amp; [Numbers.F318] &amp; &quot;[/size]]&quot;; &quot;&quot;)">
            <text:p/>
          </table:table-cell>
          <table:table-cell table:formula="of:=IF([Numbers.C318] &gt; 0; &quot;convert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b][url=&quot; &amp; [Numbers.E319] &amp; &quot;]&quot; &amp; [Numbers.D319] &amp; &quot;[/url][/b]&quot; &amp;  &quot; [&quot; &amp; [Numbers.C319] &amp; &quot;: [size=85]&quot; &amp; [Numbers.F319] &amp; &quot;[/size]]&quot;; &quot;&quot;)">
            <text:p/>
          </table:table-cell>
          <table:table-cell table:formula="of:=IF([Numbers.C319] &gt; 0; &quot;convert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b][url=&quot; &amp; [Numbers.E320] &amp; &quot;]&quot; &amp; [Numbers.D320] &amp; &quot;[/url][/b]&quot; &amp;  &quot; [&quot; &amp; [Numbers.C320] &amp; &quot;: [size=85]&quot; &amp; [Numbers.F320] &amp; &quot;[/size]]&quot;; &quot;&quot;)">
            <text:p/>
          </table:table-cell>
          <table:table-cell table:formula="of:=IF([Numbers.C320] &gt; 0; &quot;convert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b][url=&quot; &amp; [Numbers.E321] &amp; &quot;]&quot; &amp; [Numbers.D321] &amp; &quot;[/url][/b]&quot; &amp;  &quot; [&quot; &amp; [Numbers.C321] &amp; &quot;: [size=85]&quot; &amp; [Numbers.F321] &amp; &quot;[/size]]&quot;; &quot;&quot;)">
            <text:p/>
          </table:table-cell>
          <table:table-cell table:formula="of:=IF([Numbers.C321] &gt; 0; &quot;convert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b][url=&quot; &amp; [Numbers.E322] &amp; &quot;]&quot; &amp; [Numbers.D322] &amp; &quot;[/url][/b]&quot; &amp;  &quot; [&quot; &amp; [Numbers.C322] &amp; &quot;: [size=85]&quot; &amp; [Numbers.F322] &amp; &quot;[/size]]&quot;; &quot;&quot;)">
            <text:p/>
          </table:table-cell>
          <table:table-cell table:formula="of:=IF([Numbers.C322] &gt; 0; &quot;convert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b][url=&quot; &amp; [Numbers.E323] &amp; &quot;]&quot; &amp; [Numbers.D323] &amp; &quot;[/url][/b]&quot; &amp;  &quot; [&quot; &amp; [Numbers.C323] &amp; &quot;: [size=85]&quot; &amp; [Numbers.F323] &amp; &quot;[/size]]&quot;; &quot;&quot;)">
            <text:p/>
          </table:table-cell>
          <table:table-cell table:formula="of:=IF([Numbers.C323] &gt; 0; &quot;convert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b][url=&quot; &amp; [Numbers.E324] &amp; &quot;]&quot; &amp; [Numbers.D324] &amp; &quot;[/url][/b]&quot; &amp;  &quot; [&quot; &amp; [Numbers.C324] &amp; &quot;: [size=85]&quot; &amp; [Numbers.F324] &amp; &quot;[/size]]&quot;; &quot;&quot;)">
            <text:p/>
          </table:table-cell>
          <table:table-cell table:formula="of:=IF([Numbers.C324] &gt; 0; &quot;convert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b][url=&quot; &amp; [Numbers.E325] &amp; &quot;]&quot; &amp; [Numbers.D325] &amp; &quot;[/url][/b]&quot; &amp;  &quot; [&quot; &amp; [Numbers.C325] &amp; &quot;: [size=85]&quot; &amp; [Numbers.F325] &amp; &quot;[/size]]&quot;; &quot;&quot;)">
            <text:p/>
          </table:table-cell>
          <table:table-cell table:formula="of:=IF([Numbers.C325] &gt; 0; &quot;convert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b][url=&quot; &amp; [Numbers.E326] &amp; &quot;]&quot; &amp; [Numbers.D326] &amp; &quot;[/url][/b]&quot; &amp;  &quot; [&quot; &amp; [Numbers.C326] &amp; &quot;: [size=85]&quot; &amp; [Numbers.F326] &amp; &quot;[/size]]&quot;; &quot;&quot;)">
            <text:p/>
          </table:table-cell>
          <table:table-cell table:formula="of:=IF([Numbers.C326] &gt; 0; &quot;convert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b][url=&quot; &amp; [Numbers.E327] &amp; &quot;]&quot; &amp; [Numbers.D327] &amp; &quot;[/url][/b]&quot; &amp;  &quot; [&quot; &amp; [Numbers.C327] &amp; &quot;: [size=85]&quot; &amp; [Numbers.F327] &amp; &quot;[/size]]&quot;; &quot;&quot;)">
            <text:p/>
          </table:table-cell>
          <table:table-cell table:formula="of:=IF([Numbers.C327] &gt; 0; &quot;convert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b][url=&quot; &amp; [Numbers.E328] &amp; &quot;]&quot; &amp; [Numbers.D328] &amp; &quot;[/url][/b]&quot; &amp;  &quot; [&quot; &amp; [Numbers.C328] &amp; &quot;: [size=85]&quot; &amp; [Numbers.F328] &amp; &quot;[/size]]&quot;; &quot;&quot;)">
            <text:p/>
          </table:table-cell>
          <table:table-cell table:formula="of:=IF([Numbers.C328] &gt; 0; &quot;convert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b][url=&quot; &amp; [Numbers.E329] &amp; &quot;]&quot; &amp; [Numbers.D329] &amp; &quot;[/url][/b]&quot; &amp;  &quot; [&quot; &amp; [Numbers.C329] &amp; &quot;: [size=85]&quot; &amp; [Numbers.F329] &amp; &quot;[/size]]&quot;; &quot;&quot;)">
            <text:p/>
          </table:table-cell>
          <table:table-cell table:formula="of:=IF([Numbers.C329] &gt; 0; &quot;convert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b][url=&quot; &amp; [Numbers.E330] &amp; &quot;]&quot; &amp; [Numbers.D330] &amp; &quot;[/url][/b]&quot; &amp;  &quot; [&quot; &amp; [Numbers.C330] &amp; &quot;: [size=85]&quot; &amp; [Numbers.F330] &amp; &quot;[/size]]&quot;; &quot;&quot;)">
            <text:p/>
          </table:table-cell>
          <table:table-cell table:formula="of:=IF([Numbers.C330] &gt; 0; &quot;convert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b][url=&quot; &amp; [Numbers.E331] &amp; &quot;]&quot; &amp; [Numbers.D331] &amp; &quot;[/url][/b]&quot; &amp;  &quot; [&quot; &amp; [Numbers.C331] &amp; &quot;: [size=85]&quot; &amp; [Numbers.F331] &amp; &quot;[/size]]&quot;; &quot;&quot;)">
            <text:p/>
          </table:table-cell>
          <table:table-cell table:formula="of:=IF([Numbers.C331] &gt; 0; &quot;convert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b][url=&quot; &amp; [Numbers.E332] &amp; &quot;]&quot; &amp; [Numbers.D332] &amp; &quot;[/url][/b]&quot; &amp;  &quot; [&quot; &amp; [Numbers.C332] &amp; &quot;: [size=85]&quot; &amp; [Numbers.F332] &amp; &quot;[/size]]&quot;; &quot;&quot;)">
            <text:p/>
          </table:table-cell>
          <table:table-cell table:formula="of:=IF([Numbers.C332] &gt; 0; &quot;convert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b][url=&quot; &amp; [Numbers.E333] &amp; &quot;]&quot; &amp; [Numbers.D333] &amp; &quot;[/url][/b]&quot; &amp;  &quot; [&quot; &amp; [Numbers.C333] &amp; &quot;: [size=85]&quot; &amp; [Numbers.F333] &amp; &quot;[/size]]&quot;; &quot;&quot;)">
            <text:p/>
          </table:table-cell>
          <table:table-cell table:formula="of:=IF([Numbers.C333] &gt; 0; &quot;convert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b][url=&quot; &amp; [Numbers.E334] &amp; &quot;]&quot; &amp; [Numbers.D334] &amp; &quot;[/url][/b]&quot; &amp;  &quot; [&quot; &amp; [Numbers.C334] &amp; &quot;: [size=85]&quot; &amp; [Numbers.F334] &amp; &quot;[/size]]&quot;; &quot;&quot;)">
            <text:p/>
          </table:table-cell>
          <table:table-cell table:formula="of:=IF([Numbers.C334] &gt; 0; &quot;convert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b][url=&quot; &amp; [Numbers.E335] &amp; &quot;]&quot; &amp; [Numbers.D335] &amp; &quot;[/url][/b]&quot; &amp;  &quot; [&quot; &amp; [Numbers.C335] &amp; &quot;: [size=85]&quot; &amp; [Numbers.F335] &amp; &quot;[/size]]&quot;; &quot;&quot;)">
            <text:p/>
          </table:table-cell>
          <table:table-cell table:formula="of:=IF([Numbers.C335] &gt; 0; &quot;convert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b][url=&quot; &amp; [Numbers.E336] &amp; &quot;]&quot; &amp; [Numbers.D336] &amp; &quot;[/url][/b]&quot; &amp;  &quot; [&quot; &amp; [Numbers.C336] &amp; &quot;: [size=85]&quot; &amp; [Numbers.F336] &amp; &quot;[/size]]&quot;; &quot;&quot;)">
            <text:p/>
          </table:table-cell>
          <table:table-cell table:formula="of:=IF([Numbers.C336] &gt; 0; &quot;convert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b][url=&quot; &amp; [Numbers.E337] &amp; &quot;]&quot; &amp; [Numbers.D337] &amp; &quot;[/url][/b]&quot; &amp;  &quot; [&quot; &amp; [Numbers.C337] &amp; &quot;: [size=85]&quot; &amp; [Numbers.F337] &amp; &quot;[/size]]&quot;; &quot;&quot;)">
            <text:p/>
          </table:table-cell>
          <table:table-cell table:formula="of:=IF([Numbers.C337] &gt; 0; &quot;convert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b][url=&quot; &amp; [Numbers.E338] &amp; &quot;]&quot; &amp; [Numbers.D338] &amp; &quot;[/url][/b]&quot; &amp;  &quot; [&quot; &amp; [Numbers.C338] &amp; &quot;: [size=85]&quot; &amp; [Numbers.F338] &amp; &quot;[/size]]&quot;; &quot;&quot;)">
            <text:p/>
          </table:table-cell>
          <table:table-cell table:formula="of:=IF([Numbers.C338] &gt; 0; &quot;convert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b][url=&quot; &amp; [Numbers.E339] &amp; &quot;]&quot; &amp; [Numbers.D339] &amp; &quot;[/url][/b]&quot; &amp;  &quot; [&quot; &amp; [Numbers.C339] &amp; &quot;: [size=85]&quot; &amp; [Numbers.F339] &amp; &quot;[/size]]&quot;; &quot;&quot;)">
            <text:p/>
          </table:table-cell>
          <table:table-cell table:formula="of:=IF([Numbers.C339] &gt; 0; &quot;convert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b][url=&quot; &amp; [Numbers.E340] &amp; &quot;]&quot; &amp; [Numbers.D340] &amp; &quot;[/url][/b]&quot; &amp;  &quot; [&quot; &amp; [Numbers.C340] &amp; &quot;: [size=85]&quot; &amp; [Numbers.F340] &amp; &quot;[/size]]&quot;; &quot;&quot;)">
            <text:p/>
          </table:table-cell>
          <table:table-cell table:formula="of:=IF([Numbers.C340] &gt; 0; &quot;convert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b][url=&quot; &amp; [Numbers.E341] &amp; &quot;]&quot; &amp; [Numbers.D341] &amp; &quot;[/url][/b]&quot; &amp;  &quot; [&quot; &amp; [Numbers.C341] &amp; &quot;: [size=85]&quot; &amp; [Numbers.F341] &amp; &quot;[/size]]&quot;; &quot;&quot;)">
            <text:p/>
          </table:table-cell>
          <table:table-cell table:formula="of:=IF([Numbers.C341] &gt; 0; &quot;convert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b][url=&quot; &amp; [Numbers.E342] &amp; &quot;]&quot; &amp; [Numbers.D342] &amp; &quot;[/url][/b]&quot; &amp;  &quot; [&quot; &amp; [Numbers.C342] &amp; &quot;: [size=85]&quot; &amp; [Numbers.F342] &amp; &quot;[/size]]&quot;; &quot;&quot;)">
            <text:p/>
          </table:table-cell>
          <table:table-cell table:formula="of:=IF([Numbers.C342] &gt; 0; &quot;convert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b][url=&quot; &amp; [Numbers.E343] &amp; &quot;]&quot; &amp; [Numbers.D343] &amp; &quot;[/url][/b]&quot; &amp;  &quot; [&quot; &amp; [Numbers.C343] &amp; &quot;: [size=85]&quot; &amp; [Numbers.F343] &amp; &quot;[/size]]&quot;; &quot;&quot;)">
            <text:p/>
          </table:table-cell>
          <table:table-cell table:formula="of:=IF([Numbers.C343] &gt; 0; &quot;convert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b][url=&quot; &amp; [Numbers.E344] &amp; &quot;]&quot; &amp; [Numbers.D344] &amp; &quot;[/url][/b]&quot; &amp;  &quot; [&quot; &amp; [Numbers.C344] &amp; &quot;: [size=85]&quot; &amp; [Numbers.F344] &amp; &quot;[/size]]&quot;; &quot;&quot;)">
            <text:p/>
          </table:table-cell>
          <table:table-cell table:formula="of:=IF([Numbers.C344] &gt; 0; &quot;convert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b][url=&quot; &amp; [Numbers.E345] &amp; &quot;]&quot; &amp; [Numbers.D345] &amp; &quot;[/url][/b]&quot; &amp;  &quot; [&quot; &amp; [Numbers.C345] &amp; &quot;: [size=85]&quot; &amp; [Numbers.F345] &amp; &quot;[/size]]&quot;; &quot;&quot;)">
            <text:p/>
          </table:table-cell>
          <table:table-cell table:formula="of:=IF([Numbers.C345] &gt; 0; &quot;convert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b][url=&quot; &amp; [Numbers.E346] &amp; &quot;]&quot; &amp; [Numbers.D346] &amp; &quot;[/url][/b]&quot; &amp;  &quot; [&quot; &amp; [Numbers.C346] &amp; &quot;: [size=85]&quot; &amp; [Numbers.F346] &amp; &quot;[/size]]&quot;; &quot;&quot;)">
            <text:p/>
          </table:table-cell>
          <table:table-cell table:formula="of:=IF([Numbers.C346] &gt; 0; &quot;convert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b][url=&quot; &amp; [Numbers.E347] &amp; &quot;]&quot; &amp; [Numbers.D347] &amp; &quot;[/url][/b]&quot; &amp;  &quot; [&quot; &amp; [Numbers.C347] &amp; &quot;: [size=85]&quot; &amp; [Numbers.F347] &amp; &quot;[/size]]&quot;; &quot;&quot;)">
            <text:p/>
          </table:table-cell>
          <table:table-cell table:formula="of:=IF([Numbers.C347] &gt; 0; &quot;convert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b][url=&quot; &amp; [Numbers.E348] &amp; &quot;]&quot; &amp; [Numbers.D348] &amp; &quot;[/url][/b]&quot; &amp;  &quot; [&quot; &amp; [Numbers.C348] &amp; &quot;: [size=85]&quot; &amp; [Numbers.F348] &amp; &quot;[/size]]&quot;; &quot;&quot;)">
            <text:p/>
          </table:table-cell>
          <table:table-cell table:formula="of:=IF([Numbers.C348] &gt; 0; &quot;convert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b][url=&quot; &amp; [Numbers.E349] &amp; &quot;]&quot; &amp; [Numbers.D349] &amp; &quot;[/url][/b]&quot; &amp;  &quot; [&quot; &amp; [Numbers.C349] &amp; &quot;: [size=85]&quot; &amp; [Numbers.F349] &amp; &quot;[/size]]&quot;; &quot;&quot;)">
            <text:p/>
          </table:table-cell>
          <table:table-cell table:formula="of:=IF([Numbers.C349] &gt; 0; &quot;convert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b][url=&quot; &amp; [Numbers.E350] &amp; &quot;]&quot; &amp; [Numbers.D350] &amp; &quot;[/url][/b]&quot; &amp;  &quot; [&quot; &amp; [Numbers.C350] &amp; &quot;: [size=85]&quot; &amp; [Numbers.F350] &amp; &quot;[/size]]&quot;; &quot;&quot;)">
            <text:p/>
          </table:table-cell>
          <table:table-cell table:formula="of:=IF([Numbers.C350] &gt; 0; &quot;convert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b][url=&quot; &amp; [Numbers.E351] &amp; &quot;]&quot; &amp; [Numbers.D351] &amp; &quot;[/url][/b]&quot; &amp;  &quot; [&quot; &amp; [Numbers.C351] &amp; &quot;: [size=85]&quot; &amp; [Numbers.F351] &amp; &quot;[/size]]&quot;; &quot;&quot;)">
            <text:p/>
          </table:table-cell>
          <table:table-cell table:formula="of:=IF([Numbers.C351] &gt; 0; &quot;convert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b][url=&quot; &amp; [Numbers.E352] &amp; &quot;]&quot; &amp; [Numbers.D352] &amp; &quot;[/url][/b]&quot; &amp;  &quot; [&quot; &amp; [Numbers.C352] &amp; &quot;: [size=85]&quot; &amp; [Numbers.F352] &amp; &quot;[/size]]&quot;; &quot;&quot;)">
            <text:p/>
          </table:table-cell>
          <table:table-cell table:formula="of:=IF([Numbers.C352] &gt; 0; &quot;convert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b][url=&quot; &amp; [Numbers.E353] &amp; &quot;]&quot; &amp; [Numbers.D353] &amp; &quot;[/url][/b]&quot; &amp;  &quot; [&quot; &amp; [Numbers.C353] &amp; &quot;: [size=85]&quot; &amp; [Numbers.F353] &amp; &quot;[/size]]&quot;; &quot;&quot;)">
            <text:p/>
          </table:table-cell>
          <table:table-cell table:formula="of:=IF([Numbers.C353] &gt; 0; &quot;convert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b][url=&quot; &amp; [Numbers.E354] &amp; &quot;]&quot; &amp; [Numbers.D354] &amp; &quot;[/url][/b]&quot; &amp;  &quot; [&quot; &amp; [Numbers.C354] &amp; &quot;: [size=85]&quot; &amp; [Numbers.F354] &amp; &quot;[/size]]&quot;; &quot;&quot;)">
            <text:p/>
          </table:table-cell>
          <table:table-cell table:formula="of:=IF([Numbers.C354] &gt; 0; &quot;convert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b][url=&quot; &amp; [Numbers.E355] &amp; &quot;]&quot; &amp; [Numbers.D355] &amp; &quot;[/url][/b]&quot; &amp;  &quot; [&quot; &amp; [Numbers.C355] &amp; &quot;: [size=85]&quot; &amp; [Numbers.F355] &amp; &quot;[/size]]&quot;; &quot;&quot;)">
            <text:p/>
          </table:table-cell>
          <table:table-cell table:formula="of:=IF([Numbers.C355] &gt; 0; &quot;convert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b][url=&quot; &amp; [Numbers.E356] &amp; &quot;]&quot; &amp; [Numbers.D356] &amp; &quot;[/url][/b]&quot; &amp;  &quot; [&quot; &amp; [Numbers.C356] &amp; &quot;: [size=85]&quot; &amp; [Numbers.F356] &amp; &quot;[/size]]&quot;; &quot;&quot;)">
            <text:p/>
          </table:table-cell>
          <table:table-cell table:formula="of:=IF([Numbers.C356] &gt; 0; &quot;convert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b][url=&quot; &amp; [Numbers.E357] &amp; &quot;]&quot; &amp; [Numbers.D357] &amp; &quot;[/url][/b]&quot; &amp;  &quot; [&quot; &amp; [Numbers.C357] &amp; &quot;: [size=85]&quot; &amp; [Numbers.F357] &amp; &quot;[/size]]&quot;; &quot;&quot;)">
            <text:p/>
          </table:table-cell>
          <table:table-cell table:formula="of:=IF([Numbers.C357] &gt; 0; &quot;convert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b][url=&quot; &amp; [Numbers.E358] &amp; &quot;]&quot; &amp; [Numbers.D358] &amp; &quot;[/url][/b]&quot; &amp;  &quot; [&quot; &amp; [Numbers.C358] &amp; &quot;: [size=85]&quot; &amp; [Numbers.F358] &amp; &quot;[/size]]&quot;; &quot;&quot;)">
            <text:p/>
          </table:table-cell>
          <table:table-cell table:formula="of:=IF([Numbers.C358] &gt; 0; &quot;convert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b][url=&quot; &amp; [Numbers.E359] &amp; &quot;]&quot; &amp; [Numbers.D359] &amp; &quot;[/url][/b]&quot; &amp;  &quot; [&quot; &amp; [Numbers.C359] &amp; &quot;: [size=85]&quot; &amp; [Numbers.F359] &amp; &quot;[/size]]&quot;; &quot;&quot;)">
            <text:p/>
          </table:table-cell>
          <table:table-cell table:formula="of:=IF([Numbers.C359] &gt; 0; &quot;convert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b][url=&quot; &amp; [Numbers.E360] &amp; &quot;]&quot; &amp; [Numbers.D360] &amp; &quot;[/url][/b]&quot; &amp;  &quot; [&quot; &amp; [Numbers.C360] &amp; &quot;: [size=85]&quot; &amp; [Numbers.F360] &amp; &quot;[/size]]&quot;; &quot;&quot;)">
            <text:p/>
          </table:table-cell>
          <table:table-cell table:formula="of:=IF([Numbers.C360] &gt; 0; &quot;convert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b][url=&quot; &amp; [Numbers.E361] &amp; &quot;]&quot; &amp; [Numbers.D361] &amp; &quot;[/url][/b]&quot; &amp;  &quot; [&quot; &amp; [Numbers.C361] &amp; &quot;: [size=85]&quot; &amp; [Numbers.F361] &amp; &quot;[/size]]&quot;; &quot;&quot;)">
            <text:p/>
          </table:table-cell>
          <table:table-cell table:formula="of:=IF([Numbers.C361] &gt; 0; &quot;convert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b][url=&quot; &amp; [Numbers.E362] &amp; &quot;]&quot; &amp; [Numbers.D362] &amp; &quot;[/url][/b]&quot; &amp;  &quot; [&quot; &amp; [Numbers.C362] &amp; &quot;: [size=85]&quot; &amp; [Numbers.F362] &amp; &quot;[/size]]&quot;; &quot;&quot;)">
            <text:p/>
          </table:table-cell>
          <table:table-cell table:formula="of:=IF([Numbers.C362] &gt; 0; &quot;convert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b][url=&quot; &amp; [Numbers.E363] &amp; &quot;]&quot; &amp; [Numbers.D363] &amp; &quot;[/url][/b]&quot; &amp;  &quot; [&quot; &amp; [Numbers.C363] &amp; &quot;: [size=85]&quot; &amp; [Numbers.F363] &amp; &quot;[/size]]&quot;; &quot;&quot;)">
            <text:p/>
          </table:table-cell>
          <table:table-cell table:formula="of:=IF([Numbers.C363] &gt; 0; &quot;convert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b][url=&quot; &amp; [Numbers.E364] &amp; &quot;]&quot; &amp; [Numbers.D364] &amp; &quot;[/url][/b]&quot; &amp;  &quot; [&quot; &amp; [Numbers.C364] &amp; &quot;: [size=85]&quot; &amp; [Numbers.F364] &amp; &quot;[/size]]&quot;; &quot;&quot;)">
            <text:p/>
          </table:table-cell>
          <table:table-cell table:formula="of:=IF([Numbers.C364] &gt; 0; &quot;convert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b][url=&quot; &amp; [Numbers.E365] &amp; &quot;]&quot; &amp; [Numbers.D365] &amp; &quot;[/url][/b]&quot; &amp;  &quot; [&quot; &amp; [Numbers.C365] &amp; &quot;: [size=85]&quot; &amp; [Numbers.F365] &amp; &quot;[/size]]&quot;; &quot;&quot;)">
            <text:p/>
          </table:table-cell>
          <table:table-cell table:formula="of:=IF([Numbers.C365] &gt; 0; &quot;convert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b][url=&quot; &amp; [Numbers.E366] &amp; &quot;]&quot; &amp; [Numbers.D366] &amp; &quot;[/url][/b]&quot; &amp;  &quot; [&quot; &amp; [Numbers.C366] &amp; &quot;: [size=85]&quot; &amp; [Numbers.F366] &amp; &quot;[/size]]&quot;; &quot;&quot;)">
            <text:p/>
          </table:table-cell>
          <table:table-cell table:formula="of:=IF([Numbers.C366] &gt; 0; &quot;convert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b][url=&quot; &amp; [Numbers.E367] &amp; &quot;]&quot; &amp; [Numbers.D367] &amp; &quot;[/url][/b]&quot; &amp;  &quot; [&quot; &amp; [Numbers.C367] &amp; &quot;: [size=85]&quot; &amp; [Numbers.F367] &amp; &quot;[/size]]&quot;; &quot;&quot;)">
            <text:p/>
          </table:table-cell>
          <table:table-cell table:formula="of:=IF([Numbers.C367] &gt; 0; &quot;convert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b][url=&quot; &amp; [Numbers.E368] &amp; &quot;]&quot; &amp; [Numbers.D368] &amp; &quot;[/url][/b]&quot; &amp;  &quot; [&quot; &amp; [Numbers.C368] &amp; &quot;: [size=85]&quot; &amp; [Numbers.F368] &amp; &quot;[/size]]&quot;; &quot;&quot;)">
            <text:p/>
          </table:table-cell>
          <table:table-cell table:formula="of:=IF([Numbers.C368] &gt; 0; &quot;convert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b][url=&quot; &amp; [Numbers.E369] &amp; &quot;]&quot; &amp; [Numbers.D369] &amp; &quot;[/url][/b]&quot; &amp;  &quot; [&quot; &amp; [Numbers.C369] &amp; &quot;: [size=85]&quot; &amp; [Numbers.F369] &amp; &quot;[/size]]&quot;; &quot;&quot;)">
            <text:p/>
          </table:table-cell>
          <table:table-cell table:formula="of:=IF([Numbers.C369] &gt; 0; &quot;convert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b][url=&quot; &amp; [Numbers.E370] &amp; &quot;]&quot; &amp; [Numbers.D370] &amp; &quot;[/url][/b]&quot; &amp;  &quot; [&quot; &amp; [Numbers.C370] &amp; &quot;: [size=85]&quot; &amp; [Numbers.F370] &amp; &quot;[/size]]&quot;; &quot;&quot;)">
            <text:p/>
          </table:table-cell>
          <table:table-cell table:formula="of:=IF([Numbers.C370] &gt; 0; &quot;convert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b][url=&quot; &amp; [Numbers.E371] &amp; &quot;]&quot; &amp; [Numbers.D371] &amp; &quot;[/url][/b]&quot; &amp;  &quot; [&quot; &amp; [Numbers.C371] &amp; &quot;: [size=85]&quot; &amp; [Numbers.F371] &amp; &quot;[/size]]&quot;; &quot;&quot;)">
            <text:p/>
          </table:table-cell>
          <table:table-cell table:formula="of:=IF([Numbers.C371] &gt; 0; &quot;convert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b][url=&quot; &amp; [Numbers.E372] &amp; &quot;]&quot; &amp; [Numbers.D372] &amp; &quot;[/url][/b]&quot; &amp;  &quot; [&quot; &amp; [Numbers.C372] &amp; &quot;: [size=85]&quot; &amp; [Numbers.F372] &amp; &quot;[/size]]&quot;; &quot;&quot;)">
            <text:p/>
          </table:table-cell>
          <table:table-cell table:formula="of:=IF([Numbers.C372] &gt; 0; &quot;convert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b][url=&quot; &amp; [Numbers.E373] &amp; &quot;]&quot; &amp; [Numbers.D373] &amp; &quot;[/url][/b]&quot; &amp;  &quot; [&quot; &amp; [Numbers.C373] &amp; &quot;: [size=85]&quot; &amp; [Numbers.F373] &amp; &quot;[/size]]&quot;; &quot;&quot;)">
            <text:p/>
          </table:table-cell>
          <table:table-cell table:formula="of:=IF([Numbers.C373] &gt; 0; &quot;convert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b][url=&quot; &amp; [Numbers.E374] &amp; &quot;]&quot; &amp; [Numbers.D374] &amp; &quot;[/url][/b]&quot; &amp;  &quot; [&quot; &amp; [Numbers.C374] &amp; &quot;: [size=85]&quot; &amp; [Numbers.F374] &amp; &quot;[/size]]&quot;; &quot;&quot;)">
            <text:p/>
          </table:table-cell>
          <table:table-cell table:formula="of:=IF([Numbers.C374] &gt; 0; &quot;convert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b][url=&quot; &amp; [Numbers.E375] &amp; &quot;]&quot; &amp; [Numbers.D375] &amp; &quot;[/url][/b]&quot; &amp;  &quot; [&quot; &amp; [Numbers.C375] &amp; &quot;: [size=85]&quot; &amp; [Numbers.F375] &amp; &quot;[/size]]&quot;; &quot;&quot;)">
            <text:p/>
          </table:table-cell>
          <table:table-cell table:formula="of:=IF([Numbers.C375] &gt; 0; &quot;convert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b][url=&quot; &amp; [Numbers.E376] &amp; &quot;]&quot; &amp; [Numbers.D376] &amp; &quot;[/url][/b]&quot; &amp;  &quot; [&quot; &amp; [Numbers.C376] &amp; &quot;: [size=85]&quot; &amp; [Numbers.F376] &amp; &quot;[/size]]&quot;; &quot;&quot;)">
            <text:p/>
          </table:table-cell>
          <table:table-cell table:formula="of:=IF([Numbers.C376] &gt; 0; &quot;convert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b][url=&quot; &amp; [Numbers.E377] &amp; &quot;]&quot; &amp; [Numbers.D377] &amp; &quot;[/url][/b]&quot; &amp;  &quot; [&quot; &amp; [Numbers.C377] &amp; &quot;: [size=85]&quot; &amp; [Numbers.F377] &amp; &quot;[/size]]&quot;; &quot;&quot;)">
            <text:p/>
          </table:table-cell>
          <table:table-cell table:formula="of:=IF([Numbers.C377] &gt; 0; &quot;convert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b][url=&quot; &amp; [Numbers.E378] &amp; &quot;]&quot; &amp; [Numbers.D378] &amp; &quot;[/url][/b]&quot; &amp;  &quot; [&quot; &amp; [Numbers.C378] &amp; &quot;: [size=85]&quot; &amp; [Numbers.F3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b][url=&quot; &amp; [Numbers.E379] &amp; &quot;]&quot; &amp; [Numbers.D379] &amp; &quot;[/url][/b]&quot; &amp;  &quot; [&quot; &amp; [Numbers.C379] &amp; &quot;: [size=85]&quot; &amp; [Numbers.F3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b][url=&quot; &amp; [Numbers.E380] &amp; &quot;]&quot; &amp; [Numbers.D380] &amp; &quot;[/url][/b]&quot; &amp;  &quot; [&quot; &amp; [Numbers.C380] &amp; &quot;: [size=85]&quot; &amp; [Numbers.F3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b][url=&quot; &amp; [Numbers.E381] &amp; &quot;]&quot; &amp; [Numbers.D381] &amp; &quot;[/url][/b]&quot; &amp;  &quot; [&quot; &amp; [Numbers.C381] &amp; &quot;: [size=85]&quot; &amp; [Numbers.F3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b][url=&quot; &amp; [Numbers.E382] &amp; &quot;]&quot; &amp; [Numbers.D382] &amp; &quot;[/url][/b]&quot; &amp;  &quot; [&quot; &amp; [Numbers.C382] &amp; &quot;: [size=85]&quot; &amp; [Numbers.F3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b][url=&quot; &amp; [Numbers.E383] &amp; &quot;]&quot; &amp; [Numbers.D383] &amp; &quot;[/url][/b]&quot; &amp;  &quot; [&quot; &amp; [Numbers.C383] &amp; &quot;: [size=85]&quot; &amp; [Numbers.F3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b][url=&quot; &amp; [Numbers.E384] &amp; &quot;]&quot; &amp; [Numbers.D384] &amp; &quot;[/url][/b]&quot; &amp;  &quot; [&quot; &amp; [Numbers.C384] &amp; &quot;: [size=85]&quot; &amp; [Numbers.F3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b][url=&quot; &amp; [Numbers.E385] &amp; &quot;]&quot; &amp; [Numbers.D385] &amp; &quot;[/url][/b]&quot; &amp;  &quot; [&quot; &amp; [Numbers.C385] &amp; &quot;: [size=85]&quot; &amp; [Numbers.F3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b][url=&quot; &amp; [Numbers.E386] &amp; &quot;]&quot; &amp; [Numbers.D386] &amp; &quot;[/url][/b]&quot; &amp;  &quot; [&quot; &amp; [Numbers.C386] &amp; &quot;: [size=85]&quot; &amp; [Numbers.F3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b][url=&quot; &amp; [Numbers.E387] &amp; &quot;]&quot; &amp; [Numbers.D387] &amp; &quot;[/url][/b]&quot; &amp;  &quot; [&quot; &amp; [Numbers.C387] &amp; &quot;: [size=85]&quot; &amp; [Numbers.F3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b][url=&quot; &amp; [Numbers.E388] &amp; &quot;]&quot; &amp; [Numbers.D388] &amp; &quot;[/url][/b]&quot; &amp;  &quot; [&quot; &amp; [Numbers.C388] &amp; &quot;: [size=85]&quot; &amp; [Numbers.F3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b][url=&quot; &amp; [Numbers.E389] &amp; &quot;]&quot; &amp; [Numbers.D389] &amp; &quot;[/url][/b]&quot; &amp;  &quot; [&quot; &amp; [Numbers.C389] &amp; &quot;: [size=85]&quot; &amp; [Numbers.F3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b][url=&quot; &amp; [Numbers.E390] &amp; &quot;]&quot; &amp; [Numbers.D390] &amp; &quot;[/url][/b]&quot; &amp;  &quot; [&quot; &amp; [Numbers.C390] &amp; &quot;: [size=85]&quot; &amp; [Numbers.F3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b][url=&quot; &amp; [Numbers.E391] &amp; &quot;]&quot; &amp; [Numbers.D391] &amp; &quot;[/url][/b]&quot; &amp;  &quot; [&quot; &amp; [Numbers.C391] &amp; &quot;: [size=85]&quot; &amp; [Numbers.F3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b][url=&quot; &amp; [Numbers.E392] &amp; &quot;]&quot; &amp; [Numbers.D392] &amp; &quot;[/url][/b]&quot; &amp;  &quot; [&quot; &amp; [Numbers.C392] &amp; &quot;: [size=85]&quot; &amp; [Numbers.F3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b][url=&quot; &amp; [Numbers.E393] &amp; &quot;]&quot; &amp; [Numbers.D393] &amp; &quot;[/url][/b]&quot; &amp;  &quot; [&quot; &amp; [Numbers.C393] &amp; &quot;: [size=85]&quot; &amp; [Numbers.F3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b][url=&quot; &amp; [Numbers.E394] &amp; &quot;]&quot; &amp; [Numbers.D394] &amp; &quot;[/url][/b]&quot; &amp;  &quot; [&quot; &amp; [Numbers.C394] &amp; &quot;: [size=85]&quot; &amp; [Numbers.F3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b][url=&quot; &amp; [Numbers.E395] &amp; &quot;]&quot; &amp; [Numbers.D395] &amp; &quot;[/url][/b]&quot; &amp;  &quot; [&quot; &amp; [Numbers.C395] &amp; &quot;: [size=85]&quot; &amp; [Numbers.F3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b][url=&quot; &amp; [Numbers.E396] &amp; &quot;]&quot; &amp; [Numbers.D396] &amp; &quot;[/url][/b]&quot; &amp;  &quot; [&quot; &amp; [Numbers.C396] &amp; &quot;: [size=85]&quot; &amp; [Numbers.F3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b][url=&quot; &amp; [Numbers.E397] &amp; &quot;]&quot; &amp; [Numbers.D397] &amp; &quot;[/url][/b]&quot; &amp;  &quot; [&quot; &amp; [Numbers.C397] &amp; &quot;: [size=85]&quot; &amp; [Numbers.F3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b][url=&quot; &amp; [Numbers.E398] &amp; &quot;]&quot; &amp; [Numbers.D398] &amp; &quot;[/url][/b]&quot; &amp;  &quot; [&quot; &amp; [Numbers.C398] &amp; &quot;: [size=85]&quot; &amp; [Numbers.F3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b][url=&quot; &amp; [Numbers.E399] &amp; &quot;]&quot; &amp; [Numbers.D399] &amp; &quot;[/url][/b]&quot; &amp;  &quot; [&quot; &amp; [Numbers.C399] &amp; &quot;: [size=85]&quot; &amp; [Numbers.F3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b][url=&quot; &amp; [Numbers.E400] &amp; &quot;]&quot; &amp; [Numbers.D400] &amp; &quot;[/url][/b]&quot; &amp;  &quot; [&quot; &amp; [Numbers.C400] &amp; &quot;: [size=85]&quot; &amp; [Numbers.F4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b][url=&quot; &amp; [Numbers.E401] &amp; &quot;]&quot; &amp; [Numbers.D401] &amp; &quot;[/url][/b]&quot; &amp;  &quot; [&quot; &amp; [Numbers.C401] &amp; &quot;: [size=85]&quot; &amp; [Numbers.F4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b][url=&quot; &amp; [Numbers.E402] &amp; &quot;]&quot; &amp; [Numbers.D402] &amp; &quot;[/url][/b]&quot; &amp;  &quot; [&quot; &amp; [Numbers.C402] &amp; &quot;: [size=85]&quot; &amp; [Numbers.F4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b][url=&quot; &amp; [Numbers.E403] &amp; &quot;]&quot; &amp; [Numbers.D403] &amp; &quot;[/url][/b]&quot; &amp;  &quot; [&quot; &amp; [Numbers.C403] &amp; &quot;: [size=85]&quot; &amp; [Numbers.F4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b][url=&quot; &amp; [Numbers.E404] &amp; &quot;]&quot; &amp; [Numbers.D404] &amp; &quot;[/url][/b]&quot; &amp;  &quot; [&quot; &amp; [Numbers.C404] &amp; &quot;: [size=85]&quot; &amp; [Numbers.F4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b][url=&quot; &amp; [Numbers.E405] &amp; &quot;]&quot; &amp; [Numbers.D405] &amp; &quot;[/url][/b]&quot; &amp;  &quot; [&quot; &amp; [Numbers.C405] &amp; &quot;: [size=85]&quot; &amp; [Numbers.F4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b][url=&quot; &amp; [Numbers.E406] &amp; &quot;]&quot; &amp; [Numbers.D406] &amp; &quot;[/url][/b]&quot; &amp;  &quot; [&quot; &amp; [Numbers.C406] &amp; &quot;: [size=85]&quot; &amp; [Numbers.F4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b][url=&quot; &amp; [Numbers.E407] &amp; &quot;]&quot; &amp; [Numbers.D407] &amp; &quot;[/url][/b]&quot; &amp;  &quot; [&quot; &amp; [Numbers.C407] &amp; &quot;: [size=85]&quot; &amp; [Numbers.F4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b][url=&quot; &amp; [Numbers.E408] &amp; &quot;]&quot; &amp; [Numbers.D408] &amp; &quot;[/url][/b]&quot; &amp;  &quot; [&quot; &amp; [Numbers.C408] &amp; &quot;: [size=85]&quot; &amp; [Numbers.F4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b][url=&quot; &amp; [Numbers.E409] &amp; &quot;]&quot; &amp; [Numbers.D409] &amp; &quot;[/url][/b]&quot; &amp;  &quot; [&quot; &amp; [Numbers.C409] &amp; &quot;: [size=85]&quot; &amp; [Numbers.F4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b][url=&quot; &amp; [Numbers.E410] &amp; &quot;]&quot; &amp; [Numbers.D410] &amp; &quot;[/url][/b]&quot; &amp;  &quot; [&quot; &amp; [Numbers.C410] &amp; &quot;: [size=85]&quot; &amp; [Numbers.F4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b][url=&quot; &amp; [Numbers.E411] &amp; &quot;]&quot; &amp; [Numbers.D411] &amp; &quot;[/url][/b]&quot; &amp;  &quot; [&quot; &amp; [Numbers.C411] &amp; &quot;: [size=85]&quot; &amp; [Numbers.F4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b][url=&quot; &amp; [Numbers.E412] &amp; &quot;]&quot; &amp; [Numbers.D412] &amp; &quot;[/url][/b]&quot; &amp;  &quot; [&quot; &amp; [Numbers.C412] &amp; &quot;: [size=85]&quot; &amp; [Numbers.F4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b][url=&quot; &amp; [Numbers.E413] &amp; &quot;]&quot; &amp; [Numbers.D413] &amp; &quot;[/url][/b]&quot; &amp;  &quot; [&quot; &amp; [Numbers.C413] &amp; &quot;: [size=85]&quot; &amp; [Numbers.F4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b][url=&quot; &amp; [Numbers.E414] &amp; &quot;]&quot; &amp; [Numbers.D414] &amp; &quot;[/url][/b]&quot; &amp;  &quot; [&quot; &amp; [Numbers.C414] &amp; &quot;: [size=85]&quot; &amp; [Numbers.F4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b][url=&quot; &amp; [Numbers.E415] &amp; &quot;]&quot; &amp; [Numbers.D415] &amp; &quot;[/url][/b]&quot; &amp;  &quot; [&quot; &amp; [Numbers.C415] &amp; &quot;: [size=85]&quot; &amp; [Numbers.F4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b][url=&quot; &amp; [Numbers.E416] &amp; &quot;]&quot; &amp; [Numbers.D416] &amp; &quot;[/url][/b]&quot; &amp;  &quot; [&quot; &amp; [Numbers.C416] &amp; &quot;: [size=85]&quot; &amp; [Numbers.F4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b][url=&quot; &amp; [Numbers.E417] &amp; &quot;]&quot; &amp; [Numbers.D417] &amp; &quot;[/url][/b]&quot; &amp;  &quot; [&quot; &amp; [Numbers.C417] &amp; &quot;: [size=85]&quot; &amp; [Numbers.F4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b][url=&quot; &amp; [Numbers.E418] &amp; &quot;]&quot; &amp; [Numbers.D418] &amp; &quot;[/url][/b]&quot; &amp;  &quot; [&quot; &amp; [Numbers.C418] &amp; &quot;: [size=85]&quot; &amp; [Numbers.F4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b][url=&quot; &amp; [Numbers.E419] &amp; &quot;]&quot; &amp; [Numbers.D419] &amp; &quot;[/url][/b]&quot; &amp;  &quot; [&quot; &amp; [Numbers.C419] &amp; &quot;: [size=85]&quot; &amp; [Numbers.F4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b][url=&quot; &amp; [Numbers.E420] &amp; &quot;]&quot; &amp; [Numbers.D420] &amp; &quot;[/url][/b]&quot; &amp;  &quot; [&quot; &amp; [Numbers.C420] &amp; &quot;: [size=85]&quot; &amp; [Numbers.F4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b][url=&quot; &amp; [Numbers.E421] &amp; &quot;]&quot; &amp; [Numbers.D421] &amp; &quot;[/url][/b]&quot; &amp;  &quot; [&quot; &amp; [Numbers.C421] &amp; &quot;: [size=85]&quot; &amp; [Numbers.F4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b][url=&quot; &amp; [Numbers.E422] &amp; &quot;]&quot; &amp; [Numbers.D422] &amp; &quot;[/url][/b]&quot; &amp;  &quot; [&quot; &amp; [Numbers.C422] &amp; &quot;: [size=85]&quot; &amp; [Numbers.F4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b][url=&quot; &amp; [Numbers.E423] &amp; &quot;]&quot; &amp; [Numbers.D423] &amp; &quot;[/url][/b]&quot; &amp;  &quot; [&quot; &amp; [Numbers.C423] &amp; &quot;: [size=85]&quot; &amp; [Numbers.F4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b][url=&quot; &amp; [Numbers.E424] &amp; &quot;]&quot; &amp; [Numbers.D424] &amp; &quot;[/url][/b]&quot; &amp;  &quot; [&quot; &amp; [Numbers.C424] &amp; &quot;: [size=85]&quot; &amp; [Numbers.F4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b][url=&quot; &amp; [Numbers.E425] &amp; &quot;]&quot; &amp; [Numbers.D425] &amp; &quot;[/url][/b]&quot; &amp;  &quot; [&quot; &amp; [Numbers.C425] &amp; &quot;: [size=85]&quot; &amp; [Numbers.F4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b][url=&quot; &amp; [Numbers.E426] &amp; &quot;]&quot; &amp; [Numbers.D426] &amp; &quot;[/url][/b]&quot; &amp;  &quot; [&quot; &amp; [Numbers.C426] &amp; &quot;: [size=85]&quot; &amp; [Numbers.F4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b][url=&quot; &amp; [Numbers.E427] &amp; &quot;]&quot; &amp; [Numbers.D427] &amp; &quot;[/url][/b]&quot; &amp;  &quot; [&quot; &amp; [Numbers.C427] &amp; &quot;: [size=85]&quot; &amp; [Numbers.F4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b][url=&quot; &amp; [Numbers.E428] &amp; &quot;]&quot; &amp; [Numbers.D428] &amp; &quot;[/url][/b]&quot; &amp;  &quot; [&quot; &amp; [Numbers.C428] &amp; &quot;: [size=85]&quot; &amp; [Numbers.F4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b][url=&quot; &amp; [Numbers.E429] &amp; &quot;]&quot; &amp; [Numbers.D429] &amp; &quot;[/url][/b]&quot; &amp;  &quot; [&quot; &amp; [Numbers.C429] &amp; &quot;: [size=85]&quot; &amp; [Numbers.F4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b][url=&quot; &amp; [Numbers.E430] &amp; &quot;]&quot; &amp; [Numbers.D430] &amp; &quot;[/url][/b]&quot; &amp;  &quot; [&quot; &amp; [Numbers.C430] &amp; &quot;: [size=85]&quot; &amp; [Numbers.F4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b][url=&quot; &amp; [Numbers.E431] &amp; &quot;]&quot; &amp; [Numbers.D431] &amp; &quot;[/url][/b]&quot; &amp;  &quot; [&quot; &amp; [Numbers.C431] &amp; &quot;: [size=85]&quot; &amp; [Numbers.F4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b][url=&quot; &amp; [Numbers.E432] &amp; &quot;]&quot; &amp; [Numbers.D432] &amp; &quot;[/url][/b]&quot; &amp;  &quot; [&quot; &amp; [Numbers.C432] &amp; &quot;: [size=85]&quot; &amp; [Numbers.F4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b][url=&quot; &amp; [Numbers.E433] &amp; &quot;]&quot; &amp; [Numbers.D433] &amp; &quot;[/url][/b]&quot; &amp;  &quot; [&quot; &amp; [Numbers.C433] &amp; &quot;: [size=85]&quot; &amp; [Numbers.F4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b][url=&quot; &amp; [Numbers.E434] &amp; &quot;]&quot; &amp; [Numbers.D434] &amp; &quot;[/url][/b]&quot; &amp;  &quot; [&quot; &amp; [Numbers.C434] &amp; &quot;: [size=85]&quot; &amp; [Numbers.F4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b][url=&quot; &amp; [Numbers.E435] &amp; &quot;]&quot; &amp; [Numbers.D435] &amp; &quot;[/url][/b]&quot; &amp;  &quot; [&quot; &amp; [Numbers.C435] &amp; &quot;: [size=85]&quot; &amp; [Numbers.F4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b][url=&quot; &amp; [Numbers.E436] &amp; &quot;]&quot; &amp; [Numbers.D436] &amp; &quot;[/url][/b]&quot; &amp;  &quot; [&quot; &amp; [Numbers.C436] &amp; &quot;: [size=85]&quot; &amp; [Numbers.F4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b][url=&quot; &amp; [Numbers.E437] &amp; &quot;]&quot; &amp; [Numbers.D437] &amp; &quot;[/url][/b]&quot; &amp;  &quot; [&quot; &amp; [Numbers.C437] &amp; &quot;: [size=85]&quot; &amp; [Numbers.F4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b][url=&quot; &amp; [Numbers.E438] &amp; &quot;]&quot; &amp; [Numbers.D438] &amp; &quot;[/url][/b]&quot; &amp;  &quot; [&quot; &amp; [Numbers.C438] &amp; &quot;: [size=85]&quot; &amp; [Numbers.F4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b][url=&quot; &amp; [Numbers.E439] &amp; &quot;]&quot; &amp; [Numbers.D439] &amp; &quot;[/url][/b]&quot; &amp;  &quot; [&quot; &amp; [Numbers.C439] &amp; &quot;: [size=85]&quot; &amp; [Numbers.F4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b][url=&quot; &amp; [Numbers.E440] &amp; &quot;]&quot; &amp; [Numbers.D440] &amp; &quot;[/url][/b]&quot; &amp;  &quot; [&quot; &amp; [Numbers.C440] &amp; &quot;: [size=85]&quot; &amp; [Numbers.F4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b][url=&quot; &amp; [Numbers.E441] &amp; &quot;]&quot; &amp; [Numbers.D441] &amp; &quot;[/url][/b]&quot; &amp;  &quot; [&quot; &amp; [Numbers.C441] &amp; &quot;: [size=85]&quot; &amp; [Numbers.F4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b][url=&quot; &amp; [Numbers.E442] &amp; &quot;]&quot; &amp; [Numbers.D442] &amp; &quot;[/url][/b]&quot; &amp;  &quot; [&quot; &amp; [Numbers.C442] &amp; &quot;: [size=85]&quot; &amp; [Numbers.F4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b][url=&quot; &amp; [Numbers.E443] &amp; &quot;]&quot; &amp; [Numbers.D443] &amp; &quot;[/url][/b]&quot; &amp;  &quot; [&quot; &amp; [Numbers.C443] &amp; &quot;: [size=85]&quot; &amp; [Numbers.F4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b][url=&quot; &amp; [Numbers.E444] &amp; &quot;]&quot; &amp; [Numbers.D444] &amp; &quot;[/url][/b]&quot; &amp;  &quot; [&quot; &amp; [Numbers.C444] &amp; &quot;: [size=85]&quot; &amp; [Numbers.F4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b][url=&quot; &amp; [Numbers.E445] &amp; &quot;]&quot; &amp; [Numbers.D445] &amp; &quot;[/url][/b]&quot; &amp;  &quot; [&quot; &amp; [Numbers.C445] &amp; &quot;: [size=85]&quot; &amp; [Numbers.F4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b][url=&quot; &amp; [Numbers.E446] &amp; &quot;]&quot; &amp; [Numbers.D446] &amp; &quot;[/url][/b]&quot; &amp;  &quot; [&quot; &amp; [Numbers.C446] &amp; &quot;: [size=85]&quot; &amp; [Numbers.F4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b][url=&quot; &amp; [Numbers.E447] &amp; &quot;]&quot; &amp; [Numbers.D447] &amp; &quot;[/url][/b]&quot; &amp;  &quot; [&quot; &amp; [Numbers.C447] &amp; &quot;: [size=85]&quot; &amp; [Numbers.F4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b][url=&quot; &amp; [Numbers.E448] &amp; &quot;]&quot; &amp; [Numbers.D448] &amp; &quot;[/url][/b]&quot; &amp;  &quot; [&quot; &amp; [Numbers.C448] &amp; &quot;: [size=85]&quot; &amp; [Numbers.F4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b][url=&quot; &amp; [Numbers.E449] &amp; &quot;]&quot; &amp; [Numbers.D449] &amp; &quot;[/url][/b]&quot; &amp;  &quot; [&quot; &amp; [Numbers.C449] &amp; &quot;: [size=85]&quot; &amp; [Numbers.F4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b][url=&quot; &amp; [Numbers.E450] &amp; &quot;]&quot; &amp; [Numbers.D450] &amp; &quot;[/url][/b]&quot; &amp;  &quot; [&quot; &amp; [Numbers.C450] &amp; &quot;: [size=85]&quot; &amp; [Numbers.F4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b][url=&quot; &amp; [Numbers.E451] &amp; &quot;]&quot; &amp; [Numbers.D451] &amp; &quot;[/url][/b]&quot; &amp;  &quot; [&quot; &amp; [Numbers.C451] &amp; &quot;: [size=85]&quot; &amp; [Numbers.F4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b][url=&quot; &amp; [Numbers.E452] &amp; &quot;]&quot; &amp; [Numbers.D452] &amp; &quot;[/url][/b]&quot; &amp;  &quot; [&quot; &amp; [Numbers.C452] &amp; &quot;: [size=85]&quot; &amp; [Numbers.F4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b][url=&quot; &amp; [Numbers.E453] &amp; &quot;]&quot; &amp; [Numbers.D453] &amp; &quot;[/url][/b]&quot; &amp;  &quot; [&quot; &amp; [Numbers.C453] &amp; &quot;: [size=85]&quot; &amp; [Numbers.F4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b][url=&quot; &amp; [Numbers.E454] &amp; &quot;]&quot; &amp; [Numbers.D454] &amp; &quot;[/url][/b]&quot; &amp;  &quot; [&quot; &amp; [Numbers.C454] &amp; &quot;: [size=85]&quot; &amp; [Numbers.F4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b][url=&quot; &amp; [Numbers.E455] &amp; &quot;]&quot; &amp; [Numbers.D455] &amp; &quot;[/url][/b]&quot; &amp;  &quot; [&quot; &amp; [Numbers.C455] &amp; &quot;: [size=85]&quot; &amp; [Numbers.F4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b][url=&quot; &amp; [Numbers.E456] &amp; &quot;]&quot; &amp; [Numbers.D456] &amp; &quot;[/url][/b]&quot; &amp;  &quot; [&quot; &amp; [Numbers.C456] &amp; &quot;: [size=85]&quot; &amp; [Numbers.F4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b][url=&quot; &amp; [Numbers.E457] &amp; &quot;]&quot; &amp; [Numbers.D457] &amp; &quot;[/url][/b]&quot; &amp;  &quot; [&quot; &amp; [Numbers.C457] &amp; &quot;: [size=85]&quot; &amp; [Numbers.F4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b][url=&quot; &amp; [Numbers.E458] &amp; &quot;]&quot; &amp; [Numbers.D458] &amp; &quot;[/url][/b]&quot; &amp;  &quot; [&quot; &amp; [Numbers.C458] &amp; &quot;: [size=85]&quot; &amp; [Numbers.F4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b][url=&quot; &amp; [Numbers.E459] &amp; &quot;]&quot; &amp; [Numbers.D459] &amp; &quot;[/url][/b]&quot; &amp;  &quot; [&quot; &amp; [Numbers.C459] &amp; &quot;: [size=85]&quot; &amp; [Numbers.F4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b][url=&quot; &amp; [Numbers.E460] &amp; &quot;]&quot; &amp; [Numbers.D460] &amp; &quot;[/url][/b]&quot; &amp;  &quot; [&quot; &amp; [Numbers.C460] &amp; &quot;: [size=85]&quot; &amp; [Numbers.F4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b][url=&quot; &amp; [Numbers.E461] &amp; &quot;]&quot; &amp; [Numbers.D461] &amp; &quot;[/url][/b]&quot; &amp;  &quot; [&quot; &amp; [Numbers.C461] &amp; &quot;: [size=85]&quot; &amp; [Numbers.F4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b][url=&quot; &amp; [Numbers.E462] &amp; &quot;]&quot; &amp; [Numbers.D462] &amp; &quot;[/url][/b]&quot; &amp;  &quot; [&quot; &amp; [Numbers.C462] &amp; &quot;: [size=85]&quot; &amp; [Numbers.F4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b][url=&quot; &amp; [Numbers.E463] &amp; &quot;]&quot; &amp; [Numbers.D463] &amp; &quot;[/url][/b]&quot; &amp;  &quot; [&quot; &amp; [Numbers.C463] &amp; &quot;: [size=85]&quot; &amp; [Numbers.F4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b][url=&quot; &amp; [Numbers.E464] &amp; &quot;]&quot; &amp; [Numbers.D464] &amp; &quot;[/url][/b]&quot; &amp;  &quot; [&quot; &amp; [Numbers.C464] &amp; &quot;: [size=85]&quot; &amp; [Numbers.F4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b][url=&quot; &amp; [Numbers.E465] &amp; &quot;]&quot; &amp; [Numbers.D465] &amp; &quot;[/url][/b]&quot; &amp;  &quot; [&quot; &amp; [Numbers.C465] &amp; &quot;: [size=85]&quot; &amp; [Numbers.F4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b][url=&quot; &amp; [Numbers.E466] &amp; &quot;]&quot; &amp; [Numbers.D466] &amp; &quot;[/url][/b]&quot; &amp;  &quot; [&quot; &amp; [Numbers.C466] &amp; &quot;: [size=85]&quot; &amp; [Numbers.F4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b][url=&quot; &amp; [Numbers.E467] &amp; &quot;]&quot; &amp; [Numbers.D467] &amp; &quot;[/url][/b]&quot; &amp;  &quot; [&quot; &amp; [Numbers.C467] &amp; &quot;: [size=85]&quot; &amp; [Numbers.F4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b][url=&quot; &amp; [Numbers.E468] &amp; &quot;]&quot; &amp; [Numbers.D468] &amp; &quot;[/url][/b]&quot; &amp;  &quot; [&quot; &amp; [Numbers.C468] &amp; &quot;: [size=85]&quot; &amp; [Numbers.F4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b][url=&quot; &amp; [Numbers.E469] &amp; &quot;]&quot; &amp; [Numbers.D469] &amp; &quot;[/url][/b]&quot; &amp;  &quot; [&quot; &amp; [Numbers.C469] &amp; &quot;: [size=85]&quot; &amp; [Numbers.F4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b][url=&quot; &amp; [Numbers.E470] &amp; &quot;]&quot; &amp; [Numbers.D470] &amp; &quot;[/url][/b]&quot; &amp;  &quot; [&quot; &amp; [Numbers.C470] &amp; &quot;: [size=85]&quot; &amp; [Numbers.F4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b][url=&quot; &amp; [Numbers.E471] &amp; &quot;]&quot; &amp; [Numbers.D471] &amp; &quot;[/url][/b]&quot; &amp;  &quot; [&quot; &amp; [Numbers.C471] &amp; &quot;: [size=85]&quot; &amp; [Numbers.F4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b][url=&quot; &amp; [Numbers.E472] &amp; &quot;]&quot; &amp; [Numbers.D472] &amp; &quot;[/url][/b]&quot; &amp;  &quot; [&quot; &amp; [Numbers.C472] &amp; &quot;: [size=85]&quot; &amp; [Numbers.F4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b][url=&quot; &amp; [Numbers.E473] &amp; &quot;]&quot; &amp; [Numbers.D473] &amp; &quot;[/url][/b]&quot; &amp;  &quot; [&quot; &amp; [Numbers.C473] &amp; &quot;: [size=85]&quot; &amp; [Numbers.F4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b][url=&quot; &amp; [Numbers.E474] &amp; &quot;]&quot; &amp; [Numbers.D474] &amp; &quot;[/url][/b]&quot; &amp;  &quot; [&quot; &amp; [Numbers.C474] &amp; &quot;: [size=85]&quot; &amp; [Numbers.F4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b][url=&quot; &amp; [Numbers.E475] &amp; &quot;]&quot; &amp; [Numbers.D475] &amp; &quot;[/url][/b]&quot; &amp;  &quot; [&quot; &amp; [Numbers.C475] &amp; &quot;: [size=85]&quot; &amp; [Numbers.F4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b][url=&quot; &amp; [Numbers.E476] &amp; &quot;]&quot; &amp; [Numbers.D476] &amp; &quot;[/url][/b]&quot; &amp;  &quot; [&quot; &amp; [Numbers.C476] &amp; &quot;: [size=85]&quot; &amp; [Numbers.F4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b][url=&quot; &amp; [Numbers.E477] &amp; &quot;]&quot; &amp; [Numbers.D477] &amp; &quot;[/url][/b]&quot; &amp;  &quot; [&quot; &amp; [Numbers.C477] &amp; &quot;: [size=85]&quot; &amp; [Numbers.F4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b][url=&quot; &amp; [Numbers.E478] &amp; &quot;]&quot; &amp; [Numbers.D478] &amp; &quot;[/url][/b]&quot; &amp;  &quot; [&quot; &amp; [Numbers.C478] &amp; &quot;: [size=85]&quot; &amp; [Numbers.F4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b][url=&quot; &amp; [Numbers.E479] &amp; &quot;]&quot; &amp; [Numbers.D479] &amp; &quot;[/url][/b]&quot; &amp;  &quot; [&quot; &amp; [Numbers.C479] &amp; &quot;: [size=85]&quot; &amp; [Numbers.F4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b][url=&quot; &amp; [Numbers.E480] &amp; &quot;]&quot; &amp; [Numbers.D480] &amp; &quot;[/url][/b]&quot; &amp;  &quot; [&quot; &amp; [Numbers.C480] &amp; &quot;: [size=85]&quot; &amp; [Numbers.F4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b][url=&quot; &amp; [Numbers.E481] &amp; &quot;]&quot; &amp; [Numbers.D481] &amp; &quot;[/url][/b]&quot; &amp;  &quot; [&quot; &amp; [Numbers.C481] &amp; &quot;: [size=85]&quot; &amp; [Numbers.F4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b][url=&quot; &amp; [Numbers.E482] &amp; &quot;]&quot; &amp; [Numbers.D482] &amp; &quot;[/url][/b]&quot; &amp;  &quot; [&quot; &amp; [Numbers.C482] &amp; &quot;: [size=85]&quot; &amp; [Numbers.F4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b][url=&quot; &amp; [Numbers.E483] &amp; &quot;]&quot; &amp; [Numbers.D483] &amp; &quot;[/url][/b]&quot; &amp;  &quot; [&quot; &amp; [Numbers.C483] &amp; &quot;: [size=85]&quot; &amp; [Numbers.F4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b][url=&quot; &amp; [Numbers.E484] &amp; &quot;]&quot; &amp; [Numbers.D484] &amp; &quot;[/url][/b]&quot; &amp;  &quot; [&quot; &amp; [Numbers.C484] &amp; &quot;: [size=85]&quot; &amp; [Numbers.F4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b][url=&quot; &amp; [Numbers.E485] &amp; &quot;]&quot; &amp; [Numbers.D485] &amp; &quot;[/url][/b]&quot; &amp;  &quot; [&quot; &amp; [Numbers.C485] &amp; &quot;: [size=85]&quot; &amp; [Numbers.F4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b][url=&quot; &amp; [Numbers.E486] &amp; &quot;]&quot; &amp; [Numbers.D486] &amp; &quot;[/url][/b]&quot; &amp;  &quot; [&quot; &amp; [Numbers.C486] &amp; &quot;: [size=85]&quot; &amp; [Numbers.F4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b][url=&quot; &amp; [Numbers.E487] &amp; &quot;]&quot; &amp; [Numbers.D487] &amp; &quot;[/url][/b]&quot; &amp;  &quot; [&quot; &amp; [Numbers.C487] &amp; &quot;: [size=85]&quot; &amp; [Numbers.F4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b][url=&quot; &amp; [Numbers.E488] &amp; &quot;]&quot; &amp; [Numbers.D488] &amp; &quot;[/url][/b]&quot; &amp;  &quot; [&quot; &amp; [Numbers.C488] &amp; &quot;: [size=85]&quot; &amp; [Numbers.F4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b][url=&quot; &amp; [Numbers.E489] &amp; &quot;]&quot; &amp; [Numbers.D489] &amp; &quot;[/url][/b]&quot; &amp;  &quot; [&quot; &amp; [Numbers.C489] &amp; &quot;: [size=85]&quot; &amp; [Numbers.F4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b][url=&quot; &amp; [Numbers.E490] &amp; &quot;]&quot; &amp; [Numbers.D490] &amp; &quot;[/url][/b]&quot; &amp;  &quot; [&quot; &amp; [Numbers.C490] &amp; &quot;: [size=85]&quot; &amp; [Numbers.F4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b][url=&quot; &amp; [Numbers.E491] &amp; &quot;]&quot; &amp; [Numbers.D491] &amp; &quot;[/url][/b]&quot; &amp;  &quot; [&quot; &amp; [Numbers.C491] &amp; &quot;: [size=85]&quot; &amp; [Numbers.F4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b][url=&quot; &amp; [Numbers.E492] &amp; &quot;]&quot; &amp; [Numbers.D492] &amp; &quot;[/url][/b]&quot; &amp;  &quot; [&quot; &amp; [Numbers.C492] &amp; &quot;: [size=85]&quot; &amp; [Numbers.F4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b][url=&quot; &amp; [Numbers.E493] &amp; &quot;]&quot; &amp; [Numbers.D493] &amp; &quot;[/url][/b]&quot; &amp;  &quot; [&quot; &amp; [Numbers.C493] &amp; &quot;: [size=85]&quot; &amp; [Numbers.F4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b][url=&quot; &amp; [Numbers.E494] &amp; &quot;]&quot; &amp; [Numbers.D494] &amp; &quot;[/url][/b]&quot; &amp;  &quot; [&quot; &amp; [Numbers.C494] &amp; &quot;: [size=85]&quot; &amp; [Numbers.F4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b][url=&quot; &amp; [Numbers.E495] &amp; &quot;]&quot; &amp; [Numbers.D495] &amp; &quot;[/url][/b]&quot; &amp;  &quot; [&quot; &amp; [Numbers.C495] &amp; &quot;: [size=85]&quot; &amp; [Numbers.F4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b][url=&quot; &amp; [Numbers.E496] &amp; &quot;]&quot; &amp; [Numbers.D496] &amp; &quot;[/url][/b]&quot; &amp;  &quot; [&quot; &amp; [Numbers.C496] &amp; &quot;: [size=85]&quot; &amp; [Numbers.F4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b][url=&quot; &amp; [Numbers.E497] &amp; &quot;]&quot; &amp; [Numbers.D497] &amp; &quot;[/url][/b]&quot; &amp;  &quot; [&quot; &amp; [Numbers.C497] &amp; &quot;: [size=85]&quot; &amp; [Numbers.F4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b][url=&quot; &amp; [Numbers.E498] &amp; &quot;]&quot; &amp; [Numbers.D498] &amp; &quot;[/url][/b]&quot; &amp;  &quot; [&quot; &amp; [Numbers.C498] &amp; &quot;: [size=85]&quot; &amp; [Numbers.F4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b][url=&quot; &amp; [Numbers.E499] &amp; &quot;]&quot; &amp; [Numbers.D499] &amp; &quot;[/url][/b]&quot; &amp;  &quot; [&quot; &amp; [Numbers.C499] &amp; &quot;: [size=85]&quot; &amp; [Numbers.F4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b][url=&quot; &amp; [Numbers.E500] &amp; &quot;]&quot; &amp; [Numbers.D500] &amp; &quot;[/url][/b]&quot; &amp;  &quot; [&quot; &amp; [Numbers.C500] &amp; &quot;: [size=85]&quot; &amp; [Numbers.F5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b][url=&quot; &amp; [Numbers.E501] &amp; &quot;]&quot; &amp; [Numbers.D501] &amp; &quot;[/url][/b]&quot; &amp;  &quot; [&quot; &amp; [Numbers.C501] &amp; &quot;: [size=85]&quot; &amp; [Numbers.F5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b][url=&quot; &amp; [Numbers.E502] &amp; &quot;]&quot; &amp; [Numbers.D502] &amp; &quot;[/url][/b]&quot; &amp;  &quot; [&quot; &amp; [Numbers.C502] &amp; &quot;: [size=85]&quot; &amp; [Numbers.F5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b][url=&quot; &amp; [Numbers.E503] &amp; &quot;]&quot; &amp; [Numbers.D503] &amp; &quot;[/url][/b]&quot; &amp;  &quot; [&quot; &amp; [Numbers.C503] &amp; &quot;: [size=85]&quot; &amp; [Numbers.F5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b][url=&quot; &amp; [Numbers.E504] &amp; &quot;]&quot; &amp; [Numbers.D504] &amp; &quot;[/url][/b]&quot; &amp;  &quot; [&quot; &amp; [Numbers.C504] &amp; &quot;: [size=85]&quot; &amp; [Numbers.F5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b][url=&quot; &amp; [Numbers.E505] &amp; &quot;]&quot; &amp; [Numbers.D505] &amp; &quot;[/url][/b]&quot; &amp;  &quot; [&quot; &amp; [Numbers.C505] &amp; &quot;: [size=85]&quot; &amp; [Numbers.F5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b][url=&quot; &amp; [Numbers.E506] &amp; &quot;]&quot; &amp; [Numbers.D506] &amp; &quot;[/url][/b]&quot; &amp;  &quot; [&quot; &amp; [Numbers.C506] &amp; &quot;: [size=85]&quot; &amp; [Numbers.F5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b][url=&quot; &amp; [Numbers.E507] &amp; &quot;]&quot; &amp; [Numbers.D507] &amp; &quot;[/url][/b]&quot; &amp;  &quot; [&quot; &amp; [Numbers.C507] &amp; &quot;: [size=85]&quot; &amp; [Numbers.F5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b][url=&quot; &amp; [Numbers.E508] &amp; &quot;]&quot; &amp; [Numbers.D508] &amp; &quot;[/url][/b]&quot; &amp;  &quot; [&quot; &amp; [Numbers.C508] &amp; &quot;: [size=85]&quot; &amp; [Numbers.F5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b][url=&quot; &amp; [Numbers.E509] &amp; &quot;]&quot; &amp; [Numbers.D509] &amp; &quot;[/url][/b]&quot; &amp;  &quot; [&quot; &amp; [Numbers.C509] &amp; &quot;: [size=85]&quot; &amp; [Numbers.F5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b][url=&quot; &amp; [Numbers.E510] &amp; &quot;]&quot; &amp; [Numbers.D510] &amp; &quot;[/url][/b]&quot; &amp;  &quot; [&quot; &amp; [Numbers.C510] &amp; &quot;: [size=85]&quot; &amp; [Numbers.F5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b][url=&quot; &amp; [Numbers.E511] &amp; &quot;]&quot; &amp; [Numbers.D511] &amp; &quot;[/url][/b]&quot; &amp;  &quot; [&quot; &amp; [Numbers.C511] &amp; &quot;: [size=85]&quot; &amp; [Numbers.F5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b][url=&quot; &amp; [Numbers.E512] &amp; &quot;]&quot; &amp; [Numbers.D512] &amp; &quot;[/url][/b]&quot; &amp;  &quot; [&quot; &amp; [Numbers.C512] &amp; &quot;: [size=85]&quot; &amp; [Numbers.F5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b][url=&quot; &amp; [Numbers.E513] &amp; &quot;]&quot; &amp; [Numbers.D513] &amp; &quot;[/url][/b]&quot; &amp;  &quot; [&quot; &amp; [Numbers.C513] &amp; &quot;: [size=85]&quot; &amp; [Numbers.F5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b][url=&quot; &amp; [Numbers.E514] &amp; &quot;]&quot; &amp; [Numbers.D514] &amp; &quot;[/url][/b]&quot; &amp;  &quot; [&quot; &amp; [Numbers.C514] &amp; &quot;: [size=85]&quot; &amp; [Numbers.F5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b][url=&quot; &amp; [Numbers.E515] &amp; &quot;]&quot; &amp; [Numbers.D515] &amp; &quot;[/url][/b]&quot; &amp;  &quot; [&quot; &amp; [Numbers.C515] &amp; &quot;: [size=85]&quot; &amp; [Numbers.F5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b][url=&quot; &amp; [Numbers.E516] &amp; &quot;]&quot; &amp; [Numbers.D516] &amp; &quot;[/url][/b]&quot; &amp;  &quot; [&quot; &amp; [Numbers.C516] &amp; &quot;: [size=85]&quot; &amp; [Numbers.F5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b][url=&quot; &amp; [Numbers.E517] &amp; &quot;]&quot; &amp; [Numbers.D517] &amp; &quot;[/url][/b]&quot; &amp;  &quot; [&quot; &amp; [Numbers.C517] &amp; &quot;: [size=85]&quot; &amp; [Numbers.F5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b][url=&quot; &amp; [Numbers.E518] &amp; &quot;]&quot; &amp; [Numbers.D518] &amp; &quot;[/url][/b]&quot; &amp;  &quot; [&quot; &amp; [Numbers.C518] &amp; &quot;: [size=85]&quot; &amp; [Numbers.F5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b][url=&quot; &amp; [Numbers.E519] &amp; &quot;]&quot; &amp; [Numbers.D519] &amp; &quot;[/url][/b]&quot; &amp;  &quot; [&quot; &amp; [Numbers.C519] &amp; &quot;: [size=85]&quot; &amp; [Numbers.F5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b][url=&quot; &amp; [Numbers.E520] &amp; &quot;]&quot; &amp; [Numbers.D520] &amp; &quot;[/url][/b]&quot; &amp;  &quot; [&quot; &amp; [Numbers.C520] &amp; &quot;: [size=85]&quot; &amp; [Numbers.F5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b][url=&quot; &amp; [Numbers.E521] &amp; &quot;]&quot; &amp; [Numbers.D521] &amp; &quot;[/url][/b]&quot; &amp;  &quot; [&quot; &amp; [Numbers.C521] &amp; &quot;: [size=85]&quot; &amp; [Numbers.F5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b][url=&quot; &amp; [Numbers.E522] &amp; &quot;]&quot; &amp; [Numbers.D522] &amp; &quot;[/url][/b]&quot; &amp;  &quot; [&quot; &amp; [Numbers.C522] &amp; &quot;: [size=85]&quot; &amp; [Numbers.F5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b][url=&quot; &amp; [Numbers.E523] &amp; &quot;]&quot; &amp; [Numbers.D523] &amp; &quot;[/url][/b]&quot; &amp;  &quot; [&quot; &amp; [Numbers.C523] &amp; &quot;: [size=85]&quot; &amp; [Numbers.F5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b][url=&quot; &amp; [Numbers.E524] &amp; &quot;]&quot; &amp; [Numbers.D524] &amp; &quot;[/url][/b]&quot; &amp;  &quot; [&quot; &amp; [Numbers.C524] &amp; &quot;: [size=85]&quot; &amp; [Numbers.F5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b][url=&quot; &amp; [Numbers.E525] &amp; &quot;]&quot; &amp; [Numbers.D525] &amp; &quot;[/url][/b]&quot; &amp;  &quot; [&quot; &amp; [Numbers.C525] &amp; &quot;: [size=85]&quot; &amp; [Numbers.F5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b][url=&quot; &amp; [Numbers.E526] &amp; &quot;]&quot; &amp; [Numbers.D526] &amp; &quot;[/url][/b]&quot; &amp;  &quot; [&quot; &amp; [Numbers.C526] &amp; &quot;: [size=85]&quot; &amp; [Numbers.F5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b][url=&quot; &amp; [Numbers.E527] &amp; &quot;]&quot; &amp; [Numbers.D527] &amp; &quot;[/url][/b]&quot; &amp;  &quot; [&quot; &amp; [Numbers.C527] &amp; &quot;: [size=85]&quot; &amp; [Numbers.F5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b][url=&quot; &amp; [Numbers.E528] &amp; &quot;]&quot; &amp; [Numbers.D528] &amp; &quot;[/url][/b]&quot; &amp;  &quot; [&quot; &amp; [Numbers.C528] &amp; &quot;: [size=85]&quot; &amp; [Numbers.F5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b][url=&quot; &amp; [Numbers.E529] &amp; &quot;]&quot; &amp; [Numbers.D529] &amp; &quot;[/url][/b]&quot; &amp;  &quot; [&quot; &amp; [Numbers.C529] &amp; &quot;: [size=85]&quot; &amp; [Numbers.F5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b][url=&quot; &amp; [Numbers.E530] &amp; &quot;]&quot; &amp; [Numbers.D530] &amp; &quot;[/url][/b]&quot; &amp;  &quot; [&quot; &amp; [Numbers.C530] &amp; &quot;: [size=85]&quot; &amp; [Numbers.F5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b][url=&quot; &amp; [Numbers.E531] &amp; &quot;]&quot; &amp; [Numbers.D531] &amp; &quot;[/url][/b]&quot; &amp;  &quot; [&quot; &amp; [Numbers.C531] &amp; &quot;: [size=85]&quot; &amp; [Numbers.F5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b][url=&quot; &amp; [Numbers.E532] &amp; &quot;]&quot; &amp; [Numbers.D532] &amp; &quot;[/url][/b]&quot; &amp;  &quot; [&quot; &amp; [Numbers.C532] &amp; &quot;: [size=85]&quot; &amp; [Numbers.F5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b][url=&quot; &amp; [Numbers.E533] &amp; &quot;]&quot; &amp; [Numbers.D533] &amp; &quot;[/url][/b]&quot; &amp;  &quot; [&quot; &amp; [Numbers.C533] &amp; &quot;: [size=85]&quot; &amp; [Numbers.F5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b][url=&quot; &amp; [Numbers.E534] &amp; &quot;]&quot; &amp; [Numbers.D534] &amp; &quot;[/url][/b]&quot; &amp;  &quot; [&quot; &amp; [Numbers.C534] &amp; &quot;: [size=85]&quot; &amp; [Numbers.F5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b][url=&quot; &amp; [Numbers.E535] &amp; &quot;]&quot; &amp; [Numbers.D535] &amp; &quot;[/url][/b]&quot; &amp;  &quot; [&quot; &amp; [Numbers.C535] &amp; &quot;: [size=85]&quot; &amp; [Numbers.F5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b][url=&quot; &amp; [Numbers.E536] &amp; &quot;]&quot; &amp; [Numbers.D536] &amp; &quot;[/url][/b]&quot; &amp;  &quot; [&quot; &amp; [Numbers.C536] &amp; &quot;: [size=85]&quot; &amp; [Numbers.F5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b][url=&quot; &amp; [Numbers.E537] &amp; &quot;]&quot; &amp; [Numbers.D537] &amp; &quot;[/url][/b]&quot; &amp;  &quot; [&quot; &amp; [Numbers.C537] &amp; &quot;: [size=85]&quot; &amp; [Numbers.F5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b][url=&quot; &amp; [Numbers.E538] &amp; &quot;]&quot; &amp; [Numbers.D538] &amp; &quot;[/url][/b]&quot; &amp;  &quot; [&quot; &amp; [Numbers.C538] &amp; &quot;: [size=85]&quot; &amp; [Numbers.F5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b][url=&quot; &amp; [Numbers.E539] &amp; &quot;]&quot; &amp; [Numbers.D539] &amp; &quot;[/url][/b]&quot; &amp;  &quot; [&quot; &amp; [Numbers.C539] &amp; &quot;: [size=85]&quot; &amp; [Numbers.F5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b][url=&quot; &amp; [Numbers.E540] &amp; &quot;]&quot; &amp; [Numbers.D540] &amp; &quot;[/url][/b]&quot; &amp;  &quot; [&quot; &amp; [Numbers.C540] &amp; &quot;: [size=85]&quot; &amp; [Numbers.F5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b][url=&quot; &amp; [Numbers.E541] &amp; &quot;]&quot; &amp; [Numbers.D541] &amp; &quot;[/url][/b]&quot; &amp;  &quot; [&quot; &amp; [Numbers.C541] &amp; &quot;: [size=85]&quot; &amp; [Numbers.F5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b][url=&quot; &amp; [Numbers.E542] &amp; &quot;]&quot; &amp; [Numbers.D542] &amp; &quot;[/url][/b]&quot; &amp;  &quot; [&quot; &amp; [Numbers.C542] &amp; &quot;: [size=85]&quot; &amp; [Numbers.F5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b][url=&quot; &amp; [Numbers.E543] &amp; &quot;]&quot; &amp; [Numbers.D543] &amp; &quot;[/url][/b]&quot; &amp;  &quot; [&quot; &amp; [Numbers.C543] &amp; &quot;: [size=85]&quot; &amp; [Numbers.F5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b][url=&quot; &amp; [Numbers.E544] &amp; &quot;]&quot; &amp; [Numbers.D544] &amp; &quot;[/url][/b]&quot; &amp;  &quot; [&quot; &amp; [Numbers.C544] &amp; &quot;: [size=85]&quot; &amp; [Numbers.F5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b][url=&quot; &amp; [Numbers.E545] &amp; &quot;]&quot; &amp; [Numbers.D545] &amp; &quot;[/url][/b]&quot; &amp;  &quot; [&quot; &amp; [Numbers.C545] &amp; &quot;: [size=85]&quot; &amp; [Numbers.F5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b][url=&quot; &amp; [Numbers.E546] &amp; &quot;]&quot; &amp; [Numbers.D546] &amp; &quot;[/url][/b]&quot; &amp;  &quot; [&quot; &amp; [Numbers.C546] &amp; &quot;: [size=85]&quot; &amp; [Numbers.F5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b][url=&quot; &amp; [Numbers.E547] &amp; &quot;]&quot; &amp; [Numbers.D547] &amp; &quot;[/url][/b]&quot; &amp;  &quot; [&quot; &amp; [Numbers.C547] &amp; &quot;: [size=85]&quot; &amp; [Numbers.F5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b][url=&quot; &amp; [Numbers.E548] &amp; &quot;]&quot; &amp; [Numbers.D548] &amp; &quot;[/url][/b]&quot; &amp;  &quot; [&quot; &amp; [Numbers.C548] &amp; &quot;: [size=85]&quot; &amp; [Numbers.F5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b][url=&quot; &amp; [Numbers.E549] &amp; &quot;]&quot; &amp; [Numbers.D549] &amp; &quot;[/url][/b]&quot; &amp;  &quot; [&quot; &amp; [Numbers.C549] &amp; &quot;: [size=85]&quot; &amp; [Numbers.F5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b][url=&quot; &amp; [Numbers.E550] &amp; &quot;]&quot; &amp; [Numbers.D550] &amp; &quot;[/url][/b]&quot; &amp;  &quot; [&quot; &amp; [Numbers.C550] &amp; &quot;: [size=85]&quot; &amp; [Numbers.F5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b][url=&quot; &amp; [Numbers.E551] &amp; &quot;]&quot; &amp; [Numbers.D551] &amp; &quot;[/url][/b]&quot; &amp;  &quot; [&quot; &amp; [Numbers.C551] &amp; &quot;: [size=85]&quot; &amp; [Numbers.F5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b][url=&quot; &amp; [Numbers.E552] &amp; &quot;]&quot; &amp; [Numbers.D552] &amp; &quot;[/url][/b]&quot; &amp;  &quot; [&quot; &amp; [Numbers.C552] &amp; &quot;: [size=85]&quot; &amp; [Numbers.F5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b][url=&quot; &amp; [Numbers.E553] &amp; &quot;]&quot; &amp; [Numbers.D553] &amp; &quot;[/url][/b]&quot; &amp;  &quot; [&quot; &amp; [Numbers.C553] &amp; &quot;: [size=85]&quot; &amp; [Numbers.F5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b][url=&quot; &amp; [Numbers.E554] &amp; &quot;]&quot; &amp; [Numbers.D554] &amp; &quot;[/url][/b]&quot; &amp;  &quot; [&quot; &amp; [Numbers.C554] &amp; &quot;: [size=85]&quot; &amp; [Numbers.F5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b][url=&quot; &amp; [Numbers.E555] &amp; &quot;]&quot; &amp; [Numbers.D555] &amp; &quot;[/url][/b]&quot; &amp;  &quot; [&quot; &amp; [Numbers.C555] &amp; &quot;: [size=85]&quot; &amp; [Numbers.F5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b][url=&quot; &amp; [Numbers.E556] &amp; &quot;]&quot; &amp; [Numbers.D556] &amp; &quot;[/url][/b]&quot; &amp;  &quot; [&quot; &amp; [Numbers.C556] &amp; &quot;: [size=85]&quot; &amp; [Numbers.F5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b][url=&quot; &amp; [Numbers.E557] &amp; &quot;]&quot; &amp; [Numbers.D557] &amp; &quot;[/url][/b]&quot; &amp;  &quot; [&quot; &amp; [Numbers.C557] &amp; &quot;: [size=85]&quot; &amp; [Numbers.F5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b][url=&quot; &amp; [Numbers.E558] &amp; &quot;]&quot; &amp; [Numbers.D558] &amp; &quot;[/url][/b]&quot; &amp;  &quot; [&quot; &amp; [Numbers.C558] &amp; &quot;: [size=85]&quot; &amp; [Numbers.F5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b][url=&quot; &amp; [Numbers.E559] &amp; &quot;]&quot; &amp; [Numbers.D559] &amp; &quot;[/url][/b]&quot; &amp;  &quot; [&quot; &amp; [Numbers.C559] &amp; &quot;: [size=85]&quot; &amp; [Numbers.F5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b][url=&quot; &amp; [Numbers.E560] &amp; &quot;]&quot; &amp; [Numbers.D560] &amp; &quot;[/url][/b]&quot; &amp;  &quot; [&quot; &amp; [Numbers.C560] &amp; &quot;: [size=85]&quot; &amp; [Numbers.F5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b][url=&quot; &amp; [Numbers.E561] &amp; &quot;]&quot; &amp; [Numbers.D561] &amp; &quot;[/url][/b]&quot; &amp;  &quot; [&quot; &amp; [Numbers.C561] &amp; &quot;: [size=85]&quot; &amp; [Numbers.F5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b][url=&quot; &amp; [Numbers.E562] &amp; &quot;]&quot; &amp; [Numbers.D562] &amp; &quot;[/url][/b]&quot; &amp;  &quot; [&quot; &amp; [Numbers.C562] &amp; &quot;: [size=85]&quot; &amp; [Numbers.F5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b][url=&quot; &amp; [Numbers.E563] &amp; &quot;]&quot; &amp; [Numbers.D563] &amp; &quot;[/url][/b]&quot; &amp;  &quot; [&quot; &amp; [Numbers.C563] &amp; &quot;: [size=85]&quot; &amp; [Numbers.F5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b][url=&quot; &amp; [Numbers.E564] &amp; &quot;]&quot; &amp; [Numbers.D564] &amp; &quot;[/url][/b]&quot; &amp;  &quot; [&quot; &amp; [Numbers.C564] &amp; &quot;: [size=85]&quot; &amp; [Numbers.F5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b][url=&quot; &amp; [Numbers.E565] &amp; &quot;]&quot; &amp; [Numbers.D565] &amp; &quot;[/url][/b]&quot; &amp;  &quot; [&quot; &amp; [Numbers.C565] &amp; &quot;: [size=85]&quot; &amp; [Numbers.F5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b][url=&quot; &amp; [Numbers.E566] &amp; &quot;]&quot; &amp; [Numbers.D566] &amp; &quot;[/url][/b]&quot; &amp;  &quot; [&quot; &amp; [Numbers.C566] &amp; &quot;: [size=85]&quot; &amp; [Numbers.F5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b][url=&quot; &amp; [Numbers.E567] &amp; &quot;]&quot; &amp; [Numbers.D567] &amp; &quot;[/url][/b]&quot; &amp;  &quot; [&quot; &amp; [Numbers.C567] &amp; &quot;: [size=85]&quot; &amp; [Numbers.F5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b][url=&quot; &amp; [Numbers.E568] &amp; &quot;]&quot; &amp; [Numbers.D568] &amp; &quot;[/url][/b]&quot; &amp;  &quot; [&quot; &amp; [Numbers.C568] &amp; &quot;: [size=85]&quot; &amp; [Numbers.F5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b][url=&quot; &amp; [Numbers.E569] &amp; &quot;]&quot; &amp; [Numbers.D569] &amp; &quot;[/url][/b]&quot; &amp;  &quot; [&quot; &amp; [Numbers.C569] &amp; &quot;: [size=85]&quot; &amp; [Numbers.F5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b][url=&quot; &amp; [Numbers.E570] &amp; &quot;]&quot; &amp; [Numbers.D570] &amp; &quot;[/url][/b]&quot; &amp;  &quot; [&quot; &amp; [Numbers.C570] &amp; &quot;: [size=85]&quot; &amp; [Numbers.F5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b][url=&quot; &amp; [Numbers.E571] &amp; &quot;]&quot; &amp; [Numbers.D571] &amp; &quot;[/url][/b]&quot; &amp;  &quot; [&quot; &amp; [Numbers.C571] &amp; &quot;: [size=85]&quot; &amp; [Numbers.F5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b][url=&quot; &amp; [Numbers.E572] &amp; &quot;]&quot; &amp; [Numbers.D572] &amp; &quot;[/url][/b]&quot; &amp;  &quot; [&quot; &amp; [Numbers.C572] &amp; &quot;: [size=85]&quot; &amp; [Numbers.F5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b][url=&quot; &amp; [Numbers.E573] &amp; &quot;]&quot; &amp; [Numbers.D573] &amp; &quot;[/url][/b]&quot; &amp;  &quot; [&quot; &amp; [Numbers.C573] &amp; &quot;: [size=85]&quot; &amp; [Numbers.F5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b][url=&quot; &amp; [Numbers.E574] &amp; &quot;]&quot; &amp; [Numbers.D574] &amp; &quot;[/url][/b]&quot; &amp;  &quot; [&quot; &amp; [Numbers.C574] &amp; &quot;: [size=85]&quot; &amp; [Numbers.F5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b][url=&quot; &amp; [Numbers.E575] &amp; &quot;]&quot; &amp; [Numbers.D575] &amp; &quot;[/url][/b]&quot; &amp;  &quot; [&quot; &amp; [Numbers.C575] &amp; &quot;: [size=85]&quot; &amp; [Numbers.F5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b][url=&quot; &amp; [Numbers.E576] &amp; &quot;]&quot; &amp; [Numbers.D576] &amp; &quot;[/url][/b]&quot; &amp;  &quot; [&quot; &amp; [Numbers.C576] &amp; &quot;: [size=85]&quot; &amp; [Numbers.F5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b][url=&quot; &amp; [Numbers.E577] &amp; &quot;]&quot; &amp; [Numbers.D577] &amp; &quot;[/url][/b]&quot; &amp;  &quot; [&quot; &amp; [Numbers.C577] &amp; &quot;: [size=85]&quot; &amp; [Numbers.F5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b][url=&quot; &amp; [Numbers.E578] &amp; &quot;]&quot; &amp; [Numbers.D578] &amp; &quot;[/url][/b]&quot; &amp;  &quot; [&quot; &amp; [Numbers.C578] &amp; &quot;: [size=85]&quot; &amp; [Numbers.F5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b][url=&quot; &amp; [Numbers.E579] &amp; &quot;]&quot; &amp; [Numbers.D579] &amp; &quot;[/url][/b]&quot; &amp;  &quot; [&quot; &amp; [Numbers.C579] &amp; &quot;: [size=85]&quot; &amp; [Numbers.F5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b][url=&quot; &amp; [Numbers.E580] &amp; &quot;]&quot; &amp; [Numbers.D580] &amp; &quot;[/url][/b]&quot; &amp;  &quot; [&quot; &amp; [Numbers.C580] &amp; &quot;: [size=85]&quot; &amp; [Numbers.F5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b][url=&quot; &amp; [Numbers.E581] &amp; &quot;]&quot; &amp; [Numbers.D581] &amp; &quot;[/url][/b]&quot; &amp;  &quot; [&quot; &amp; [Numbers.C581] &amp; &quot;: [size=85]&quot; &amp; [Numbers.F5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b][url=&quot; &amp; [Numbers.E582] &amp; &quot;]&quot; &amp; [Numbers.D582] &amp; &quot;[/url][/b]&quot; &amp;  &quot; [&quot; &amp; [Numbers.C582] &amp; &quot;: [size=85]&quot; &amp; [Numbers.F5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b][url=&quot; &amp; [Numbers.E583] &amp; &quot;]&quot; &amp; [Numbers.D583] &amp; &quot;[/url][/b]&quot; &amp;  &quot; [&quot; &amp; [Numbers.C583] &amp; &quot;: [size=85]&quot; &amp; [Numbers.F5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b][url=&quot; &amp; [Numbers.E584] &amp; &quot;]&quot; &amp; [Numbers.D584] &amp; &quot;[/url][/b]&quot; &amp;  &quot; [&quot; &amp; [Numbers.C584] &amp; &quot;: [size=85]&quot; &amp; [Numbers.F5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b][url=&quot; &amp; [Numbers.E585] &amp; &quot;]&quot; &amp; [Numbers.D585] &amp; &quot;[/url][/b]&quot; &amp;  &quot; [&quot; &amp; [Numbers.C585] &amp; &quot;: [size=85]&quot; &amp; [Numbers.F5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b][url=&quot; &amp; [Numbers.E586] &amp; &quot;]&quot; &amp; [Numbers.D586] &amp; &quot;[/url][/b]&quot; &amp;  &quot; [&quot; &amp; [Numbers.C586] &amp; &quot;: [size=85]&quot; &amp; [Numbers.F5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b][url=&quot; &amp; [Numbers.E587] &amp; &quot;]&quot; &amp; [Numbers.D587] &amp; &quot;[/url][/b]&quot; &amp;  &quot; [&quot; &amp; [Numbers.C587] &amp; &quot;: [size=85]&quot; &amp; [Numbers.F5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b][url=&quot; &amp; [Numbers.E588] &amp; &quot;]&quot; &amp; [Numbers.D588] &amp; &quot;[/url][/b]&quot; &amp;  &quot; [&quot; &amp; [Numbers.C588] &amp; &quot;: [size=85]&quot; &amp; [Numbers.F5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b][url=&quot; &amp; [Numbers.E589] &amp; &quot;]&quot; &amp; [Numbers.D589] &amp; &quot;[/url][/b]&quot; &amp;  &quot; [&quot; &amp; [Numbers.C589] &amp; &quot;: [size=85]&quot; &amp; [Numbers.F5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b][url=&quot; &amp; [Numbers.E590] &amp; &quot;]&quot; &amp; [Numbers.D590] &amp; &quot;[/url][/b]&quot; &amp;  &quot; [&quot; &amp; [Numbers.C590] &amp; &quot;: [size=85]&quot; &amp; [Numbers.F5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b][url=&quot; &amp; [Numbers.E591] &amp; &quot;]&quot; &amp; [Numbers.D591] &amp; &quot;[/url][/b]&quot; &amp;  &quot; [&quot; &amp; [Numbers.C591] &amp; &quot;: [size=85]&quot; &amp; [Numbers.F5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b][url=&quot; &amp; [Numbers.E592] &amp; &quot;]&quot; &amp; [Numbers.D592] &amp; &quot;[/url][/b]&quot; &amp;  &quot; [&quot; &amp; [Numbers.C592] &amp; &quot;: [size=85]&quot; &amp; [Numbers.F5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b][url=&quot; &amp; [Numbers.E593] &amp; &quot;]&quot; &amp; [Numbers.D593] &amp; &quot;[/url][/b]&quot; &amp;  &quot; [&quot; &amp; [Numbers.C593] &amp; &quot;: [size=85]&quot; &amp; [Numbers.F5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b][url=&quot; &amp; [Numbers.E594] &amp; &quot;]&quot; &amp; [Numbers.D594] &amp; &quot;[/url][/b]&quot; &amp;  &quot; [&quot; &amp; [Numbers.C594] &amp; &quot;: [size=85]&quot; &amp; [Numbers.F5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b][url=&quot; &amp; [Numbers.E595] &amp; &quot;]&quot; &amp; [Numbers.D595] &amp; &quot;[/url][/b]&quot; &amp;  &quot; [&quot; &amp; [Numbers.C595] &amp; &quot;: [size=85]&quot; &amp; [Numbers.F5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b][url=&quot; &amp; [Numbers.E596] &amp; &quot;]&quot; &amp; [Numbers.D596] &amp; &quot;[/url][/b]&quot; &amp;  &quot; [&quot; &amp; [Numbers.C596] &amp; &quot;: [size=85]&quot; &amp; [Numbers.F5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b][url=&quot; &amp; [Numbers.E597] &amp; &quot;]&quot; &amp; [Numbers.D597] &amp; &quot;[/url][/b]&quot; &amp;  &quot; [&quot; &amp; [Numbers.C597] &amp; &quot;: [size=85]&quot; &amp; [Numbers.F5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b][url=&quot; &amp; [Numbers.E598] &amp; &quot;]&quot; &amp; [Numbers.D598] &amp; &quot;[/url][/b]&quot; &amp;  &quot; [&quot; &amp; [Numbers.C598] &amp; &quot;: [size=85]&quot; &amp; [Numbers.F5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b][url=&quot; &amp; [Numbers.E599] &amp; &quot;]&quot; &amp; [Numbers.D599] &amp; &quot;[/url][/b]&quot; &amp;  &quot; [&quot; &amp; [Numbers.C599] &amp; &quot;: [size=85]&quot; &amp; [Numbers.F5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b][url=&quot; &amp; [Numbers.E600] &amp; &quot;]&quot; &amp; [Numbers.D600] &amp; &quot;[/url][/b]&quot; &amp;  &quot; [&quot; &amp; [Numbers.C600] &amp; &quot;: [size=85]&quot; &amp; [Numbers.F6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b][url=&quot; &amp; [Numbers.E601] &amp; &quot;]&quot; &amp; [Numbers.D601] &amp; &quot;[/url][/b]&quot; &amp;  &quot; [&quot; &amp; [Numbers.C601] &amp; &quot;: [size=85]&quot; &amp; [Numbers.F6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b][url=&quot; &amp; [Numbers.E602] &amp; &quot;]&quot; &amp; [Numbers.D602] &amp; &quot;[/url][/b]&quot; &amp;  &quot; [&quot; &amp; [Numbers.C602] &amp; &quot;: [size=85]&quot; &amp; [Numbers.F6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b][url=&quot; &amp; [Numbers.E603] &amp; &quot;]&quot; &amp; [Numbers.D603] &amp; &quot;[/url][/b]&quot; &amp;  &quot; [&quot; &amp; [Numbers.C603] &amp; &quot;: [size=85]&quot; &amp; [Numbers.F6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b][url=&quot; &amp; [Numbers.E604] &amp; &quot;]&quot; &amp; [Numbers.D604] &amp; &quot;[/url][/b]&quot; &amp;  &quot; [&quot; &amp; [Numbers.C604] &amp; &quot;: [size=85]&quot; &amp; [Numbers.F6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b][url=&quot; &amp; [Numbers.E605] &amp; &quot;]&quot; &amp; [Numbers.D605] &amp; &quot;[/url][/b]&quot; &amp;  &quot; [&quot; &amp; [Numbers.C605] &amp; &quot;: [size=85]&quot; &amp; [Numbers.F6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b][url=&quot; &amp; [Numbers.E606] &amp; &quot;]&quot; &amp; [Numbers.D606] &amp; &quot;[/url][/b]&quot; &amp;  &quot; [&quot; &amp; [Numbers.C606] &amp; &quot;: [size=85]&quot; &amp; [Numbers.F6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b][url=&quot; &amp; [Numbers.E607] &amp; &quot;]&quot; &amp; [Numbers.D607] &amp; &quot;[/url][/b]&quot; &amp;  &quot; [&quot; &amp; [Numbers.C607] &amp; &quot;: [size=85]&quot; &amp; [Numbers.F6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b][url=&quot; &amp; [Numbers.E608] &amp; &quot;]&quot; &amp; [Numbers.D608] &amp; &quot;[/url][/b]&quot; &amp;  &quot; [&quot; &amp; [Numbers.C608] &amp; &quot;: [size=85]&quot; &amp; [Numbers.F6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b][url=&quot; &amp; [Numbers.E609] &amp; &quot;]&quot; &amp; [Numbers.D609] &amp; &quot;[/url][/b]&quot; &amp;  &quot; [&quot; &amp; [Numbers.C609] &amp; &quot;: [size=85]&quot; &amp; [Numbers.F6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b][url=&quot; &amp; [Numbers.E610] &amp; &quot;]&quot; &amp; [Numbers.D610] &amp; &quot;[/url][/b]&quot; &amp;  &quot; [&quot; &amp; [Numbers.C610] &amp; &quot;: [size=85]&quot; &amp; [Numbers.F6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b][url=&quot; &amp; [Numbers.E611] &amp; &quot;]&quot; &amp; [Numbers.D611] &amp; &quot;[/url][/b]&quot; &amp;  &quot; [&quot; &amp; [Numbers.C611] &amp; &quot;: [size=85]&quot; &amp; [Numbers.F6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b][url=&quot; &amp; [Numbers.E612] &amp; &quot;]&quot; &amp; [Numbers.D612] &amp; &quot;[/url][/b]&quot; &amp;  &quot; [&quot; &amp; [Numbers.C612] &amp; &quot;: [size=85]&quot; &amp; [Numbers.F6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b][url=&quot; &amp; [Numbers.E613] &amp; &quot;]&quot; &amp; [Numbers.D613] &amp; &quot;[/url][/b]&quot; &amp;  &quot; [&quot; &amp; [Numbers.C613] &amp; &quot;: [size=85]&quot; &amp; [Numbers.F6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b][url=&quot; &amp; [Numbers.E614] &amp; &quot;]&quot; &amp; [Numbers.D614] &amp; &quot;[/url][/b]&quot; &amp;  &quot; [&quot; &amp; [Numbers.C614] &amp; &quot;: [size=85]&quot; &amp; [Numbers.F6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b][url=&quot; &amp; [Numbers.E615] &amp; &quot;]&quot; &amp; [Numbers.D615] &amp; &quot;[/url][/b]&quot; &amp;  &quot; [&quot; &amp; [Numbers.C615] &amp; &quot;: [size=85]&quot; &amp; [Numbers.F6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b][url=&quot; &amp; [Numbers.E616] &amp; &quot;]&quot; &amp; [Numbers.D616] &amp; &quot;[/url][/b]&quot; &amp;  &quot; [&quot; &amp; [Numbers.C616] &amp; &quot;: [size=85]&quot; &amp; [Numbers.F6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b][url=&quot; &amp; [Numbers.E617] &amp; &quot;]&quot; &amp; [Numbers.D617] &amp; &quot;[/url][/b]&quot; &amp;  &quot; [&quot; &amp; [Numbers.C617] &amp; &quot;: [size=85]&quot; &amp; [Numbers.F6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b][url=&quot; &amp; [Numbers.E618] &amp; &quot;]&quot; &amp; [Numbers.D618] &amp; &quot;[/url][/b]&quot; &amp;  &quot; [&quot; &amp; [Numbers.C618] &amp; &quot;: [size=85]&quot; &amp; [Numbers.F6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b][url=&quot; &amp; [Numbers.E619] &amp; &quot;]&quot; &amp; [Numbers.D619] &amp; &quot;[/url][/b]&quot; &amp;  &quot; [&quot; &amp; [Numbers.C619] &amp; &quot;: [size=85]&quot; &amp; [Numbers.F6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b][url=&quot; &amp; [Numbers.E620] &amp; &quot;]&quot; &amp; [Numbers.D620] &amp; &quot;[/url][/b]&quot; &amp;  &quot; [&quot; &amp; [Numbers.C620] &amp; &quot;: [size=85]&quot; &amp; [Numbers.F6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b][url=&quot; &amp; [Numbers.E621] &amp; &quot;]&quot; &amp; [Numbers.D621] &amp; &quot;[/url][/b]&quot; &amp;  &quot; [&quot; &amp; [Numbers.C621] &amp; &quot;: [size=85]&quot; &amp; [Numbers.F6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b][url=&quot; &amp; [Numbers.E622] &amp; &quot;]&quot; &amp; [Numbers.D622] &amp; &quot;[/url][/b]&quot; &amp;  &quot; [&quot; &amp; [Numbers.C622] &amp; &quot;: [size=85]&quot; &amp; [Numbers.F6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b][url=&quot; &amp; [Numbers.E623] &amp; &quot;]&quot; &amp; [Numbers.D623] &amp; &quot;[/url][/b]&quot; &amp;  &quot; [&quot; &amp; [Numbers.C623] &amp; &quot;: [size=85]&quot; &amp; [Numbers.F6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b][url=&quot; &amp; [Numbers.E624] &amp; &quot;]&quot; &amp; [Numbers.D624] &amp; &quot;[/url][/b]&quot; &amp;  &quot; [&quot; &amp; [Numbers.C624] &amp; &quot;: [size=85]&quot; &amp; [Numbers.F6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b][url=&quot; &amp; [Numbers.E625] &amp; &quot;]&quot; &amp; [Numbers.D625] &amp; &quot;[/url][/b]&quot; &amp;  &quot; [&quot; &amp; [Numbers.C625] &amp; &quot;: [size=85]&quot; &amp; [Numbers.F6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b][url=&quot; &amp; [Numbers.E626] &amp; &quot;]&quot; &amp; [Numbers.D626] &amp; &quot;[/url][/b]&quot; &amp;  &quot; [&quot; &amp; [Numbers.C626] &amp; &quot;: [size=85]&quot; &amp; [Numbers.F6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b][url=&quot; &amp; [Numbers.E627] &amp; &quot;]&quot; &amp; [Numbers.D627] &amp; &quot;[/url][/b]&quot; &amp;  &quot; [&quot; &amp; [Numbers.C627] &amp; &quot;: [size=85]&quot; &amp; [Numbers.F6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b][url=&quot; &amp; [Numbers.E628] &amp; &quot;]&quot; &amp; [Numbers.D628] &amp; &quot;[/url][/b]&quot; &amp;  &quot; [&quot; &amp; [Numbers.C628] &amp; &quot;: [size=85]&quot; &amp; [Numbers.F6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b][url=&quot; &amp; [Numbers.E629] &amp; &quot;]&quot; &amp; [Numbers.D629] &amp; &quot;[/url][/b]&quot; &amp;  &quot; [&quot; &amp; [Numbers.C629] &amp; &quot;: [size=85]&quot; &amp; [Numbers.F6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b][url=&quot; &amp; [Numbers.E630] &amp; &quot;]&quot; &amp; [Numbers.D630] &amp; &quot;[/url][/b]&quot; &amp;  &quot; [&quot; &amp; [Numbers.C630] &amp; &quot;: [size=85]&quot; &amp; [Numbers.F6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b][url=&quot; &amp; [Numbers.E631] &amp; &quot;]&quot; &amp; [Numbers.D631] &amp; &quot;[/url][/b]&quot; &amp;  &quot; [&quot; &amp; [Numbers.C631] &amp; &quot;: [size=85]&quot; &amp; [Numbers.F6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b][url=&quot; &amp; [Numbers.E632] &amp; &quot;]&quot; &amp; [Numbers.D632] &amp; &quot;[/url][/b]&quot; &amp;  &quot; [&quot; &amp; [Numbers.C632] &amp; &quot;: [size=85]&quot; &amp; [Numbers.F6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b][url=&quot; &amp; [Numbers.E633] &amp; &quot;]&quot; &amp; [Numbers.D633] &amp; &quot;[/url][/b]&quot; &amp;  &quot; [&quot; &amp; [Numbers.C633] &amp; &quot;: [size=85]&quot; &amp; [Numbers.F6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b][url=&quot; &amp; [Numbers.E634] &amp; &quot;]&quot; &amp; [Numbers.D634] &amp; &quot;[/url][/b]&quot; &amp;  &quot; [&quot; &amp; [Numbers.C634] &amp; &quot;: [size=85]&quot; &amp; [Numbers.F6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b][url=&quot; &amp; [Numbers.E635] &amp; &quot;]&quot; &amp; [Numbers.D635] &amp; &quot;[/url][/b]&quot; &amp;  &quot; [&quot; &amp; [Numbers.C635] &amp; &quot;: [size=85]&quot; &amp; [Numbers.F6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b][url=&quot; &amp; [Numbers.E636] &amp; &quot;]&quot; &amp; [Numbers.D636] &amp; &quot;[/url][/b]&quot; &amp;  &quot; [&quot; &amp; [Numbers.C636] &amp; &quot;: [size=85]&quot; &amp; [Numbers.F6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b][url=&quot; &amp; [Numbers.E637] &amp; &quot;]&quot; &amp; [Numbers.D637] &amp; &quot;[/url][/b]&quot; &amp;  &quot; [&quot; &amp; [Numbers.C637] &amp; &quot;: [size=85]&quot; &amp; [Numbers.F6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b][url=&quot; &amp; [Numbers.E638] &amp; &quot;]&quot; &amp; [Numbers.D638] &amp; &quot;[/url][/b]&quot; &amp;  &quot; [&quot; &amp; [Numbers.C638] &amp; &quot;: [size=85]&quot; &amp; [Numbers.F6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b][url=&quot; &amp; [Numbers.E639] &amp; &quot;]&quot; &amp; [Numbers.D639] &amp; &quot;[/url][/b]&quot; &amp;  &quot; [&quot; &amp; [Numbers.C639] &amp; &quot;: [size=85]&quot; &amp; [Numbers.F6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b][url=&quot; &amp; [Numbers.E640] &amp; &quot;]&quot; &amp; [Numbers.D640] &amp; &quot;[/url][/b]&quot; &amp;  &quot; [&quot; &amp; [Numbers.C640] &amp; &quot;: [size=85]&quot; &amp; [Numbers.F6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b][url=&quot; &amp; [Numbers.E641] &amp; &quot;]&quot; &amp; [Numbers.D641] &amp; &quot;[/url][/b]&quot; &amp;  &quot; [&quot; &amp; [Numbers.C641] &amp; &quot;: [size=85]&quot; &amp; [Numbers.F6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b][url=&quot; &amp; [Numbers.E642] &amp; &quot;]&quot; &amp; [Numbers.D642] &amp; &quot;[/url][/b]&quot; &amp;  &quot; [&quot; &amp; [Numbers.C642] &amp; &quot;: [size=85]&quot; &amp; [Numbers.F6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b][url=&quot; &amp; [Numbers.E643] &amp; &quot;]&quot; &amp; [Numbers.D643] &amp; &quot;[/url][/b]&quot; &amp;  &quot; [&quot; &amp; [Numbers.C643] &amp; &quot;: [size=85]&quot; &amp; [Numbers.F6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b][url=&quot; &amp; [Numbers.E644] &amp; &quot;]&quot; &amp; [Numbers.D644] &amp; &quot;[/url][/b]&quot; &amp;  &quot; [&quot; &amp; [Numbers.C644] &amp; &quot;: [size=85]&quot; &amp; [Numbers.F6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b][url=&quot; &amp; [Numbers.E645] &amp; &quot;]&quot; &amp; [Numbers.D645] &amp; &quot;[/url][/b]&quot; &amp;  &quot; [&quot; &amp; [Numbers.C645] &amp; &quot;: [size=85]&quot; &amp; [Numbers.F6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b][url=&quot; &amp; [Numbers.E646] &amp; &quot;]&quot; &amp; [Numbers.D646] &amp; &quot;[/url][/b]&quot; &amp;  &quot; [&quot; &amp; [Numbers.C646] &amp; &quot;: [size=85]&quot; &amp; [Numbers.F6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b][url=&quot; &amp; [Numbers.E647] &amp; &quot;]&quot; &amp; [Numbers.D647] &amp; &quot;[/url][/b]&quot; &amp;  &quot; [&quot; &amp; [Numbers.C647] &amp; &quot;: [size=85]&quot; &amp; [Numbers.F6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b][url=&quot; &amp; [Numbers.E648] &amp; &quot;]&quot; &amp; [Numbers.D648] &amp; &quot;[/url][/b]&quot; &amp;  &quot; [&quot; &amp; [Numbers.C648] &amp; &quot;: [size=85]&quot; &amp; [Numbers.F6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b][url=&quot; &amp; [Numbers.E649] &amp; &quot;]&quot; &amp; [Numbers.D649] &amp; &quot;[/url][/b]&quot; &amp;  &quot; [&quot; &amp; [Numbers.C649] &amp; &quot;: [size=85]&quot; &amp; [Numbers.F6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b][url=&quot; &amp; [Numbers.E650] &amp; &quot;]&quot; &amp; [Numbers.D650] &amp; &quot;[/url][/b]&quot; &amp;  &quot; [&quot; &amp; [Numbers.C650] &amp; &quot;: [size=85]&quot; &amp; [Numbers.F6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b][url=&quot; &amp; [Numbers.E651] &amp; &quot;]&quot; &amp; [Numbers.D651] &amp; &quot;[/url][/b]&quot; &amp;  &quot; [&quot; &amp; [Numbers.C651] &amp; &quot;: [size=85]&quot; &amp; [Numbers.F6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b][url=&quot; &amp; [Numbers.E652] &amp; &quot;]&quot; &amp; [Numbers.D652] &amp; &quot;[/url][/b]&quot; &amp;  &quot; [&quot; &amp; [Numbers.C652] &amp; &quot;: [size=85]&quot; &amp; [Numbers.F6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b][url=&quot; &amp; [Numbers.E653] &amp; &quot;]&quot; &amp; [Numbers.D653] &amp; &quot;[/url][/b]&quot; &amp;  &quot; [&quot; &amp; [Numbers.C653] &amp; &quot;: [size=85]&quot; &amp; [Numbers.F6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b][url=&quot; &amp; [Numbers.E654] &amp; &quot;]&quot; &amp; [Numbers.D654] &amp; &quot;[/url][/b]&quot; &amp;  &quot; [&quot; &amp; [Numbers.C654] &amp; &quot;: [size=85]&quot; &amp; [Numbers.F6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b][url=&quot; &amp; [Numbers.E655] &amp; &quot;]&quot; &amp; [Numbers.D655] &amp; &quot;[/url][/b]&quot; &amp;  &quot; [&quot; &amp; [Numbers.C655] &amp; &quot;: [size=85]&quot; &amp; [Numbers.F6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b][url=&quot; &amp; [Numbers.E656] &amp; &quot;]&quot; &amp; [Numbers.D656] &amp; &quot;[/url][/b]&quot; &amp;  &quot; [&quot; &amp; [Numbers.C656] &amp; &quot;: [size=85]&quot; &amp; [Numbers.F6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b][url=&quot; &amp; [Numbers.E657] &amp; &quot;]&quot; &amp; [Numbers.D657] &amp; &quot;[/url][/b]&quot; &amp;  &quot; [&quot; &amp; [Numbers.C657] &amp; &quot;: [size=85]&quot; &amp; [Numbers.F6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b][url=&quot; &amp; [Numbers.E658] &amp; &quot;]&quot; &amp; [Numbers.D658] &amp; &quot;[/url][/b]&quot; &amp;  &quot; [&quot; &amp; [Numbers.C658] &amp; &quot;: [size=85]&quot; &amp; [Numbers.F6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b][url=&quot; &amp; [Numbers.E659] &amp; &quot;]&quot; &amp; [Numbers.D659] &amp; &quot;[/url][/b]&quot; &amp;  &quot; [&quot; &amp; [Numbers.C659] &amp; &quot;: [size=85]&quot; &amp; [Numbers.F6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b][url=&quot; &amp; [Numbers.E660] &amp; &quot;]&quot; &amp; [Numbers.D660] &amp; &quot;[/url][/b]&quot; &amp;  &quot; [&quot; &amp; [Numbers.C660] &amp; &quot;: [size=85]&quot; &amp; [Numbers.F6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b][url=&quot; &amp; [Numbers.E661] &amp; &quot;]&quot; &amp; [Numbers.D661] &amp; &quot;[/url][/b]&quot; &amp;  &quot; [&quot; &amp; [Numbers.C661] &amp; &quot;: [size=85]&quot; &amp; [Numbers.F6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b][url=&quot; &amp; [Numbers.E662] &amp; &quot;]&quot; &amp; [Numbers.D662] &amp; &quot;[/url][/b]&quot; &amp;  &quot; [&quot; &amp; [Numbers.C662] &amp; &quot;: [size=85]&quot; &amp; [Numbers.F6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b][url=&quot; &amp; [Numbers.E663] &amp; &quot;]&quot; &amp; [Numbers.D663] &amp; &quot;[/url][/b]&quot; &amp;  &quot; [&quot; &amp; [Numbers.C663] &amp; &quot;: [size=85]&quot; &amp; [Numbers.F6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b][url=&quot; &amp; [Numbers.E664] &amp; &quot;]&quot; &amp; [Numbers.D664] &amp; &quot;[/url][/b]&quot; &amp;  &quot; [&quot; &amp; [Numbers.C664] &amp; &quot;: [size=85]&quot; &amp; [Numbers.F6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b][url=&quot; &amp; [Numbers.E665] &amp; &quot;]&quot; &amp; [Numbers.D665] &amp; &quot;[/url][/b]&quot; &amp;  &quot; [&quot; &amp; [Numbers.C665] &amp; &quot;: [size=85]&quot; &amp; [Numbers.F6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b][url=&quot; &amp; [Numbers.E666] &amp; &quot;]&quot; &amp; [Numbers.D666] &amp; &quot;[/url][/b]&quot; &amp;  &quot; [&quot; &amp; [Numbers.C666] &amp; &quot;: [size=85]&quot; &amp; [Numbers.F6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b][url=&quot; &amp; [Numbers.E667] &amp; &quot;]&quot; &amp; [Numbers.D667] &amp; &quot;[/url][/b]&quot; &amp;  &quot; [&quot; &amp; [Numbers.C667] &amp; &quot;: [size=85]&quot; &amp; [Numbers.F6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b][url=&quot; &amp; [Numbers.E668] &amp; &quot;]&quot; &amp; [Numbers.D668] &amp; &quot;[/url][/b]&quot; &amp;  &quot; [&quot; &amp; [Numbers.C668] &amp; &quot;: [size=85]&quot; &amp; [Numbers.F6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b][url=&quot; &amp; [Numbers.E669] &amp; &quot;]&quot; &amp; [Numbers.D669] &amp; &quot;[/url][/b]&quot; &amp;  &quot; [&quot; &amp; [Numbers.C669] &amp; &quot;: [size=85]&quot; &amp; [Numbers.F6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b][url=&quot; &amp; [Numbers.E670] &amp; &quot;]&quot; &amp; [Numbers.D670] &amp; &quot;[/url][/b]&quot; &amp;  &quot; [&quot; &amp; [Numbers.C670] &amp; &quot;: [size=85]&quot; &amp; [Numbers.F6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b][url=&quot; &amp; [Numbers.E671] &amp; &quot;]&quot; &amp; [Numbers.D671] &amp; &quot;[/url][/b]&quot; &amp;  &quot; [&quot; &amp; [Numbers.C671] &amp; &quot;: [size=85]&quot; &amp; [Numbers.F6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b][url=&quot; &amp; [Numbers.E672] &amp; &quot;]&quot; &amp; [Numbers.D672] &amp; &quot;[/url][/b]&quot; &amp;  &quot; [&quot; &amp; [Numbers.C672] &amp; &quot;: [size=85]&quot; &amp; [Numbers.F6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b][url=&quot; &amp; [Numbers.E673] &amp; &quot;]&quot; &amp; [Numbers.D673] &amp; &quot;[/url][/b]&quot; &amp;  &quot; [&quot; &amp; [Numbers.C673] &amp; &quot;: [size=85]&quot; &amp; [Numbers.F6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b][url=&quot; &amp; [Numbers.E674] &amp; &quot;]&quot; &amp; [Numbers.D674] &amp; &quot;[/url][/b]&quot; &amp;  &quot; [&quot; &amp; [Numbers.C674] &amp; &quot;: [size=85]&quot; &amp; [Numbers.F6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b][url=&quot; &amp; [Numbers.E675] &amp; &quot;]&quot; &amp; [Numbers.D675] &amp; &quot;[/url][/b]&quot; &amp;  &quot; [&quot; &amp; [Numbers.C675] &amp; &quot;: [size=85]&quot; &amp; [Numbers.F6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b][url=&quot; &amp; [Numbers.E676] &amp; &quot;]&quot; &amp; [Numbers.D676] &amp; &quot;[/url][/b]&quot; &amp;  &quot; [&quot; &amp; [Numbers.C676] &amp; &quot;: [size=85]&quot; &amp; [Numbers.F6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b][url=&quot; &amp; [Numbers.E677] &amp; &quot;]&quot; &amp; [Numbers.D677] &amp; &quot;[/url][/b]&quot; &amp;  &quot; [&quot; &amp; [Numbers.C677] &amp; &quot;: [size=85]&quot; &amp; [Numbers.F6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b][url=&quot; &amp; [Numbers.E678] &amp; &quot;]&quot; &amp; [Numbers.D678] &amp; &quot;[/url][/b]&quot; &amp;  &quot; [&quot; &amp; [Numbers.C678] &amp; &quot;: [size=85]&quot; &amp; [Numbers.F6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b][url=&quot; &amp; [Numbers.E679] &amp; &quot;]&quot; &amp; [Numbers.D679] &amp; &quot;[/url][/b]&quot; &amp;  &quot; [&quot; &amp; [Numbers.C679] &amp; &quot;: [size=85]&quot; &amp; [Numbers.F6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b][url=&quot; &amp; [Numbers.E680] &amp; &quot;]&quot; &amp; [Numbers.D680] &amp; &quot;[/url][/b]&quot; &amp;  &quot; [&quot; &amp; [Numbers.C680] &amp; &quot;: [size=85]&quot; &amp; [Numbers.F6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b][url=&quot; &amp; [Numbers.E681] &amp; &quot;]&quot; &amp; [Numbers.D681] &amp; &quot;[/url][/b]&quot; &amp;  &quot; [&quot; &amp; [Numbers.C681] &amp; &quot;: [size=85]&quot; &amp; [Numbers.F6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b][url=&quot; &amp; [Numbers.E682] &amp; &quot;]&quot; &amp; [Numbers.D682] &amp; &quot;[/url][/b]&quot; &amp;  &quot; [&quot; &amp; [Numbers.C682] &amp; &quot;: [size=85]&quot; &amp; [Numbers.F6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b][url=&quot; &amp; [Numbers.E683] &amp; &quot;]&quot; &amp; [Numbers.D683] &amp; &quot;[/url][/b]&quot; &amp;  &quot; [&quot; &amp; [Numbers.C683] &amp; &quot;: [size=85]&quot; &amp; [Numbers.F6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b][url=&quot; &amp; [Numbers.E684] &amp; &quot;]&quot; &amp; [Numbers.D684] &amp; &quot;[/url][/b]&quot; &amp;  &quot; [&quot; &amp; [Numbers.C684] &amp; &quot;: [size=85]&quot; &amp; [Numbers.F6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b][url=&quot; &amp; [Numbers.E685] &amp; &quot;]&quot; &amp; [Numbers.D685] &amp; &quot;[/url][/b]&quot; &amp;  &quot; [&quot; &amp; [Numbers.C685] &amp; &quot;: [size=85]&quot; &amp; [Numbers.F6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b][url=&quot; &amp; [Numbers.E686] &amp; &quot;]&quot; &amp; [Numbers.D686] &amp; &quot;[/url][/b]&quot; &amp;  &quot; [&quot; &amp; [Numbers.C686] &amp; &quot;: [size=85]&quot; &amp; [Numbers.F6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b][url=&quot; &amp; [Numbers.E687] &amp; &quot;]&quot; &amp; [Numbers.D687] &amp; &quot;[/url][/b]&quot; &amp;  &quot; [&quot; &amp; [Numbers.C687] &amp; &quot;: [size=85]&quot; &amp; [Numbers.F6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b][url=&quot; &amp; [Numbers.E688] &amp; &quot;]&quot; &amp; [Numbers.D688] &amp; &quot;[/url][/b]&quot; &amp;  &quot; [&quot; &amp; [Numbers.C688] &amp; &quot;: [size=85]&quot; &amp; [Numbers.F6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b][url=&quot; &amp; [Numbers.E689] &amp; &quot;]&quot; &amp; [Numbers.D689] &amp; &quot;[/url][/b]&quot; &amp;  &quot; [&quot; &amp; [Numbers.C689] &amp; &quot;: [size=85]&quot; &amp; [Numbers.F6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b][url=&quot; &amp; [Numbers.E690] &amp; &quot;]&quot; &amp; [Numbers.D690] &amp; &quot;[/url][/b]&quot; &amp;  &quot; [&quot; &amp; [Numbers.C690] &amp; &quot;: [size=85]&quot; &amp; [Numbers.F6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b][url=&quot; &amp; [Numbers.E691] &amp; &quot;]&quot; &amp; [Numbers.D691] &amp; &quot;[/url][/b]&quot; &amp;  &quot; [&quot; &amp; [Numbers.C691] &amp; &quot;: [size=85]&quot; &amp; [Numbers.F6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b][url=&quot; &amp; [Numbers.E692] &amp; &quot;]&quot; &amp; [Numbers.D692] &amp; &quot;[/url][/b]&quot; &amp;  &quot; [&quot; &amp; [Numbers.C692] &amp; &quot;: [size=85]&quot; &amp; [Numbers.F6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b][url=&quot; &amp; [Numbers.E693] &amp; &quot;]&quot; &amp; [Numbers.D693] &amp; &quot;[/url][/b]&quot; &amp;  &quot; [&quot; &amp; [Numbers.C693] &amp; &quot;: [size=85]&quot; &amp; [Numbers.F6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b][url=&quot; &amp; [Numbers.E694] &amp; &quot;]&quot; &amp; [Numbers.D694] &amp; &quot;[/url][/b]&quot; &amp;  &quot; [&quot; &amp; [Numbers.C694] &amp; &quot;: [size=85]&quot; &amp; [Numbers.F6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b][url=&quot; &amp; [Numbers.E695] &amp; &quot;]&quot; &amp; [Numbers.D695] &amp; &quot;[/url][/b]&quot; &amp;  &quot; [&quot; &amp; [Numbers.C695] &amp; &quot;: [size=85]&quot; &amp; [Numbers.F6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b][url=&quot; &amp; [Numbers.E696] &amp; &quot;]&quot; &amp; [Numbers.D696] &amp; &quot;[/url][/b]&quot; &amp;  &quot; [&quot; &amp; [Numbers.C696] &amp; &quot;: [size=85]&quot; &amp; [Numbers.F6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b][url=&quot; &amp; [Numbers.E697] &amp; &quot;]&quot; &amp; [Numbers.D697] &amp; &quot;[/url][/b]&quot; &amp;  &quot; [&quot; &amp; [Numbers.C697] &amp; &quot;: [size=85]&quot; &amp; [Numbers.F6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b][url=&quot; &amp; [Numbers.E698] &amp; &quot;]&quot; &amp; [Numbers.D698] &amp; &quot;[/url][/b]&quot; &amp;  &quot; [&quot; &amp; [Numbers.C698] &amp; &quot;: [size=85]&quot; &amp; [Numbers.F6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b][url=&quot; &amp; [Numbers.E699] &amp; &quot;]&quot; &amp; [Numbers.D699] &amp; &quot;[/url][/b]&quot; &amp;  &quot; [&quot; &amp; [Numbers.C699] &amp; &quot;: [size=85]&quot; &amp; [Numbers.F6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b][url=&quot; &amp; [Numbers.E700] &amp; &quot;]&quot; &amp; [Numbers.D700] &amp; &quot;[/url][/b]&quot; &amp;  &quot; [&quot; &amp; [Numbers.C700] &amp; &quot;: [size=85]&quot; &amp; [Numbers.F7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b][url=&quot; &amp; [Numbers.E701] &amp; &quot;]&quot; &amp; [Numbers.D701] &amp; &quot;[/url][/b]&quot; &amp;  &quot; [&quot; &amp; [Numbers.C701] &amp; &quot;: [size=85]&quot; &amp; [Numbers.F7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b][url=&quot; &amp; [Numbers.E702] &amp; &quot;]&quot; &amp; [Numbers.D702] &amp; &quot;[/url][/b]&quot; &amp;  &quot; [&quot; &amp; [Numbers.C702] &amp; &quot;: [size=85]&quot; &amp; [Numbers.F702] &amp; &quot;[/size]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23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  <table:table-row table:style-name="ro3"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</table:table-row>
        <table:table-row table:style-name="ro3">
          <table:table-cell table:style-name="ce22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11-07T22:39:14.898222333</dc:date>
    <meta:editing-duration>P2DT41M28S</meta:editing-duration>
    <meta:editing-cycles>272</meta:editing-cycles>
    <meta:generator>LibreOffice/7.3.6.2$Linux_X86_64 LibreOffice_project/30$Build-2</meta:generator>
    <meta:document-statistic meta:table-count="3" meta:cell-count="4837" meta:object-count="0"/>
  </office:meta>
</office:document-meta>
</file>